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face style:name="Liberation Mono" svg:font-family="'Liberation Mono', 'Courier New'" style:font-family-generic="modern"/>
    <style:font-face style:name="FreeSans1" svg:font-family="FreeSans"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atin Modern Roman" svg:font-family="'Latin Modern Roman'"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Таблица4" style:family="table">
      <style:table-properties style:width="17cm" table:align="left"/>
    </style:style>
    <style:style style:name="Таблица4.A" style:family="table-column">
      <style:table-column-properties style:column-width="3.611cm"/>
    </style:style>
    <style:style style:name="Таблица4.B" style:family="table-column">
      <style:table-column-properties style:column-width="3.595cm"/>
    </style:style>
    <style:style style:name="Таблица4.C" style:family="table-column">
      <style:table-column-properties style:column-width="3.623cm"/>
    </style:style>
    <style:style style:name="Таблица4.D" style:family="table-column">
      <style:table-column-properties style:column-width="4.018cm"/>
    </style:style>
    <style:style style:name="Таблица4.E" style:family="table-column">
      <style:table-column-properties style:column-width="2.154cm"/>
    </style:style>
    <style:style style:name="Таблица4.A1" style:family="table-cell">
      <style:table-cell-properties style:vertical-align="middle" fo:padding="0.049cm" fo:border="none"/>
    </style:style>
    <style:style style:name="P1" style:family="paragraph" style:parent-style-name="Text_20_body">
      <style:text-properties officeooo:paragraph-rsid="0043f48f"/>
    </style:style>
    <style:style style:name="P2" style:family="paragraph" style:parent-style-name="Text_20_body">
      <style:text-properties officeooo:paragraph-rsid="004eb5b5"/>
    </style:style>
    <style:style style:name="P3" style:family="paragraph" style:parent-style-name="Text_20_body">
      <style:text-properties officeooo:paragraph-rsid="0050d52a"/>
    </style:style>
    <style:style style:name="P4" style:family="paragraph" style:parent-style-name="Text_20_body">
      <style:text-properties officeooo:paragraph-rsid="00522790"/>
    </style:style>
    <style:style style:name="P5" style:family="paragraph" style:parent-style-name="Text_20_body">
      <style:text-properties officeooo:paragraph-rsid="00309eed"/>
    </style:style>
    <style:style style:name="P6" style:family="paragraph" style:parent-style-name="Text_20_body">
      <style:text-properties officeooo:paragraph-rsid="00587a2e"/>
    </style:style>
    <style:style style:name="P7" style:family="paragraph" style:parent-style-name="Text_20_body">
      <style:text-properties style:font-name="Latin Modern Roman" fo:font-size="14pt" fo:language="uk" fo:country="UA" fo:font-weight="normal" officeooo:rsid="003f84f8" officeooo:paragraph-rsid="00587a2e" style:font-size-asian="14pt" style:font-weight-asian="normal" style:font-size-complex="14pt" style:font-weight-complex="normal"/>
    </style:style>
    <style:style style:name="P8" style:family="paragraph" style:parent-style-name="Text_20_body">
      <style:paragraph-properties fo:margin-top="0cm" fo:margin-bottom="0cm" loext:contextual-spacing="false"/>
      <style:text-properties style:font-name="Latin Modern Roman" fo:font-size="14pt" fo:font-weight="normal" officeooo:paragraph-rsid="00013c53" style:font-size-asian="14pt" style:font-weight-asian="normal" style:font-size-complex="14pt" style:font-weight-complex="normal"/>
    </style:style>
    <style:style style:name="P9" style:family="paragraph" style:parent-style-name="Text_20_body">
      <style:paragraph-properties fo:margin-top="0cm" fo:margin-bottom="0cm" loext:contextual-spacing="false"/>
      <style:text-properties style:font-name="Latin Modern Roman" fo:font-size="14pt" fo:font-weight="normal" officeooo:rsid="000069ec" officeooo:paragraph-rsid="000069ec" style:font-size-asian="14pt" style:font-weight-asian="normal" style:font-size-complex="14pt" style:font-weight-complex="normal"/>
    </style:style>
    <style:style style:name="P10" style:family="paragraph" style:parent-style-name="Text_20_body">
      <style:paragraph-properties fo:margin-top="0cm" fo:margin-bottom="0cm" loext:contextual-spacing="false"/>
      <style:text-properties style:font-name="Latin Modern Roman" fo:font-size="14pt" fo:font-weight="normal" officeooo:paragraph-rsid="000a5b7a" style:font-size-asian="14pt" style:font-weight-asian="normal" style:font-size-complex="14pt" style:font-weight-complex="normal"/>
    </style:style>
    <style:style style:name="P11" style:family="paragraph" style:parent-style-name="Text_20_body">
      <style:paragraph-properties fo:margin-top="0cm" fo:margin-bottom="0cm" loext:contextual-spacing="false"/>
      <style:text-properties style:font-name="Latin Modern Roman" fo:font-size="14pt" fo:font-weight="normal" officeooo:rsid="00013c53" officeooo:paragraph-rsid="00013c53" style:font-size-asian="14pt" style:font-weight-asian="normal" style:font-size-complex="14pt" style:font-weight-complex="normal"/>
    </style:style>
    <style:style style:name="P12" style:family="paragraph" style:parent-style-name="Text_20_body">
      <style:paragraph-properties fo:margin-top="0cm" fo:margin-bottom="0cm" loext:contextual-spacing="false"/>
      <style:text-properties style:font-name="Latin Modern Roman" fo:font-size="14pt" fo:font-weight="normal" officeooo:rsid="003d1ab4" officeooo:paragraph-rsid="003d1ab4" style:font-size-asian="14pt" style:font-weight-asian="normal" style:font-size-complex="14pt" style:font-weight-complex="normal"/>
    </style:style>
    <style:style style:name="P13" style:family="paragraph" style:parent-style-name="Text_20_body">
      <style:paragraph-properties fo:margin-top="0cm" fo:margin-bottom="0cm" loext:contextual-spacing="false"/>
      <style:text-properties style:font-name="Latin Modern Roman" fo:font-size="14pt" fo:font-weight="normal" officeooo:paragraph-rsid="000069ec" style:font-size-asian="14pt" style:font-weight-asian="normal" style:font-size-complex="14pt" style:font-weight-complex="normal"/>
    </style:style>
    <style:style style:name="P14" style:family="paragraph" style:parent-style-name="Text_20_body">
      <style:paragraph-properties fo:margin-top="0cm" fo:margin-bottom="0cm" loext:contextual-spacing="false"/>
      <style:text-properties style:font-name="Latin Modern Roman" fo:font-size="14pt" fo:font-weight="normal" officeooo:rsid="003f84f8" officeooo:paragraph-rsid="003f84f8" style:font-size-asian="14pt" style:font-weight-asian="normal" style:font-size-complex="14pt" style:font-weight-complex="normal"/>
    </style:style>
    <style:style style:name="P15" style:family="paragraph" style:parent-style-name="Text_20_body">
      <style:paragraph-properties fo:margin-top="0cm" fo:margin-bottom="0cm" loext:contextual-spacing="false"/>
      <style:text-properties style:font-name="Latin Modern Roman" fo:font-size="14pt" fo:font-weight="normal" officeooo:rsid="003f84f8" officeooo:paragraph-rsid="004eb5b5" style:font-size-asian="14pt" style:font-weight-asian="normal" style:font-size-complex="14pt" style:font-weight-complex="normal"/>
    </style:style>
    <style:style style:name="P16" style:family="paragraph" style:parent-style-name="Text_20_body">
      <style:paragraph-properties fo:margin-top="0cm" fo:margin-bottom="0cm" loext:contextual-spacing="false"/>
      <style:text-properties style:font-name="Latin Modern Roman" fo:font-size="14pt" fo:font-weight="normal" officeooo:rsid="003f84f8" officeooo:paragraph-rsid="00587a2e" style:font-size-asian="14pt" style:font-weight-asian="normal" style:font-size-complex="14pt" style:font-weight-complex="normal"/>
    </style:style>
    <style:style style:name="P17" style:family="paragraph" style:parent-style-name="Text_20_body">
      <style:paragraph-properties fo:margin-top="0cm" fo:margin-bottom="0cm" loext:contextual-spacing="false"/>
      <style:text-properties style:font-name="Latin Modern Roman" fo:font-size="14pt" fo:font-weight="normal" officeooo:rsid="00407d90" officeooo:paragraph-rsid="00407d90" style:font-size-asian="14pt" style:font-weight-asian="normal" style:font-size-complex="14pt" style:font-weight-complex="normal"/>
    </style:style>
    <style:style style:name="P18" style:family="paragraph" style:parent-style-name="Text_20_body">
      <style:paragraph-properties fo:margin-top="0cm" fo:margin-bottom="0cm" loext:contextual-spacing="false"/>
      <style:text-properties style:font-name="Latin Modern Roman" fo:font-size="14pt" fo:font-weight="normal" officeooo:rsid="0040e838" officeooo:paragraph-rsid="0040e838" style:font-size-asian="14pt" style:font-weight-asian="normal" style:font-size-complex="14pt" style:font-weight-complex="normal"/>
    </style:style>
    <style:style style:name="P19" style:family="paragraph" style:parent-style-name="Text_20_body">
      <style:paragraph-properties fo:margin-top="0cm" fo:margin-bottom="0cm" loext:contextual-spacing="false"/>
      <style:text-properties style:font-name="Latin Modern Roman" fo:font-size="14pt" fo:language="uk" fo:country="UA" fo:font-weight="normal" officeooo:rsid="0004d6b1" officeooo:paragraph-rsid="0004d6b1" style:font-size-asian="14pt" style:font-weight-asian="normal" style:font-size-complex="14pt" style:font-weight-complex="normal"/>
    </style:style>
    <style:style style:name="P20" style:family="paragraph" style:parent-style-name="Text_20_body">
      <style:paragraph-properties fo:margin-top="0cm" fo:margin-bottom="0cm" loext:contextual-spacing="false"/>
      <style:text-properties style:font-name="Latin Modern Roman" fo:font-size="14pt" fo:language="uk" fo:country="UA" fo:font-weight="normal" officeooo:rsid="0008cad2" officeooo:paragraph-rsid="0008cad2" style:font-size-asian="14pt" style:font-weight-asian="normal" style:font-size-complex="14pt" style:font-weight-complex="normal"/>
    </style:style>
    <style:style style:name="P21" style:family="paragraph" style:parent-style-name="Text_20_body">
      <style:paragraph-properties fo:margin-top="0cm" fo:margin-bottom="0cm" loext:contextual-spacing="false"/>
      <style:text-properties style:font-name="Latin Modern Roman" fo:font-size="14pt" fo:language="uk" fo:country="UA" fo:font-weight="normal" officeooo:rsid="0009166a" officeooo:paragraph-rsid="00095939" style:font-size-asian="14pt" style:font-weight-asian="normal" style:font-size-complex="14pt" style:font-weight-complex="normal"/>
    </style:style>
    <style:style style:name="P22" style:family="paragraph" style:parent-style-name="Text_20_body">
      <style:paragraph-properties fo:margin-top="0cm" fo:margin-bottom="0cm" loext:contextual-spacing="false"/>
      <style:text-properties style:font-name="Latin Modern Roman" fo:font-size="14pt" fo:language="uk" fo:country="UA" fo:font-weight="normal" officeooo:rsid="0009166a" officeooo:paragraph-rsid="000a5b7a" style:font-size-asian="14pt" style:font-weight-asian="normal" style:font-size-complex="14pt" style:font-weight-complex="normal"/>
    </style:style>
    <style:style style:name="P23" style:family="paragraph" style:parent-style-name="Text_20_body">
      <style:paragraph-properties fo:margin-top="0cm" fo:margin-bottom="0cm" loext:contextual-spacing="false"/>
      <style:text-properties style:font-name="Latin Modern Roman" fo:font-size="14pt" fo:language="uk" fo:country="UA" fo:font-weight="normal" officeooo:rsid="000a5b7a" officeooo:paragraph-rsid="000a5b7a" style:font-size-asian="14pt" style:font-weight-asian="normal" style:font-size-complex="14pt" style:font-weight-complex="normal"/>
    </style:style>
    <style:style style:name="P24" style:family="paragraph" style:parent-style-name="Text_20_body">
      <style:paragraph-properties fo:margin-top="0cm" fo:margin-bottom="0cm" loext:contextual-spacing="false"/>
      <style:text-properties style:font-name="Latin Modern Roman" fo:font-size="14pt" fo:language="uk" fo:country="UA" fo:font-weight="normal" officeooo:rsid="00396fb8" officeooo:paragraph-rsid="00396fb8" style:font-size-asian="14pt" style:font-weight-asian="normal" style:font-size-complex="14pt" style:font-weight-complex="normal"/>
    </style:style>
    <style:style style:name="P25" style:family="paragraph" style:parent-style-name="Text_20_body">
      <style:paragraph-properties fo:margin-top="0cm" fo:margin-bottom="0cm" loext:contextual-spacing="false"/>
      <style:text-properties style:font-name="Latin Modern Roman" fo:font-size="14pt" fo:language="uk" fo:country="UA" fo:font-weight="normal" officeooo:rsid="003a257c" officeooo:paragraph-rsid="003a257c" style:font-size-asian="14pt" style:font-weight-asian="normal" style:font-size-complex="14pt" style:font-weight-complex="normal"/>
    </style:style>
    <style:style style:name="P26" style:family="paragraph" style:parent-style-name="Text_20_body">
      <style:paragraph-properties fo:margin-top="0cm" fo:margin-bottom="0cm" loext:contextual-spacing="false"/>
      <style:text-properties style:font-name="Latin Modern Roman" fo:font-size="14pt" fo:language="uk" fo:country="UA" fo:font-weight="normal" officeooo:rsid="003bc035" officeooo:paragraph-rsid="003bc035" style:font-size-asian="14pt" style:font-weight-asian="normal" style:font-size-complex="14pt" style:font-weight-complex="normal"/>
    </style:style>
    <style:style style:name="P27" style:family="paragraph" style:parent-style-name="Text_20_body">
      <style:paragraph-properties fo:margin-top="0cm" fo:margin-bottom="0cm" loext:contextual-spacing="false"/>
      <style:text-properties style:font-name="Latin Modern Roman" fo:font-size="14pt" fo:language="uk" fo:country="UA" fo:font-weight="normal" officeooo:rsid="000069ec" officeooo:paragraph-rsid="00587a2e" style:font-size-asian="14pt" style:font-weight-asian="normal" style:font-size-complex="14pt" style:font-weight-complex="normal"/>
    </style:style>
    <style:style style:name="P28" style:family="paragraph" style:parent-style-name="Text_20_body">
      <style:paragraph-properties fo:margin-top="0cm" fo:margin-bottom="0cm" loext:contextual-spacing="false"/>
      <style:text-properties fo:language="uk" fo:country="UA" fo:font-weight="normal" officeooo:rsid="0009166a" officeooo:paragraph-rsid="000ece00" style:font-weight-asian="normal" style:font-weight-complex="normal"/>
    </style:style>
    <style:style style:name="P29" style:family="paragraph" style:parent-style-name="Text_20_body">
      <style:paragraph-properties fo:margin-top="0cm" fo:margin-bottom="0cm" loext:contextual-spacing="false"/>
      <style:text-properties fo:language="uk" fo:country="UA" fo:font-weight="normal" officeooo:rsid="0009166a" officeooo:paragraph-rsid="000f84af" style:font-weight-asian="normal" style:font-weight-complex="normal"/>
    </style:style>
    <style:style style:name="P30" style:family="paragraph" style:parent-style-name="Text_20_body">
      <style:paragraph-properties fo:margin-top="0cm" fo:margin-bottom="0cm" loext:contextual-spacing="false"/>
      <style:text-properties fo:language="uk" fo:country="UA" fo:font-weight="normal" officeooo:rsid="0009166a" officeooo:paragraph-rsid="001089c0" style:font-weight-asian="normal" style:font-weight-complex="normal"/>
    </style:style>
    <style:style style:name="P31" style:family="paragraph" style:parent-style-name="Text_20_body">
      <style:paragraph-properties fo:margin-top="0cm" fo:margin-bottom="0cm" loext:contextual-spacing="false"/>
      <style:text-properties fo:language="uk" fo:country="UA" fo:font-weight="normal" officeooo:rsid="0009166a" officeooo:paragraph-rsid="00120e47" style:font-weight-asian="normal" style:font-weight-complex="normal"/>
    </style:style>
    <style:style style:name="P32" style:family="paragraph" style:parent-style-name="Text_20_body">
      <style:paragraph-properties fo:margin-top="0cm" fo:margin-bottom="0cm" loext:contextual-spacing="false"/>
      <style:text-properties officeooo:paragraph-rsid="000b18c1"/>
    </style:style>
    <style:style style:name="P33" style:family="paragraph" style:parent-style-name="Text_20_body">
      <style:paragraph-properties fo:margin-top="0cm" fo:margin-bottom="0cm" loext:contextual-spacing="false"/>
      <style:text-properties officeooo:paragraph-rsid="000c3308"/>
    </style:style>
    <style:style style:name="P34" style:family="paragraph" style:parent-style-name="Text_20_body">
      <style:paragraph-properties fo:margin-top="0cm" fo:margin-bottom="0cm" loext:contextual-spacing="false"/>
      <style:text-properties officeooo:paragraph-rsid="000ece00"/>
    </style:style>
    <style:style style:name="P35" style:family="paragraph" style:parent-style-name="Text_20_body">
      <style:paragraph-properties fo:margin-top="0cm" fo:margin-bottom="0cm" loext:contextual-spacing="false"/>
      <style:text-properties officeooo:paragraph-rsid="001089c0"/>
    </style:style>
    <style:style style:name="P36" style:family="paragraph" style:parent-style-name="Text_20_body">
      <style:paragraph-properties fo:margin-top="0cm" fo:margin-bottom="0cm" loext:contextual-spacing="false"/>
      <style:text-properties officeooo:paragraph-rsid="00120e47"/>
    </style:style>
    <style:style style:name="P37" style:family="paragraph" style:parent-style-name="Text_20_body">
      <style:paragraph-properties fo:margin-top="0cm" fo:margin-bottom="0cm" loext:contextual-spacing="false"/>
      <style:text-properties officeooo:paragraph-rsid="001671e3"/>
    </style:style>
    <style:style style:name="P38" style:family="paragraph" style:parent-style-name="Text_20_body">
      <style:paragraph-properties fo:margin-top="0cm" fo:margin-bottom="0cm" loext:contextual-spacing="false"/>
      <style:text-properties officeooo:paragraph-rsid="00177bad"/>
    </style:style>
    <style:style style:name="P39" style:family="paragraph" style:parent-style-name="Text_20_body">
      <style:paragraph-properties fo:margin-top="0cm" fo:margin-bottom="0cm" loext:contextual-spacing="false"/>
      <style:text-properties officeooo:paragraph-rsid="00195fd0"/>
    </style:style>
    <style:style style:name="P40" style:family="paragraph" style:parent-style-name="Text_20_body">
      <style:paragraph-properties fo:margin-top="0cm" fo:margin-bottom="0cm" loext:contextual-spacing="false"/>
      <style:text-properties officeooo:paragraph-rsid="001ac0fc"/>
    </style:style>
    <style:style style:name="P41" style:family="paragraph" style:parent-style-name="Text_20_body">
      <style:paragraph-properties fo:margin-top="0cm" fo:margin-bottom="0cm" loext:contextual-spacing="false"/>
      <style:text-properties officeooo:paragraph-rsid="001c89a9"/>
    </style:style>
    <style:style style:name="P42" style:family="paragraph" style:parent-style-name="Text_20_body">
      <style:paragraph-properties fo:margin-top="0cm" fo:margin-bottom="0cm" loext:contextual-spacing="false"/>
      <style:text-properties officeooo:paragraph-rsid="00252922"/>
    </style:style>
    <style:style style:name="P43" style:family="paragraph" style:parent-style-name="Text_20_body">
      <style:paragraph-properties fo:margin-top="0cm" fo:margin-bottom="0cm" loext:contextual-spacing="false"/>
      <style:text-properties officeooo:paragraph-rsid="0018fc24"/>
    </style:style>
    <style:style style:name="P44" style:family="paragraph" style:parent-style-name="Text_20_body">
      <style:paragraph-properties fo:margin-top="0cm" fo:margin-bottom="0cm" loext:contextual-spacing="false"/>
      <style:text-properties officeooo:paragraph-rsid="000069ec"/>
    </style:style>
    <style:style style:name="P45" style:family="paragraph" style:parent-style-name="Text_20_body">
      <style:paragraph-properties fo:margin-top="0cm" fo:margin-bottom="0cm" loext:contextual-spacing="false"/>
      <style:text-properties officeooo:paragraph-rsid="00295fdf"/>
    </style:style>
    <style:style style:name="P46" style:family="paragraph" style:parent-style-name="Text_20_body">
      <style:paragraph-properties fo:margin-top="0cm" fo:margin-bottom="0cm" loext:contextual-spacing="false"/>
      <style:text-properties officeooo:paragraph-rsid="001e7113"/>
    </style:style>
    <style:style style:name="P47" style:family="paragraph" style:parent-style-name="Text_20_body">
      <style:paragraph-properties fo:margin-top="0cm" fo:margin-bottom="0cm" loext:contextual-spacing="false"/>
      <style:text-properties officeooo:rsid="003488f6" officeooo:paragraph-rsid="003488f6"/>
    </style:style>
    <style:style style:name="P48" style:family="paragraph" style:parent-style-name="Text_20_body">
      <style:paragraph-properties fo:margin-top="0cm" fo:margin-bottom="0cm" loext:contextual-spacing="false"/>
      <style:text-properties officeooo:paragraph-rsid="003488f6"/>
    </style:style>
    <style:style style:name="P49" style:family="paragraph" style:parent-style-name="Text_20_body">
      <style:paragraph-properties fo:margin-top="0cm" fo:margin-bottom="0cm" loext:contextual-spacing="false"/>
      <style:text-properties officeooo:rsid="0034b5a2" officeooo:paragraph-rsid="0034b5a2"/>
    </style:style>
    <style:style style:name="P50" style:family="paragraph" style:parent-style-name="Text_20_body">
      <style:paragraph-properties fo:margin-top="0cm" fo:margin-bottom="0cm" loext:contextual-spacing="false"/>
      <style:text-properties officeooo:paragraph-rsid="0034b5a2"/>
    </style:style>
    <style:style style:name="P51" style:family="paragraph" style:parent-style-name="Text_20_body">
      <style:paragraph-properties fo:margin-top="0cm" fo:margin-bottom="0cm" loext:contextual-spacing="false"/>
      <style:text-properties officeooo:paragraph-rsid="003d1ab4"/>
    </style:style>
    <style:style style:name="P52" style:family="paragraph" style:parent-style-name="Text_20_body">
      <style:paragraph-properties fo:margin-top="0cm" fo:margin-bottom="0cm" loext:contextual-spacing="false"/>
      <style:text-properties officeooo:rsid="003f84f8" officeooo:paragraph-rsid="0040e838"/>
    </style:style>
    <style:style style:name="P53" style:family="paragraph" style:parent-style-name="Text_20_body">
      <style:paragraph-properties fo:margin-top="0cm" fo:margin-bottom="0cm" loext:contextual-spacing="false"/>
      <style:text-properties officeooo:rsid="003f84f8" officeooo:paragraph-rsid="004689d9"/>
    </style:style>
    <style:style style:name="P54" style:family="paragraph" style:parent-style-name="Text_20_body">
      <style:paragraph-properties fo:margin-top="0cm" fo:margin-bottom="0cm" loext:contextual-spacing="false"/>
      <style:text-properties officeooo:rsid="003f84f8" officeooo:paragraph-rsid="004799af"/>
    </style:style>
    <style:style style:name="P55" style:family="paragraph" style:parent-style-name="Text_20_body">
      <style:paragraph-properties fo:margin-top="0cm" fo:margin-bottom="0cm" loext:contextual-spacing="false"/>
      <style:text-properties officeooo:rsid="003f84f8" officeooo:paragraph-rsid="004b582a"/>
    </style:style>
    <style:style style:name="P56" style:family="paragraph" style:parent-style-name="Text_20_body">
      <style:paragraph-properties fo:margin-top="0cm" fo:margin-bottom="0cm" loext:contextual-spacing="false"/>
      <style:text-properties officeooo:rsid="003f84f8" officeooo:paragraph-rsid="004c9517"/>
    </style:style>
    <style:style style:name="P57" style:family="paragraph" style:parent-style-name="Text_20_body">
      <style:paragraph-properties fo:margin-top="0cm" fo:margin-bottom="0cm" loext:contextual-spacing="false"/>
      <style:text-properties officeooo:rsid="0040e838" officeooo:paragraph-rsid="0040e838"/>
    </style:style>
    <style:style style:name="P58" style:family="paragraph" style:parent-style-name="Text_20_body">
      <style:paragraph-properties fo:margin-top="0cm" fo:margin-bottom="0cm" loext:contextual-spacing="false"/>
      <style:text-properties officeooo:rsid="004689d9" officeooo:paragraph-rsid="004689d9"/>
    </style:style>
    <style:style style:name="P59" style:family="paragraph" style:parent-style-name="Text_20_body">
      <style:paragraph-properties fo:margin-top="0cm" fo:margin-bottom="0cm" loext:contextual-spacing="false"/>
      <style:text-properties officeooo:paragraph-rsid="004f3723"/>
    </style:style>
    <style:style style:name="P60" style:family="paragraph" style:parent-style-name="Text_20_body">
      <style:paragraph-properties fo:margin-top="0cm" fo:margin-bottom="0cm" loext:contextual-spacing="false"/>
      <style:text-properties officeooo:rsid="0055af3a" officeooo:paragraph-rsid="0055af3a"/>
    </style:style>
    <style:style style:name="P61" style:family="paragraph" style:parent-style-name="Text_20_body">
      <style:paragraph-properties fo:margin-top="0cm" fo:margin-bottom="0cm" loext:contextual-spacing="false"/>
      <style:text-properties officeooo:paragraph-rsid="00577b89"/>
    </style:style>
    <style:style style:name="P62" style:family="paragraph" style:parent-style-name="Preformatted_20_Text">
      <style:paragraph-properties fo:margin-top="0cm" fo:margin-bottom="0cm" loext:contextual-spacing="false"/>
    </style:style>
    <style:style style:name="P63" style:family="paragraph" style:parent-style-name="Preformatted_20_Text">
      <style:paragraph-properties fo:margin-top="0cm" fo:margin-bottom="0cm" loext:contextual-spacing="false"/>
      <style:text-properties fo:language="uk" fo:country="UA" fo:font-weight="normal" officeooo:rsid="0009166a" officeooo:paragraph-rsid="000a5b7a" style:font-weight-asian="normal" style:font-weight-complex="normal"/>
    </style:style>
    <style:style style:name="P64" style:family="paragraph" style:parent-style-name="Preformatted_20_Text">
      <style:paragraph-properties fo:margin-top="0cm" fo:margin-bottom="0cm" loext:contextual-spacing="false"/>
      <style:text-properties fo:language="uk" fo:country="UA" fo:font-weight="normal" officeooo:rsid="0009166a" officeooo:paragraph-rsid="000b18c1" style:font-weight-asian="normal" style:font-weight-complex="normal"/>
    </style:style>
    <style:style style:name="P65" style:family="paragraph" style:parent-style-name="Preformatted_20_Text">
      <style:paragraph-properties fo:margin-top="0cm" fo:margin-bottom="0cm" loext:contextual-spacing="false"/>
      <style:text-properties fo:language="uk" fo:country="UA" fo:font-weight="normal" officeooo:rsid="0009166a" officeooo:paragraph-rsid="000ece00" style:font-weight-asian="normal" style:font-weight-complex="normal"/>
    </style:style>
    <style:style style:name="P66" style:family="paragraph" style:parent-style-name="Preformatted_20_Text">
      <style:paragraph-properties fo:margin-top="0cm" fo:margin-bottom="0cm" loext:contextual-spacing="false"/>
      <style:text-properties style:font-name="Latin Modern Roman" fo:font-size="14pt" fo:font-weight="normal" style:font-size-asian="14pt" style:font-weight-asian="normal" style:font-size-complex="14pt" style:font-weight-complex="normal"/>
    </style:style>
    <style:style style:name="P67" style:family="paragraph" style:parent-style-name="Preformatted_20_Text">
      <style:paragraph-properties fo:margin-top="0cm" fo:margin-bottom="0cm" loext:contextual-spacing="false"/>
      <style:text-properties style:font-name="Latin Modern Roman" fo:font-size="14pt" fo:font-weight="normal" officeooo:rsid="0040e838" officeooo:paragraph-rsid="004689d9" style:font-size-asian="14pt" style:font-weight-asian="normal" style:font-size-complex="14pt" style:font-weight-complex="normal"/>
    </style:style>
    <style:style style:name="P68" style:family="paragraph" style:parent-style-name="Preformatted_20_Text">
      <style:paragraph-properties fo:margin-top="0cm" fo:margin-bottom="0cm" loext:contextual-spacing="false"/>
      <style:text-properties officeooo:paragraph-rsid="000a5b7a"/>
    </style:style>
    <style:style style:name="P69" style:family="paragraph" style:parent-style-name="Preformatted_20_Text">
      <style:paragraph-properties fo:margin-top="0cm" fo:margin-bottom="0cm" loext:contextual-spacing="false"/>
      <style:text-properties officeooo:paragraph-rsid="000c3308"/>
    </style:style>
    <style:style style:name="P70" style:family="paragraph" style:parent-style-name="Preformatted_20_Text">
      <style:paragraph-properties fo:margin-top="0cm" fo:margin-bottom="0cm" loext:contextual-spacing="false"/>
      <style:text-properties officeooo:paragraph-rsid="0013daf1"/>
    </style:style>
    <style:style style:name="P71" style:family="paragraph" style:parent-style-name="Preformatted_20_Text">
      <style:paragraph-properties fo:margin-top="0cm" fo:margin-bottom="0cm" loext:contextual-spacing="false"/>
      <style:text-properties officeooo:paragraph-rsid="00120e47"/>
    </style:style>
    <style:style style:name="P72" style:family="paragraph" style:parent-style-name="Preformatted_20_Text">
      <style:paragraph-properties fo:margin-top="0cm" fo:margin-bottom="0cm" loext:contextual-spacing="false"/>
      <style:text-properties officeooo:paragraph-rsid="001671e3"/>
    </style:style>
    <style:style style:name="P73" style:family="paragraph" style:parent-style-name="Preformatted_20_Text">
      <style:paragraph-properties fo:margin-top="0cm" fo:margin-bottom="0cm" loext:contextual-spacing="false"/>
      <style:text-properties officeooo:paragraph-rsid="001ac0fc"/>
    </style:style>
    <style:style style:name="P74" style:family="paragraph" style:parent-style-name="Preformatted_20_Text">
      <style:paragraph-properties fo:margin-top="0cm" fo:margin-bottom="0cm" loext:contextual-spacing="false"/>
      <style:text-properties officeooo:paragraph-rsid="001c89a9"/>
    </style:style>
    <style:style style:name="P75" style:family="paragraph" style:parent-style-name="Preformatted_20_Text">
      <style:paragraph-properties fo:margin-top="0cm" fo:margin-bottom="0cm" loext:contextual-spacing="false"/>
      <style:text-properties officeooo:paragraph-rsid="001e7113"/>
    </style:style>
    <style:style style:name="P76" style:family="paragraph" style:parent-style-name="Preformatted_20_Text">
      <style:paragraph-properties fo:margin-top="0cm" fo:margin-bottom="0cm" loext:contextual-spacing="false"/>
      <style:text-properties officeooo:paragraph-rsid="001f8abb"/>
    </style:style>
    <style:style style:name="P77" style:family="paragraph" style:parent-style-name="Preformatted_20_Text">
      <style:paragraph-properties fo:margin-top="0cm" fo:margin-bottom="0cm" loext:contextual-spacing="false"/>
      <style:text-properties officeooo:paragraph-rsid="0020a6c0"/>
    </style:style>
    <style:style style:name="P78" style:family="paragraph" style:parent-style-name="Preformatted_20_Text">
      <style:paragraph-properties fo:margin-top="0cm" fo:margin-bottom="0cm" loext:contextual-spacing="false"/>
      <style:text-properties officeooo:paragraph-rsid="00218add"/>
    </style:style>
    <style:style style:name="P79" style:family="paragraph" style:parent-style-name="Preformatted_20_Text">
      <style:paragraph-properties fo:margin-top="0cm" fo:margin-bottom="0cm" loext:contextual-spacing="false"/>
      <style:text-properties officeooo:paragraph-rsid="00252922"/>
    </style:style>
    <style:style style:name="P80" style:family="paragraph" style:parent-style-name="Preformatted_20_Text">
      <style:paragraph-properties fo:margin-top="0cm" fo:margin-bottom="0cm" loext:contextual-spacing="false"/>
      <style:text-properties officeooo:paragraph-rsid="002adc90"/>
    </style:style>
    <style:style style:name="P81" style:family="paragraph" style:parent-style-name="Preformatted_20_Text">
      <style:paragraph-properties fo:margin-top="0cm" fo:margin-bottom="0cm" loext:contextual-spacing="false"/>
      <style:text-properties officeooo:paragraph-rsid="00331379"/>
    </style:style>
    <style:style style:name="P82" style:family="paragraph" style:parent-style-name="Preformatted_20_Text">
      <style:paragraph-properties fo:margin-top="0cm" fo:margin-bottom="0cm" loext:contextual-spacing="false"/>
      <style:text-properties officeooo:paragraph-rsid="003488f6"/>
    </style:style>
    <style:style style:name="P83" style:family="paragraph" style:parent-style-name="Preformatted_20_Text">
      <style:paragraph-properties fo:margin-top="0cm" fo:margin-bottom="0cm" loext:contextual-spacing="false"/>
      <style:text-properties officeooo:paragraph-rsid="00365ba5"/>
    </style:style>
    <style:style style:name="P84" style:family="paragraph" style:parent-style-name="Preformatted_20_Text">
      <style:paragraph-properties fo:margin-top="0cm" fo:margin-bottom="0cm" loext:contextual-spacing="false"/>
      <style:text-properties officeooo:paragraph-rsid="00396fb8"/>
    </style:style>
    <style:style style:name="P85" style:family="paragraph" style:parent-style-name="Preformatted_20_Text">
      <style:paragraph-properties fo:margin-top="0cm" fo:margin-bottom="0cm" loext:contextual-spacing="false"/>
      <style:text-properties officeooo:paragraph-rsid="0040e838"/>
    </style:style>
    <style:style style:name="P86" style:family="paragraph" style:parent-style-name="Preformatted_20_Text">
      <style:paragraph-properties fo:margin-top="0cm" fo:margin-bottom="0cm" loext:contextual-spacing="false"/>
      <style:text-properties officeooo:paragraph-rsid="004689d9"/>
    </style:style>
    <style:style style:name="P87" style:family="paragraph" style:parent-style-name="Preformatted_20_Text">
      <style:paragraph-properties fo:margin-top="0cm" fo:margin-bottom="0cm" loext:contextual-spacing="false"/>
      <style:text-properties officeooo:paragraph-rsid="0050670c"/>
    </style:style>
    <style:style style:name="P88" style:family="paragraph" style:parent-style-name="Preformatted_20_Text_20__28_user_29_">
      <style:paragraph-properties fo:margin-top="0cm" fo:margin-bottom="0cm" loext:contextual-spacing="false"/>
      <style:text-properties officeooo:paragraph-rsid="00013c53"/>
    </style:style>
    <style:style style:name="P89" style:family="paragraph" style:parent-style-name="Preformatted_20_Text_20__28_user_29_">
      <style:paragraph-properties fo:margin-top="0cm" fo:margin-bottom="0cm" loext:contextual-spacing="false"/>
      <style:text-properties style:font-name="Latin Modern Roman" fo:font-size="14pt" fo:font-weight="normal" officeooo:paragraph-rsid="00013c53" style:font-size-asian="14pt" style:font-weight-asian="normal" style:font-size-complex="14pt" style:font-weight-complex="normal"/>
    </style:style>
    <style:style style:name="P90" style:family="paragraph" style:parent-style-name="Preformatted_20_Text_20__28_user_29_">
      <style:paragraph-properties fo:margin-top="0cm" fo:margin-bottom="0cm" loext:contextual-spacing="false"/>
      <style:text-properties style:font-name="Latin Modern Roman" fo:font-size="14pt" fo:font-weight="normal" officeooo:paragraph-rsid="000069ec" style:font-size-asian="14pt" style:font-weight-asian="normal" style:font-size-complex="14pt" style:font-weight-complex="normal"/>
    </style:style>
    <style:style style:name="P91" style:family="paragraph" style:parent-style-name="Preformatted_20_Text_20__28_user_29_">
      <style:paragraph-properties fo:margin-top="0cm" fo:margin-bottom="0cm" loext:contextual-spacing="false"/>
      <style:text-properties style:font-name="Latin Modern Roman" fo:font-size="14pt" fo:language="uk" fo:country="UA" fo:font-weight="normal" officeooo:rsid="00013c53" officeooo:paragraph-rsid="00013c53" style:font-size-asian="14pt" style:font-weight-asian="normal" style:font-size-complex="14pt" style:font-weight-complex="normal"/>
    </style:style>
    <style:style style:name="P92" style:family="paragraph" style:parent-style-name="Preformatted_20_Text_20__28_user_29_">
      <style:paragraph-properties fo:margin-top="0cm" fo:margin-bottom="0cm" loext:contextual-spacing="false"/>
      <style:text-properties officeooo:paragraph-rsid="000069ec"/>
    </style:style>
    <style:style style:name="P93" style:family="paragraph" style:parent-style-name="Preformatted_20_Text_20__28_user_29_">
      <style:paragraph-properties fo:margin-top="0cm" fo:margin-bottom="0cm" loext:contextual-spacing="false"/>
      <style:text-properties officeooo:paragraph-rsid="003d1ab4"/>
    </style:style>
    <style:style style:name="P94" style:family="paragraph" style:parent-style-name="Standard">
      <style:paragraph-properties fo:margin-top="0cm" fo:margin-bottom="0cm" loext:contextual-spacing="false"/>
      <style:text-properties officeooo:paragraph-rsid="0034b5a2"/>
    </style:style>
    <style:style style:name="P95" style:family="paragraph" style:parent-style-name="Standard">
      <style:paragraph-properties fo:margin-top="0cm" fo:margin-bottom="0cm" loext:contextual-spacing="false"/>
      <style:text-properties officeooo:paragraph-rsid="004689d9"/>
    </style:style>
    <style:style style:name="P96" style:family="paragraph" style:parent-style-name="Standard">
      <style:paragraph-properties fo:margin-top="0cm" fo:margin-bottom="0cm" loext:contextual-spacing="false"/>
      <style:text-properties officeooo:paragraph-rsid="00295fdf"/>
    </style:style>
    <style:style style:name="P97" style:family="paragraph" style:parent-style-name="Standard">
      <style:paragraph-properties fo:margin-top="0cm" fo:margin-bottom="0cm" loext:contextual-spacing="false"/>
      <style:text-properties officeooo:paragraph-rsid="0050d52a"/>
    </style:style>
    <style:style style:name="P98" style:family="paragraph" style:parent-style-name="Standard">
      <style:paragraph-properties fo:margin-top="0cm" fo:margin-bottom="0cm" loext:contextual-spacing="false"/>
      <style:text-properties officeooo:paragraph-rsid="002adc90"/>
    </style:style>
    <style:style style:name="P99" style:family="paragraph" style:parent-style-name="Heading_20_3">
      <style:paragraph-properties fo:margin-top="0cm" fo:margin-bottom="0cm" loext:contextual-spacing="false"/>
      <style:text-properties style:font-name="Latin Modern Roman" fo:font-size="14pt" fo:font-weight="normal" officeooo:rsid="0040e838" officeooo:paragraph-rsid="004eb5b5" style:font-size-asian="14pt" style:font-weight-asian="normal" style:font-size-complex="14pt" style:font-weight-complex="normal"/>
    </style:style>
    <style:style style:name="P100" style:family="paragraph" style:parent-style-name="Text_20_body">
      <style:paragraph-properties fo:padding="0cm" fo:border="none"/>
    </style:style>
    <style:style style:name="P101" style:family="paragraph" style:parent-style-name="Preformatted_20_Text">
      <style:text-properties officeooo:paragraph-rsid="002d9fbb"/>
    </style:style>
    <style:style style:name="P102" style:family="paragraph" style:parent-style-name="Preformatted_20_Text">
      <style:text-properties officeooo:paragraph-rsid="00309eed"/>
    </style:style>
    <style:style style:name="P103" style:family="paragraph" style:parent-style-name="Preformatted_20_Text">
      <style:text-properties officeooo:paragraph-rsid="0043f48f"/>
    </style:style>
    <style:style style:name="P104" style:family="paragraph" style:parent-style-name="Preformatted_20_Text">
      <style:text-properties officeooo:paragraph-rsid="004689d9"/>
    </style:style>
    <style:style style:name="P105" style:family="paragraph" style:parent-style-name="Preformatted_20_Text">
      <style:paragraph-properties fo:margin-top="0cm" fo:margin-bottom="0.499cm" loext:contextual-spacing="false"/>
    </style:style>
    <style:style style:name="P106" style:family="paragraph" style:parent-style-name="Preformatted_20_Text">
      <style:paragraph-properties fo:margin-top="0cm" fo:margin-bottom="0.499cm" loext:contextual-spacing="false" style:writing-mode="lr-tb"/>
      <style:text-properties officeooo:paragraph-rsid="004eb5b5"/>
    </style:style>
    <style:style style:name="P107" style:family="paragraph" style:parent-style-name="Preformatted_20_Text">
      <style:paragraph-properties fo:margin-top="0cm" fo:margin-bottom="0.499cm" loext:contextual-spacing="false" style:writing-mode="lr-tb"/>
      <style:text-properties style:font-name="Latin Modern Roman" fo:font-size="14pt" fo:font-weight="normal" officeooo:rsid="003f84f8" officeooo:paragraph-rsid="004eb5b5" style:font-size-asian="14pt" style:font-weight-asian="normal" style:font-size-complex="14pt" style:font-weight-complex="normal"/>
    </style:style>
    <style:style style:name="P108" style:family="paragraph" style:parent-style-name="Preformatted_20_Text">
      <style:paragraph-properties fo:margin-top="0cm" fo:margin-bottom="0.499cm" loext:contextual-spacing="false" style:writing-mode="lr-tb"/>
      <style:text-properties officeooo:rsid="003f84f8" officeooo:paragraph-rsid="004eb5b5"/>
    </style:style>
    <style:style style:name="P109" style:family="paragraph" style:parent-style-name="Preformatted_20_Text">
      <style:paragraph-properties fo:margin-top="0cm" fo:margin-bottom="0.499cm" loext:contextual-spacing="false" style:writing-mode="lr-tb"/>
      <style:text-properties officeooo:paragraph-rsid="00587a2e"/>
    </style:style>
    <style:style style:name="P110" style:family="paragraph" style:parent-style-name="Standard">
      <style:text-properties officeooo:paragraph-rsid="002d014d"/>
    </style:style>
    <style:style style:name="P111" style:family="paragraph" style:parent-style-name="Standard">
      <style:text-properties officeooo:paragraph-rsid="002d9fbb"/>
    </style:style>
    <style:style style:name="P112" style:family="paragraph" style:parent-style-name="Standard">
      <style:text-properties officeooo:paragraph-rsid="002fb62e"/>
    </style:style>
    <style:style style:name="P113" style:family="paragraph" style:parent-style-name="Standard">
      <style:text-properties officeooo:paragraph-rsid="00309eed"/>
    </style:style>
    <style:style style:name="P114" style:family="paragraph" style:parent-style-name="Standard">
      <style:text-properties officeooo:paragraph-rsid="0032bbe9"/>
    </style:style>
    <style:style style:name="P115" style:family="paragraph" style:parent-style-name="Standard">
      <style:text-properties officeooo:paragraph-rsid="0043f48f"/>
    </style:style>
    <style:style style:name="P116" style:family="paragraph" style:parent-style-name="Standard">
      <style:text-properties officeooo:paragraph-rsid="004eb5b5"/>
    </style:style>
    <style:style style:name="P117" style:family="paragraph" style:parent-style-name="Standard">
      <style:text-properties officeooo:paragraph-rsid="005416ca"/>
    </style:style>
    <style:style style:name="P118" style:family="paragraph" style:parent-style-name="Heading_20_2">
      <style:text-properties officeooo:paragraph-rsid="004eb5b5"/>
    </style:style>
    <style:style style:name="P119" style:family="paragraph" style:parent-style-name="Preformatted_20_Text">
      <style:paragraph-properties style:writing-mode="lr-tb"/>
      <style:text-properties officeooo:paragraph-rsid="004eb5b5"/>
    </style:style>
    <style:style style:name="P120" style:family="paragraph" style:parent-style-name="Preformatted_20_Text">
      <style:paragraph-properties style:writing-mode="lr-tb"/>
      <style:text-properties officeooo:paragraph-rsid="00587a2e"/>
    </style:style>
    <style:style style:name="P121" style:family="paragraph" style:parent-style-name="Table_20_Contents">
      <style:text-properties officeooo:paragraph-rsid="004eb5b5"/>
    </style:style>
    <style:style style:name="P122" style:family="paragraph" style:parent-style-name="Table_20_Contents">
      <style:text-properties officeooo:paragraph-rsid="0062950e"/>
    </style:style>
    <style:style style:name="P123" style:family="paragraph" style:parent-style-name="Table_20_Heading">
      <style:text-properties officeooo:paragraph-rsid="004eb5b5"/>
    </style:style>
    <style:style style:name="P124" style:family="paragraph" style:parent-style-name="Heading_20_3">
      <style:text-properties officeooo:paragraph-rsid="004eb5b5"/>
    </style:style>
    <style:style style:name="P125" style:family="paragraph" style:parent-style-name="Text_20_body">
      <style:paragraph-properties fo:margin-top="0cm" fo:margin-bottom="0cm" loext:contextual-spacing="false"/>
      <style:text-properties style:font-name="Latin Modern Roman" fo:font-size="14pt" fo:font-weight="normal" officeooo:paragraph-rsid="0009166a" fo:background-color="#ffff00" style:font-size-asian="14pt" style:font-weight-asian="normal" style:font-size-complex="14pt" style:font-weight-complex="normal"/>
    </style:style>
    <style:style style:name="P126" style:family="paragraph" style:parent-style-name="Text_20_body">
      <style:paragraph-properties fo:margin-top="0cm" fo:margin-bottom="0cm" loext:contextual-spacing="false"/>
      <style:text-properties style:font-name="Latin Modern Roman" fo:font-size="14pt" fo:font-weight="normal" officeooo:rsid="003f84f8" officeooo:paragraph-rsid="003f84f8" style:font-size-asian="14pt" style:font-weight-asian="normal" style:font-size-complex="14pt" style:font-weight-complex="normal"/>
    </style:style>
    <style:style style:name="P127"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166a" officeooo:paragraph-rsid="00095939" style:font-size-asian="14pt" style:font-weight-asian="normal" style:font-size-complex="14pt" style:font-weight-complex="normal"/>
    </style:style>
    <style:style style:name="P128"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5939" officeooo:paragraph-rsid="00095939" style:font-size-asian="14pt" style:font-weight-asian="normal" style:font-size-complex="14pt" style:font-weight-complex="normal"/>
    </style:style>
    <style:style style:name="P129"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5939" officeooo:paragraph-rsid="00653774" style:font-size-asian="14pt" style:font-weight-asian="normal" style:font-size-complex="14pt" style:font-weight-complex="normal"/>
    </style:style>
    <style:style style:name="P130" style:family="paragraph" style:parent-style-name="Text_20_body" style:list-style-name="L1">
      <style:paragraph-properties fo:margin-top="0cm" fo:margin-bottom="0cm" loext:contextual-spacing="false"/>
      <style:text-properties style:font-name="Latin Modern Roman" fo:font-size="14pt" fo:language="uk" fo:country="UA" fo:font-weight="normal" officeooo:rsid="00095939" officeooo:paragraph-rsid="00691855" style:font-size-asian="14pt" style:font-weight-asian="normal" style:font-size-complex="14pt" style:font-weight-complex="normal"/>
    </style:style>
    <style:style style:name="P131" style:family="paragraph" style:parent-style-name="Text_20_body">
      <style:paragraph-properties fo:margin-top="0cm" fo:margin-bottom="0cm" loext:contextual-spacing="false"/>
      <style:text-properties style:font-name="Latin Modern Roman" fo:font-size="14pt" fo:language="uk" fo:country="UA" fo:font-weight="normal" officeooo:rsid="00095939" officeooo:paragraph-rsid="00653774" style:font-size-asian="14pt" style:font-weight-asian="normal" style:font-size-complex="14pt" style:font-weight-complex="normal"/>
    </style:style>
    <style:style style:name="P132" style:family="paragraph" style:parent-style-name="Text_20_body">
      <style:paragraph-properties fo:margin-top="0cm" fo:margin-bottom="0cm" loext:contextual-spacing="false"/>
      <style:text-properties officeooo:paragraph-rsid="00691855"/>
    </style:style>
    <style:style style:name="P133" style:family="paragraph" style:parent-style-name="Text_20_body">
      <style:paragraph-properties fo:margin-top="0cm" fo:margin-bottom="0cm" loext:contextual-spacing="false"/>
      <style:text-properties style:font-name="Latin Modern Roman" fo:font-size="14pt" fo:font-weight="normal" officeooo:paragraph-rsid="001e7113" style:font-size-asian="14pt" style:font-weight-asian="normal" style:font-size-complex="14pt" style:font-weight-complex="normal"/>
    </style:style>
    <style:style style:name="P134" style:family="paragraph" style:parent-style-name="Text_20_body">
      <style:paragraph-properties fo:margin-top="0cm" fo:margin-bottom="0cm" loext:contextual-spacing="false"/>
      <style:text-properties style:font-name="Latin Modern Roman" fo:font-size="14pt" fo:font-weight="normal" officeooo:paragraph-rsid="003488f6" style:font-size-asian="14pt" style:font-weight-asian="normal" style:font-size-complex="14pt" style:font-weight-complex="normal"/>
    </style:style>
    <style:style style:name="P135" style:family="paragraph" style:parent-style-name="Text_20_body">
      <style:paragraph-properties fo:margin-top="0cm" fo:margin-bottom="0cm" loext:contextual-spacing="false"/>
      <style:text-properties style:font-name="Latin Modern Roman" fo:font-size="14pt" fo:font-weight="normal" officeooo:rsid="003488f6" officeooo:paragraph-rsid="003488f6" style:font-size-asian="14pt" style:font-weight-asian="normal" style:font-size-complex="14pt" style:font-weight-complex="normal"/>
    </style:style>
    <style:style style:name="P136" style:family="paragraph" style:parent-style-name="Heading_20_1">
      <style:text-properties officeooo:paragraph-rsid="002d9fbb"/>
    </style:style>
    <style:style style:name="P137" style:family="paragraph" style:parent-style-name="Heading_20_1">
      <style:text-properties officeooo:paragraph-rsid="00522790"/>
    </style:style>
    <style:style style:name="P138" style:family="paragraph" style:parent-style-name="Heading_20_1">
      <style:text-properties officeooo:paragraph-rsid="002fb62e"/>
    </style:style>
    <style:style style:name="P139" style:family="paragraph" style:parent-style-name="Heading_20_1">
      <style:text-properties officeooo:paragraph-rsid="00309eed"/>
    </style:style>
    <style:style style:name="P140" style:family="paragraph" style:parent-style-name="Heading_20_1">
      <style:text-properties officeooo:paragraph-rsid="0032bbe9"/>
    </style:style>
    <style:style style:name="P141" style:family="paragraph" style:parent-style-name="Heading_20_1">
      <style:text-properties officeooo:paragraph-rsid="00365ba5"/>
    </style:style>
    <style:style style:name="P142" style:family="paragraph" style:parent-style-name="Heading_20_1" style:master-page-name="Standard">
      <style:paragraph-properties fo:margin-top="0cm" fo:margin-bottom="0cm" loext:contextual-spacing="false" style:page-number="auto"/>
      <style:text-properties style:font-name="Latin Modern Roman" fo:font-size="14pt" fo:font-weight="normal" officeooo:paragraph-rsid="000069ec" style:font-size-asian="14pt" style:font-weight-asian="normal" style:font-size-complex="14pt" style:font-weight-complex="normal"/>
    </style:style>
    <style:style style:name="P143" style:family="paragraph" style:parent-style-name="Heading_20_1">
      <style:paragraph-properties fo:margin-top="0cm" fo:margin-bottom="0cm" loext:contextual-spacing="false"/>
      <style:text-properties officeooo:paragraph-rsid="001671e3"/>
    </style:style>
    <style:style style:name="P144" style:family="paragraph" style:parent-style-name="Heading_20_1">
      <style:paragraph-properties fo:margin-top="0cm" fo:margin-bottom="0cm" loext:contextual-spacing="false"/>
      <style:text-properties officeooo:paragraph-rsid="001c89a9"/>
    </style:style>
    <style:style style:name="P145" style:family="paragraph" style:parent-style-name="Heading_20_1">
      <style:paragraph-properties fo:margin-top="0cm" fo:margin-bottom="0cm" loext:contextual-spacing="false"/>
      <style:text-properties officeooo:paragraph-rsid="00252922"/>
    </style:style>
    <style:style style:name="P146" style:family="paragraph" style:parent-style-name="Heading_20_1">
      <style:paragraph-properties fo:margin-top="0cm" fo:margin-bottom="0cm" loext:contextual-spacing="false"/>
      <style:text-properties officeooo:paragraph-rsid="00295fdf"/>
    </style:style>
    <style:style style:name="P147" style:family="paragraph" style:parent-style-name="Heading_20_1">
      <style:paragraph-properties fo:margin-top="0cm" fo:margin-bottom="0cm" loext:contextual-spacing="false"/>
      <style:text-properties officeooo:paragraph-rsid="002adc90"/>
    </style:style>
    <style:style style:name="P148" style:family="paragraph" style:parent-style-name="Heading_20_1">
      <style:paragraph-properties fo:margin-top="0cm" fo:margin-bottom="0cm" loext:contextual-spacing="false"/>
      <style:text-properties officeooo:paragraph-rsid="0050d52a"/>
    </style:style>
    <style:style style:name="P149" style:family="paragraph" style:parent-style-name="Heading_20_1">
      <style:paragraph-properties fo:margin-top="0cm" fo:margin-bottom="0cm" loext:contextual-spacing="false"/>
      <style:text-properties officeooo:paragraph-rsid="00522790"/>
    </style:style>
    <style:style style:name="P150" style:family="paragraph" style:parent-style-name="Heading_20_1">
      <style:paragraph-properties fo:margin-top="0cm" fo:margin-bottom="0cm" loext:contextual-spacing="false"/>
      <style:text-properties officeooo:paragraph-rsid="001e7113"/>
    </style:style>
    <style:style style:name="P151" style:family="paragraph" style:parent-style-name="Heading_20_1">
      <style:paragraph-properties fo:margin-top="0cm" fo:margin-bottom="0cm" loext:contextual-spacing="false"/>
      <style:text-properties officeooo:rsid="0034b5a2" officeooo:paragraph-rsid="0034b5a2"/>
    </style:style>
    <style:style style:name="P152" style:family="paragraph" style:parent-style-name="Heading_20_1">
      <style:paragraph-properties fo:margin-top="0cm" fo:margin-bottom="0cm" loext:contextual-spacing="false"/>
      <style:text-properties officeooo:paragraph-rsid="001ac0fc"/>
    </style:style>
    <style:style style:name="P153" style:family="paragraph" style:parent-style-name="Heading_20_1">
      <style:paragraph-properties fo:margin-top="0cm" fo:margin-bottom="0cm" loext:contextual-spacing="false"/>
      <style:text-properties style:font-name="Latin Modern Roman" fo:font-size="14pt" fo:font-weight="normal" officeooo:paragraph-rsid="001e7113" style:font-size-asian="14pt" style:font-weight-asian="normal" style:font-size-complex="14pt" style:font-weight-complex="normal"/>
    </style:style>
    <style:style style:name="P154" style:family="paragraph" style:parent-style-name="Heading_20_1">
      <style:paragraph-properties fo:margin-top="0cm" fo:margin-bottom="0cm" loext:contextual-spacing="false"/>
      <style:text-properties style:font-name="Latin Modern Roman" fo:font-size="14pt" fo:font-weight="normal" officeooo:paragraph-rsid="003488f6" style:font-size-asian="14pt" style:font-weight-asian="normal" style:font-size-complex="14pt" style:font-weight-complex="normal"/>
    </style:style>
    <style:style style:name="P155" style:family="paragraph" style:parent-style-name="Heading_20_1">
      <style:paragraph-properties fo:margin-top="0cm" fo:margin-bottom="0.499cm" loext:contextual-spacing="false"/>
    </style:style>
    <style:style style:name="P156" style:family="paragraph" style:parent-style-name="Preformatted_20_Text">
      <style:paragraph-properties fo:margin-top="0cm" fo:margin-bottom="0cm" loext:contextual-spacing="false"/>
    </style:style>
    <style:style style:name="P157" style:family="paragraph" style:parent-style-name="Heading_20_4">
      <style:text-properties officeooo:paragraph-rsid="00587a2e"/>
    </style:style>
    <style:style style:name="P158" style:family="paragraph" style:parent-style-name="Heading_20_4">
      <style:text-properties fo:language="uk" fo:country="UA" officeooo:paragraph-rsid="00587a2e"/>
    </style:style>
    <style:style style:name="P159" style:family="paragraph" style:parent-style-name="Heading_20_4">
      <style:text-properties officeooo:paragraph-rsid="004eb5b5"/>
    </style:style>
    <style:style style:name="P160" style:family="paragraph">
      <loext:graphic-properties draw:fill="solid" draw:fill-color="#ffffff"/>
      <style:paragraph-properties style:writing-mode="lr-tb"/>
    </style:style>
    <style:style style:name="T1" style:family="text">
      <style:text-properties fo:font-style="italic"/>
    </style:style>
    <style:style style:name="T2" style:family="text">
      <style:text-properties officeooo:rsid="00013c53"/>
    </style:style>
    <style:style style:name="T3" style:family="text">
      <style:text-properties fo:language="uk" fo:country="UA" officeooo:rsid="000a5b7a"/>
    </style:style>
    <style:style style:name="T4" style:family="text">
      <style:text-properties officeooo:rsid="0006d1cb"/>
    </style:style>
    <style:style style:name="T5" style:family="text">
      <style:text-properties officeooo:rsid="0008cad2"/>
    </style:style>
    <style:style style:name="T6" style:family="text">
      <style:text-properties officeooo:rsid="00095939"/>
    </style:style>
    <style:style style:name="T7" style:family="text">
      <style:text-properties officeooo:rsid="000a5b7a"/>
    </style:style>
    <style:style style:name="T8" style:family="text">
      <style:text-properties style:font-name="Latin Modern Roman" fo:font-size="14pt" fo:font-weight="bold" officeooo:rsid="002adc90" style:font-size-asian="14pt" style:font-weight-asian="normal" style:font-size-complex="14pt" style:font-weight-complex="normal"/>
    </style:style>
    <style:style style:name="T9" style:family="text">
      <style:text-properties style:font-name="Latin Modern Roman" fo:font-size="14pt" officeooo:rsid="000a5b7a" style:font-size-asian="14pt" style:font-size-complex="14pt"/>
    </style:style>
    <style:style style:name="T10" style:family="text">
      <style:text-properties style:font-name="Latin Modern Roman" fo:font-size="14pt" officeooo:rsid="000b18c1" style:font-size-asian="14pt" style:font-size-complex="14pt"/>
    </style:style>
    <style:style style:name="T11" style:family="text">
      <style:text-properties style:font-name="Latin Modern Roman" fo:font-size="14pt" officeooo:rsid="000ece00" style:font-size-asian="14pt" style:font-size-complex="14pt"/>
    </style:style>
    <style:style style:name="T12" style:family="text">
      <style:text-properties style:font-name="Latin Modern Roman" fo:font-size="14pt" officeooo:rsid="000f84af" style:font-size-asian="14pt" style:font-size-complex="14pt"/>
    </style:style>
    <style:style style:name="T13" style:family="text">
      <style:text-properties style:font-name="Latin Modern Roman" fo:font-size="14pt" officeooo:rsid="001089c0" style:font-size-asian="14pt" style:font-size-complex="14pt"/>
    </style:style>
    <style:style style:name="T14" style:family="text">
      <style:text-properties style:font-name="Latin Modern Roman" fo:font-size="14pt" fo:language="uk" fo:country="UA" fo:font-weight="normal" style:font-size-asian="14pt" style:font-weight-asian="normal" style:font-size-complex="14pt" style:font-weight-complex="normal"/>
    </style:style>
    <style:style style:name="T15" style:family="text">
      <style:text-properties style:font-name="Latin Modern Roman" fo:font-size="14pt" fo:language="uk" fo:country="UA" fo:font-weight="normal" officeooo:rsid="000a5b7a" style:font-size-asian="14pt" style:font-weight-asian="normal" style:font-size-complex="14pt" style:font-weight-complex="normal"/>
    </style:style>
    <style:style style:name="T16" style:family="text">
      <style:text-properties style:font-name="Latin Modern Roman" fo:font-size="14pt" fo:language="uk" fo:country="UA" fo:font-weight="normal" officeooo:rsid="000c3308" style:font-size-asian="14pt" style:font-weight-asian="normal" style:font-size-complex="14pt" style:font-weight-complex="normal"/>
    </style:style>
    <style:style style:name="T17" style:family="text">
      <style:text-properties style:font-name="Latin Modern Roman" fo:font-size="14pt" fo:language="uk" fo:country="UA" fo:font-weight="normal" officeooo:rsid="000ece00" style:font-size-asian="14pt" style:font-weight-asian="normal" style:font-size-complex="14pt" style:font-weight-complex="normal"/>
    </style:style>
    <style:style style:name="T18" style:family="text">
      <style:text-properties style:font-name="Latin Modern Roman" fo:font-size="14pt" fo:language="uk" fo:country="UA" fo:font-weight="normal" officeooo:rsid="000f84af" style:font-size-asian="14pt" style:font-weight-asian="normal" style:font-size-complex="14pt" style:font-weight-complex="normal"/>
    </style:style>
    <style:style style:name="T19" style:family="text">
      <style:text-properties style:font-name="Latin Modern Roman" fo:font-size="14pt" fo:language="uk" fo:country="UA" fo:font-weight="normal" officeooo:rsid="00120e47" style:font-size-asian="14pt" style:font-weight-asian="normal" style:font-size-complex="14pt" style:font-weight-complex="normal"/>
    </style:style>
    <style:style style:name="T20" style:family="text">
      <style:text-properties style:font-name="Latin Modern Roman" fo:font-size="14pt" fo:language="uk" fo:country="UA" fo:font-weight="normal" officeooo:rsid="00013c53" style:font-size-asian="14pt" style:font-weight-asian="normal" style:font-size-complex="14pt" style:font-weight-complex="normal"/>
    </style:style>
    <style:style style:name="T21" style:family="text">
      <style:text-properties style:font-name="Latin Modern Roman" fo:font-size="14pt" fo:language="uk" fo:country="UA" fo:font-weight="normal" officeooo:rsid="003d1ab4" style:font-size-asian="14pt" style:font-weight-asian="normal" style:font-size-complex="14pt" style:font-weight-complex="normal"/>
    </style:style>
    <style:style style:name="T22" style:family="text">
      <style:text-properties style:font-name="Latin Modern Roman" fo:font-size="14pt" fo:language="uk" fo:country="UA" fo:font-weight="normal" officeooo:rsid="004f3723" style:font-size-asian="14pt" style:font-weight-asian="normal" style:font-size-complex="14pt" style:font-weight-complex="normal"/>
    </style:style>
    <style:style style:name="T23" style:family="text">
      <style:text-properties style:font-name="Latin Modern Roman" fo:font-size="14pt" fo:language="uk" fo:country="UA" fo:font-weight="normal" officeooo:rsid="0008cad2" style:font-size-asian="14pt" style:font-weight-asian="normal" style:font-size-complex="14pt" style:font-weight-complex="normal"/>
    </style:style>
    <style:style style:name="T24" style:family="text">
      <style:text-properties style:font-name="Latin Modern Roman" fo:font-size="14pt" fo:language="uk" fo:country="UA" officeooo:rsid="004f3723" style:font-size-asian="14pt" style:font-size-complex="14pt"/>
    </style:style>
    <style:style style:name="T25" style:family="text">
      <style:text-properties style:font-name="Latin Modern Roman" fo:font-size="14pt" fo:font-weight="normal" officeooo:rsid="002adc90" fo:background-color="#ffff00" loext:char-shading-value="0" style:font-size-asian="14pt" style:font-weight-asian="normal" style:font-size-complex="14pt" style:font-weight-complex="normal"/>
    </style:style>
    <style:style style:name="T26" style:family="text">
      <style:text-properties style:font-name="Latin Modern Roman" fo:font-size="14pt" fo:font-weight="normal" officeooo:rsid="0050d52a" fo:background-color="#ffff00" loext:char-shading-value="0" style:font-size-asian="14pt" style:font-weight-asian="normal" style:font-size-complex="14pt" style:font-weight-complex="normal"/>
    </style:style>
    <style:style style:name="T27" style:family="text">
      <style:text-properties style:font-name="Latin Modern Roman" fo:font-size="14pt" fo:font-weight="normal" style:font-size-asian="14pt" style:font-weight-asian="normal" style:font-size-complex="14pt" style:font-weight-complex="normal"/>
    </style:style>
    <style:style style:name="T28" style:family="text">
      <style:text-properties style:font-name="Latin Modern Roman" fo:font-size="14pt" fo:font-weight="normal" officeooo:rsid="000a5b7a" style:font-size-asian="14pt" style:font-weight-asian="normal" style:font-size-complex="14pt" style:font-weight-complex="normal"/>
    </style:style>
    <style:style style:name="T29" style:family="text">
      <style:text-properties style:font-name="Latin Modern Roman" fo:font-size="14pt" fo:font-weight="normal" officeooo:rsid="000c3308" style:font-size-asian="14pt" style:font-weight-asian="normal" style:font-size-complex="14pt" style:font-weight-complex="normal"/>
    </style:style>
    <style:style style:name="T30" style:family="text">
      <style:text-properties style:font-name="Latin Modern Roman" fo:font-size="14pt" fo:font-weight="normal" officeooo:rsid="000d2df4" style:font-size-asian="14pt" style:font-weight-asian="normal" style:font-size-complex="14pt" style:font-weight-complex="normal"/>
    </style:style>
    <style:style style:name="T31" style:family="text">
      <style:text-properties style:font-name="Latin Modern Roman" fo:font-size="14pt" fo:font-weight="normal" officeooo:rsid="000ece00" style:font-size-asian="14pt" style:font-weight-asian="normal" style:font-size-complex="14pt" style:font-weight-complex="normal"/>
    </style:style>
    <style:style style:name="T32" style:family="text">
      <style:text-properties style:font-name="Latin Modern Roman" fo:font-size="14pt" fo:font-weight="normal" officeooo:rsid="00120e47" style:font-size-asian="14pt" style:font-weight-asian="normal" style:font-size-complex="14pt" style:font-weight-complex="normal"/>
    </style:style>
    <style:style style:name="T33" style:family="text">
      <style:text-properties style:font-name="Latin Modern Roman" fo:font-size="14pt" fo:font-weight="normal" officeooo:rsid="0013daf1" style:font-size-asian="14pt" style:font-weight-asian="normal" style:font-size-complex="14pt" style:font-weight-complex="normal"/>
    </style:style>
    <style:style style:name="T34" style:family="text">
      <style:text-properties style:font-name="Latin Modern Roman" fo:font-size="14pt" fo:font-weight="normal" officeooo:rsid="001671e3" style:font-size-asian="14pt" style:font-weight-asian="normal" style:font-size-complex="14pt" style:font-weight-complex="normal"/>
    </style:style>
    <style:style style:name="T35" style:family="text">
      <style:text-properties style:font-name="Latin Modern Roman" fo:font-size="14pt" fo:font-weight="normal" officeooo:rsid="001680fe" style:font-size-asian="14pt" style:font-weight-asian="normal" style:font-size-complex="14pt" style:font-weight-complex="normal"/>
    </style:style>
    <style:style style:name="T36" style:family="text">
      <style:text-properties style:font-name="Latin Modern Roman" fo:font-size="14pt" fo:font-weight="normal" officeooo:rsid="00177bad" style:font-size-asian="14pt" style:font-weight-asian="normal" style:font-size-complex="14pt" style:font-weight-complex="normal"/>
    </style:style>
    <style:style style:name="T37" style:family="text">
      <style:text-properties style:font-name="Latin Modern Roman" fo:font-size="14pt" fo:font-weight="normal" officeooo:rsid="0018fc24" style:font-size-asian="14pt" style:font-weight-asian="normal" style:font-size-complex="14pt" style:font-weight-complex="normal"/>
    </style:style>
    <style:style style:name="T38" style:family="text">
      <style:text-properties style:font-name="Latin Modern Roman" fo:font-size="14pt" fo:font-weight="normal" officeooo:rsid="00195fd0" style:font-size-asian="14pt" style:font-weight-asian="normal" style:font-size-complex="14pt" style:font-weight-complex="normal"/>
    </style:style>
    <style:style style:name="T39" style:family="text">
      <style:text-properties style:font-name="Latin Modern Roman" fo:font-size="14pt" fo:font-weight="normal" officeooo:rsid="001ac0fc" style:font-size-asian="14pt" style:font-weight-asian="normal" style:font-size-complex="14pt" style:font-weight-complex="normal"/>
    </style:style>
    <style:style style:name="T40" style:family="text">
      <style:text-properties style:font-name="Latin Modern Roman" fo:font-size="14pt" fo:font-weight="normal" officeooo:rsid="001c89a9" style:font-size-asian="14pt" style:font-weight-asian="normal" style:font-size-complex="14pt" style:font-weight-complex="normal"/>
    </style:style>
    <style:style style:name="T41" style:family="text">
      <style:text-properties style:font-name="Latin Modern Roman" fo:font-size="14pt" fo:font-weight="normal" officeooo:rsid="001e7113" style:font-size-asian="14pt" style:font-weight-asian="normal" style:font-size-complex="14pt" style:font-weight-complex="normal"/>
    </style:style>
    <style:style style:name="T42" style:family="text">
      <style:text-properties style:font-name="Latin Modern Roman" fo:font-size="14pt" fo:font-weight="normal" officeooo:rsid="001f8abb" style:font-size-asian="14pt" style:font-weight-asian="normal" style:font-size-complex="14pt" style:font-weight-complex="normal"/>
    </style:style>
    <style:style style:name="T43" style:family="text">
      <style:text-properties style:font-name="Latin Modern Roman" fo:font-size="14pt" fo:font-weight="normal" officeooo:rsid="0020a6c0" style:font-size-asian="14pt" style:font-weight-asian="normal" style:font-size-complex="14pt" style:font-weight-complex="normal"/>
    </style:style>
    <style:style style:name="T44" style:family="text">
      <style:text-properties style:font-name="Latin Modern Roman" fo:font-size="14pt" fo:font-weight="normal" officeooo:rsid="00218add" style:font-size-asian="14pt" style:font-weight-asian="normal" style:font-size-complex="14pt" style:font-weight-complex="normal"/>
    </style:style>
    <style:style style:name="T45" style:family="text">
      <style:text-properties style:font-name="Latin Modern Roman" fo:font-size="14pt" fo:font-weight="normal" officeooo:rsid="00252922" style:font-size-asian="14pt" style:font-weight-asian="normal" style:font-size-complex="14pt" style:font-weight-complex="normal"/>
    </style:style>
    <style:style style:name="T46" style:family="text">
      <style:text-properties style:font-name="Latin Modern Roman" fo:font-size="14pt" fo:font-weight="normal" officeooo:rsid="00013c53" style:font-size-asian="14pt" style:font-weight-asian="normal" style:font-size-complex="14pt" style:font-weight-complex="normal"/>
    </style:style>
    <style:style style:name="T47" style:family="text">
      <style:text-properties style:font-name="Latin Modern Roman" fo:font-size="14pt" fo:font-weight="normal" officeooo:rsid="00295fdf" style:font-size-asian="14pt" style:font-weight-asian="normal" style:font-size-complex="14pt" style:font-weight-complex="normal"/>
    </style:style>
    <style:style style:name="T48" style:family="text">
      <style:text-properties style:font-name="Latin Modern Roman" fo:font-size="14pt" fo:font-weight="normal" officeooo:rsid="002adc90" style:font-size-asian="14pt" style:font-weight-asian="normal" style:font-size-complex="14pt" style:font-weight-complex="normal"/>
    </style:style>
    <style:style style:name="T49" style:family="text">
      <style:text-properties style:font-name="Latin Modern Roman" fo:font-size="14pt" fo:font-weight="normal" officeooo:rsid="002d014d" style:font-size-asian="14pt" style:font-weight-asian="normal" style:font-size-complex="14pt" style:font-weight-complex="normal"/>
    </style:style>
    <style:style style:name="T50" style:family="text">
      <style:text-properties style:font-name="Latin Modern Roman" fo:font-size="14pt" fo:font-weight="normal" officeooo:rsid="002d9fbb" style:font-size-asian="14pt" style:font-weight-asian="normal" style:font-size-complex="14pt" style:font-weight-complex="normal"/>
    </style:style>
    <style:style style:name="T51" style:family="text">
      <style:text-properties style:font-name="Latin Modern Roman" fo:font-size="14pt" fo:font-weight="normal" officeooo:rsid="002fb62e" style:font-size-asian="14pt" style:font-weight-asian="normal" style:font-size-complex="14pt" style:font-weight-complex="normal"/>
    </style:style>
    <style:style style:name="T52" style:family="text">
      <style:text-properties style:font-name="Latin Modern Roman" fo:font-size="14pt" fo:font-weight="normal" officeooo:rsid="00309eed" style:font-size-asian="14pt" style:font-weight-asian="normal" style:font-size-complex="14pt" style:font-weight-complex="normal"/>
    </style:style>
    <style:style style:name="T53" style:family="text">
      <style:text-properties style:font-name="Latin Modern Roman" fo:font-size="14pt" fo:font-weight="normal" officeooo:rsid="0032bbe9" style:font-size-asian="14pt" style:font-weight-asian="normal" style:font-size-complex="14pt" style:font-weight-complex="normal"/>
    </style:style>
    <style:style style:name="T54" style:family="text">
      <style:text-properties style:font-name="Latin Modern Roman" fo:font-size="14pt" fo:font-weight="normal" officeooo:rsid="00331379" style:font-size-asian="14pt" style:font-weight-asian="normal" style:font-size-complex="14pt" style:font-weight-complex="normal"/>
    </style:style>
    <style:style style:name="T55" style:family="text">
      <style:text-properties style:font-name="Latin Modern Roman" fo:font-size="14pt" fo:font-weight="normal" officeooo:rsid="003488f6" style:font-size-asian="14pt" style:font-weight-asian="normal" style:font-size-complex="14pt" style:font-weight-complex="normal"/>
    </style:style>
    <style:style style:name="T56" style:family="text">
      <style:text-properties style:font-name="Latin Modern Roman" fo:font-size="14pt" fo:font-weight="normal" officeooo:rsid="00396fb8" style:font-size-asian="14pt" style:font-weight-asian="normal" style:font-size-complex="14pt" style:font-weight-complex="normal"/>
    </style:style>
    <style:style style:name="T57" style:family="text">
      <style:text-properties style:font-name="Latin Modern Roman" fo:font-size="14pt" fo:font-weight="normal" officeooo:rsid="003d1ab4" style:font-size-asian="14pt" style:font-weight-asian="normal" style:font-size-complex="14pt" style:font-weight-complex="normal"/>
    </style:style>
    <style:style style:name="T58" style:family="text">
      <style:text-properties style:font-name="Latin Modern Roman" fo:font-size="14pt" fo:font-weight="normal" officeooo:rsid="003d9c46" style:font-size-asian="14pt" style:font-weight-asian="normal" style:font-size-complex="14pt" style:font-weight-complex="normal"/>
    </style:style>
    <style:style style:name="T59" style:family="text">
      <style:text-properties style:font-name="Latin Modern Roman" fo:font-size="14pt" fo:font-weight="normal" officeooo:rsid="003f84f8" style:font-size-asian="14pt" style:font-weight-asian="normal" style:font-size-complex="14pt" style:font-weight-complex="normal"/>
    </style:style>
    <style:style style:name="T60" style:family="text">
      <style:text-properties style:font-name="Latin Modern Roman" fo:font-size="14pt" fo:font-weight="normal" officeooo:rsid="00407d90" style:font-size-asian="14pt" style:font-weight-asian="normal" style:font-size-complex="14pt" style:font-weight-complex="normal"/>
    </style:style>
    <style:style style:name="T61" style:family="text">
      <style:text-properties style:font-name="Latin Modern Roman" fo:font-size="14pt" fo:font-weight="normal" officeooo:rsid="0040e838" style:font-size-asian="14pt" style:font-weight-asian="normal" style:font-size-complex="14pt" style:font-weight-complex="normal"/>
    </style:style>
    <style:style style:name="T62" style:family="text">
      <style:text-properties style:font-name="Latin Modern Roman" fo:font-size="14pt" fo:font-weight="normal" officeooo:rsid="0043f48f" style:font-size-asian="14pt" style:font-weight-asian="normal" style:font-size-complex="14pt" style:font-weight-complex="normal"/>
    </style:style>
    <style:style style:name="T63" style:family="text">
      <style:text-properties style:font-name="Latin Modern Roman" fo:font-size="14pt" fo:font-weight="normal" officeooo:rsid="00450d44" style:font-size-asian="14pt" style:font-weight-asian="normal" style:font-size-complex="14pt" style:font-weight-complex="normal"/>
    </style:style>
    <style:style style:name="T64" style:family="text">
      <style:text-properties style:font-name="Latin Modern Roman" fo:font-size="14pt" fo:font-weight="normal" officeooo:rsid="004689d9" style:font-size-asian="14pt" style:font-weight-asian="normal" style:font-size-complex="14pt" style:font-weight-complex="normal"/>
    </style:style>
    <style:style style:name="T65" style:family="text">
      <style:text-properties style:font-name="Latin Modern Roman" fo:font-size="14pt" fo:font-weight="normal" officeooo:rsid="0050670c" style:font-size-asian="14pt" style:font-weight-asian="normal" style:font-size-complex="14pt" style:font-weight-complex="normal"/>
    </style:style>
    <style:style style:name="T66" style:family="text">
      <style:text-properties style:font-name="Latin Modern Roman" fo:font-size="14pt" fo:font-weight="normal" officeooo:rsid="0050d52a" style:font-size-asian="14pt" style:font-weight-asian="normal" style:font-size-complex="14pt" style:font-weight-complex="normal"/>
    </style:style>
    <style:style style:name="T67" style:family="text">
      <style:text-properties style:font-name="Latin Modern Roman" fo:font-size="14pt" fo:font-weight="normal" officeooo:rsid="00522790" style:font-size-asian="14pt" style:font-weight-asian="normal" style:font-size-complex="14pt" style:font-weight-complex="normal"/>
    </style:style>
    <style:style style:name="T68" style:family="text">
      <style:text-properties style:font-name="Latin Modern Roman" fo:font-size="14pt" fo:font-weight="normal" officeooo:rsid="005416ca" style:font-size-asian="14pt" style:font-weight-asian="normal" style:font-size-complex="14pt" style:font-weight-complex="normal"/>
    </style:style>
    <style:style style:name="T69" style:family="text">
      <style:text-properties style:font-name="Latin Modern Roman" fo:font-size="14pt" fo:font-weight="normal" officeooo:rsid="00546336" style:font-size-asian="14pt" style:font-weight-asian="normal" style:font-size-complex="14pt" style:font-weight-complex="normal"/>
    </style:style>
    <style:style style:name="T70" style:family="text">
      <style:text-properties style:font-name="Latin Modern Roman" fo:font-size="14pt" fo:font-weight="normal" officeooo:rsid="0055af3a" style:font-size-asian="14pt" style:font-weight-asian="normal" style:font-size-complex="14pt" style:font-weight-complex="normal"/>
    </style:style>
    <style:style style:name="T71" style:family="text">
      <style:text-properties style:font-name="Latin Modern Roman" fo:font-size="14pt" fo:font-weight="normal" officeooo:rsid="00577b89" style:font-size-asian="14pt" style:font-weight-asian="normal" style:font-size-complex="14pt" style:font-weight-complex="normal"/>
    </style:style>
    <style:style style:name="T72" style:family="text">
      <style:text-properties style:font-name="Latin Modern Roman" fo:font-size="14pt" fo:font-weight="normal" officeooo:rsid="00585cf8" style:font-size-asian="14pt" style:font-weight-asian="normal" style:font-size-complex="14pt" style:font-weight-complex="normal"/>
    </style:style>
    <style:style style:name="T73" style:family="text">
      <style:text-properties style:font-name="Latin Modern Roman" fo:font-size="14pt" fo:font-weight="normal" officeooo:rsid="00671ed4" style:font-size-asian="14pt" style:font-weight-asian="normal" style:font-size-complex="14pt" style:font-weight-complex="normal"/>
    </style:style>
    <style:style style:name="T74" style:family="text">
      <style:text-properties style:font-name="Latin Modern Roman" fo:font-size="14pt" fo:font-weight="normal" officeooo:rsid="0067e8e5" style:font-size-asian="14pt" style:font-weight-asian="normal" style:font-size-complex="14pt" style:font-weight-complex="normal"/>
    </style:style>
    <style:style style:name="T75" style:family="text">
      <style:text-properties style:font-name="Latin Modern Roman" fo:font-size="14pt" fo:font-weight="normal" officeooo:rsid="00691855" style:font-size-asian="14pt" style:font-weight-asian="normal" style:font-size-complex="14pt" style:font-weight-complex="normal"/>
    </style:style>
    <style:style style:name="T76" style:family="text">
      <style:text-properties style:font-name="Latin Modern Roman" officeooo:rsid="00691855"/>
    </style:style>
    <style:style style:name="T77" style:family="text">
      <style:text-properties fo:font-size="14pt" fo:font-weight="normal" style:font-size-asian="14pt" style:font-weight-asian="normal" style:font-size-complex="14pt" style:font-weight-complex="normal"/>
    </style:style>
    <style:style style:name="T78" style:family="text">
      <style:text-properties fo:font-size="14pt" fo:font-weight="normal" officeooo:rsid="00295fdf" style:font-size-asian="14pt" style:font-weight-asian="normal" style:font-size-complex="14pt" style:font-weight-complex="normal"/>
    </style:style>
    <style:style style:name="T79" style:family="text">
      <style:text-properties fo:font-size="14pt" fo:font-weight="normal" officeooo:rsid="00252922" style:font-size-asian="14pt" style:font-weight-asian="normal" style:font-size-complex="14pt" style:font-weight-complex="normal"/>
    </style:style>
    <style:style style:name="T80" style:family="text">
      <style:text-properties fo:font-size="14pt" fo:font-weight="normal" officeooo:rsid="002adc90" style:font-size-asian="14pt" style:font-weight-asian="normal" style:font-size-complex="14pt" style:font-weight-complex="normal"/>
    </style:style>
    <style:style style:name="T81" style:family="text">
      <style:text-properties fo:font-size="14pt" fo:font-weight="normal" officeooo:rsid="002d9fbb" style:font-size-asian="14pt" style:font-weight-asian="normal" style:font-size-complex="14pt" style:font-weight-complex="normal"/>
    </style:style>
    <style:style style:name="T82" style:family="text">
      <style:text-properties fo:font-size="14pt" fo:font-weight="normal" officeooo:rsid="002fb62e" style:font-size-asian="14pt" style:font-weight-asian="normal" style:font-size-complex="14pt" style:font-weight-complex="normal"/>
    </style:style>
    <style:style style:name="T83" style:family="text">
      <style:text-properties fo:font-size="14pt" fo:font-weight="normal" officeooo:rsid="002d014d" style:font-size-asian="14pt" style:font-weight-asian="normal" style:font-size-complex="14pt" style:font-weight-complex="normal"/>
    </style:style>
    <style:style style:name="T84" style:family="text">
      <style:text-properties fo:font-size="14pt" fo:font-weight="normal" officeooo:rsid="00309eed" style:font-size-asian="14pt" style:font-weight-asian="normal" style:font-size-complex="14pt" style:font-weight-complex="normal"/>
    </style:style>
    <style:style style:name="T85" style:family="text">
      <style:text-properties fo:font-size="14pt" fo:font-weight="normal" officeooo:rsid="00331379" style:font-size-asian="14pt" style:font-weight-asian="normal" style:font-size-complex="14pt" style:font-weight-complex="normal"/>
    </style:style>
    <style:style style:name="T86" style:family="text">
      <style:text-properties fo:font-size="14pt" fo:font-weight="normal" officeooo:rsid="001ac0fc" style:font-size-asian="14pt" style:font-weight-asian="normal" style:font-size-complex="14pt" style:font-weight-complex="normal"/>
    </style:style>
    <style:style style:name="T87" style:family="text">
      <style:text-properties fo:font-size="14pt" fo:font-weight="normal" officeooo:rsid="0043f48f" style:font-size-asian="14pt" style:font-weight-asian="normal" style:font-size-complex="14pt" style:font-weight-complex="normal"/>
    </style:style>
    <style:style style:name="T88" style:family="text">
      <style:text-properties fo:font-size="14pt" fo:font-weight="normal" officeooo:rsid="004799af" style:font-size-asian="14pt" style:font-weight-asian="normal" style:font-size-complex="14pt" style:font-weight-complex="normal"/>
    </style:style>
    <style:style style:name="T89" style:family="text">
      <style:text-properties fo:font-size="14pt" fo:font-weight="normal" officeooo:rsid="00486ff9" style:font-size-asian="14pt" style:font-weight-asian="normal" style:font-size-complex="14pt" style:font-weight-complex="normal"/>
    </style:style>
    <style:style style:name="T90" style:family="text">
      <style:text-properties fo:font-size="14pt" fo:font-weight="normal" officeooo:rsid="0049f578" style:font-size-asian="14pt" style:font-weight-asian="normal" style:font-size-complex="14pt" style:font-weight-complex="normal"/>
    </style:style>
    <style:style style:name="T91" style:family="text">
      <style:text-properties fo:font-size="14pt" fo:font-weight="normal" officeooo:rsid="004b582a" style:font-size-asian="14pt" style:font-weight-asian="normal" style:font-size-complex="14pt" style:font-weight-complex="normal"/>
    </style:style>
    <style:style style:name="T92" style:family="text">
      <style:text-properties fo:font-size="14pt" fo:font-weight="normal" officeooo:rsid="004c9517" style:font-size-asian="14pt" style:font-weight-asian="normal" style:font-size-complex="14pt" style:font-weight-complex="normal"/>
    </style:style>
    <style:style style:name="T93" style:family="text">
      <style:text-properties fo:font-size="14pt" fo:font-weight="normal" officeooo:rsid="0050d52a" style:font-size-asian="14pt" style:font-weight-asian="normal" style:font-size-complex="14pt" style:font-weight-complex="normal"/>
    </style:style>
    <style:style style:name="T94" style:family="text">
      <style:text-properties officeooo:rsid="003488f6"/>
    </style:style>
    <style:style style:name="T95" style:family="text">
      <style:text-properties officeooo:rsid="00365ba5"/>
    </style:style>
    <style:style style:name="T96" style:family="text">
      <style:text-properties officeooo:rsid="003a257c"/>
    </style:style>
    <style:style style:name="T97" style:family="text">
      <style:text-properties officeooo:rsid="003bc035"/>
    </style:style>
    <style:style style:name="T98" style:family="text">
      <style:text-properties officeooo:rsid="000069ec"/>
    </style:style>
    <style:style style:name="T99" style:family="text">
      <style:text-properties officeooo:rsid="003d1ab4"/>
    </style:style>
    <style:style style:name="T100" style:family="text">
      <style:text-properties style:text-position="-33% 80%"/>
    </style:style>
    <style:style style:name="T101" style:family="text">
      <style:text-properties style:text-position="-33% 80%" fo:font-size="14pt" fo:font-weight="normal" officeooo:rsid="001ac0fc" style:font-size-asian="14pt" style:font-weight-asian="normal" style:font-size-complex="14pt" style:font-weight-complex="normal"/>
    </style:style>
    <style:style style:name="T102" style:family="text">
      <style:text-properties officeooo:rsid="004f3723"/>
    </style:style>
    <style:style style:name="T103" style:family="text">
      <style:text-properties fo:background-color="#ffff00" loext:char-shading-value="0"/>
    </style:style>
    <style:style style:name="T104" style:family="text">
      <style:text-properties officeooo:rsid="004f3723" fo:background-color="#ffff00" loext:char-shading-value="0"/>
    </style:style>
    <style:style style:name="T105" style:family="text">
      <style:text-properties officeooo:rsid="0050d52a"/>
    </style:style>
    <style:style style:name="T106" style:family="text">
      <style:text-properties officeooo:rsid="005416ca"/>
    </style:style>
    <style:style style:name="T107" style:family="text">
      <style:text-properties officeooo:rsid="0055af3a"/>
    </style:style>
    <style:style style:name="T108" style:family="text">
      <style:text-properties officeooo:rsid="0040e838"/>
    </style:style>
    <style:style style:name="T109" style:family="text">
      <style:text-properties officeooo:rsid="00577b89"/>
    </style:style>
    <style:style style:name="T110" style:family="text">
      <style:text-properties officeooo:rsid="00587a2e"/>
    </style:style>
    <style:style style:name="T111" style:family="text">
      <style:text-properties officeooo:rsid="0062950e"/>
    </style:style>
    <style:style style:name="T112" style:family="text">
      <style:text-properties officeooo:rsid="006436ec"/>
    </style:style>
    <style:style style:name="T113" style:family="text">
      <style:text-properties officeooo:rsid="0009166a"/>
    </style:style>
    <style:style style:name="T114" style:family="text">
      <style:text-properties officeooo:rsid="00691855"/>
    </style:style>
    <style:style style:name="T115" style:family="text">
      <style:text-properties officeooo:rsid="006a8c65"/>
    </style:style>
    <style:style style:name="T116" style:family="text">
      <style:text-properties style:font-name="Latin Modern Roman" fo:font-size="14pt" fo:font-weight="normal" style:font-size-asian="14pt" style:font-weight-asian="normal" style:font-size-complex="14pt" style:font-weight-complex="normal"/>
    </style:style>
    <style:style style:name="T117" style:family="text">
      <style:text-properties style:font-name="Latin Modern Roman" fo:font-size="14pt" style:font-size-asian="14pt" style:font-size-complex="14pt"/>
    </style:style>
    <style:style style:name="T118" style:family="text">
      <style:text-properties style:font-name="Latin Modern Roman" fo:font-size="14pt" fo:font-weight="bold" style:font-size-asian="14pt" style:font-weight-asian="bold" style:font-size-complex="14pt" style:font-weight-complex="bold"/>
    </style:style>
    <style:style style:name="T119" style:family="text">
      <style:text-properties style:font-name="Latin Modern Roman"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ffffff" draw:textarea-horizontal-align="left" draw:textarea-vertical-align="middle" draw:auto-grow-height="false" fo:min-height="1.602cm" fo:min-width="20.117cm" fo:padding-top="0.229cm" fo:padding-bottom="0.229cm" fo:padding-left="0.441cm" fo:padding-right="0.441cm" fo:wrap-option="no-wrap" draw:shadow-color="#808080" style:run-through="back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2" text:outline-level="1"><draw:custom-shape text:anchor-type="paragraph" draw:z-index="0" draw:style-name="gr1" draw:text-style-name="P160" svg:width="21cm" svg:height="2.061cm" svg:x="0cm" svg:y="0cm"><text:p/><draw:enhanced-geometry svg:viewBox="0 0 21600 21600" draw:type="rectangle" draw:enhanced-path="M 0 0 L 21600 0 21600 21600 0 21600 0 0 Z N"/></draw:custom-shape></text:h>
      <text:p text:style-name="P9">Функтори та алгор<text:span text:style-name="T2">и</text:span>тми</text:p>
      <text:p text:style-name="P19">Алгоритми</text:p>
      <text:p text:style-name="P19">Однією з важливих властивостей та власно й цілей створення бібліотеки шаблонів було створення можливстей для стандартного використання різноманітних алгоритмів до різних типів даних. Деякі з цих алгоритмів вже містяться в деяких контейнерах. <text:span text:style-name="T4">Зокрема, в контейнері Список містяться методи сортування та злиття відсортованих списків, в асоціативних контейнерах є методи пошуку, а пріорітетна черга автоматично сортує дані. Однак, інколи було б бажано засстосовувати сортування, бінарний пошук, знаходити загальну суму елементів колекції, застосовувати якусь функцію до кожного елементу контейнеру незалежно від типу контейнеру або взагалі застосувати її до звичайного масиву.</text:span></text:p>
      <text:p text:style-name="P20">З цією метою до стандартної бібліотеки Сі++ було додано дві бібліотеки algortithms та numeric, які містять функції, що реалізують деякі з відомих та потрібних у практичному програмуванні алгоритмів.</text:p>
      <text:p text:style-name="P59"><text:span text:style-name="T22">Ці бібліотеки дозоляють не витрачати час </text:span><text:span text:style-name="T23">на написан</text:span><text:span text:style-name="T22">ня</text:span><text:span text:style-name="T23"> </text:span><text:span text:style-name="T22">циклів для виконання популярних</text:span><text:span text:style-name="T23"> </text:span><text:span text:style-name="T22">задач таких як </text:span><text:span text:style-name="T23">сорт</text:span><text:span text:style-name="T22">ування</text:span><text:span text:style-name="T23">, по</text:span><text:span text:style-name="T22">шу</text:span><text:span text:style-name="T23">к </text:span><text:a xlink:type="simple" xlink:href="https://ravesli.com/urok-74-massivy-chast-1/" office:target-frame-name="_blank" xlink:show="new" text:style-name="Internet_20_link" text:visited-style-name="Visited_20_Internet_20_Link"><text:span text:style-name="Strong_20_Emphasis">а</text:span></text:a><text:span text:style-name="Strong_20_Emphasis"><text:span text:style-name="T24">бо підрахунок кількості елементів масиву</text:span></text:span><text:span text:style-name="T23">. </text:span><text:span text:style-name="T22">Це дозволяє також не витрачати час на оптимізацію <text:s/>та відлагдження цих алгоритмів. Крім того деякі з цих реалізацій дозволяють використовувати</text:span> <text:span text:style-name="Strong_20_Emphasis">р</text:span><text:span text:style-name="Strong_20_Emphasis"><text:span text:style-name="T102">оз</text:span></text:span><text:span text:style-name="Strong_20_Emphasis">паралел</text:span><text:span text:style-name="Strong_20_Emphasis"><text:span text:style-name="T102">ювання</text:span></text:span> — <text:span text:style-name="T102">можливість виконивати їх в декілька потоків для пришвидшення</text:span>.</text:p>
      <text:p text:style-name="P59"/>
      <text:p text:style-name="Text_20_body">Функц<text:span text:style-name="T102">і</text:span>онал <text:span text:style-name="T102">бібліотек алгоритмів можна поділити на 3 категорї</text:span>:</text:p>
      <text:p text:style-name="P100"><text:soft-page-break/><text:span text:style-name="T103">   </text:span><text:span text:style-name="T104">І</text:span><text:span text:style-name="Strong_20_Emphasis"><text:span text:style-name="T103">нспектор</text:span></text:span><text:span text:style-name="Strong_20_Emphasis"><text:span text:style-name="T104">и</text:span></text:span><text:span text:style-name="T103"> —</text:span><text:span text:style-name="T104">продивлення без змін зісту контейнеру</text:span><text:span text:style-name="T103"> (напри</text:span><text:span text:style-name="T104">клад</text:span><text:span text:style-name="T103">, по</text:span><text:span text:style-name="T104">шук</text:span><text:span text:style-name="T103"> </text:span><text:span text:style-name="T104">або</text:span><text:span text:style-name="T103"> </text:span><text:span text:style-name="T104">підрахунок елементів</text:span><text:span text:style-name="T103">).</text:span></text:p>
      <text:p text:style-name="P100"><text:span text:style-name="T103">   </text:span><text:span text:style-name="Strong_20_Emphasis"><text:span text:style-name="T103">Мутатор</text:span></text:span><text:span text:style-name="Strong_20_Emphasis"><text:span text:style-name="T104">и</text:span></text:span><text:span text:style-name="T103"> — </text:span><text:span text:style-name="T104">для зміни даних в контенері</text:span><text:span text:style-name="T103"> (</text:span><text:span text:style-name="T104">наприклад, </text:span><text:span text:style-name="T103">сорт</text:span><text:span text:style-name="T104">ування або</text:span><text:span text:style-name="T103"> перестановк</text:span><text:span text:style-name="T104">а</text:span><text:span text:style-name="T103"> </text:span><text:span text:style-name="T104">е</text:span><text:span text:style-name="T103">лемент</text:span><text:span text:style-name="T104">і</text:span><text:span text:style-name="T103">в).</text:span></text:p>
      <text:p text:style-name="P100"><text:span text:style-name="T103">   </text:span><text:span text:style-name="Strong_20_Emphasis"><text:span text:style-name="T103">Фасил</text:span></text:span><text:span text:style-name="Strong_20_Emphasis"><text:span text:style-name="T104">і</text:span></text:span><text:span text:style-name="Strong_20_Emphasis"><text:span text:style-name="T103">татор</text:span></text:span><text:span text:style-name="Strong_20_Emphasis"><text:span text:style-name="T104">и</text:span></text:span><text:span text:style-name="Strong_20_Emphasis"><text:span text:style-name="T103"> </text:span></text:span><text:span text:style-name="T103">— для генерац</text:span><text:span text:style-name="T104">ії</text:span><text:span text:style-name="T103"> результат</text:span><text:span text:style-name="T104">у</text:span><text:span text:style-name="T103"> на </text:span><text:span text:style-name="T104">базі значень даних</text:span><text:span text:style-name="T103"> (напри</text:span><text:span text:style-name="T104">клад</text:span><text:span text:style-name="T103">, </text:span><text:span text:style-name="T104">функтори для множення обєктів</text:span><text:span text:style-name="T103">, </text:span><text:span text:style-name="T104">або функтори для сортування елементів</text:span><text:span text:style-name="T103">)</text:span>.</text:p>
      <text:p text:style-name="P125">Важливою особливістю стандартної бібліотеки C++ є те, що вона не тільки визначає синтаксис і семантику узагальнених алгоритмів, а й також має вимоги щодо їх продуктивності.</text:p>
      <text:p text:style-name="P20"/>
      <text:p text:style-name="P20">Функції бібліотеки algorithms</text:p>
      <text:p text:style-name="P21"/>
      <text:p text:style-name="P21">Функції бібліотеки <text:span text:style-name="T5">algorithms поділяють на наступні категорії:</text:span></text:p>
      <text:list xml:id="list1544808585628376958" text:style-name="L1">
        <text:list-item>
          <text:p text:style-name="P127">Н<text:span text:style-name="T6">емодіфікуючі операції з послідовностями( n</text:span>on-modifying sequence operations<text:span text:style-name="T6">)</text:span></text:p>
        </text:list-item>
        <text:list-item>
          <text:p text:style-name="P128">Модіфікуючі операції з послідовностями (modifying sequence operations)</text:p>
        </text:list-item>
        <text:list-item>
          <text:p text:style-name="P130"><text:span text:style-name="Source_20_Text"><text:span text:style-name="T76">Операції розділення (</text:span></text:span>Партіції<text:span text:style-name="T114">)</text:span>(Partitions)</text:p>
        </text:list-item>
        <text:list-item>
          <text:p text:style-name="P128">Сортування (Sorting)</text:p>
        </text:list-item>
        <text:list-item>
          <text:p text:style-name="P128">Бінарний пошук (Binary search) на відсортованих або частково відсортованих послідовностях </text:p>
        </text:list-item>
        <text:list-item>
          <text:p text:style-name="P127"><text:span text:style-name="T6">Злиття (</text:span>Merge<text:span text:style-name="T6">)</text:span> <text:span text:style-name="T6">на відсортованих послідовностях</text:span></text:p>
        </text:list-item>
        <text:list-item>
          <text:p text:style-name="P127"><text:span text:style-name="T6">Операції на структурі Купа (</text:span>Heap<text:span text:style-name="T6">)</text:span></text:p>
        </text:list-item>
        <text:list-item>
          <text:p text:style-name="P127"><text:span text:style-name="T6">Мінімуми/Максимуми (</text:span>Min/max<text:span text:style-name="T6">)</text:span></text:p>
        </text:list-item>
        <text:list-item>
          <text:p text:style-name="P129">інші</text:p>
        </text:list-item>
      </text:list>
      <text:p text:style-name="P131"/>
      <text:p text:style-name="P131"><text:span text:style-name="T113">Немодіфікуючі операції з послідовностями</text:span></text:p>
      <text:p text:style-name="P131"/>
      <text:list xml:id="list122703451314626" text:continue-numbering="true" text:style-name="L1">
        <text:list-header>
          <text:p text:style-name="P129"><text:span text:style-name="T113">Немодіфікуючі операції з послідовностями — це функції що виконують якусь певну дії над масивом даних але не </text:span><text:soft-page-break/><text:span text:style-name="T113">модифкують їх змісту. Зокрема, це методи пошуку, послідовного виконання дій тощо.</text:span></text:p>
          <text:p text:style-name="P129"/>
        </text:list-header>
      </text:list>
      <text:p text:style-name="P10"><text:span text:style-name="T3">Функція </text:span><text:span text:style-name="T7">for_each</text:span></text:p>
      <text:p text:style-name="P23">Функція for_each(pos1, pos2, <text:s/>fun) <text:s/>виконує функцію fun для всіх елементів, що знаходяться між двома ітераторами <text:s/>pos1 та pos2.</text:p>
      <text:p text:style-name="P63"><text:span text:style-name="Citation"><text:span text:style-name="T9">// for_each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for_each</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void</text:span></text:span><text:span text:style-name="Source_20_Text"><text:span text:style-name="T27"> myfunction (</text:span></text:span><text:span text:style-name="Variable"><text:span text:style-name="T27">int</text:span></text:span><text:span text:style-name="Source_20_Text"><text:span text:style-name="T27"> i) { <text:s/></text:span></text:span><text:span text:style-name="Citation"><text:span text:style-name="T27">// function:</text:span></text:span></text:p>
      <text:p text:style-name="P62"><text:span text:style-name="Source_20_Text"><text:span text:style-name="T27"><text:s text:c="2"/>std::cout &lt;&lt; </text:span></text:span><text:span text:style-name="User_20_Entry"><text:span text:style-name="T27">' '</text:span></text:span><text:span text:style-name="Source_20_Text"><text:span text:style-name="T27"> &lt;&lt; i;</text:span></text:span></text:p>
      <text:p text:style-name="P62"><text:span text:style-name="Source_20_Text"><text:span text:style-name="T27">}</text:span></text:span></text:p>
      <text:p text:style-name="P63"><text:span text:style-name="Variable"><text:span text:style-name="T9">int</text:span></text:span><text:span text:style-name="Source_20_Text"><text:span text:style-name="T9"> main () {</text:span></text:span></text:p>
      <text:p text:style-name="P63"><text:span text:style-name="Source_20_Text"><text:span text:style-name="T9"><text:s text:c="2"/>double mas[] = {1.0, 2.0, 4.0,3.0}; </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text:span></text:span><text:span text:style-name="Source_20_Text"><text:span text:style-name="T28">(mas,mas+4)</text:span></text:span><text:span text:style-name="Source_20_Text"><text:span text:style-name="T27">;</text:span></text:span></text:p>
      <text:p text:style-name="P62"><text:span text:style-name="Source_20_Text"><text:span text:style-name="T27"/></text:span></text:p>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for_each (myvector.begin(), myvector.end(), myfunction);</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68"><text:span text:style-name="Source_20_Text"><text:span text:style-name="T28">}</text:span></text:span></text:p>
      <text:p text:style-name="P32"><text:span text:style-name="Source_20_Text"><text:span text:style-name="T15">Функція find</text:span></text:span></text:p>
      <text:p text:style-name="P28"><text:span text:style-name="Source_20_Text"><text:span text:style-name="T9">Функція find(pos1, pos2, <text:s/></text:span></text:span><text:span text:style-name="Source_20_Text"><text:span text:style-name="T10">g</text:span></text:span><text:span text:style-name="Source_20_Text"><text:span text:style-name="T9">) <text:s/></text:span></text:span><text:span text:style-name="Source_20_Text"><text:span text:style-name="T10">шукає елемент</text:span></text:span><text:span text:style-name="Source_20_Text"><text:span text:style-name="T9"> </text:span></text:span><text:span text:style-name="Source_20_Text"><text:span text:style-name="T10">g</text:span></text:span><text:span text:style-name="Source_20_Text"><text:span text:style-name="T9"> </text:span></text:span><text:span text:style-name="Source_20_Text"><text:span text:style-name="T10">серед</text:span></text:span><text:span text:style-name="Source_20_Text"><text:span text:style-name="T9"> всіх елементів, що знаходять</text:span></text:span><text:span text:style-name="Source_20_Text"><text:span text:style-name="T10">ся</text:span></text:span><text:span text:style-name="Source_20_Text"><text:span text:style-name="T9"> між двома ітер</text:span></text:span><text:span text:style-name="Source_20_Text"><text:span text:style-name="T10">а</text:span></text:span><text:span text:style-name="Source_20_Text"><text:span text:style-name="T9">торами pos1 та pos2. </text:span></text:span><text:span text:style-name="Source_20_Text"><text:span text:style-name="T10">Якщо елемент знайдений — повертається ітератор вводу, що вказує на цей елемент, якщо ні — ітератор на кінцеву позицію. </text:span></text:span><text:span text:style-name="Source_20_Text"><text:span text:style-name="T11">Для порівняння обєктів функція використовує оператор рівності(==).</text:span></text:span></text:p>
      <text:p text:style-name="P64"><text:span text:style-name="Citation"><text:span text:style-name="T10">// find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find</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oft-page-break/><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Citation"><text:span text:style-name="T27">// using std::find with array and pointer:</text:span></text:span></text:p>
      <text:p text:style-name="P62"><text:span text:style-name="Source_20_Text"><text:span text:style-name="T27"><text:s text:c="2"/></text:span></text:span><text:span text:style-name="Variable"><text:span text:style-name="T27">int</text:span></text:span><text:span text:style-name="Source_20_Text"><text:span text:style-name="T27"> myints[] = { 10, 20, 30, 40 };</text:span></text:span></text:p>
      <text:p text:style-name="P62"><text:span text:style-name="Source_20_Text"><text:span text:style-name="T27"><text:s text:c="2"/></text:span></text:span><text:span text:style-name="Variable"><text:span text:style-name="T27">int</text:span></text:span><text:span text:style-name="Source_20_Text"><text:span text:style-name="T27"> * p;</text:span></text:span></text:p>
      <text:p text:style-name="P66"/>
      <text:p text:style-name="P62"><text:span text:style-name="Source_20_Text"><text:span text:style-name="T27"><text:s text:c="2"/>p = std::find (myints, myints+4, 30);</text:span></text:span></text:p>
      <text:p text:style-name="P62"><text:span text:style-name="Source_20_Text"><text:span text:style-name="T27"><text:s text:c="2"/></text:span></text:span><text:span text:style-name="Variable"><text:span text:style-name="T27">if</text:span></text:span><text:span text:style-name="Source_20_Text"><text:span text:style-name="T27"> (p != myints+4)</text:span></text:span></text:p>
      <text:p text:style-name="P62"><text:span text:style-name="Source_20_Text"><text:span text:style-name="T27"><text:s text:c="4"/>std::cout &lt;&lt; </text:span></text:span><text:span text:style-name="User_20_Entry"><text:span text:style-name="T27">"Element found in myints: "</text:span></text:span><text:span text:style-name="Source_20_Text"><text:span text:style-name="T27"> &lt;&lt; *p &lt;&lt; </text:span></text:span><text:span text:style-name="User_20_Entry"><text:span text:style-name="T27">'\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pan text:style-name="Source_20_Text"><text:span text:style-name="T27"><text:s text:c="4"/>std::cout &lt;&lt; </text:span></text:span><text:span text:style-name="User_20_Entry"><text:span text:style-name="T27">"Element not found in myints\n"</text:span></text:span><text:span text:style-name="Source_20_Text"><text:span text:style-name="T27">;</text:span></text:span></text:p>
      <text:p text:style-name="P66"/>
      <text:p text:style-name="P62"><text:span text:style-name="Source_20_Text"><text:span text:style-name="T27"><text:s text:c="2"/></text:span></text:span><text:span text:style-name="Citation"><text:span text:style-name="T27">// using std::find with vector and iterator:</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 (myints,myints+4);</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iterator it;</text:span></text:span></text:p>
      <text:p text:style-name="P66"/>
      <text:p text:style-name="P62"><text:span text:style-name="Source_20_Text"><text:span text:style-name="T27"><text:s text:c="2"/>it = find (myvector.begin(), myvector.end(), 30);</text:span></text:span></text:p>
      <text:p text:style-name="P62"><text:span text:style-name="Source_20_Text"><text:span text:style-name="T27"><text:s text:c="2"/></text:span></text:span><text:span text:style-name="Variable"><text:span text:style-name="T27">if</text:span></text:span><text:span text:style-name="Source_20_Text"><text:span text:style-name="T27"> (it != myvector.end())</text:span></text:span></text:p>
      <text:p text:style-name="P62"><text:span text:style-name="Source_20_Text"><text:span text:style-name="T27"><text:s text:c="4"/>std::cout &lt;&lt; </text:span></text:span><text:span text:style-name="User_20_Entry"><text:span text:style-name="T27">"Element found in myvector: "</text:span></text:span><text:span text:style-name="Source_20_Text"><text:span text:style-name="T27"> &lt;&lt; *it &lt;&lt; </text:span></text:span><text:span text:style-name="User_20_Entry"><text:span text:style-name="T27">'\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pan text:style-name="Source_20_Text"><text:span text:style-name="T27"><text:s text:c="4"/>std::cout &lt;&lt; </text:span></text:span><text:span text:style-name="User_20_Entry"><text:span text:style-name="T27">"Element not found in myvector\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33"><text:span text:style-name="Source_20_Text"><text:span text:style-name="T16">Для функцій пошуку також можна використовувати форми find_if, find_end, find_first_of, </text:span></text:span><text:span text:style-name="Source_20_Text"><text:span text:style-name="T29">adjacent_find, а з С++11 також додана функц</text:span></text:span><text:span text:style-name="Source_20_Text"><text:span text:style-name="T30">і</text:span></text:span><text:span text:style-name="Source_20_Text"><text:span text:style-name="T29">я </text:span></text:span><text:span text:style-name="Source_20_Text"><text:span text:style-name="T16">find_if_not.</text:span></text:span></text:p>
      <text:p text:style-name="P33"><text:span text:style-name="Source_20_Text"><text:span text:style-name="T16"/></text:span></text:p>
      <text:p text:style-name="P69"><text:span text:style-name="Citation"><text:span text:style-name="T16">// adjacent_find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adjacent_find</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bool</text:span></text:span><text:span text:style-name="Source_20_Text"><text:span text:style-name="T27"> myfunction (</text:span></text:span><text:span text:style-name="Variable"><text:span text:style-name="T27">int</text:span></text:span><text:span text:style-name="Source_20_Text"><text:span text:style-name="T27"> i, </text:span></text:span><text:span text:style-name="Variable"><text:span text:style-name="T27">int</text:span></text:span><text:span text:style-name="Source_20_Text"><text:span text:style-name="T27"> j) {</text:span></text:span></text:p>
      <text:p text:style-name="P62"><text:span text:style-name="Source_20_Text"><text:span text:style-name="T27"><text:s text:c="2"/></text:span></text:span><text:span text:style-name="Variable"><text:span text:style-name="T27">return</text:span></text:span><text:span text:style-name="Source_20_Text"><text:span text:style-name="T27"> (i==j);</text:span></text:span></text:p>
      <text:p text:style-name="P62"><text:span text:style-name="Source_20_Text"><text:span text:style-name="T27">}</text:span></text:span></text:p>
      <text:p text:style-name="P66"><text:soft-page-break/></text:p>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Variable"><text:span text:style-name="T27">int</text:span></text:span><text:span text:style-name="Source_20_Text"><text:span text:style-name="T27"> myints[] = {5,20,5,30,30,20,10,10,20};</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 (myints,myints+8);</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iterator it;</text:span></text:span></text:p>
      <text:p text:style-name="P66"/>
      <text:p text:style-name="P62"><text:span text:style-name="Source_20_Text"><text:span text:style-name="T27"><text:s text:c="2"/></text:span></text:span><text:span text:style-name="Citation"><text:span text:style-name="T27">// using default comparison:</text:span></text:span></text:p>
      <text:p text:style-name="P62"><text:span text:style-name="Source_20_Text"><text:span text:style-name="T27"><text:s text:c="2"/>it = std::adjacent_find (myvector.begin(), myvector.end());</text:span></text:span></text:p>
      <text:p text:style-name="P66"/>
      <text:p text:style-name="P62"><text:span text:style-name="Source_20_Text"><text:span text:style-name="T27"><text:s text:c="2"/></text:span></text:span><text:span text:style-name="Variable"><text:span text:style-name="T27">if</text:span></text:span><text:span text:style-name="Source_20_Text"><text:span text:style-name="T27"> (it!=myvector.end())</text:span></text:span></text:p>
      <text:p text:style-name="P62"><text:span text:style-name="Source_20_Text"><text:span text:style-name="T27"><text:s text:c="4"/>std::cout &lt;&lt; </text:span></text:span><text:span text:style-name="User_20_Entry"><text:span text:style-name="T27">"the first pair of repeated elements are: "</text:span></text:span><text:span text:style-name="Source_20_Text"><text:span text:style-name="T27"> &lt;&lt; *it &lt;&lt; </text:span></text:span><text:span text:style-name="User_20_Entry"><text:span text:style-name="T27">'\n'</text:span></text:span><text:span text:style-name="Source_20_Text"><text:span text:style-name="T27">;</text:span></text:span></text:p>
      <text:p text:style-name="P66"/>
      <text:p text:style-name="P62"><text:span text:style-name="Source_20_Text"><text:span text:style-name="T27"><text:s text:c="2"/></text:span></text:span><text:span text:style-name="Citation"><text:span text:style-name="T27">//using predicate comparison:</text:span></text:span></text:p>
      <text:p text:style-name="P62"><text:span text:style-name="Source_20_Text"><text:span text:style-name="T27"><text:s text:c="2"/>it = std::adjacent_find (++it, myvector.end(), myfunction);</text:span></text:span></text:p>
      <text:p text:style-name="P66"/>
      <text:p text:style-name="P62"><text:span text:style-name="Source_20_Text"><text:span text:style-name="T27"><text:s text:c="2"/></text:span></text:span><text:span text:style-name="Variable"><text:span text:style-name="T27">if</text:span></text:span><text:span text:style-name="Source_20_Text"><text:span text:style-name="T27"> (it!=myvector.end())</text:span></text:span></text:p>
      <text:p text:style-name="P62"><text:span text:style-name="Source_20_Text"><text:span text:style-name="T27"><text:s text:c="4"/>std::cout &lt;&lt; </text:span></text:span><text:span text:style-name="User_20_Entry"><text:span text:style-name="T27">"the second pair of repeated elements are: "</text:span></text:span><text:span text:style-name="Source_20_Text"><text:span text:style-name="T27"> &lt;&lt; *it &lt;&lt; </text:span></text:span><text:span text:style-name="User_20_Entry"><text:span text:style-name="T27">'\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62"><text:span text:style-name="Source_20_Text"><text:span text:style-name="T27"/></text:span></text:p>
      <text:p text:style-name="P87"><text:span text:style-name="Source_20_Text"><text:span text:style-name="T65">Примітка. В усіх випадках де використвується функція як аргумент — замість неї можна (а іноді й бажано) використовувати функтор (або лямбду в Сі++11) </text:span></text:span></text:p>
      <text:p text:style-name="P62"><text:span text:style-name="Source_20_Text"><text:span text:style-name="T27"/></text:span></text:p>
      <text:p text:style-name="P34"><text:span text:style-name="Source_20_Text"><text:span text:style-name="T17">Функція count</text:span></text:span></text:p>
      <text:p text:style-name="P28"><text:span text:style-name="Source_20_Text"><text:span text:style-name="T9">Функція </text:span></text:span><text:span text:style-name="Source_20_Text"><text:span text:style-name="T11">count</text:span></text:span><text:span text:style-name="Source_20_Text"><text:span text:style-name="T9">(pos1, pos2, <text:s/></text:span></text:span><text:span text:style-name="Source_20_Text"><text:span text:style-name="T10">g</text:span></text:span><text:span text:style-name="Source_20_Text"><text:span text:style-name="T9">) </text:span></text:span><text:span text:style-name="Source_20_Text"><text:span text:style-name="T11">повертає кількість входжень</text:span></text:span><text:span text:style-name="Source_20_Text"><text:span text:style-name="T9"> </text:span></text:span><text:span text:style-name="Source_20_Text"><text:span text:style-name="T10">g</text:span></text:span><text:span text:style-name="Source_20_Text"><text:span text:style-name="T9"> </text:span></text:span><text:span text:style-name="Source_20_Text"><text:span text:style-name="T10">серед</text:span></text:span><text:span text:style-name="Source_20_Text"><text:span text:style-name="T9"> всіх елементів, що знаходять</text:span></text:span><text:span text:style-name="Source_20_Text"><text:span text:style-name="T10">ся</text:span></text:span><text:span text:style-name="Source_20_Text"><text:span text:style-name="T9"> між двома ітер</text:span></text:span><text:span text:style-name="Source_20_Text"><text:span text:style-name="T10">а</text:span></text:span><text:span text:style-name="Source_20_Text"><text:span text:style-name="T9">торами pos1 та pos2. </text:span></text:span><text:span text:style-name="Source_20_Text"><text:span text:style-name="T11">Для порівняння обєктів функція використовує оператор рівності(==).</text:span></text:span></text:p>
      <text:p text:style-name="P65"><text:span text:style-name="Citation"><text:span text:style-name="T11">// count algorithm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count</text:span></text:span></text:p>
      <text:p text:style-name="P62"><text:span text:style-name="Definition"><text:span text:style-name="T27">#include &lt;vector&gt; <text:s text:c="6"/></text:span></text:span><text:span text:style-name="Citation"><text:span text:style-name="T27">// std::vector</text:span></text:span></text:p>
      <text:p text:style-name="P66"><text:soft-page-break/></text:p>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Citation"><text:span text:style-name="T27">// counting elements in array:</text:span></text:span></text:p>
      <text:p text:style-name="P62"><text:span text:style-name="Source_20_Text"><text:span text:style-name="T27"><text:s text:c="2"/></text:span></text:span><text:span text:style-name="Variable"><text:span text:style-name="T27">int</text:span></text:span><text:span text:style-name="Source_20_Text"><text:span text:style-name="T27"> myints[] = {10,20,30,30,20,10,10,20}; <text:s text:c="2"/></text:span></text:span><text:span text:style-name="Citation"><text:span text:style-name="T27">// 8 elements</text:span></text:span></text:p>
      <text:p text:style-name="P62"><text:span text:style-name="Source_20_Text"><text:span text:style-name="T27"><text:s text:c="2"/></text:span></text:span><text:span text:style-name="Variable"><text:span text:style-name="T27">int</text:span></text:span><text:span text:style-name="Source_20_Text"><text:span text:style-name="T27"> mycount = std::count (myints, myints+8, 10);</text:span></text:span></text:p>
      <text:p text:style-name="P62"><text:span text:style-name="Source_20_Text"><text:span text:style-name="T27"><text:s text:c="2"/>std::cout &lt;&lt; </text:span></text:span><text:span text:style-name="User_20_Entry"><text:span text:style-name="T27">"10 appears "</text:span></text:span><text:span text:style-name="Source_20_Text"><text:span text:style-name="T27"> &lt;&lt; mycount &lt;&lt; </text:span></text:span><text:span text:style-name="User_20_Entry"><text:span text:style-name="T27">" times.\n"</text:span></text:span><text:span text:style-name="Source_20_Text"><text:span text:style-name="T27">;</text:span></text:span></text:p>
      <text:p text:style-name="P66"/>
      <text:p text:style-name="P62"><text:span text:style-name="Source_20_Text"><text:span text:style-name="T27"><text:s text:c="2"/></text:span></text:span><text:span text:style-name="Citation"><text:span text:style-name="T27">// counting elements in container:</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 (myints, myints+8);</text:span></text:span></text:p>
      <text:p text:style-name="P62"><text:span text:style-name="Source_20_Text"><text:span text:style-name="T27"><text:s text:c="2"/>mycount = std::count (myvector.begin(), myvector.end(), 20);</text:span></text:span></text:p>
      <text:p text:style-name="P62"><text:span text:style-name="Source_20_Text"><text:span text:style-name="T27"><text:s text:c="2"/>std::cout &lt;&lt; </text:span></text:span><text:span text:style-name="User_20_Entry"><text:span text:style-name="T27">"20 appears "</text:span></text:span><text:span text:style-name="Source_20_Text"><text:span text:style-name="T27"> &lt;&lt; mycount <text:s/>&lt;&lt; </text:span></text:span><text:span text:style-name="User_20_Entry"><text:span text:style-name="T27">" times.\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28"><text:span text:style-name="Source_20_Text"><text:span text:style-name="T11">Також існує функція пошуку </text:span></text:span><text:span text:style-name="Citation"><text:span text:style-name="T11">count_if , у формі count_if(pos1,pos2,fun) яка порівнює елементи за умовою, що задається предікатом fun.</text:span></text:span></text:p>
      <text:p text:style-name="P65"><text:span text:style-name="Citation"><text:span text:style-name="T11">// count_if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count_if</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bool</text:span></text:span><text:span text:style-name="Source_20_Text"><text:span text:style-name="T27"> IsOdd (</text:span></text:span><text:span text:style-name="Variable"><text:span text:style-name="T27">int</text:span></text:span><text:span text:style-name="Source_20_Text"><text:span text:style-name="T27"> i) { </text:span></text:span><text:span text:style-name="Variable"><text:span text:style-name="T27">return</text:span></text:span><text:span text:style-name="Source_20_Text"><text:span text:style-name="T27"> ((i%2)==1); }</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text:span></text:span></text:p>
      <text:p text:style-name="P62"><text:span text:style-name="Source_20_Text"><text:span text:style-name="T27"><text:s text:c="2"/></text:span></text:span><text:span text:style-name="Variable"><text:span text:style-name="T27">for</text:span></text:span><text:span text:style-name="Source_20_Text"><text:span text:style-name="T27"> (</text:span></text:span><text:span text:style-name="Variable"><text:span text:style-name="T27">int</text:span></text:span><text:span text:style-name="Source_20_Text"><text:span text:style-name="T27"> i=1; i&lt;10; i++) myvector.push_back(i); </text:span></text:span><text:span text:style-name="Citation"><text:span text:style-name="T27">// myvector: 1 2 3 4 5 6 7 8 9</text:span></text:span></text:p>
      <text:p text:style-name="P66"/>
      <text:p text:style-name="P62"><text:span text:style-name="Source_20_Text"><text:span text:style-name="T27"><text:s text:c="2"/></text:span></text:span><text:span text:style-name="Variable"><text:span text:style-name="T27">int</text:span></text:span><text:span text:style-name="Source_20_Text"><text:span text:style-name="T27"> mycount = count_if (myvector.begin(), myvector.end(), IsOdd);</text:span></text:span></text:p>
      <text:p text:style-name="P62"><text:span text:style-name="Source_20_Text"><text:span text:style-name="T27"><text:s text:c="2"/>std::cout &lt;&lt; </text:span></text:span><text:span text:style-name="User_20_Entry"><text:span text:style-name="T27">"myvector contains "</text:span></text:span><text:span text:style-name="Source_20_Text"><text:span text:style-name="T27"> &lt;&lt; mycount <text:s/>&lt;&lt; </text:span></text:span><text:span text:style-name="User_20_Entry"><text:span text:style-name="T27">" odd values.\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29"><text:span text:style-name="Source_20_Text"><text:span text:style-name="T12">Функція </text:span></text:span><text:span text:style-name="Citation"><text:span text:style-name="T11">mismatch</text:span></text:span></text:p>
      <text:p text:style-name="P29"><text:soft-page-break/><text:span text:style-name="Source_20_Text"><text:span text:style-name="T12">Функція </text:span></text:span><text:span text:style-name="Citation"><text:span text:style-name="T11">mismatch </text:span></text:span><text:span text:style-name="Citation"><text:span text:style-name="T12">у формах </text:span></text:span><text:span text:style-name="Citation"><text:span text:style-name="T11">mismatch</text:span></text:span><text:span text:style-name="Citation"><text:span text:style-name="T12">(pos1,pos2, col) та </text:span></text:span><text:span text:style-name="Citation"><text:span text:style-name="T11">mismatch</text:span></text:span><text:span text:style-name="Citation"><text:span text:style-name="T12">(pos1,pos2, col,fun) знаходтить елементи в двох посілідовностях (контейнерах), що не співпадають. Перша послідовність задається ітераторами початкової та кінцевої позиції, друга — параметром col. Вона повертає пару вхідних ітераторів, перший з яких вказує на першу позицію, що не співпадає в першому контейнері, а другий — в другому. </text:span></text:span></text:p>
      <text:p text:style-name="P65"><text:span text:style-name="Citation"><text:span text:style-name="T11">// mismatch algorithm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mismatch</text:span></text:span></text:p>
      <text:p text:style-name="P62"><text:span text:style-name="Definition"><text:span text:style-name="T27">#include &lt;vector&gt; <text:s text:c="6"/></text:span></text:span><text:span text:style-name="Citation"><text:span text:style-name="T27">// std::vector</text:span></text:span></text:p>
      <text:p text:style-name="P62"><text:span text:style-name="Definition"><text:span text:style-name="T27">#include &lt;utility&gt; <text:s text:c="5"/></text:span></text:span><text:span text:style-name="Citation"><text:span text:style-name="T27">// std::pair</text:span></text:span></text:p>
      <text:p text:style-name="P66"/>
      <text:p text:style-name="P62"><text:span text:style-name="Variable"><text:span text:style-name="T27">bool</text:span></text:span><text:span text:style-name="Source_20_Text"><text:span text:style-name="T27"> mypredicate (</text:span></text:span><text:span text:style-name="Variable"><text:span text:style-name="T27">int</text:span></text:span><text:span text:style-name="Source_20_Text"><text:span text:style-name="T27"> i, </text:span></text:span><text:span text:style-name="Variable"><text:span text:style-name="T27">int</text:span></text:span><text:span text:style-name="Source_20_Text"><text:span text:style-name="T27"> j) {</text:span></text:span></text:p>
      <text:p text:style-name="P62"><text:span text:style-name="Source_20_Text"><text:span text:style-name="T27"><text:s text:c="2"/></text:span></text:span><text:span text:style-name="Variable"><text:span text:style-name="T27">return</text:span></text:span><text:span text:style-name="Source_20_Text"><text:span text:style-name="T27"> (i==j);</text:span></text:span></text:p>
      <text:p text:style-name="P62"><text:span text:style-name="Source_20_Text"><text:span text:style-name="T27">}</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text:span></text:span></text:p>
      <text:p text:style-name="P62"><text:span text:style-name="Source_20_Text"><text:span text:style-name="T27"><text:s text:c="2"/></text:span></text:span><text:span text:style-name="Variable"><text:span text:style-name="T27">for</text:span></text:span><text:span text:style-name="Source_20_Text"><text:span text:style-name="T27"> (</text:span></text:span><text:span text:style-name="Variable"><text:span text:style-name="T27">int</text:span></text:span><text:span text:style-name="Source_20_Text"><text:span text:style-name="T27"> i=1; i&lt;6; i++) myvector.push_back (i*10); </text:span></text:span><text:span text:style-name="Citation"><text:span text:style-name="T27">// myvector: 10 20 30 40 50</text:span></text:span></text:p>
      <text:p text:style-name="P66"/>
      <text:p text:style-name="P62"><text:span text:style-name="Source_20_Text"><text:span text:style-name="T27"><text:s text:c="2"/></text:span></text:span><text:span text:style-name="Variable"><text:span text:style-name="T27">int</text:span></text:span><text:span text:style-name="Source_20_Text"><text:span text:style-name="T27"> myints[] = {10,20,80,320,1024}; <text:s text:c="15"/></text:span></text:span><text:span text:style-name="Citation"><text:span text:style-name="T27">// <text:s text:c="2"/>myints: 10 20 80 320 1024</text:span></text:span></text:p>
      <text:p text:style-name="P66"/>
      <text:p text:style-name="P62"><text:span text:style-name="Source_20_Text"><text:span text:style-name="T27"><text:s text:c="2"/>std::pair&lt;std::vector&lt;</text:span></text:span><text:span text:style-name="Variable"><text:span text:style-name="T27">int</text:span></text:span><text:span text:style-name="Source_20_Text"><text:span text:style-name="T27">&gt;::iterator,</text:span></text:span><text:span text:style-name="Variable"><text:span text:style-name="T27">int</text:span></text:span><text:span text:style-name="Source_20_Text"><text:span text:style-name="T27">*&gt; mypair;</text:span></text:span></text:p>
      <text:p text:style-name="P66"/>
      <text:p text:style-name="P62"><text:span text:style-name="Source_20_Text"><text:span text:style-name="T27"><text:s text:c="2"/></text:span></text:span><text:span text:style-name="Citation"><text:span text:style-name="T27">// using default comparison:</text:span></text:span></text:p>
      <text:p text:style-name="P62"><text:span text:style-name="Source_20_Text"><text:span text:style-name="T27"><text:s text:c="2"/>mypair = std::mismatch (myvector.begin(), myvector.end(), myints);</text:span></text:span></text:p>
      <text:p text:style-name="P62"><text:span text:style-name="Source_20_Text"><text:span text:style-name="T27"><text:s text:c="2"/>std::cout &lt;&lt; </text:span></text:span><text:span text:style-name="User_20_Entry"><text:span text:style-name="T27">"First mismatching elements: "</text:span></text:span><text:span text:style-name="Source_20_Text"><text:span text:style-name="T27"> &lt;&lt; *mypair.first;</text:span></text:span></text:p>
      <text:p text:style-name="P62"><text:span text:style-name="Source_20_Text"><text:span text:style-name="T27"><text:s text:c="2"/>std::cout &lt;&lt; </text:span></text:span><text:span text:style-name="User_20_Entry"><text:span text:style-name="T27">" and "</text:span></text:span><text:span text:style-name="Source_20_Text"><text:span text:style-name="T27"> &lt;&lt; *mypair.second &lt;&lt; </text:span></text:span><text:span text:style-name="User_20_Entry"><text:span text:style-name="T27">'\n'</text:span></text:span><text:span text:style-name="Source_20_Text"><text:span text:style-name="T27">;</text:span></text:span></text:p>
      <text:p text:style-name="P66"/>
      <text:p text:style-name="P62"><text:span text:style-name="Source_20_Text"><text:span text:style-name="T27"><text:s text:c="2"/>++mypair.first; ++mypair.second;</text:span></text:span></text:p>
      <text:p text:style-name="P66"/>
      <text:p text:style-name="P62"><text:span text:style-name="Source_20_Text"><text:span text:style-name="T27"><text:s text:c="2"/></text:span></text:span><text:span text:style-name="Citation"><text:span text:style-name="T27">// using predicate comparison:</text:span></text:span></text:p>
      <text:p text:style-name="P62"><text:soft-page-break/><text:span text:style-name="Source_20_Text"><text:span text:style-name="T27"><text:s text:c="2"/>mypair = std::mismatch (mypair.first, myvector.end(), mypair.second, mypredicate);</text:span></text:span></text:p>
      <text:p text:style-name="P62"><text:span text:style-name="Source_20_Text"><text:span text:style-name="T27"><text:s text:c="2"/>std::cout &lt;&lt; </text:span></text:span><text:span text:style-name="User_20_Entry"><text:span text:style-name="T27">"Second mismatching elements: "</text:span></text:span><text:span text:style-name="Source_20_Text"><text:span text:style-name="T27"> &lt;&lt; *mypair.first;</text:span></text:span></text:p>
      <text:p text:style-name="P62"><text:span text:style-name="Source_20_Text"><text:span text:style-name="T27"><text:s text:c="2"/>std::cout &lt;&lt; </text:span></text:span><text:span text:style-name="User_20_Entry"><text:span text:style-name="T27">" and "</text:span></text:span><text:span text:style-name="Source_20_Text"><text:span text:style-name="T27"> &lt;&lt; *mypair.second &lt;&lt; </text:span></text:span><text:span text:style-name="User_20_Entry"><text:span text:style-name="T27">'\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35"><text:span text:style-name="Source_20_Text"><text:span text:style-name="T18">Функція </text:span></text:span><text:span text:style-name="Source_20_Text"><text:span text:style-name="T31">equal</text:span></text:span></text:p>
      <text:p text:style-name="P30"><text:span text:style-name="Source_20_Text"><text:span text:style-name="T12">Функція </text:span></text:span><text:span text:style-name="Source_20_Text"><text:span text:style-name="T11">equal </text:span></text:span><text:span text:style-name="Source_20_Text"><text:span text:style-name="T13">на відміну від </text:span></text:span><text:span text:style-name="Citation"><text:span text:style-name="T11">mismatch </text:span></text:span><text:span text:style-name="Citation"><text:span text:style-name="T13">визначає чи співпадає вміст двох послідовностей.</text:span></text:span></text:p>
      <text:p text:style-name="P65"><text:span text:style-name="Citation"><text:span text:style-name="T11">// equal algorithm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equal</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bool</text:span></text:span><text:span text:style-name="Source_20_Text"><text:span text:style-name="T27"> mypredicate (</text:span></text:span><text:span text:style-name="Variable"><text:span text:style-name="T27">int</text:span></text:span><text:span text:style-name="Source_20_Text"><text:span text:style-name="T27"> i, </text:span></text:span><text:span text:style-name="Variable"><text:span text:style-name="T27">int</text:span></text:span><text:span text:style-name="Source_20_Text"><text:span text:style-name="T27"> j) {</text:span></text:span></text:p>
      <text:p text:style-name="P62"><text:span text:style-name="Source_20_Text"><text:span text:style-name="T27"><text:s text:c="2"/></text:span></text:span><text:span text:style-name="Variable"><text:span text:style-name="T27">return</text:span></text:span><text:span text:style-name="Source_20_Text"><text:span text:style-name="T27"> (i==j);</text:span></text:span></text:p>
      <text:p text:style-name="P62"><text:span text:style-name="Source_20_Text"><text:span text:style-name="T27">}</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Variable"><text:span text:style-name="T27">int</text:span></text:span><text:span text:style-name="Source_20_Text"><text:span text:style-name="T27"> myints[] = {20,40,60,80,100}; <text:s text:c="14"/></text:span></text:span><text:span text:style-name="Citation"><text:span text:style-name="T27">// <text:s text:c="2"/>myints: 20 40 60 80 100</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myvector (myints,myints+5); <text:s text:c="4"/></text:span></text:span><text:span text:style-name="Citation"><text:span text:style-name="T27">// myvector: 20 40 60 80 100</text:span></text:span></text:p>
      <text:p text:style-name="P66"/>
      <text:p text:style-name="P62"><text:span text:style-name="Source_20_Text"><text:span text:style-name="T27"><text:s text:c="2"/></text:span></text:span><text:span text:style-name="Citation"><text:span text:style-name="T27">// using default comparison:</text:span></text:span></text:p>
      <text:p text:style-name="P62"><text:span text:style-name="Source_20_Text"><text:span text:style-name="T27"><text:s text:c="2"/></text:span></text:span><text:span text:style-name="Variable"><text:span text:style-name="T27">if</text:span></text:span><text:span text:style-name="Source_20_Text"><text:span text:style-name="T27"> ( std::equal (myvector.begin(), myvector.end(), myints) )</text:span></text:span></text:p>
      <text:p text:style-name="P62"><text:span text:style-name="Source_20_Text"><text:span text:style-name="T27"><text:s text:c="4"/>std::cout &lt;&lt; </text:span></text:span><text:span text:style-name="User_20_Entry"><text:span text:style-name="T27">"The contents of both sequences are equal.\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pan text:style-name="Source_20_Text"><text:span text:style-name="T27"><text:s text:c="4"/>std::cout &lt;&lt; </text:span></text:span><text:span text:style-name="User_20_Entry"><text:span text:style-name="T27">"The contents of both sequences differ.\n"</text:span></text:span><text:span text:style-name="Source_20_Text"><text:span text:style-name="T27">;</text:span></text:span></text:p>
      <text:p text:style-name="P66"/>
      <text:p text:style-name="P62"><text:span text:style-name="Source_20_Text"><text:span text:style-name="T27"><text:s text:c="2"/>myvector[3]=81; <text:s text:c="32"/></text:span></text:span><text:span text:style-name="Citation"><text:span text:style-name="T27">// myvector: 20 40 60 81 100</text:span></text:span></text:p>
      <text:p text:style-name="P66"/>
      <text:p text:style-name="P62"><text:span text:style-name="Source_20_Text"><text:span text:style-name="T27"><text:s text:c="2"/></text:span></text:span><text:span text:style-name="Citation"><text:span text:style-name="T27">// using predicate comparison:</text:span></text:span></text:p>
      <text:p text:style-name="P62"><text:span text:style-name="Source_20_Text"><text:span text:style-name="T27"><text:s text:c="2"/></text:span></text:span><text:span text:style-name="Variable"><text:span text:style-name="T27">if</text:span></text:span><text:span text:style-name="Source_20_Text"><text:span text:style-name="T27"> ( std::equal (myvector.begin(), myvector.end(), myints, mypredicate) )</text:span></text:span></text:p>
      <text:p text:style-name="P62"><text:span text:style-name="Source_20_Text"><text:span text:style-name="T27"><text:s text:c="4"/>std::cout &lt;&lt; </text:span></text:span><text:span text:style-name="User_20_Entry"><text:span text:style-name="T27">"The contents of both sequences are equal.\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oft-page-break/><text:span text:style-name="Source_20_Text"><text:span text:style-name="T27"><text:s text:c="4"/>std::cout &lt;&lt; </text:span></text:span><text:span text:style-name="User_20_Entry"><text:span text:style-name="T27">"The contents of both sequences differ.\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36"><text:span text:style-name="Source_20_Text"><text:span text:style-name="T19">Функції </text:span></text:span><text:span text:style-name="Source_20_Text"><text:span text:style-name="T32">search, search_n</text:span></text:span></text:p>
      <text:p text:style-name="P36"><text:span text:style-name="Source_20_Text"><text:span text:style-name="T19">Функції </text:span></text:span><text:span text:style-name="Source_20_Text"><text:span text:style-name="T32">search, search_n — на відміну від функцій пошуку find</text:span></text:span><text:span text:style-name="Source_20_Text"><text:span text:style-name="T73">n та</text:span></text:span><text:span text:style-name="Source_20_Text"><text:span text:style-name="T32"> find_if, шука</text:span></text:span><text:span text:style-name="Source_20_Text"><text:span text:style-name="T73">ють</text:span></text:span><text:span text:style-name="Source_20_Text"><text:span text:style-name="T32"> не лише єдиний елемент, а діапазон чи колекцію та вида</text:span></text:span><text:span text:style-name="Source_20_Text"><text:span text:style-name="T73">ють</text:span></text:span><text:span text:style-name="Source_20_Text"><text:span text:style-name="T32"> реультат у вигляді однонапрвленого ітератору на перший знайдений елемент, або на кінцевий елемент, якщо цих елментів не було знайдено.</text:span></text:span></text:p>
      <text:p text:style-name="P70"><text:span text:style-name="Source_20_Text"><text:span text:style-name="T33">Інтерфейс ф</text:span></text:span><text:span text:style-name="Source_20_Text"><text:span text:style-name="T32">у</text:span></text:span><text:span text:style-name="Source_20_Text"><text:span text:style-name="T33">нкції:</text:span></text:span><text:span text:style-name="Source_20_Text"><text:span text:style-name="T32"> search (pos</text:span></text:span><text:span text:style-name="Source_20_Text"><text:span text:style-name="T33">1_</text:span></text:span><text:span text:style-name="Source_20_Text"><text:span text:style-name="T32">1,pos</text:span></text:span><text:span text:style-name="Source_20_Text"><text:span text:style-name="T33">1_</text:span></text:span><text:span text:style-name="Source_20_Text"><text:span text:style-name="T32">2, pos</text:span></text:span><text:span text:style-name="Source_20_Text"><text:span text:style-name="T33">2</text:span></text:span><text:span text:style-name="Source_20_Text"><text:span text:style-name="T32">_</text:span></text:span><text:span text:style-name="Source_20_Text"><text:span text:style-name="T33">1</text:span></text:span><text:span text:style-name="Source_20_Text"><text:span text:style-name="T32">, </text:span></text:span><text:span text:style-name="Source_20_Text"><text:span text:style-name="T33">pos2_2</text:span></text:span><text:span text:style-name="Source_20_Text"><text:span text:style-name="T32">)</text:span></text:span></text:p>
      <text:p text:style-name="P71"><text:span text:style-name="Citation"><text:span text:style-name="T32">// search algorithm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search</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bool</text:span></text:span><text:span text:style-name="Source_20_Text"><text:span text:style-name="T27"> mypredicate (</text:span></text:span><text:span text:style-name="Variable"><text:span text:style-name="T27">int</text:span></text:span><text:span text:style-name="Source_20_Text"><text:span text:style-name="T27"> i, </text:span></text:span><text:span text:style-name="Variable"><text:span text:style-name="T27">int</text:span></text:span><text:span text:style-name="Source_20_Text"><text:span text:style-name="T27"> j) {</text:span></text:span></text:p>
      <text:p text:style-name="P62"><text:span text:style-name="Source_20_Text"><text:span text:style-name="T27"><text:s text:c="2"/></text:span></text:span><text:span text:style-name="Variable"><text:span text:style-name="T27">return</text:span></text:span><text:span text:style-name="Source_20_Text"><text:span text:style-name="T27"> (i==j);</text:span></text:span></text:p>
      <text:p text:style-name="P62"><text:span text:style-name="Source_20_Text"><text:span text:style-name="T27">}</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haystack;</text:span></text:span></text:p>
      <text:p text:style-name="P66"/>
      <text:p text:style-name="P62"><text:span text:style-name="Source_20_Text"><text:span text:style-name="T27"><text:s text:c="2"/></text:span></text:span><text:span text:style-name="Citation"><text:span text:style-name="T27">// set some values: <text:s text:c="7"/>haystack: 10 20 30 40 50 60 70 80 90</text:span></text:span></text:p>
      <text:p text:style-name="P62"><text:span text:style-name="Source_20_Text"><text:span text:style-name="T27"><text:s text:c="2"/></text:span></text:span><text:span text:style-name="Variable"><text:span text:style-name="T27">for</text:span></text:span><text:span text:style-name="Source_20_Text"><text:span text:style-name="T27"> (</text:span></text:span><text:span text:style-name="Variable"><text:span text:style-name="T27">int</text:span></text:span><text:span text:style-name="Source_20_Text"><text:span text:style-name="T27"> i=1; i&lt;10; i++) haystack.push_back(i*10);</text:span></text:span></text:p>
      <text:p text:style-name="P66"/>
      <text:p text:style-name="P62"><text:span text:style-name="Source_20_Text"><text:span text:style-name="T27"><text:s text:c="2"/></text:span></text:span><text:span text:style-name="Citation"><text:span text:style-name="T27">// using default comparison:</text:span></text:span></text:p>
      <text:p text:style-name="P62"><text:span text:style-name="Source_20_Text"><text:span text:style-name="T27"><text:s text:c="2"/></text:span></text:span><text:span text:style-name="Variable"><text:span text:style-name="T27">int</text:span></text:span><text:span text:style-name="Source_20_Text"><text:span text:style-name="T27"> needle1[] = {40,50,60,70};</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iterator it;</text:span></text:span></text:p>
      <text:p text:style-name="P62"><text:span text:style-name="Source_20_Text"><text:span text:style-name="T27"><text:s text:c="2"/>it = std::search (haystack.begin(), haystack.end(), needle1, needle1+4);</text:span></text:span></text:p>
      <text:p text:style-name="P66"/>
      <text:p text:style-name="P62"><text:span text:style-name="Source_20_Text"><text:span text:style-name="T27"><text:s text:c="2"/></text:span></text:span><text:span text:style-name="Variable"><text:span text:style-name="T27">if</text:span></text:span><text:span text:style-name="Source_20_Text"><text:span text:style-name="T27"> (it!=haystack.end())</text:span></text:span></text:p>
      <text:p text:style-name="P62"><text:span text:style-name="Source_20_Text"><text:span text:style-name="T27"><text:s text:c="4"/>std::cout &lt;&lt; </text:span></text:span><text:span text:style-name="User_20_Entry"><text:span text:style-name="T27">"needle1 found at position "</text:span></text:span><text:span text:style-name="Source_20_Text"><text:span text:style-name="T27"> &lt;&lt; (it-haystack.begin()) &lt;&lt; </text:span></text:span><text:span text:style-name="User_20_Entry"><text:span text:style-name="T27">'\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oft-page-break/><text:span text:style-name="Source_20_Text"><text:span text:style-name="T27"><text:s text:c="4"/>std::cout &lt;&lt; </text:span></text:span><text:span text:style-name="User_20_Entry"><text:span text:style-name="T27">"needle1 not found\n"</text:span></text:span><text:span text:style-name="Source_20_Text"><text:span text:style-name="T27">;</text:span></text:span></text:p>
      <text:p text:style-name="P66"/>
      <text:p text:style-name="P62"><text:span text:style-name="Source_20_Text"><text:span text:style-name="T27"><text:s text:c="2"/></text:span></text:span><text:span text:style-name="Citation"><text:span text:style-name="T27">// using predicate comparison:</text:span></text:span></text:p>
      <text:p text:style-name="P62"><text:span text:style-name="Source_20_Text"><text:span text:style-name="T27"><text:s text:c="2"/></text:span></text:span><text:span text:style-name="Variable"><text:span text:style-name="T27">int</text:span></text:span><text:span text:style-name="Source_20_Text"><text:span text:style-name="T27"> needle2[] = {20,30,50};</text:span></text:span></text:p>
      <text:p text:style-name="P62"><text:span text:style-name="Source_20_Text"><text:span text:style-name="T27"><text:s text:c="2"/>it = std::search (haystack.begin(), haystack.end(), needle2, needle2+3, mypredicate);</text:span></text:span></text:p>
      <text:p text:style-name="P66"/>
      <text:p text:style-name="P62"><text:span text:style-name="Source_20_Text"><text:span text:style-name="T27"><text:s text:c="2"/></text:span></text:span><text:span text:style-name="Variable"><text:span text:style-name="T27">if</text:span></text:span><text:span text:style-name="Source_20_Text"><text:span text:style-name="T27"> (it!=haystack.end())</text:span></text:span></text:p>
      <text:p text:style-name="P62"><text:span text:style-name="Source_20_Text"><text:span text:style-name="T27"><text:s text:c="4"/>std::cout &lt;&lt; </text:span></text:span><text:span text:style-name="User_20_Entry"><text:span text:style-name="T27">"needle2 found at position "</text:span></text:span><text:span text:style-name="Source_20_Text"><text:span text:style-name="T27"> &lt;&lt; (it-haystack.begin()) &lt;&lt; </text:span></text:span><text:span text:style-name="User_20_Entry"><text:span text:style-name="T27">'\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pan text:style-name="Source_20_Text"><text:span text:style-name="T27"><text:s text:c="4"/>std::cout &lt;&lt; </text:span></text:span><text:span text:style-name="User_20_Entry"><text:span text:style-name="T27">"needle2 not found\n"</text:span></text:span><text:span text:style-name="Source_20_Text"><text:span text:style-name="T27">;</text:span></text:span></text:p>
      <text:p text:style-name="P66"/>
      <text:p text:style-name="P62"><text:span text:style-name="Source_20_Text"><text:span text:style-name="T27"><text:s text:c="2"/></text:span></text:span></text:p>
      <text:p text:style-name="P70"><text:span text:style-name="Source_20_Text"><text:span text:style-name="T32">Функц</text:span></text:span><text:span text:style-name="Source_20_Text"><text:span text:style-name="T33">ія </text:span></text:span><text:span text:style-name="Source_20_Text"><text:span text:style-name="T32">search_</text:span></text:span><text:span text:style-name="Source_20_Text"><text:span text:style-name="T33">n з інтерфейсом </text:span></text:span><text:span text:style-name="Source_20_Text"><text:span text:style-name="T32">search_</text:span></text:span><text:span text:style-name="Source_20_Text"><text:span text:style-name="T33">n</text:span></text:span><text:span text:style-name="Source_20_Text"><text:span text:style-name="T32"> (</text:span></text:span><text:span text:style-name="Source_20_Text"><text:span text:style-name="T33">where_pos</text:span></text:span><text:span text:style-name="Source_20_Text"><text:span text:style-name="T32">1,</text:span></text:span><text:span text:style-name="Source_20_Text"><text:span text:style-name="T33">where_pos</text:span></text:span><text:span text:style-name="Source_20_Text"><text:span text:style-name="T32">2, </text:span></text:span><text:span text:style-name="Source_20_Text"><text:span text:style-name="T33">count</text:span></text:span><text:span text:style-name="Source_20_Text"><text:span text:style-name="T32">, </text:span></text:span><text:span text:style-name="Source_20_Text"><text:span text:style-name="T33">val</text:span></text:span><text:span text:style-name="Source_20_Text"><text:span text:style-name="T32">)</text:span></text:span><text:span text:style-name="Source_20_Text"><text:span text:style-name="T33"> шукає чи вх</text:span></text:span><text:span text:style-name="Source_20_Text"><text:span text:style-name="T74">о</text:span></text:span><text:span text:style-name="Source_20_Text"><text:span text:style-name="T33">дить в даний діапазон count значень <text:s/>val. Якщо входить, то вона повертає ітератор на перше входження, інакше ітеатор на кінець.</text:span></text:span></text:p>
      <text:p text:style-name="P70"><text:span text:style-name="Citation"><text:span text:style-name="T33">// search_n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search_n</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bool</text:span></text:span><text:span text:style-name="Source_20_Text"><text:span text:style-name="T27"> mypredicate (</text:span></text:span><text:span text:style-name="Variable"><text:span text:style-name="T27">int</text:span></text:span><text:span text:style-name="Source_20_Text"><text:span text:style-name="T27"> i, </text:span></text:span><text:span text:style-name="Variable"><text:span text:style-name="T27">int</text:span></text:span><text:span text:style-name="Source_20_Text"><text:span text:style-name="T27"> j) {</text:span></text:span></text:p>
      <text:p text:style-name="P62"><text:span text:style-name="Source_20_Text"><text:span text:style-name="T27"><text:s text:c="2"/></text:span></text:span><text:span text:style-name="Variable"><text:span text:style-name="T27">return</text:span></text:span><text:span text:style-name="Source_20_Text"><text:span text:style-name="T27"> (i==j);</text:span></text:span></text:p>
      <text:p text:style-name="P62"><text:span text:style-name="Source_20_Text"><text:span text:style-name="T27">}</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Variable"><text:span text:style-name="T27">int</text:span></text:span><text:span text:style-name="Source_20_Text"><text:span text:style-name="T27"> myints[]={10,20,30,30,20,10,10,20};</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 (myints,myints+8);</text:span></text:span></text:p>
      <text:p text:style-name="P66"/>
      <text:p text:style-name="P62"><text:span text:style-name="Source_20_Text"><text:span text:style-name="T27"><text:s text:c="2"/>std::vector&lt;</text:span></text:span><text:span text:style-name="Variable"><text:span text:style-name="T27">int</text:span></text:span><text:span text:style-name="Source_20_Text"><text:span text:style-name="T27">&gt;::iterator it;</text:span></text:span></text:p>
      <text:p text:style-name="P66"/>
      <text:p text:style-name="P62"><text:span text:style-name="Source_20_Text"><text:span text:style-name="T27"><text:s text:c="2"/></text:span></text:span><text:span text:style-name="Citation"><text:span text:style-name="T27">// using default comparison:</text:span></text:span></text:p>
      <text:p text:style-name="P62"><text:span text:style-name="Source_20_Text"><text:span text:style-name="T27"><text:s text:c="2"/>it = std::search_n (myvector.begin(), myvector.end(), 2, 30);</text:span></text:span></text:p>
      <text:p text:style-name="P66"/>
      <text:p text:style-name="P62"><text:soft-page-break/><text:span text:style-name="Source_20_Text"><text:span text:style-name="T27"><text:s text:c="2"/></text:span></text:span><text:span text:style-name="Variable"><text:span text:style-name="T27">if</text:span></text:span><text:span text:style-name="Source_20_Text"><text:span text:style-name="T27"> (it!=myvector.end())</text:span></text:span></text:p>
      <text:p text:style-name="P62"><text:span text:style-name="Source_20_Text"><text:span text:style-name="T27"><text:s text:c="4"/>std::cout &lt;&lt; </text:span></text:span><text:span text:style-name="User_20_Entry"><text:span text:style-name="T27">"two 30s found at position "</text:span></text:span><text:span text:style-name="Source_20_Text"><text:span text:style-name="T27"> &lt;&lt; (it-myvector.begin()) &lt;&lt; </text:span></text:span><text:span text:style-name="User_20_Entry"><text:span text:style-name="T27">'\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pan text:style-name="Source_20_Text"><text:span text:style-name="T27"><text:s text:c="4"/>std::cout &lt;&lt; </text:span></text:span><text:span text:style-name="User_20_Entry"><text:span text:style-name="T27">"match not found\n"</text:span></text:span><text:span text:style-name="Source_20_Text"><text:span text:style-name="T27">;</text:span></text:span></text:p>
      <text:p text:style-name="P66"/>
      <text:p text:style-name="P62"><text:span text:style-name="Source_20_Text"><text:span text:style-name="T27"><text:s text:c="2"/></text:span></text:span><text:span text:style-name="Citation"><text:span text:style-name="T27">// using predicate comparison:</text:span></text:span></text:p>
      <text:p text:style-name="P62"><text:span text:style-name="Source_20_Text"><text:span text:style-name="T27"><text:s text:c="2"/>it = std::search_n (myvector.begin(), myvector.end(), 2, 10, mypredicate);</text:span></text:span></text:p>
      <text:p text:style-name="P66"/>
      <text:p text:style-name="P62"><text:span text:style-name="Source_20_Text"><text:span text:style-name="T27"><text:s text:c="2"/></text:span></text:span><text:span text:style-name="Variable"><text:span text:style-name="T27">if</text:span></text:span><text:span text:style-name="Source_20_Text"><text:span text:style-name="T27"> (it!=myvector.end())</text:span></text:span></text:p>
      <text:p text:style-name="P62"><text:span text:style-name="Source_20_Text"><text:span text:style-name="T27"><text:s text:c="4"/>std::cout &lt;&lt; </text:span></text:span><text:span text:style-name="User_20_Entry"><text:span text:style-name="T27">"two 10s found at position "</text:span></text:span><text:span text:style-name="Source_20_Text"><text:span text:style-name="T27"> &lt;&lt; </text:span></text:span><text:span text:style-name="Variable"><text:span text:style-name="T27">int</text:span></text:span><text:span text:style-name="Source_20_Text"><text:span text:style-name="T27">(it-myvector.begin()) &lt;&lt; </text:span></text:span><text:span text:style-name="User_20_Entry"><text:span text:style-name="T27">'\n'</text:span></text:span><text:span text:style-name="Source_20_Text"><text:span text:style-name="T27">;</text:span></text:span></text:p>
      <text:p text:style-name="P62"><text:span text:style-name="Source_20_Text"><text:span text:style-name="T27"><text:s text:c="2"/></text:span></text:span><text:span text:style-name="Variable"><text:span text:style-name="T27">else</text:span></text:span></text:p>
      <text:p text:style-name="P62"><text:span text:style-name="Source_20_Text"><text:span text:style-name="T27"><text:s text:c="4"/>std::cout &lt;&lt; </text:span></text:span><text:span text:style-name="User_20_Entry"><text:span text:style-name="T27">"match not found\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62"><text:span text:style-name="Source_20_Text"><text:span text:style-name="T27"/></text:span></text:p>
      <text:p text:style-name="P70"><text:span text:style-name="Source_20_Text"><text:span text:style-name="T33">Modifying sequence operations</text:span></text:span></text:p>
      <text:p text:style-name="P70"><text:span text:style-name="Source_20_Text"><text:span text:style-name="T33"/></text:span></text:p>
      <text:h text:style-name="P143" text:outline-level="1"><text:span text:style-name="Source_20_Text"><text:span text:style-name="T34">Функція </text:span></text:span><text:span text:style-name="Source_20_Text"><text:span text:style-name="T33">copy</text:span></text:span></text:h>
      <text:h text:style-name="P143" text:outline-level="1"><text:span text:style-name="Source_20_Text"><text:span text:style-name="T34">Функція </text:span></text:span><text:span text:style-name="Source_20_Text"><text:span text:style-name="T33">copy </text:span></text:span><text:span text:style-name="Source_20_Text"><text:span text:style-name="T34">призначена для копіюванн</text:span></text:span><text:span text:style-name="Source_20_Text"><text:span text:style-name="T65">я</text:span></text:span><text:span text:style-name="Source_20_Text"><text:span text:style-name="T34"> діапазону значеньв колекції у іншу колекцію:</text:span></text:span></text:h>
      <text:p text:style-name="P37"><text:span text:style-name="Source_20_Text"><text:span text:style-name="T34">Інтерфейс: copy ( pose1, pos2, result_pos), остання позиц</text:span></text:span><text:span text:style-name="Source_20_Text"><text:span text:style-name="T65">і</text:span></text:span><text:span text:style-name="Source_20_Text"><text:span text:style-name="T34">я вказує за яку позицію потрібно копіювати.</text:span></text:span></text:p>
      <text:p text:style-name="P72"><text:span text:style-name="Citation"><text:span text:style-name="T34">// copy algorithm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copy</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Variable"><text:span text:style-name="T27">int</text:span></text:span><text:span text:style-name="Source_20_Text"><text:span text:style-name="T27"> myints[]={10,20,30,40,50,60,70};</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 (7);</text:span></text:span></text:p>
      <text:p text:style-name="P66"/>
      <text:p text:style-name="P62"><text:span text:style-name="Source_20_Text"><text:span text:style-name="T27"><text:s text:c="2"/>std::copy ( myints, myints+7, myvector.begin() );</text:span></text:span></text:p>
      <text:p text:style-name="P66"/>
      <text:p text:style-name="P62"><text:soft-page-break/><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 = 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6"/>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h text:style-name="P143" text:outline-level="1"><text:span text:style-name="Source_20_Text"><text:span text:style-name="T35">Функція </text:span></text:span><text:span text:style-name="Source_20_Text"><text:span text:style-name="T34">copy_backward — </text:span></text:span><text:span text:style-name="Source_20_Text"><text:span text:style-name="T35">буде копіювати в зворотньому порядку. </text:span></text:span><text:span text:style-name="Source_20_Text"><text:span text:style-name="T36">В Сі++11 додали ще форми copy_n та copy_if</text:span></text:span></text:h>
      <text:p text:style-name="P38"><text:span text:style-name="Source_20_Text"><text:span text:style-name="T36"/></text:span></text:p>
      <text:p text:style-name="P39"><text:span text:style-name="Source_20_Text"><text:span text:style-name="T37">Методи swap та swap_ranges, iter_swap здійснюють обмін колекціями або діапазон</text:span></text:span><text:span text:style-name="Source_20_Text"><text:span text:style-name="T65">ів</text:span></text:span><text:span text:style-name="Source_20_Text"><text:span text:style-name="T37"> значень </text:span></text:span><text:span text:style-name="Source_20_Text"><text:span text:style-name="T38">або значеннями ітераторів.</text:span></text:span></text:p>
      <text:p text:style-name="P39"><text:span text:style-name="Source_20_Text"><text:span text:style-name="T38"/></text:span></text:p>
      <text:p text:style-name="P40"><text:span text:style-name="Source_20_Text"><text:span text:style-name="T39">Метод transform застосовє дану функцію до колекції(діапазону) або двох колекцій(діапазонів) та модифікує при цьому одну з них.</text:span></text:span></text:p>
      <text:p text:style-name="P73"><text:span text:style-name="Citation"><text:span text:style-name="T39">// transform algorithm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transform</text:span></text:span></text:p>
      <text:p text:style-name="P62"><text:span text:style-name="Definition"><text:span text:style-name="T27">#include &lt;vector&gt; <text:s text:c="6"/></text:span></text:span><text:span text:style-name="Citation"><text:span text:style-name="T27">// std::vector</text:span></text:span></text:p>
      <text:p text:style-name="P62"><text:span text:style-name="Definition"><text:span text:style-name="T27">#include &lt;functional&gt; <text:s text:c="2"/></text:span></text:span><text:span text:style-name="Citation"><text:span text:style-name="T27">// std::plus</text:span></text:span></text:p>
      <text:p text:style-name="P66"/>
      <text:p text:style-name="P62"><text:span text:style-name="Variable"><text:span text:style-name="T27">int</text:span></text:span><text:span text:style-name="Source_20_Text"><text:span text:style-name="T27"> op_increase (</text:span></text:span><text:span text:style-name="Variable"><text:span text:style-name="T27">int</text:span></text:span><text:span text:style-name="Source_20_Text"><text:span text:style-name="T27"> i) { </text:span></text:span><text:span text:style-name="Variable"><text:span text:style-name="T27">return</text:span></text:span><text:span text:style-name="Source_20_Text"><text:span text:style-name="T27"> ++i; }</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foo;</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bar;</text:span></text:span></text:p>
      <text:p text:style-name="P66"/>
      <text:p text:style-name="P62"><text:span text:style-name="Source_20_Text"><text:span text:style-name="T27"><text:s text:c="2"/></text:span></text:span><text:span text:style-name="Citation"><text:span text:style-name="T27">// set some values:</text:span></text:span></text:p>
      <text:p text:style-name="P62"><text:span text:style-name="Source_20_Text"><text:span text:style-name="T27"><text:s text:c="2"/></text:span></text:span><text:span text:style-name="Variable"><text:span text:style-name="T27">for</text:span></text:span><text:span text:style-name="Source_20_Text"><text:span text:style-name="T27"> (</text:span></text:span><text:span text:style-name="Variable"><text:span text:style-name="T27">int</text:span></text:span><text:span text:style-name="Source_20_Text"><text:span text:style-name="T27"> i=1; i&lt;6; i++)</text:span></text:span></text:p>
      <text:p text:style-name="P62"><text:span text:style-name="Source_20_Text"><text:span text:style-name="T27"><text:s text:c="4"/>foo.push_back (i*10); <text:s text:c="24"/></text:span></text:span><text:span text:style-name="Citation"><text:span text:style-name="T27">// foo: 10 20 30 40 50</text:span></text:span></text:p>
      <text:p text:style-name="P66"/>
      <text:p text:style-name="P62"><text:span text:style-name="Source_20_Text"><text:span text:style-name="T27"><text:s text:c="2"/>bar.resize(foo.size()); <text:s text:c="24"/></text:span></text:span><text:span text:style-name="Citation"><text:span text:style-name="T27">// allocate space</text:span></text:span></text:p>
      <text:p text:style-name="P66"><text:soft-page-break/></text:p>
      <text:p text:style-name="P62"><text:span text:style-name="Source_20_Text"><text:span text:style-name="T27"><text:s text:c="2"/>std::transform (foo.begin(), foo.end(), bar.begin(), op_increase);</text:span></text:span></text:p>
      <text:p text:style-name="P62"><text:span text:style-name="Source_20_Text"><text:span text:style-name="T27"><text:s text:c="50"/></text:span></text:span><text:span text:style-name="Citation"><text:span text:style-name="T27">// bar: 11 21 31 41 51</text:span></text:span></text:p>
      <text:p text:style-name="P66"/>
      <text:p text:style-name="P62"><text:span text:style-name="Source_20_Text"><text:span text:style-name="T27"><text:s text:c="2"/></text:span></text:span><text:span text:style-name="Citation"><text:span text:style-name="T27">// std::plus adds together its two arguments:</text:span></text:span></text:p>
      <text:p text:style-name="P62"><text:span text:style-name="Source_20_Text"><text:span text:style-name="T27"><text:s text:c="2"/>std::transform (foo.begin(), foo.end(), bar.begin(), foo.begin(), std::plus&lt;</text:span></text:span><text:span text:style-name="Variable"><text:span text:style-name="T27">int</text:span></text:span><text:span text:style-name="Source_20_Text"><text:span text:style-name="T27">&gt;());</text:span></text:span></text:p>
      <text:p text:style-name="P62"><text:span text:style-name="Source_20_Text"><text:span text:style-name="T27"><text:s text:c="50"/></text:span></text:span><text:span text:style-name="Citation"><text:span text:style-name="T27">// foo: 21 41 61 81 101</text:span></text:span></text:p>
      <text:p text:style-name="P66"/>
      <text:p text:style-name="P62"><text:span text:style-name="Source_20_Text"><text:span text:style-name="T27"><text:s text:c="2"/>std::cout &lt;&lt; </text:span></text:span><text:span text:style-name="User_20_Entry"><text:span text:style-name="T27">"foo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foo.begin(); it!=foo.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66"/>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h text:style-name="P144" text:outline-level="1"><text:span text:style-name="Source_20_Text"><text:span text:style-name="T40">Методи </text:span></text:span><text:span text:style-name="Source_20_Text"><text:span text:style-name="T39">replace, replace_if, replace_copy, replace_copy_</text:span></text:span><text:span text:style-name="Source_20_Text"><text:span text:style-name="T40">if змінюють вказане значення в колекції (у формах </text:span></text:span><text:span text:style-name="Source_20_Text"><text:span text:style-name="T39">replace_copy, replace_copy_</text:span></text:span><text:span text:style-name="Source_20_Text"><text:span text:style-name="T40">if одночасно модифікується і те значення яким модифіковане -тобто відбувається обмін значеннями)</text:span></text:span></text:h>
      <text:p text:style-name="P41"><text:span text:style-name="Source_20_Text"><text:span text:style-name="T40"/></text:span></text:p>
      <text:p text:style-name="P74"><text:span text:style-name="Citation"><text:span text:style-name="T40">// replace_copy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replace_copy</text:span></text:span></text:p>
      <text:p text:style-name="P62"><text:span text:style-name="Definition"><text:span text:style-name="T27">#include &lt;vector&gt; <text:s text:c="6"/></text:span></text:span><text:span text:style-name="Citation"><text:span text:style-name="T27">// std::vector</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Variable"><text:span text:style-name="T27">int</text:span></text:span><text:span text:style-name="Source_20_Text"><text:span text:style-name="T27"> myints[] = { 10, 20, 30, 30, 20, 10, 10, 20 };</text:span></text:span></text:p>
      <text:p text:style-name="P66"/>
      <text:p text:style-name="P62"><text:span text:style-name="Source_20_Text"><text:span text:style-name="T27"><text:s text:c="2"/>std::vector&lt;</text:span></text:span><text:span text:style-name="Variable"><text:span text:style-name="T27">int</text:span></text:span><text:span text:style-name="Source_20_Text"><text:span text:style-name="T27">&gt; myvector (8);</text:span></text:span></text:p>
      <text:p text:style-name="P62"><text:span text:style-name="Source_20_Text"><text:span text:style-name="T27"><text:s text:c="2"/>std::replace_copy (myints, myints+8, myvector.begin(), 20, 99);</text:span></text:span></text:p>
      <text:p text:style-name="P66"/>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oft-page-break/><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foo,bar;</text:span></text:span></text:p>
      <text:p text:style-name="P66"/>
      <text:p text:style-name="P62"><text:span text:style-name="Source_20_Text"><text:span text:style-name="T27"><text:s text:c="2"/></text:span></text:span><text:span text:style-name="Citation"><text:span text:style-name="T27">// set some values:</text:span></text:span></text:p>
      <text:p text:style-name="P62"><text:span text:style-name="Source_20_Text"><text:span text:style-name="T27"><text:s text:c="2"/></text:span></text:span><text:span text:style-name="Variable"><text:span text:style-name="T27">for</text:span></text:span><text:span text:style-name="Source_20_Text"><text:span text:style-name="T27"> (</text:span></text:span><text:span text:style-name="Variable"><text:span text:style-name="T27">int</text:span></text:span><text:span text:style-name="Source_20_Text"><text:span text:style-name="T27"> i=1; i&lt;10; i++) foo.push_back(i); <text:s text:c="9"/></text:span></text:span><text:span text:style-name="Citation"><text:span text:style-name="T27">// 1 2 3 4 5 6 7 8 9</text:span></text:span></text:p>
      <text:p text:style-name="P66"/>
      <text:p text:style-name="P62"><text:span text:style-name="Source_20_Text"><text:span text:style-name="T27"><text:s text:c="2"/>bar.resize(foo.size()); <text:s text:c="2"/></text:span></text:span><text:span text:style-name="Citation"><text:span text:style-name="T27">// allocate space</text:span></text:span></text:p>
      <text:p text:style-name="P62"><text:span text:style-name="Source_20_Text"><text:span text:style-name="T27"><text:s text:c="2"/>std::replace_copy_if (foo.begin(), foo.end(), bar.begin(), IsOdd, 0);</text:span></text:span></text:p>
      <text:p text:style-name="P62"><text:span text:style-name="Source_20_Text"><text:span text:style-name="T27"><text:s text:c="56"/></text:span></text:span><text:span text:style-name="Citation"><text:span text:style-name="T27">// 0 2 0 4 0 6 0 8 0</text:span></text:span></text:p>
      <text:p text:style-name="P66"/>
      <text:p text:style-name="P62"><text:span text:style-name="Source_20_Text"><text:span text:style-name="T27"><text:s text:c="2"/>std::cout &lt;&lt; </text:span></text:span><text:span text:style-name="User_20_Entry"><text:span text:style-name="T27">"ba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bar.begin(); it!=ba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62"><text:span text:style-name="Source_20_Text"><text:span text:style-name="T27">}</text:span></text:span></text:p>
      <text:p text:style-name="P75"><text:span text:style-name="Source_20_Text"><text:span text:style-name="T41">Методи </text:span></text:span><text:span text:style-name="Source_20_Text"><text:span text:style-name="T27">fill </text:span></text:span><text:span text:style-name="Source_20_Text"><text:span text:style-name="T41">та </text:span></text:span><text:span text:style-name="Source_20_Text"><text:span text:style-name="T27">fill_n </text:span></text:span><text:span text:style-name="Source_20_Text"><text:span text:style-name="T41">дозволяють шиводко ініціалізувати колекцію даними.</text:span></text:span></text:p>
      <text:p text:style-name="P75"><text:span text:style-name="Source_20_Text"><text:span text:style-name="T27"><text:s/>std::vector&lt;</text:span></text:span><text:span text:style-name="Variable"><text:span text:style-name="T27">int</text:span></text:span><text:span text:style-name="Source_20_Text"><text:span text:style-name="T27">&gt; myvector (8,10); <text:s text:c="7"/></text:span></text:span><text:span text:style-name="Citation"><text:span text:style-name="T27">// myvector: 10 10 10 10 10 10 10 10</text:span></text:span></text:p>
      <text:p text:style-name="P66"/>
      <text:p text:style-name="P62"><text:span text:style-name="Source_20_Text"><text:span text:style-name="T27"><text:s text:c="2"/>std::fill_n (myvector.begin(),4,20); <text:s text:c="4"/></text:span></text:span><text:span text:style-name="Citation"><text:span text:style-name="T27">// myvector: 20 20 20 20 10 10 10 10</text:span></text:span></text:p>
      <text:p text:style-name="P62"><text:span text:style-name="Source_20_Text"><text:span text:style-name="T27"><text:s text:c="2"/>std::fill_n (myvector.begin()+3,3,33); <text:s text:c="2"/></text:span></text:span><text:span text:style-name="Citation"><text:span text:style-name="T27">// myvector: 20 20 20 33 33 33 10 10</text:span></text:span></text:p>
      <text:p text:style-name="P66"/>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75"><text:span text:style-name="Source_20_Text"><text:span text:style-name="T27"/></text:span></text:p>
      <text:p text:style-name="P62"><text:span text:style-name="Source_20_Text"><text:span text:style-name="T27"><text:s text:c="2"/>std::fill (myvector.begin(),myvector.begin()+4,5); <text:s text:c="2"/></text:span></text:span><text:span text:style-name="Citation"><text:span text:style-name="T27">// myvector: 5 5 5 5 0 0 0 0</text:span></text:span></text:p>
      <text:p text:style-name="P62"><text:span text:style-name="Source_20_Text"><text:span text:style-name="T27"><text:s text:c="2"/>std::fill (myvector.begin()+3,myvector.end()-2,8); <text:s text:c="2"/></text:span></text:span><text:span text:style-name="Citation"><text:span text:style-name="T27">// myvector: 5 5 5 8 8 8 0 0</text:span></text:span></text:p>
      <text:p text:style-name="P66"/>
      <text:p text:style-name="P62"><text:soft-page-break/><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75"><text:span text:style-name="Source_20_Text"><text:span text:style-name="T27"/></text:span></text:p>
      <text:p text:style-name="P76"><text:span text:style-name="Source_20_Text"><text:span text:style-name="T42">Метод </text:span></text:span><text:span text:style-name="Source_20_Text"><text:span text:style-name="T27">generate </text:span></text:span><text:span text:style-name="Source_20_Text"><text:span text:style-name="T42">та</text:span></text:span><text:span text:style-name="Source_20_Text"><text:span text:style-name="T27"> generate_n </text:span></text:span><text:span text:style-name="Source_20_Text"><text:span text:style-name="T42">дозволяють ініціалізувати чи модифікувати колекцію за допомогою даної функції.</text:span></text:span></text:p>
      <text:p text:style-name="P76"><text:span text:style-name="Citation"><text:span text:style-name="T27">// generate algorithm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generate</text:span></text:span></text:p>
      <text:p text:style-name="P62"><text:span text:style-name="Definition"><text:span text:style-name="T27">#include &lt;vector&gt; <text:s text:c="6"/></text:span></text:span><text:span text:style-name="Citation"><text:span text:style-name="T27">// std::vector</text:span></text:span></text:p>
      <text:p text:style-name="P62"><text:span text:style-name="Definition"><text:span text:style-name="T27">#include &lt;ctime&gt; <text:s text:c="7"/></text:span></text:span><text:span text:style-name="Citation"><text:span text:style-name="T27">// std::time</text:span></text:span></text:p>
      <text:p text:style-name="P62"><text:span text:style-name="Definition"><text:span text:style-name="T27">#include &lt;cstdlib&gt; <text:s text:c="5"/></text:span></text:span><text:span text:style-name="Citation"><text:span text:style-name="T27">// std::rand, std::srand</text:span></text:span></text:p>
      <text:p text:style-name="P66"/>
      <text:p text:style-name="P62"><text:span text:style-name="Citation"><text:span text:style-name="T27">// function generator:</text:span></text:span></text:p>
      <text:p text:style-name="P62"><text:span text:style-name="Variable"><text:span text:style-name="T27">int</text:span></text:span><text:span text:style-name="Source_20_Text"><text:span text:style-name="T27"> RandomNumber () { </text:span></text:span><text:span text:style-name="Variable"><text:span text:style-name="T27">return</text:span></text:span><text:span text:style-name="Source_20_Text"><text:span text:style-name="T27"> (std::rand()%100); }</text:span></text:span></text:p>
      <text:p text:style-name="P66"/>
      <text:p text:style-name="P62"><text:span text:style-name="Citation"><text:span text:style-name="T27">// class generator:</text:span></text:span></text:p>
      <text:p text:style-name="P62"><text:span text:style-name="Variable"><text:span text:style-name="T27">struct</text:span></text:span><text:span text:style-name="Source_20_Text"><text:span text:style-name="T27"> c_unique {</text:span></text:span></text:p>
      <text:p text:style-name="P62"><text:span text:style-name="Source_20_Text"><text:span text:style-name="T27"><text:s text:c="2"/></text:span></text:span><text:span text:style-name="Variable"><text:span text:style-name="T27">int</text:span></text:span><text:span text:style-name="Source_20_Text"><text:span text:style-name="T27"> current;</text:span></text:span></text:p>
      <text:p text:style-name="P62"><text:span text:style-name="Source_20_Text"><text:span text:style-name="T27"><text:s text:c="2"/>c_unique() {current=0;}</text:span></text:span></text:p>
      <text:p text:style-name="P62"><text:span text:style-name="Source_20_Text"><text:span text:style-name="T27"><text:s text:c="2"/></text:span></text:span><text:span text:style-name="Variable"><text:span text:style-name="T27">int</text:span></text:span><text:span text:style-name="Source_20_Text"><text:span text:style-name="T27"> </text:span></text:span><text:span text:style-name="Variable"><text:span text:style-name="T27">operator</text:span></text:span><text:span text:style-name="Source_20_Text"><text:span text:style-name="T27">()() {</text:span></text:span><text:span text:style-name="Variable"><text:span text:style-name="T27">return</text:span></text:span><text:span text:style-name="Source_20_Text"><text:span text:style-name="T27"> ++current;}</text:span></text:span></text:p>
      <text:p text:style-name="P62"><text:span text:style-name="Source_20_Text"><text:span text:style-name="T27">} UniqueNumber;</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std::srand ( </text:span></text:span><text:span text:style-name="Variable"><text:span text:style-name="T27">unsigned</text:span></text:span><text:span text:style-name="Source_20_Text"><text:span text:style-name="T27"> ( std::time(0) ) );</text:span></text:span></text:p>
      <text:p text:style-name="P66"/>
      <text:p text:style-name="P62"><text:span text:style-name="Source_20_Text"><text:span text:style-name="T27"><text:s text:c="2"/>std::vector&lt;</text:span></text:span><text:span text:style-name="Variable"><text:span text:style-name="T27">int</text:span></text:span><text:span text:style-name="Source_20_Text"><text:span text:style-name="T27">&gt; myvector (8);</text:span></text:span></text:p>
      <text:p text:style-name="P66"/>
      <text:p text:style-name="P62"><text:span text:style-name="Source_20_Text"><text:span text:style-name="T27"><text:s text:c="2"/>std::generate (myvector.begin(), myvector.end(), RandomNumber);</text:span></text:span></text:p>
      <text:p text:style-name="P66"/>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oft-page-break/><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66"/>
      <text:p text:style-name="P62"><text:span text:style-name="Source_20_Text"><text:span text:style-name="T27"><text:s text:c="2"/>std::generate (myvector.begin(), myvector.end(), UniqueNumber);</text:span></text:span></text:p>
      <text:p text:style-name="P66"/>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62"><text:span text:style-name="Source_20_Text"><text:span text:style-name="T27"><text:s/></text:span></text:span></text:p>
      <text:p text:style-name="P62"><text:span text:style-name="Source_20_Text"><text:span text:style-name="T27"><text:s text:c="2"/></text:span></text:span><text:span text:style-name="Variable"><text:span text:style-name="T27">return</text:span></text:span><text:span text:style-name="Source_20_Text"><text:span text:style-name="T27"> 0;</text:span></text:span></text:p>
      <text:p text:style-name="P62"><text:span text:style-name="Source_20_Text"><text:span text:style-name="T27">}</text:span></text:span></text:p>
      <text:p text:style-name="P76"><text:span text:style-name="Source_20_Text"><text:span text:style-name="T27"/></text:span></text:p>
      <text:p text:style-name="P77"><text:span text:style-name="Source_20_Text"><text:span text:style-name="T43">Методи </text:span></text:span><text:span text:style-name="Source_20_Text"><text:span text:style-name="T27">remove, remove_</text:span></text:span><text:span text:style-name="Source_20_Text"><text:span text:style-name="T43">if, remove_copy, remove_copy_if — дозволяють видаляти елементи за значенням або по значенню предікату.</text:span></text:span><text:span text:style-name="Source_20_Text"><text:span text:style-name="T27"> </text:span></text:span><text:span text:style-name="Source_20_Text"><text:span text:style-name="T43"><text:s/></text:span></text:span></text:p>
      <text:p text:style-name="P77"><text:span text:style-name="Citation"><text:span text:style-name="T43">// remove_if example</text:span></text:span></text:p>
      <text:p text:style-name="P62"><text:span text:style-name="Definition"><text:span text:style-name="T27">#include &lt;iostream&gt; <text:s text:c="4"/></text:span></text:span><text:span text:style-name="Citation"><text:span text:style-name="T27">// std::cout</text:span></text:span></text:p>
      <text:p text:style-name="P62"><text:span text:style-name="Definition"><text:span text:style-name="T27">#include &lt;algorithm&gt; <text:s text:c="3"/></text:span></text:span><text:span text:style-name="Citation"><text:span text:style-name="T27">// std::remove_if</text:span></text:span></text:p>
      <text:p text:style-name="P66"/>
      <text:p text:style-name="P62"><text:span text:style-name="Variable"><text:span text:style-name="T27">bool</text:span></text:span><text:span text:style-name="Source_20_Text"><text:span text:style-name="T27"> IsOdd (</text:span></text:span><text:span text:style-name="Variable"><text:span text:style-name="T27">int</text:span></text:span><text:span text:style-name="Source_20_Text"><text:span text:style-name="T27"> i) { </text:span></text:span><text:span text:style-name="Variable"><text:span text:style-name="T27">return</text:span></text:span><text:span text:style-name="Source_20_Text"><text:span text:style-name="T27"> ((i%2)==1); }</text:span></text:span></text:p>
      <text:p text:style-name="P66"/>
      <text:p text:style-name="P62"><text:span text:style-name="Variable"><text:span text:style-name="T27">int</text:span></text:span><text:span text:style-name="Source_20_Text"><text:span text:style-name="T27"> main () {</text:span></text:span></text:p>
      <text:p text:style-name="P62"><text:span text:style-name="Source_20_Text"><text:span text:style-name="T27"><text:s text:c="2"/></text:span></text:span><text:span text:style-name="Variable"><text:span text:style-name="T27">int</text:span></text:span><text:span text:style-name="Source_20_Text"><text:span text:style-name="T27"> myints[] = {1,2,3,4,5,6,7,8,9}; <text:s text:c="11"/></text:span></text:span><text:span text:style-name="Citation"><text:span text:style-name="T27">// 1 2 3 4 5 6 7 8 9</text:span></text:span></text:p>
      <text:p text:style-name="P66"/>
      <text:p text:style-name="P62"><text:span text:style-name="Source_20_Text"><text:span text:style-name="T27"><text:s text:c="2"/></text:span></text:span><text:span text:style-name="Citation"><text:span text:style-name="T27">// bounds of range:</text:span></text:span></text:p>
      <text:p text:style-name="P62"><text:span text:style-name="Source_20_Text"><text:span text:style-name="T27"><text:s text:c="2"/></text:span></text:span><text:span text:style-name="Variable"><text:span text:style-name="T27">int</text:span></text:span><text:span text:style-name="Source_20_Text"><text:span text:style-name="T27">* pbegin = myints; <text:s text:c="25"/></text:span></text:span><text:span text:style-name="Citation"><text:span text:style-name="T27">// ^</text:span></text:span></text:p>
      <text:p text:style-name="P62"><text:span text:style-name="Source_20_Text"><text:span text:style-name="T27"><text:s text:c="2"/></text:span></text:span><text:span text:style-name="Variable"><text:span text:style-name="T27">int</text:span></text:span><text:span text:style-name="Source_20_Text"><text:span text:style-name="T27">* pend = myints+</text:span></text:span><text:span text:style-name="Variable"><text:span text:style-name="T27">sizeof</text:span></text:span><text:span text:style-name="Source_20_Text"><text:span text:style-name="T27">(myints)/</text:span></text:span><text:span text:style-name="Variable"><text:span text:style-name="T27">sizeof</text:span></text:span><text:span text:style-name="Source_20_Text"><text:span text:style-name="T27">(</text:span></text:span><text:span text:style-name="Variable"><text:span text:style-name="T27">int</text:span></text:span><text:span text:style-name="Source_20_Text"><text:span text:style-name="T27">); </text:span></text:span><text:span text:style-name="Citation"><text:span text:style-name="T27">// ^ <text:s text:c="16"/>^</text:span></text:span></text:p>
      <text:p text:style-name="P66"/>
      <text:p text:style-name="P62"><text:span text:style-name="Source_20_Text"><text:span text:style-name="T27"><text:s text:c="2"/>pend = std::remove_if (pbegin, pend, IsOdd); <text:s text:c="2"/></text:span></text:span><text:span text:style-name="Citation"><text:span text:style-name="T27">// 2 4 6 8 ? ? ? ? ?</text:span></text:span></text:p>
      <text:p text:style-name="P62"><text:span text:style-name="Source_20_Text"><text:span text:style-name="T27"><text:s text:c="49"/></text:span></text:span><text:span text:style-name="Citation"><text:span text:style-name="T27">// ^ <text:s text:c="6"/>^</text:span></text:span></text:p>
      <text:p text:style-name="P62"><text:span text:style-name="Source_20_Text"><text:span text:style-name="T27"><text:s text:c="2"/>std::cout &lt;&lt; </text:span></text:span><text:span text:style-name="User_20_Entry"><text:span text:style-name="T27">"the range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text:span></text:span><text:span text:style-name="Variable"><text:span text:style-name="T27">int</text:span></text:span><text:span text:style-name="Source_20_Text"><text:span text:style-name="T27">* p=pbegin; p!=pend; ++p)</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p;</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77"><text:span text:style-name="Source_20_Text"><text:span text:style-name="T43"><text:s text:c="2"/></text:span></text:span><text:span text:style-name="Variable"><text:span text:style-name="T43">int</text:span></text:span><text:span text:style-name="Source_20_Text"><text:span text:style-name="T43"> myints[] = {10,20,30,30,20,10,10,20}; <text:s text:c="5"/></text:span></text:span><text:span text:style-name="Citation"><text:span text:style-name="T43">// 10 20 30 30 20 10 10 20</text:span></text:span></text:p>
      <text:p text:style-name="P66"><text:soft-page-break/></text:p>
      <text:p text:style-name="P62"><text:span text:style-name="Source_20_Text"><text:span text:style-name="T27"><text:s text:c="2"/></text:span></text:span><text:span text:style-name="Citation"><text:span text:style-name="T27">// bounds of range:</text:span></text:span></text:p>
      <text:p text:style-name="P62"><text:span text:style-name="Source_20_Text"><text:span text:style-name="T27"><text:s text:c="2"/></text:span></text:span><text:span text:style-name="Variable"><text:span text:style-name="T27">int</text:span></text:span><text:span text:style-name="Source_20_Text"><text:span text:style-name="T27">* pbegin = myints; <text:s text:c="25"/></text:span></text:span><text:span text:style-name="Citation"><text:span text:style-name="T27">// ^</text:span></text:span></text:p>
      <text:p text:style-name="P62"><text:span text:style-name="Source_20_Text"><text:span text:style-name="T27"><text:s text:c="2"/></text:span></text:span><text:span text:style-name="Variable"><text:span text:style-name="T27">int</text:span></text:span><text:span text:style-name="Source_20_Text"><text:span text:style-name="T27">* pend = myints+</text:span></text:span><text:span text:style-name="Variable"><text:span text:style-name="T27">sizeof</text:span></text:span><text:span text:style-name="Source_20_Text"><text:span text:style-name="T27">(myints)/</text:span></text:span><text:span text:style-name="Variable"><text:span text:style-name="T27">sizeof</text:span></text:span><text:span text:style-name="Source_20_Text"><text:span text:style-name="T27">(</text:span></text:span><text:span text:style-name="Variable"><text:span text:style-name="T27">int</text:span></text:span><text:span text:style-name="Source_20_Text"><text:span text:style-name="T27">); </text:span></text:span><text:span text:style-name="Citation"><text:span text:style-name="T27">// ^ <text:s text:c="22"/>^</text:span></text:span></text:p>
      <text:p text:style-name="P66"/>
      <text:p text:style-name="P62"><text:span text:style-name="Source_20_Text"><text:span text:style-name="T27"><text:s text:c="2"/>pend = std::remove (pbegin, pend, 20); <text:s text:c="8"/></text:span></text:span><text:span text:style-name="Citation"><text:span text:style-name="T27">// 10 30 30 10 10 ? <text:s/>? <text:s/>?</text:span></text:span></text:p>
      <text:p text:style-name="P62"><text:span text:style-name="Source_20_Text"><text:span text:style-name="T27"><text:s text:c="49"/></text:span></text:span><text:span text:style-name="Citation"><text:span text:style-name="T27">// ^ <text:s text:c="13"/>^</text:span></text:span></text:p>
      <text:p text:style-name="P62"><text:span text:style-name="Source_20_Text"><text:span text:style-name="T27"><text:s text:c="2"/>std::cout &lt;&lt; </text:span></text:span><text:span text:style-name="User_20_Entry"><text:span text:style-name="T27">"range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text:span></text:span><text:span text:style-name="Variable"><text:span text:style-name="T27">int</text:span></text:span><text:span text:style-name="Source_20_Text"><text:span text:style-name="T27">* p=pbegin; p!=pend; ++p)</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p;</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77"><text:span text:style-name="Variable"><text:span text:style-name="T43">int</text:span></text:span><text:span text:style-name="Source_20_Text"><text:span text:style-name="T43"> myints[] = {1,2,3,4,5,6,7,8,9};</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 (9);</text:span></text:span></text:p>
      <text:p text:style-name="P66"/>
      <text:p text:style-name="P62"><text:span text:style-name="Source_20_Text"><text:span text:style-name="T27"><text:s text:c="2"/>std::remove_copy_if (myints,myints+9,myvector.begin(),IsOdd);</text:span></text:span></text:p>
      <text:p text:style-name="P66"/>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std::vector&lt;</text:span></text:span><text:span text:style-name="Variable"><text:span text:style-name="T27">int</text:span></text:span><text:span text:style-name="Source_20_Text"><text:span text:style-name="T27">&gt;::iterator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77"><text:span text:style-name="Source_20_Text"><text:span text:style-name="T43"/></text:span></text:p>
      <text:p text:style-name="P77"><text:span text:style-name="Source_20_Text"><text:span text:style-name="T43"/></text:span></text:p>
      <text:p text:style-name="P78"><text:span text:style-name="Source_20_Text"><text:span text:style-name="T44">Функції unique та unique_copy дозволяють видаляти послідовні однакові значення в послідовності</text:span></text:span></text:p>
      <text:p text:style-name="P78"><text:span text:style-name="Source_20_Text"><text:span text:style-name="T44"><text:s/></text:span></text:span><text:span text:style-name="Variable"><text:span text:style-name="T44">int</text:span></text:span><text:span text:style-name="Source_20_Text"><text:span text:style-name="T44"> myints[] = {10,20,20,20,30,30,20,20,10}; <text:s text:c="10"/></text:span></text:span><text:span text:style-name="Citation"><text:span text:style-name="T44">// 10 20 20 20 30 30 20 20 10</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 myvector (myints,myints+9);</text:span></text:span></text:p>
      <text:p text:style-name="P66"/>
      <text:p text:style-name="P62"><text:span text:style-name="Source_20_Text"><text:span text:style-name="T27"><text:s text:c="2"/></text:span></text:span><text:span text:style-name="Citation"><text:span text:style-name="T27">// using default comparison:</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iterator it;</text:span></text:span></text:p>
      <text:p text:style-name="P62"><text:span text:style-name="Source_20_Text"><text:span text:style-name="T27"><text:s text:c="2"/>it = std::unique (myvector.begin(), myvector.end()); <text:s text:c="2"/></text:span></text:span><text:span text:style-name="Citation"><text:span text:style-name="T27">// 10 20 30 20 10 ? <text:s/>? <text:s/>? <text:s/>?</text:span></text:span></text:p>
      <text:p text:style-name="P62"><text:span text:style-name="Source_20_Text"><text:span text:style-name="T27"><text:s text:c="57"/></text:span></text:span><text:span text:style-name="Citation"><text:span text:style-name="T27">// <text:s text:c="15"/>^</text:span></text:span></text:p>
      <text:p text:style-name="P66"/>
      <text:p text:style-name="P62"><text:span text:style-name="Source_20_Text"><text:span text:style-name="T27"><text:s text:c="2"/>myvector.resize( std::distance(myvector.begin(),it) ); </text:span></text:span><text:span text:style-name="Citation"><text:span text:style-name="T27">// 10 20 30 20 10</text:span></text:span></text:p>
      <text:p text:style-name="P66"><text:soft-page-break/></text:p>
      <text:p text:style-name="P62"><text:span text:style-name="Source_20_Text"><text:span text:style-name="T27"><text:s text:c="2"/></text:span></text:span><text:span text:style-name="Citation"><text:span text:style-name="T27">// using predicate comparison:</text:span></text:span></text:p>
      <text:p text:style-name="P62"><text:span text:style-name="Source_20_Text"><text:span text:style-name="T27"><text:s text:c="2"/>std::unique (myvector.begin(), myvector.end(), myfunction); <text:s text:c="2"/></text:span></text:span><text:span text:style-name="Citation"><text:span text:style-name="T27">// (no changes)</text:span></text:span></text:p>
      <text:p text:style-name="P66"/>
      <text:p text:style-name="P62"><text:span text:style-name="Source_20_Text"><text:span text:style-name="T27"><text:s text:c="2"/></text:span></text:span><text:span text:style-name="Citation"><text:span text:style-name="T27">// print out content:</text:span></text:span></text:p>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p>
      <text:p text:style-name="P78"><text:span text:style-name="Source_20_Text"><text:span text:style-name="T44"><text:s text:c="2"/></text:span></text:span><text:span text:style-name="Citation"><text:span text:style-name="T44">// using default comparison:</text:span></text:span></text:p>
      <text:p text:style-name="P62"><text:span text:style-name="Source_20_Text"><text:span text:style-name="T27"><text:s text:c="2"/>std::vector&lt;</text:span></text:span><text:span text:style-name="Variable"><text:span text:style-name="T27">int</text:span></text:span><text:span text:style-name="Source_20_Text"><text:span text:style-name="T27">&gt;::iterator it;</text:span></text:span></text:p>
      <text:p text:style-name="P62"><text:span text:style-name="Source_20_Text"><text:span text:style-name="T27"><text:s text:c="2"/>it=std::unique_copy (myints,myints+9,myvector.begin()); <text:s text:c="2"/></text:span></text:span><text:span text:style-name="Citation"><text:span text:style-name="T27">// 10 20 30 20 10 0 <text:s/>0 <text:s/>0 <text:s/>0</text:span></text:span></text:p>
      <text:p text:style-name="P62"><text:span text:style-name="Source_20_Text"><text:span text:style-name="T27"><text:s text:c="60"/></text:span></text:span><text:span text:style-name="Citation"><text:span text:style-name="T27">// <text:s text:c="15"/>^</text:span></text:span></text:p>
      <text:p text:style-name="P66"/>
      <text:p text:style-name="P62"><text:span text:style-name="Source_20_Text"><text:span text:style-name="T27"><text:s text:c="2"/>std::sort (myvector.begin(),it); <text:s text:c="25"/></text:span></text:span><text:span text:style-name="Citation"><text:span text:style-name="T27">// 10 10 20 20 30 0 <text:s/>0 <text:s/>0 <text:s/>0</text:span></text:span></text:p>
      <text:p text:style-name="P62"><text:span text:style-name="Source_20_Text"><text:span text:style-name="T27"><text:s text:c="60"/></text:span></text:span><text:span text:style-name="Citation"><text:span text:style-name="T27">// <text:s text:c="15"/>^</text:span></text:span></text:p>
      <text:p text:style-name="P66"/>
      <text:p text:style-name="P62"><text:span text:style-name="Source_20_Text"><text:span text:style-name="T27"><text:s text:c="2"/></text:span></text:span><text:span text:style-name="Citation"><text:span text:style-name="T27">// using predicate comparison:</text:span></text:span></text:p>
      <text:p text:style-name="P62"><text:span text:style-name="Source_20_Text"><text:span text:style-name="T27"><text:s text:c="2"/>it=std::unique_copy (myvector.begin(), it, myvector.begin(), myfunction);</text:span></text:span></text:p>
      <text:p text:style-name="P62"><text:span text:style-name="Source_20_Text"><text:span text:style-name="T27"><text:s text:c="60"/></text:span></text:span><text:span text:style-name="Citation"><text:span text:style-name="T27">// 10 20 30 20 30 0 <text:s/>0 <text:s/>0 <text:s/>0</text:span></text:span></text:p>
      <text:p text:style-name="P62"><text:span text:style-name="Source_20_Text"><text:span text:style-name="T27"><text:s text:c="60"/></text:span></text:span><text:span text:style-name="Citation"><text:span text:style-name="T27">// <text:s text:c="9"/>^</text:span></text:span></text:p>
      <text:p text:style-name="P66"/>
      <text:p text:style-name="P62"><text:span text:style-name="Source_20_Text"><text:span text:style-name="T27"><text:s text:c="2"/>myvector.resize( std::distance(myvector.begin(),it) ); <text:s text:c="3"/></text:span></text:span><text:span text:style-name="Citation"><text:span text:style-name="T27">// 10 20 30</text:span></text:span></text:p>
      <text:p text:style-name="P66"/>
      <text:p text:style-name="P62"><text:span text:style-name="Source_20_Text"><text:span text:style-name="T27"><text:s text:c="2"/></text:span></text:span><text:span text:style-name="Citation"><text:span text:style-name="T27">// print out content:</text:span></text:span></text:p>
      <text:p text:style-name="P62"><text:span text:style-name="Source_20_Text"><text:span text:style-name="T27"><text:s text:c="2"/>std::cout &lt;&lt; </text:span></text:span><text:span text:style-name="User_20_Entry"><text:span text:style-name="T27">"myvector contains:"</text:span></text:span><text:span text:style-name="Source_20_Text"><text:span text:style-name="T27">;</text:span></text:span></text:p>
      <text:p text:style-name="P62"><text:span text:style-name="Source_20_Text"><text:span text:style-name="T27"><text:s text:c="2"/></text:span></text:span><text:span text:style-name="Variable"><text:span text:style-name="T27">for</text:span></text:span><text:span text:style-name="Source_20_Text"><text:span text:style-name="T27"> (it=myvector.begin(); it!=myvector.end(); ++it)</text:span></text:span></text:p>
      <text:p text:style-name="P62"><text:span text:style-name="Source_20_Text"><text:span text:style-name="T27"><text:s text:c="4"/>std::cout &lt;&lt; </text:span></text:span><text:span text:style-name="User_20_Entry"><text:span text:style-name="T27">' '</text:span></text:span><text:span text:style-name="Source_20_Text"><text:span text:style-name="T27"> &lt;&lt; *it;</text:span></text:span></text:p>
      <text:p text:style-name="P62"><text:span text:style-name="Source_20_Text"><text:span text:style-name="T27"><text:s text:c="2"/>std::cout &lt;&lt; </text:span></text:span><text:span text:style-name="User_20_Entry"><text:span text:style-name="T27">'\n'</text:span></text:span><text:span text:style-name="Source_20_Text"><text:span text:style-name="T27">;</text:span></text:span></text:p>
      <text:p text:style-name="P78"><text:span text:style-name="Source_20_Text"><text:span text:style-name="T44"/></text:span></text:p>
      <text:p text:style-name="P78"><text:span text:style-name="Source_20_Text"><text:span text:style-name="T44"/></text:span></text:p>
      <text:p text:style-name="P79"><text:span text:style-name="Source_20_Text"><text:span text:style-name="T45">Методи reverse та reverse_copy — дозволяють інвертувати колекцію</text:span></text:span></text:p>
      <text:p text:style-name="P79"><text:soft-page-break/><text:span text:style-name="Source_20_Text"><text:span text:style-name="T45">Методи rotate та rotate_copy — роблять циклічний зсув колекції</text:span></text:span></text:p>
      <text:h text:style-name="P145" text:outline-level="1"><text:span text:style-name="Source_20_Text"><text:span text:style-name="T45">Метод random_shuffle — випадковим чином пермішує послідовність.</text:span></text:span></text:h>
      <text:p text:style-name="P42"><text:span text:style-name="Source_20_Text"><text:span text:style-name="T45">З Сі++11 додали також функцію shuffle, яка перемішує послідовність за допомогою даного генератору псевдовипадкових чисел</text:span></text:span></text:p>
      <text:p text:style-name="P42"><text:span text:style-name="Source_20_Text"><text:span text:style-name="T45"/></text:span></text:p>
      <text:p text:style-name="P42"><text:span text:style-name="Source_20_Text"><text:span text:style-name="T45"/></text:span></text:p>
      <text:p text:style-name="P132"><text:span text:style-name="Source_20_Text"><text:span text:style-name="T75">Операції розділення (</text:span></text:span><text:span text:style-name="Source_20_Text"><text:span text:style-name="T47">partition</text:span></text:span><text:span text:style-name="Source_20_Text"><text:span text:style-name="T75">s)</text:span></text:span></text:p>
      <text:p text:style-name="P45"><text:span text:style-name="Source_20_Text"><text:span text:style-name="T47"/></text:span></text:p>
      <text:h text:style-name="P146" text:outline-level="1"><text:span text:style-name="Source_20_Text"><text:span text:style-name="T47">partition</text:span></text:span></text:h>
      <text:p text:style-name="P96"/>
      <text:p text:style-name="P97"><text:span text:style-name="T105">Функція </text:span><text:span text:style-name="Source_20_Text"><text:span text:style-name="T47">partition </text:span></text:span><text:span text:style-name="Source_20_Text"><text:span text:style-name="T66">(pos1</text:span></text:span><text:span text:style-name="Source_20_Text"><text:span text:style-name="T93">,pos2, pred</text:span></text:span><text:span text:style-name="Source_20_Text"><text:span text:style-name="T66">)</text:span></text:span><text:span text:style-name="Source_20_Text"><text:span text:style-name="T47"> </text:span></text:span><text:span text:style-name="Source_20_Text"><text:span text:style-name="T66">модифікує діяапазон </text:span></text:span><text:span text:style-name="Source_20_Text"><text:span text:style-name="T78">[</text:span></text:span><text:span text:style-name="Source_20_Text"><text:span text:style-name="T66">pos1</text:span></text:span><text:span text:style-name="Source_20_Text"><text:span text:style-name="T78">,</text:span></text:span><text:span text:style-name="Source_20_Text"><text:span text:style-name="T66">pos2</text:span></text:span><text:span text:style-name="Source_20_Text"><text:span text:style-name="T78">) </text:span></text:span><text:span text:style-name="Source_20_Text"><text:span text:style-name="T93">таким чином</text:span></text:span><text:span text:style-name="Source_20_Text"><text:span text:style-name="T47">, </text:span></text:span><text:span text:style-name="Source_20_Text"><text:span text:style-name="T66">що елменти для яких предікат</text:span></text:span><text:span text:style-name="Source_20_Text"><text:span text:style-name="T47"> </text:span></text:span><text:span text:style-name="Source_20_Text"><text:span text:style-name="Variable"><text:span text:style-name="T47">pred</text:span></text:span></text:span><text:span text:style-name="Source_20_Text"><text:span text:style-name="T47"> </text:span></text:span><text:span text:style-name="Source_20_Text"><text:span text:style-name="T66">повертає</text:span></text:span><text:span text:style-name="Source_20_Text"><text:span text:style-name="T47"> </text:span></text:span><text:span text:style-name="Source_20_Text"><text:span text:style-name="T78">true</text:span></text:span><text:span text:style-name="Source_20_Text"><text:span text:style-name="T47"> </text:span></text:span><text:span text:style-name="Source_20_Text"><text:span text:style-name="T66">передують тим, де він повертає</text:span></text:span><text:span text:style-name="Source_20_Text"><text:span text:style-name="T47"> </text:span></text:span><text:span text:style-name="Source_20_Text"><text:span text:style-name="T78">false</text:span></text:span><text:span text:style-name="Source_20_Text"><text:span text:style-name="T47">. </text:span></text:span><text:span text:style-name="Source_20_Text"><text:span text:style-name="T66">Результат — ітератор, що вказує на перший елемент, який повертає</text:span></text:span><text:span text:style-name="Source_20_Text"><text:span text:style-name="T47"> </text:span></text:span><text:span text:style-name="Source_20_Text"><text:span text:style-name="T78">false </text:span></text:span><text:span text:style-name="Source_20_Text"><text:span text:style-name="T93">в новому діапазоні</text:span></text:span><text:span text:style-name="Source_20_Text"><text:span text:style-name="T66"> </text:span></text:span><text:span text:style-name="Source_20_Text"><text:span text:style-name="T47"><text:line-break/></text:span></text:span><text:span text:style-name="Source_20_Text"><text:span text:style-name="T66">Відносний порядок при цьому не зобвязаний зберігатися, якщо його потрібно зберегти використовується функція </text:span></text:span><text:a xlink:type="simple" xlink:href="http://cplusplus.com/stable_partition" text:style-name="Internet_20_link" text:visited-style-name="Visited_20_Internet_20_Link"><text:span text:style-name="Source_20_Text"><text:span text:style-name="Example"><text:span text:style-name="T78">stable_partition</text:span></text:span></text:span></text:a><text:span text:style-name="Source_20_Text"><text:span text:style-name="T47"> .<text:line-break/></text:span></text:span></text:p>
      <text:p text:style-name="P79"><text:span text:style-name="Citation"><text:span text:style-name="T79">// partition algorithm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partition</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IsOdd (</text:span><text:span text:style-name="Source_20_Text"><text:span text:style-name="Variable">int</text:span></text:span><text:span text:style-name="Source_20_Text"> i) { </text:span><text:span text:style-name="Source_20_Text"><text:span text:style-name="Variable">return</text:span></text:span><text:span text:style-name="Source_20_Text"> (i%2)==1;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myvector;</text:span></text:p>
      <text:p text:style-name="Preformatted_20_Text"/>
      <text:p text:style-name="Preformatted_20_Text"><text:span text:style-name="Source_20_Text"><text:s text:c="2"/></text:span><text:span text:style-name="Source_20_Text"><text:span text:style-name="Citation">// set some values:</text:span></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10; ++i) myvector.push_back(i); </text:span><text:span text:style-name="Source_20_Text"><text:span text:style-name="Citation">// 1 2 3 4 5 6 7 8 9</text:span></text:span></text:p>
      <text:p text:style-name="Preformatted_20_Text"/>
      <text:p text:style-name="Preformatted_20_Text"><text:span text:style-name="Source_20_Text"><text:s text:c="2"/>std::vector&lt;</text:span><text:span text:style-name="Source_20_Text"><text:span text:style-name="Variable">int</text:span></text:span><text:span text:style-name="Source_20_Text">&gt;::iterator bound;</text:span></text:p>
      <text:p text:style-name="Preformatted_20_Text"><text:span text:style-name="Source_20_Text"><text:s text:c="2"/>bound = std::partition (myvector.begin(), myvector.end(), IsOdd);</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odd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bou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even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bound;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oft-page-break/><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79"><text:span text:style-name="Citation"><text:span text:style-name="T79">// stable_partition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stable_partition</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IsOdd (</text:span><text:span text:style-name="Source_20_Text"><text:span text:style-name="Variable">int</text:span></text:span><text:span text:style-name="Source_20_Text"> i) { </text:span><text:span text:style-name="Source_20_Text"><text:span text:style-name="Variable">return</text:span></text:span><text:span text:style-name="Source_20_Text"> (i%2)==1;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myvector;</text:span></text:p>
      <text:p text:style-name="Preformatted_20_Text"/>
      <text:p text:style-name="Preformatted_20_Text"><text:span text:style-name="Source_20_Text"><text:s text:c="2"/></text:span><text:span text:style-name="Source_20_Text"><text:span text:style-name="Citation">// set some values:</text:span></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10; ++i) myvector.push_back(i); </text:span><text:span text:style-name="Source_20_Text"><text:span text:style-name="Citation">// 1 2 3 4 5 6 7 8 9</text:span></text:span></text:p>
      <text:p text:style-name="Preformatted_20_Text"/>
      <text:p text:style-name="Preformatted_20_Text"><text:span text:style-name="Source_20_Text"><text:s text:c="2"/>std::vector&lt;</text:span><text:span text:style-name="Source_20_Text"><text:span text:style-name="Variable">int</text:span></text:span><text:span text:style-name="Source_20_Text">&gt;::iterator bound;</text:span></text:p>
      <text:p text:style-name="Preformatted_20_Text"><text:span text:style-name="Source_20_Text"><text:s text:c="2"/>bound = std::stable_partition (myvector.begin(), myvector.end(), IsOdd);</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odd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bou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even element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bound;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80"><text:span text:style-name="Source_20_Text"><text:span text:style-name="T48">З Сі++11 додали також функції is_partitioned, partition_copy, partition_point</text:span></text:span></text:p>
      <text:p text:style-name="P80"><text:span text:style-name="Source_20_Text"><text:span text:style-name="T48"/></text:span></text:p>
      <text:p text:style-name="P80"><text:span text:style-name="Source_20_Text"><text:span text:style-name="T8">Sorting</text:span></text:span></text:p>
      <text:p text:style-name="P80"><text:span text:style-name="Source_20_Text"><text:span text:style-name="T48"/></text:span></text:p>
      <text:h text:style-name="P147" text:outline-level="1"><text:span text:style-name="Source_20_Text"><text:span text:style-name="T66">Функція </text:span></text:span><text:span text:style-name="Source_20_Text"><text:span text:style-name="T48">sort — </text:span></text:span><text:span text:style-name="Source_20_Text"><text:span text:style-name="T66">сортує за зростанням вказаний інтервал за вказаним бінарним предікатом (за замовченням — це стандартний або перевантажений оператор &lt;) </text:span></text:span></text:h>
      <text:h text:style-name="P148" text:outline-level="1"><text:span text:style-name="Source_20_Text"><text:span text:style-name="T48">stable_sort — </text:span></text:span><text:span text:style-name="Source_20_Text"><text:span text:style-name="T66">працює майже так саме як <text:s/></text:span></text:span><text:span text:style-name="Source_20_Text"><text:span text:style-name="T48">sort </text:span></text:span><text:span text:style-name="Source_20_Text"><text:span text:style-name="T66">але при цьому обовязково зберігається взаємний порядок елементів, для яких критерій порівняння визначав еквівалентність.</text:span></text:span></text:h>
      <text:p text:style-name="P98"><text:span text:style-name="Source_20_Text"><text:span text:style-name="T48"/></text:span></text:p>
      <text:p text:style-name="Preformatted_20_Text"><text:span text:style-name="Citation"><text:span text:style-name="T80">// stable_sor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stable_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compare_as_ints (</text:span><text:span text:style-name="Source_20_Text"><text:span text:style-name="Variable">double</text:span></text:span><text:span text:style-name="Source_20_Text"> i,</text:span><text:span text:style-name="Source_20_Text"><text:span text:style-name="Variable">double</text:span></text:span><text:span text:style-name="Source_20_Text"> j)</text:span></text:p>
      <text:p text:style-name="Preformatted_20_Text"><text:soft-page-break/><text:span text:style-name="Source_20_Text">{</text:span></text:p>
      <text:p text:style-name="Preformatted_20_Text"><text:span text:style-name="Source_20_Text"><text:s text:c="2"/></text:span><text:span text:style-name="Source_20_Text"><text:span text:style-name="Variable">return</text:span></text:span><text:span text:style-name="Source_20_Text"> (</text:span><text:span text:style-name="Source_20_Text"><text:span text:style-name="Variable">int</text:span></text:span><text:span text:style-name="Source_20_Text">(i)&lt;</text:span><text:span text:style-name="Source_20_Text"><text:span text:style-name="Variable">int</text:span></text:span><text:span text:style-name="Source_20_Text">(j));</text:span></text:p>
      <text:p text:style-name="Preformatted_20_Text"><text:span text:style-name="Source_20_Tex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double</text:span></text:span><text:span text:style-name="Source_20_Text"> mydoubles[] = {3.14, 1.41, 2.72, 4.67, 1.73, 1.32, 1.62, 2.58};</text:span></text:p>
      <text:p text:style-name="Preformatted_20_Text"/>
      <text:p text:style-name="Preformatted_20_Text"><text:span text:style-name="Source_20_Text"><text:s text:c="2"/>std::vector&lt;</text:span><text:span text:style-name="Source_20_Text"><text:span text:style-name="Variable">double</text:span></text:span><text:span text:style-name="Source_20_Text">&gt; myvector;</text:span></text:p>
      <text:p text:style-name="Preformatted_20_Text"/>
      <text:p text:style-name="Preformatted_20_Text"><text:span text:style-name="Source_20_Text"><text:s text:c="2"/>myvector.assign(mydoubles,mydoubles+8);</text:span></text:p>
      <text:p text:style-name="Preformatted_20_Text"/>
      <text:p text:style-name="Preformatted_20_Text"><text:span text:style-name="Source_20_Text"><text:s text:c="2"/>std::cout &lt;&lt; </text:span><text:span text:style-name="Source_20_Text"><text:span text:style-name="User_20_Entry">"using default comparison:"</text:span></text:span><text:span text:style-name="Source_20_Text">;</text:span></text:p>
      <text:p text:style-name="Preformatted_20_Text"><text:span text:style-name="Source_20_Text"><text:s text:c="2"/>std::stable_sort (myvector.begin(), myvector.end());</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double</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myvector.assign(mydoubles,mydoubles+8);</text:span></text:p>
      <text:p text:style-name="Preformatted_20_Text"/>
      <text:p text:style-name="Preformatted_20_Text"><text:span text:style-name="Source_20_Text"><text:s text:c="2"/>std::cout &lt;&lt; </text:span><text:span text:style-name="Source_20_Text"><text:span text:style-name="User_20_Entry">"using 'compare_as_ints' :"</text:span></text:span><text:span text:style-name="Source_20_Text">;</text:span></text:p>
      <text:p text:style-name="Preformatted_20_Text"><text:span text:style-name="Source_20_Text"><text:s text:c="2"/>std::stable_sort (myvector.begin(), myvector.end(), compare_as_ints);</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double</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Heading_20_1" text:outline-level="1"><text:span text:style-name="Source_20_Text"><text:span text:style-name="T48">partial_sort</text:span></text:span></text:h>
      <text:p text:style-name="Text_20_body"><text:span text:style-name="Source_20_Text"><text:span text:style-name="T48"/></text:span></text:p>
      <text:p text:style-name="P3"><text:span text:style-name="Source_20_Text"><text:span text:style-name="T66">Функція часткового сортування </text:span></text:span><text:span text:style-name="Source_20_Text"><text:span text:style-name="T48">partial_sort </text:span></text:span><text:span text:style-name="Source_20_Text"><text:span text:style-name="T66">(pos1,middle,pos2) та <text:s/></text:span></text:span><text:span text:style-name="Source_20_Text"><text:span text:style-name="T48">partial_sort </text:span></text:span><text:span text:style-name="Source_20_Text"><text:span text:style-name="T66">(pos1, middle, pos2, <text:s text:c="2"/>comp) —</text:span></text:span><text:span text:style-name="Source_20_Text"><text:span text:style-name="T48"> </text:span></text:span><text:span text:style-name="Source_20_Text"><text:span text:style-name="T66">сортує елементи діапазону таким чином, що елементи перед</text:span></text:span><text:span text:style-name="Source_20_Text"><text:span text:style-name="T48"> </text:span></text:span><text:span text:style-name="Source_20_Text"><text:span text:style-name="Variable"><text:span text:style-name="T48">middle</text:span></text:span></text:span><text:span text:style-name="Source_20_Text"><text:span text:style-name="T48"> <text:s/></text:span></text:span><text:span text:style-name="Source_20_Text"><text:span text:style-name="T66">сатють</text:span></text:span><text:span text:style-name="Source_20_Text"><text:span text:style-name="T48"> </text:span></text:span><text:span text:style-name="Source_20_Text"><text:span text:style-name="T66">найменшими елементами діапазону та відсортовані за неспадінням</text:span></text:span><text:span text:style-name="Source_20_Text"><text:span text:style-name="T48">.<text:line-break/></text:span></text:span><text:span text:style-name="Source_20_Text"><text:span text:style-name="T66">Критерій порівняння - </text:span></text:span><text:span text:style-name="Source_20_Text"><text:span text:style-name="T48"><text:s/></text:span></text:span><text:span text:style-name="Source_20_Text"><text:span text:style-name="T80">operator&lt;</text:span></text:span><text:span text:style-name="Source_20_Text"><text:span text:style-name="T48"> </text:span></text:span><text:span text:style-name="Source_20_Text"><text:span text:style-name="T66">для першої версії та бінарний предікат </text:span></text:span><text:span text:style-name="Source_20_Text"><text:span text:style-name="Variable"><text:span text:style-name="T48">comp</text:span></text:span></text:span><text:span text:style-name="Source_20_Text"><text:span text:style-name="T48"> </text:span></text:span><text:span text:style-name="Source_20_Text"><text:span text:style-name="T66">для другої</text:span></text:span><text:span text:style-name="Source_20_Text"><text:span text:style-name="T48">.</text:span></text:span></text:p>
      <text:p text:style-name="P80"><text:span text:style-name="Source_20_Text"><text:span text:style-name="T48"/></text:span></text:p>
      <text:p text:style-name="P80"><text:span text:style-name="Citation"><text:span text:style-name="T80">// partial_sor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partial_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9,8,7,6,5,4,3,2,1};</text:span></text:p>
      <text:p text:style-name="Preformatted_20_Text"><text:span text:style-name="Source_20_Text"><text:s text:c="2"/>std::vector&lt;</text:span><text:span text:style-name="Source_20_Text"><text:span text:style-name="Variable">int</text:span></text:span><text:span text:style-name="Source_20_Text">&gt; myvector (myints, myints+9);</text:span></text:p>
      <text:p text:style-name="Preformatted_20_Text"><text:soft-page-break/></text:p>
      <text:p text:style-name="Preformatted_20_Text"><text:span text:style-name="Source_20_Text"><text:s text:c="2"/></text:span><text:span text:style-name="Source_20_Text"><text:span text:style-name="Citation">// using default comparison (operator &lt;):</text:span></text:span></text:p>
      <text:p text:style-name="Preformatted_20_Text"><text:span text:style-name="Source_20_Text"><text:s text:c="2"/>std::partial_sort (myvector.begin(), myvector.begin()+5, myvector.end());</text:span></text:p>
      <text:p text:style-name="Preformatted_20_Text"/>
      <text:p text:style-name="Preformatted_20_Text"><text:span text:style-name="Source_20_Text"><text:s text:c="2"/></text:span><text:span text:style-name="Source_20_Text"><text:span text:style-name="Citation">// using function as comp</text:span></text:span></text:p>
      <text:p text:style-name="Preformatted_20_Text"><text:span text:style-name="Source_20_Text"><text:s text:c="2"/>std::partial_sort (myvector.begin(), myvector.begin()+5, myvector.end(),myfunction);</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myvector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P148" text:outline-level="1"><text:span text:style-name="Source_20_Text"><text:span text:style-name="T25">partial_sort_copy — </text:span></text:span><text:span text:style-name="Source_20_Text"><text:span text:style-name="T26">таке саме як </text:span></text:span><text:span text:style-name="Source_20_Text"><text:span text:style-name="T25">partial_sort, </text:span></text:span><text:span text:style-name="Source_20_Text"><text:span text:style-name="T26">але зберігає невдсортовану частину</text:span></text:span></text:h>
      <text:p text:style-name="P80"><text:span text:style-name="Source_20_Text"><text:span text:style-name="T48"/></text:span></text:p>
      <text:p text:style-name="P80"><text:span text:style-name="Source_20_Text"><text:span text:style-name="T48"/></text:span></text:p>
      <text:h text:style-name="P147" text:outline-level="1"><text:span text:style-name="Source_20_Text"><text:span text:style-name="T48">nth_element</text:span></text:span></text:h>
      <text:p text:style-name="P98"/>
      <text:h text:style-name="P149" text:outline-level="1"><text:span text:style-name="Source_20_Text"><text:span text:style-name="T48">nth_element</text:span></text:span><text:span text:style-name="Source_20_Text"><text:span text:style-name="T66">(pos1,middle,pos2) </text:span></text:span><text:span text:style-name="Source_20_Text"><text:span text:style-name="T67">модифікує діапазое таким чином, що елемент на позиції </text:span></text:span><text:span text:style-name="Source_20_Text"><text:span text:style-name="T66">middle </text:span></text:span><text:span text:style-name="Source_20_Text"><text:span text:style-name="T67">займає ту позицію, яка в нього була би в відсортованому масиві</text:span></text:span><text:span text:style-name="Source_20_Text"><text:span text:style-name="T48">.<text:line-break/></text:span></text:span></text:h>
      <text:p text:style-name="Preformatted_20_Text"><text:span text:style-name="Citation"><text:span text:style-name="T80">// nth_elemen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nth_element, std::random_shuffle</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myvector;</text:span></text:p>
      <text:p text:style-name="Preformatted_20_Text"/>
      <text:p text:style-name="Preformatted_20_Text"><text:span text:style-name="Source_20_Text"><text:s text:c="2"/></text:span><text:span text:style-name="Source_20_Text"><text:span text:style-name="Citation">// set some values:</text:span></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1; i&lt;10; i++) myvector.push_back(i); <text:s text:c="2"/></text:span><text:span text:style-name="Source_20_Text"><text:span text:style-name="Citation">// 1 2 3 4 5 6 7 8 9</text:span></text:span></text:p>
      <text:p text:style-name="Preformatted_20_Text"/>
      <text:p text:style-name="Preformatted_20_Text"><text:span text:style-name="Source_20_Text"><text:s text:c="2"/>std::random_shuffle (myvector.begin(), myvector.end());</text:span></text:p>
      <text:p text:style-name="Preformatted_20_Text"/>
      <text:p text:style-name="Preformatted_20_Text"><text:span text:style-name="Source_20_Text"><text:s text:c="2"/></text:span><text:span text:style-name="Source_20_Text"><text:span text:style-name="Citation">// using default comparison (operator &lt;):</text:span></text:span></text:p>
      <text:p text:style-name="Preformatted_20_Text"><text:span text:style-name="Source_20_Text"><text:s text:c="2"/>std::nth_element (myvector.begin(), myvector.begin()+5, myvector.end());</text:span></text:p>
      <text:p text:style-name="Preformatted_20_Text"/>
      <text:p text:style-name="Preformatted_20_Text"><text:span text:style-name="Source_20_Text"><text:s text:c="2"/></text:span><text:span text:style-name="Source_20_Text"><text:span text:style-name="Citation">// using function as comp</text:span></text:span></text:p>
      <text:p text:style-name="Preformatted_20_Text"><text:span text:style-name="Source_20_Text"><text:s text:c="2"/>std::nth_element (myvector.begin(), myvector.begin()+5, myvector.end(),myfunction);</text:span></text:p>
      <text:p text:style-name="Preformatted_20_Text"/>
      <text:p text:style-name="Preformatted_20_Text"><text:span text:style-name="Source_20_Text"><text:s text:c="2"/></text:span><text:span text:style-name="Source_20_Text"><text:span text:style-name="Citation">// print out content:</text:span></text:span></text:p>
      <text:p text:style-name="Preformatted_20_Text"><text:span text:style-name="Source_20_Text"><text:s text:c="2"/>std::cout &lt;&lt; </text:span><text:span text:style-name="Source_20_Text"><text:span text:style-name="User_20_Entry">"myvector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std::vector&lt;</text:span><text:span text:style-name="Source_20_Text"><text:span text:style-name="Variable">int</text:span></text:span><text:span text:style-name="Source_20_Text">&gt;::iterator it=myvector.begin(); it!=myvector.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oft-page-break/><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110"><text:span text:style-name="Source_20_Text"><text:span text:style-name="T49">З </text:span></text:span><text:span text:style-name="Source_20_Text"><text:span text:style-name="T67">С</text:span></text:span><text:span text:style-name="Source_20_Text"><text:span text:style-name="T49">і++11 додали is_sorted, is_sorted_until — </text:span></text:span><text:span text:style-name="Source_20_Text"><text:span text:style-name="T67">які визначають чи відсортований даний діапазон або чи відсортований він до деякого елементу.</text:span></text:span></text:p>
      <text:p text:style-name="P110"><text:span text:style-name="Source_20_Text"><text:span text:style-name="T49"/></text:span></text:p>
      <text:p text:style-name="P110"><text:span text:style-name="Source_20_Text"><text:span text:style-name="T49"/></text:span></text:p>
      <text:p text:style-name="P111"><text:span text:style-name="Source_20_Text"><text:span text:style-name="T50">Бінарний пошук</text:span></text:span></text:p>
      <text:p text:style-name="P111"><text:span text:style-name="Source_20_Text"><text:span text:style-name="T50"/></text:span></text:p>
      <text:p text:style-name="P111"><text:span text:style-name="Source_20_Text"><text:span text:style-name="T50">Алгоритми бінарного пошуку працюють на відсортованих або частково відсортованих колекціях</text:span></text:span></text:p>
      <text:p text:style-name="P111"><text:span text:style-name="Source_20_Text"><text:span text:style-name="T50"/></text:span></text:p>
      <text:h text:style-name="P136" text:outline-level="1"><text:span text:style-name="Source_20_Text"><text:span text:style-name="T50">binary_search</text:span></text:span></text:h>
      <text:p text:style-name="P111"><text:span text:style-name="Source_20_Text"><text:span text:style-name="T50">Виконує бінарний пошук даного елемента в послідовності.</text:span></text:span></text:p>
      <text:p text:style-name="P111"><text:span text:style-name="Source_20_Text"><text:span text:style-name="T50"/></text:span></text:p>
      <text:p text:style-name="P101"><text:span text:style-name="Citation"><text:span text:style-name="T81">// binary_search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binary_search,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2,3,4,5,4,3,2,1};</text:span></text:p>
      <text:p text:style-name="Preformatted_20_Text"><text:span text:style-name="Source_20_Text"><text:s text:c="2"/>std::vector&lt;</text:span><text:span text:style-name="Source_20_Text"><text:span text:style-name="Variable">int</text:span></text:span><text:span text:style-name="Source_20_Text">&gt; v(myints,myints+9); <text:s text:c="24"/></text:span><text:span text:style-name="Source_20_Text"><text:span text:style-name="Citation">// 1 2 3 4 5 4 3 2 1</text:span></text:span></text:p>
      <text:p text:style-name="Preformatted_20_Text"/>
      <text:p text:style-name="Preformatted_20_Text"><text:span text:style-name="Source_20_Text"><text:s text:c="2"/></text:span><text:span text:style-name="Source_20_Text"><text:span text:style-name="Citation">// using default comparison:</text:span></text:span></text:p>
      <text:p text:style-name="Preformatted_20_Text"><text:span text:style-name="Source_20_Text"><text:s text:c="2"/>std::sort (v.begin(), v.end());</text:span></text:p>
      <text:p text:style-name="Preformatted_20_Text"/>
      <text:p text:style-name="Preformatted_20_Text"><text:span text:style-name="Source_20_Text"><text:s text:c="2"/>std::cout &lt;&lt; </text:span><text:span text:style-name="Source_20_Text"><text:span text:style-name="User_20_Entry">"looking for a 3... "</text:span></text:span><text:span text:style-name="Source_20_Text">;</text:span></text:p>
      <text:p text:style-name="Preformatted_20_Text"><text:span text:style-name="Source_20_Text"><text:s text:c="2"/></text:span><text:span text:style-name="Source_20_Text"><text:span text:style-name="Variable">if</text:span></text:span><text:span text:style-name="Source_20_Text"> (std::binary_search (v.begin(), v.end(), 3))</text:span></text:p>
      <text:p text:style-name="Preformatted_20_Text"><text:span text:style-name="Source_20_Text"><text:s text:c="4"/>std::cout &lt;&lt; </text:span><text:span text:style-name="Source_20_Text"><text:span text:style-name="User_20_Entry">"found!\n"</text:span></text:span><text:span text:style-name="Source_20_Text">; </text:span><text:span text:style-name="Source_20_Text"><text:span text:style-name="Variable">else</text:span></text:span><text:span text:style-name="Source_20_Text"> std::cout &lt;&lt; </text:span><text:span text:style-name="Source_20_Text"><text:span text:style-name="User_20_Entry">"not found.\n"</text:span></text:span><text:span text:style-name="Source_20_Text">;</text:span></text:p>
      <text:p text:style-name="Preformatted_20_Text"/>
      <text:p text:style-name="Preformatted_20_Text"><text:span text:style-name="Source_20_Text"><text:s text:c="2"/></text:span><text:span text:style-name="Source_20_Text"><text:span text:style-name="Citation">// using myfunction as comp:</text:span></text:span></text:p>
      <text:p text:style-name="Preformatted_20_Text"><text:span text:style-name="Source_20_Text"><text:s text:c="2"/>std::sort (v.begin(), v.end(), myfunction);</text:span></text:p>
      <text:p text:style-name="Preformatted_20_Text"/>
      <text:p text:style-name="Preformatted_20_Text"><text:span text:style-name="Source_20_Text"><text:s text:c="2"/>std::cout &lt;&lt; </text:span><text:span text:style-name="Source_20_Text"><text:span text:style-name="User_20_Entry">"looking for a 6... "</text:span></text:span><text:span text:style-name="Source_20_Text">;</text:span></text:p>
      <text:p text:style-name="Preformatted_20_Text"><text:span text:style-name="Source_20_Text"><text:s text:c="2"/></text:span><text:span text:style-name="Source_20_Text"><text:span text:style-name="Variable">if</text:span></text:span><text:span text:style-name="Source_20_Text"> (std::binary_search (v.begin(), v.end(), 6, myfunction))</text:span></text:p>
      <text:p text:style-name="Preformatted_20_Text"><text:span text:style-name="Source_20_Text"><text:s text:c="4"/>std::cout &lt;&lt; </text:span><text:span text:style-name="Source_20_Text"><text:span text:style-name="User_20_Entry">"found!\n"</text:span></text:span><text:span text:style-name="Source_20_Text">; </text:span><text:span text:style-name="Source_20_Text"><text:span text:style-name="Variable">else</text:span></text:span><text:span text:style-name="Source_20_Text"> std::cout &lt;&lt; </text:span><text:span text:style-name="Source_20_Text"><text:span text:style-name="User_20_Entry">"not found.\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111"><text:span text:style-name="Source_20_Text"><text:span text:style-name="T50"/></text:span></text:p>
      <text:h text:style-name="P136" text:outline-level="1"><text:span text:style-name="Source_20_Text"><text:span text:style-name="T50">equal_range</text:span></text:span></text:h>
      <text:p text:style-name="P4"><text:span text:style-name="Source_20_Text"><text:span text:style-name="T67"/></text:span></text:p>
      <text:p text:style-name="P4"><text:soft-page-break/><text:span text:style-name="Source_20_Text"><text:span text:style-name="T67">Функція </text:span></text:span><text:span text:style-name="Source_20_Text"><text:span text:style-name="T50">equal_range</text:span></text:span><text:span text:style-name="Source_20_Text"><text:span text:style-name="T67">(pos1,pos2, val)</text:span></text:span><text:span text:style-name="Source_20_Text"><text:span text:style-name="T50"> </text:span></text:span><text:span text:style-name="Source_20_Text"><text:span text:style-name="T67">повертає піддіапазон тих елементів діапазону (як пару на початок та кінець піддіапазону), що еквівалентні val.</text:span></text:span></text:p>
      <text:p text:style-name="Preformatted_20_Text"><text:span text:style-name="Citation"><text:span text:style-name="T81">// equal_range example</text:span></text:span></text:p>
      <text:p text:style-name="Preformatted_20_Text"><text:span text:style-name="Citation">// equal_range example</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equal_range,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bool</text:span></text:span><text:span text:style-name="Source_20_Text"> mygreater (</text:span><text:span text:style-name="Source_20_Text"><text:span text:style-name="Variable">int</text:span></text:span><text:span text:style-name="Source_20_Text"> i,</text:span><text:span text:style-name="Source_20_Text"><text:span text:style-name="Variable">int</text:span></text:span><text:span text:style-name="Source_20_Text"> j) { </text:span><text:span text:style-name="Source_20_Text"><text:span text:style-name="Variable">return</text:span></text:span><text:span text:style-name="Source_20_Text"> (i&g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0,20,30,30,20,10,10,20};</text:span></text:p>
      <text:p text:style-name="Preformatted_20_Text"><text:span text:style-name="Source_20_Text"><text:s text:c="2"/>std::vector&lt;</text:span><text:span text:style-name="Source_20_Text"><text:span text:style-name="Variable">int</text:span></text:span><text:span text:style-name="Source_20_Text">&gt; v(myints,myints+8); <text:s text:c="24"/></text:span><text:span text:style-name="Source_20_Text"><text:span text:style-name="Citation">// 10 20 30 30 20 10 10 20</text:span></text:span></text:p>
      <text:p text:style-name="Preformatted_20_Text"><text:span text:style-name="Source_20_Text"><text:s text:c="2"/>std::pair&lt;std::vector&lt;</text:span><text:span text:style-name="Source_20_Text"><text:span text:style-name="Variable">int</text:span></text:span><text:span text:style-name="Source_20_Text">&gt;::iterator,std::vector&lt;</text:span><text:span text:style-name="Source_20_Text"><text:span text:style-name="Variable">int</text:span></text:span><text:span text:style-name="Source_20_Text">&gt;::iterator&gt; bounds;</text:span></text:p>
      <text:p text:style-name="Preformatted_20_Text"/>
      <text:p text:style-name="Preformatted_20_Text"><text:span text:style-name="Source_20_Text"><text:s text:c="2"/></text:span><text:span text:style-name="Source_20_Text"><text:span text:style-name="Citation">// using default comparison:</text:span></text:span></text:p>
      <text:p text:style-name="Preformatted_20_Text"><text:span text:style-name="Source_20_Text"><text:s text:c="2"/>std::sort (v.begin(), v.end()); <text:s text:c="29"/></text:span><text:span text:style-name="Source_20_Text"><text:span text:style-name="Citation">// 10 10 10 20 20 20 30 30</text:span></text:span></text:p>
      <text:p text:style-name="Preformatted_20_Text"><text:span text:style-name="Source_20_Text"><text:s text:c="2"/>bounds=std::equal_range (v.begin(), v.end(), 20); <text:s text:c="11"/></text:span><text:span text:style-name="Source_20_Text"><text:span text:style-name="Citation">// <text:s text:c="9"/>^ <text:s text:c="7"/>^</text:span></text:span></text:p>
      <text:p text:style-name="Preformatted_20_Text"/>
      <text:p text:style-name="Preformatted_20_Text"><text:span text:style-name="Source_20_Text"><text:s text:c="2"/></text:span><text:span text:style-name="Source_20_Text"><text:span text:style-name="Citation">// using "mygreater" as comp:</text:span></text:span></text:p>
      <text:p text:style-name="Preformatted_20_Text"><text:span text:style-name="Source_20_Text"><text:s text:c="2"/>std::sort (v.begin(), v.end(), mygreater); <text:s text:c="18"/></text:span><text:span text:style-name="Source_20_Text"><text:span text:style-name="Citation">// 30 30 20 20 20 10 10 10</text:span></text:span></text:p>
      <text:p text:style-name="Preformatted_20_Text"><text:span text:style-name="Source_20_Text"><text:s text:c="2"/>bounds=std::equal_range (v.begin(), v.end(), 20, mygreater); </text:span><text:span text:style-name="Source_20_Text"><text:span text:style-name="Citation">// <text:s text:c="6"/>^ <text:s text:c="7"/>^</text:span></text:span></text:p>
      <text:p text:style-name="Preformatted_20_Text"/>
      <text:p text:style-name="Preformatted_20_Text"><text:span text:style-name="Source_20_Text"><text:s text:c="2"/>std::cout &lt;&lt; </text:span><text:span text:style-name="Source_20_Text"><text:span text:style-name="User_20_Entry">"bounds at positions "</text:span></text:span><text:span text:style-name="Source_20_Text"> &lt;&lt; (bounds.first - v.begin());</text:span></text:p>
      <text:p text:style-name="Preformatted_20_Text"><text:span text:style-name="Source_20_Text"><text:s text:c="2"/>std::cout &lt;&lt; </text:span><text:span text:style-name="Source_20_Text"><text:span text:style-name="User_20_Entry">" and "</text:span></text:span><text:span text:style-name="Source_20_Text"> &lt;&lt; (bounds.second - v.begin())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Heading_20_1" text:outline-level="1"><text:span text:style-name="Source_20_Text"><text:span text:style-name="T50">lower_bound, upper_bound</text:span></text:span></text:h>
      <text:h text:style-name="P137" text:outline-level="1"><text:span text:style-name="Source_20_Text"><text:span text:style-name="T67">Функції </text:span></text:span><text:span text:style-name="Source_20_Text"><text:span text:style-name="T50">lower_bound</text:span></text:span><text:span text:style-name="Source_20_Text"><text:span text:style-name="T67">(pos1,pos2, val)</text:span></text:span><text:span text:style-name="Source_20_Text"><text:span text:style-name="T50">, upper_bound</text:span></text:span><text:span text:style-name="Source_20_Text"><text:span text:style-name="T67">(pos1,pos2, val) повертають відповідно ітератори на перший та останній елемент <text:s/>піддіапазону еквівалентних val значень.</text:span></text:span></text:h>
      <text:p text:style-name="Text_20_body"><text:span text:style-name="Source_20_Text"><text:span text:style-name="T50"/></text:span></text:p>
      <text:p text:style-name="Preformatted_20_Text"><text:span text:style-name="Citation"><text:span text:style-name="T81">/ lower_bound/upper_bound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lower_bound, std::upper_bound,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0,20,30,30,20,10,10,20};</text:span></text:p>
      <text:p text:style-name="Preformatted_20_Text"><text:span text:style-name="Source_20_Text"><text:s text:c="2"/>std::vector&lt;</text:span><text:span text:style-name="Source_20_Text"><text:span text:style-name="Variable">int</text:span></text:span><text:span text:style-name="Source_20_Text">&gt; v(myints,myints+8); <text:s text:c="10"/></text:span><text:span text:style-name="Source_20_Text"><text:span text:style-name="Citation">// 10 20 30 30 20 10 10 20</text:span></text:span></text:p>
      <text:p text:style-name="Preformatted_20_Text"/>
      <text:p text:style-name="Preformatted_20_Text"><text:span text:style-name="Source_20_Text"><text:s text:c="2"/>std::sort (v.begin(), v.end()); <text:s text:c="15"/></text:span><text:span text:style-name="Source_20_Text"><text:span text:style-name="Citation">// 10 10 10 20 20 20 30 30</text:span></text:span></text:p>
      <text:p text:style-name="Preformatted_20_Text"/>
      <text:p text:style-name="Preformatted_20_Text"><text:soft-page-break/><text:span text:style-name="Source_20_Text"><text:s text:c="2"/>std::vector&lt;</text:span><text:span text:style-name="Source_20_Text"><text:span text:style-name="Variable">int</text:span></text:span><text:span text:style-name="Source_20_Text">&gt;::iterator low,up;</text:span></text:p>
      <text:p text:style-name="Preformatted_20_Text"><text:span text:style-name="Source_20_Text"><text:s text:c="2"/>low=std::lower_bound (v.begin(), v.end(), 20); </text:span><text:span text:style-name="Source_20_Text"><text:span text:style-name="Citation">// <text:s text:c="9"/>^</text:span></text:span></text:p>
      <text:p text:style-name="Preformatted_20_Text"><text:span text:style-name="Source_20_Text"><text:s text:c="2"/>up= std::upper_bound (v.begin(), v.end(), 20); </text:span><text:span text:style-name="Source_20_Text"><text:span text:style-name="Citation">// <text:s text:c="18"/>^</text:span></text:span></text:p>
      <text:p text:style-name="Preformatted_20_Text"/>
      <text:p text:style-name="Preformatted_20_Text"><text:span text:style-name="Source_20_Text"><text:s text:c="2"/>std::cout &lt;&lt; </text:span><text:span text:style-name="Source_20_Text"><text:span text:style-name="User_20_Entry">"lower_bound at position "</text:span></text:span><text:span text:style-name="Source_20_Text"> &lt;&lt; (low- v.begin()) &lt;&lt; </text:span><text:span text:style-name="Source_20_Text"><text:span text:style-name="User_20_Entry">'\n'</text:span></text:span><text:span text:style-name="Source_20_Text">;</text:span></text:p>
      <text:p text:style-name="Preformatted_20_Text"><text:span text:style-name="Source_20_Text"><text:s text:c="2"/>std::cout &lt;&lt; </text:span><text:span text:style-name="Source_20_Text"><text:span text:style-name="User_20_Entry">"upper_bound at position "</text:span></text:span><text:span text:style-name="Source_20_Text"> &lt;&lt; (up - v.begin())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Standard"><text:span text:style-name="Source_20_Text"><text:span text:style-name="T50"/></text:span></text:p>
      <text:p text:style-name="Standard"><text:span text:style-name="Source_20_Text"><text:span text:style-name="T50"/></text:span></text:p>
      <text:p text:style-name="P112"><text:span text:style-name="Source_20_Text"><text:span text:style-name="T51">Злиття </text:span></text:span></text:p>
      <text:p text:style-name="P112"><text:span text:style-name="Source_20_Text"><text:span text:style-name="T51"/></text:span></text:p>
      <text:p text:style-name="P112"><text:span text:style-name="Source_20_Text"><text:span text:style-name="T51">Дані функції працюють для відсортованих послідовностей.</text:span></text:span></text:p>
      <text:p text:style-name="P112"><text:span text:style-name="Source_20_Text"><text:span text:style-name="T51"/></text:span></text:p>
      <text:p text:style-name="P112"><text:span text:style-name="Source_20_Text"><text:span text:style-name="T51"/></text:span></text:p>
      <text:h text:style-name="P138" text:outline-level="1"><text:span text:style-name="Source_20_Text"><text:span text:style-name="T51">merge</text:span></text:span></text:h>
      <text:p text:style-name="P112"><text:span text:style-name="Source_20_Text"><text:span text:style-name="T51"/></text:span></text:p>
      <text:p text:style-name="P117"><text:span text:style-name="Source_20_Text"><text:span text:style-name="T68">Функція </text:span></text:span><text:span text:style-name="Source_20_Text"><text:span text:style-name="T51">merge </text:span></text:span><text:span text:style-name="Source_20_Text"><text:span text:style-name="T68">виконує алгоритм злиття двох відсортованих послідовностей </text:span></text:span></text:p>
      <text:p text:style-name="P112"><text:span text:style-name="Source_20_Text"><text:span text:style-name="T51"/></text:span></text:p>
      <text:h text:style-name="P138" text:outline-level="1"><text:span text:style-name="Source_20_Text"><text:span text:style-name="T51">inplace_merge</text:span></text:span></text:h>
      <text:p text:style-name="P117"><text:span text:style-name="T106">Виконує злиття діапазонів </text:span><text:span text:style-name="Source_20_Text"><text:span text:style-name="T82">[first,middle)</text:span></text:span><text:span text:style-name="Source_20_Text"><text:span text:style-name="T51"> </text:span></text:span><text:span text:style-name="Source_20_Text"><text:span text:style-name="T68">та</text:span></text:span><text:span text:style-name="Source_20_Text"><text:span text:style-name="T51"> </text:span></text:span><text:span text:style-name="Source_20_Text"><text:span text:style-name="T82">[middle,last)</text:span></text:span><text:span text:style-name="Source_20_Text"><text:span text:style-name="T51">, </text:span></text:span><text:span text:style-name="Source_20_Text"><text:span text:style-name="T68">поміщуючи результат в діапазон</text:span></text:span><text:span text:style-name="Source_20_Text"><text:span text:style-name="T51"> </text:span></text:span><text:span text:style-name="Source_20_Text"><text:span text:style-name="T82">[first,last)</text:span></text:span><text:span text:style-name="Source_20_Text"><text:span text:style-name="T51">.<text:line-break/></text:span></text:span></text:p>
      <text:p text:style-name="P117"><text:span text:style-name="Source_20_Text"><text:span text:style-name="T68">Метод зберігає відносне розташування еквівалентних елементів</text:span></text:span></text:p>
      <text:p text:style-name="Preformatted_20_Text"><text:span text:style-name="Citation"><text:span text:style-name="T83">// inplace_merge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inplace_merge, std::sort, std::copy</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first[] = {5,10,15,20,25};</text:span></text:p>
      <text:p text:style-name="Preformatted_20_Text"><text:span text:style-name="Source_20_Text"><text:s text:c="2"/></text:span><text:span text:style-name="Source_20_Text"><text:span text:style-name="Variable">int</text:span></text:span><text:span text:style-name="Source_20_Text"> second[] = {50,40,30,20,10};</text:span></text:p>
      <text:p text:style-name="Preformatted_20_Text"><text:span text:style-name="Source_20_Text"><text:s text:c="2"/>std::vector&lt;</text:span><text:span text:style-name="Source_20_Text"><text:span text:style-name="Variable">int</text:span></text:span><text:span text:style-name="Source_20_Text">&gt; v(10);</text:span></text:p>
      <text:p text:style-name="Preformatted_20_Text"><text:span text:style-name="Source_20_Text"><text:s text:c="2"/>std::vector&lt;</text:span><text:span text:style-name="Source_20_Text"><text:span text:style-name="Variable">int</text:span></text:span><text:span text:style-name="Source_20_Text">&gt;::iterator it;</text:span></text:p>
      <text:p text:style-name="Preformatted_20_Text"/>
      <text:p text:style-name="Preformatted_20_Text"><text:span text:style-name="Source_20_Text"><text:s text:c="2"/>std::sort (first,first+5);</text:span></text:p>
      <text:p text:style-name="Preformatted_20_Text"><text:span text:style-name="Source_20_Text"><text:s text:c="2"/>std::sort (second,second+5);</text:span></text:p>
      <text:p text:style-name="Preformatted_20_Text"/>
      <text:p text:style-name="Preformatted_20_Text"><text:span text:style-name="Source_20_Text"><text:s text:c="2"/>it=std::copy (first, first+5, v.begin());</text:span></text:p>
      <text:p text:style-name="Preformatted_20_Text"><text:span text:style-name="Source_20_Text"><text:s text:c="5"/>std::copy (second,second+5,it);</text:span></text:p>
      <text:p text:style-name="Preformatted_20_Text"/>
      <text:p text:style-name="Preformatted_20_Text"><text:span text:style-name="Source_20_Text"><text:s text:c="2"/>std::inplace_merge (v.begin(),v.begin()+5,v.end());</text:span></text:p>
      <text:p text:style-name="Preformatted_20_Text"/>
      <text:p text:style-name="Preformatted_20_Text"><text:soft-page-break/><text:span text:style-name="Source_20_Text"><text:s text:c="2"/>std::cout &lt;&lt; </text:span><text:span text:style-name="Source_20_Text"><text:span text:style-name="User_20_Entry">"The resulting vector contain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it=v.begin(); it!=v.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Heading_20_1" text:outline-level="1"><text:span text:style-name="Source_20_Text"><text:span text:style-name="T49">includes</text:span></text:span></text:h>
      <text:p text:style-name="P113"><text:span text:style-name="Source_20_Text"><text:span text:style-name="T52">Перевіряє, чи входить одна відсортована послідовність в іншу</text:span></text:span></text:p>
      <text:p text:style-name="P102"><text:span text:style-name="Citation"><text:span text:style-name="T84">// includes algorithm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includes, std::sort</text:span></text:span></text:p>
      <text:p text:style-name="Preformatted_20_Text"/>
      <text:p text:style-name="Preformatted_20_Text"><text:span text:style-name="Source_20_Text"><text:span text:style-name="Variable">bool</text:span></text:span><text:span text:style-name="Source_20_Text"> myfunction (</text:span><text:span text:style-name="Source_20_Text"><text:span text:style-name="Variable">int</text:span></text:span><text:span text:style-name="Source_20_Text"> i, </text:span><text:span text:style-name="Source_20_Text"><text:span text:style-name="Variable">int</text:span></text:span><text:span text:style-name="Source_20_Text"> j) { </text:span><text:span text:style-name="Source_20_Text"><text:span text:style-name="Variable">return</text:span></text:span><text:span text:style-name="Source_20_Text"> i&lt;j;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container[] = {5,10,15,20,25,30,35,40,45,50};</text:span></text:p>
      <text:p text:style-name="Preformatted_20_Text"><text:span text:style-name="Source_20_Text"><text:s text:c="2"/></text:span><text:span text:style-name="Source_20_Text"><text:span text:style-name="Variable">int</text:span></text:span><text:span text:style-name="Source_20_Text"> continent[] = {40,30,20,10};</text:span></text:p>
      <text:p text:style-name="Preformatted_20_Text"/>
      <text:p text:style-name="Preformatted_20_Text"><text:span text:style-name="Source_20_Text"><text:s text:c="2"/>std::sort (container,container+10);</text:span></text:p>
      <text:p text:style-name="Preformatted_20_Text"><text:span text:style-name="Source_20_Text"><text:s text:c="2"/>std::sort (continent,continent+4);</text:span></text:p>
      <text:p text:style-name="Preformatted_20_Text"/>
      <text:p text:style-name="Preformatted_20_Text"><text:span text:style-name="Source_20_Text"><text:s text:c="2"/></text:span><text:span text:style-name="Source_20_Text"><text:span text:style-name="Citation">// using default comparison:</text:span></text:span></text:p>
      <text:p text:style-name="Preformatted_20_Text"><text:span text:style-name="Source_20_Text"><text:s text:c="2"/></text:span><text:span text:style-name="Source_20_Text"><text:span text:style-name="Variable">if</text:span></text:span><text:span text:style-name="Source_20_Text"> ( std::includes(container,container+10,continent,continent+4) )</text:span></text:p>
      <text:p text:style-name="Preformatted_20_Text"><text:span text:style-name="Source_20_Text"><text:s text:c="4"/>std::cout &lt;&lt; </text:span><text:span text:style-name="Source_20_Text"><text:span text:style-name="User_20_Entry">"container includes continent!\n"</text:span></text:span><text:span text:style-name="Source_20_Text">;</text:span></text:p>
      <text:p text:style-name="Preformatted_20_Text"/>
      <text:p text:style-name="Preformatted_20_Text"><text:span text:style-name="Source_20_Text"><text:s text:c="2"/></text:span><text:span text:style-name="Source_20_Text"><text:span text:style-name="Citation">// using myfunction as comp:</text:span></text:span></text:p>
      <text:p text:style-name="Preformatted_20_Text"><text:span text:style-name="Source_20_Text"><text:s text:c="2"/></text:span><text:span text:style-name="Source_20_Text"><text:span text:style-name="Variable">if</text:span></text:span><text:span text:style-name="Source_20_Text"> ( std::includes(container,container+10,continent,continent+4, myfunction) )</text:span></text:p>
      <text:p text:style-name="Preformatted_20_Text"><text:span text:style-name="Source_20_Text"><text:s text:c="4"/>std::cout &lt;&lt; </text:span><text:span text:style-name="Source_20_Text"><text:span text:style-name="User_20_Entry">"container includes continent!\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P139" text:outline-level="1"><text:span text:style-name="Source_20_Text"><text:span text:style-name="T52">set_union, set_intersection, set_difference, set_symmetric_difference</text:span></text:span></text:h>
      <text:p text:style-name="P5"><text:span text:style-name="Source_20_Text"><text:span text:style-name="T52">- </text:span></text:span><text:span text:style-name="Source_20_Text"><text:span text:style-name="T68">виконують відповідно обєднання, перетин, різницю та симетричну різницю двох відсоротваних послідовностей.</text:span></text:span></text:p>
      <text:p text:style-name="P113"><text:span text:style-name="Source_20_Text"><text:span text:style-name="T52"/></text:span></text:p>
      <text:p text:style-name="P102"><text:span text:style-name="Citation"><text:span text:style-name="T84">// set_symmetric_difference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set_symmetric_difference, std::sort</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first[] = {5,10,15,20,25};</text:span></text:p>
      <text:p text:style-name="Preformatted_20_Text"><text:span text:style-name="Source_20_Text"><text:s text:c="2"/></text:span><text:span text:style-name="Source_20_Text"><text:span text:style-name="Variable">int</text:span></text:span><text:span text:style-name="Source_20_Text"> second[] = {50,40,30,20,10};</text:span></text:p>
      <text:p text:style-name="Preformatted_20_Text"><text:span text:style-name="Source_20_Text"><text:s text:c="2"/>std::vector&lt;</text:span><text:span text:style-name="Source_20_Text"><text:span text:style-name="Variable">int</text:span></text:span><text:span text:style-name="Source_20_Text">&gt; v(10); <text:s text:c="21"/></text:span><text:span text:style-name="Source_20_Text"><text:span text:style-name="Citation">// 0 <text:s/>0 <text:s/>0 <text:s/>0 <text:s/>0 <text:s/>0 <text:s/>0 <text:s/>0 <text:s/>0 <text:s/>0</text:span></text:span></text:p>
      <text:p text:style-name="Preformatted_20_Text"><text:span text:style-name="Source_20_Text"><text:s text:c="2"/>std::vector&lt;</text:span><text:span text:style-name="Source_20_Text"><text:span text:style-name="Variable">int</text:span></text:span><text:span text:style-name="Source_20_Text">&gt;::iterator it;</text:span></text:p>
      <text:p text:style-name="Preformatted_20_Text"/>
      <text:p text:style-name="Preformatted_20_Text"><text:span text:style-name="Source_20_Text"><text:s text:c="2"/>std::sort (first,first+5); <text:s text:c="4"/></text:span><text:span text:style-name="Source_20_Text"><text:span text:style-name="Citation">// <text:s/>5 10 15 20 25</text:span></text:span></text:p>
      <text:p text:style-name="Preformatted_20_Text"><text:span text:style-name="Source_20_Text"><text:s text:c="2"/>std::sort (second,second+5); <text:s text:c="2"/></text:span><text:span text:style-name="Source_20_Text"><text:span text:style-name="Citation">// 10 20 30 40 50</text:span></text:span></text:p>
      <text:p text:style-name="Preformatted_20_Text"/>
      <text:p text:style-name="Preformatted_20_Text"><text:soft-page-break/><text:span text:style-name="Source_20_Text"><text:s text:c="2"/>it=std::set_symmetric_difference (first, first+5, second, second+5, v.begin());</text:span></text:p>
      <text:p text:style-name="Preformatted_20_Text"><text:span text:style-name="Source_20_Text"><text:s text:c="47"/></text:span><text:span text:style-name="Source_20_Text"><text:span text:style-name="Citation">// <text:s/>5 15 25 30 40 50 <text:s/>0 <text:s/>0 <text:s/>0 <text:s/>0</text:span></text:span></text:p>
      <text:p text:style-name="Preformatted_20_Text"><text:span text:style-name="Source_20_Text"><text:s text:c="2"/>v.resize(it-v.begin()); <text:s text:c="21"/></text:span><text:span text:style-name="Source_20_Text"><text:span text:style-name="Citation">// <text:s/>5 15 25 30 40 50</text:span></text:span></text:p>
      <text:p text:style-name="Preformatted_20_Text"/>
      <text:p text:style-name="Preformatted_20_Text"><text:span text:style-name="Source_20_Text"><text:s text:c="2"/>std::cout &lt;&lt; </text:span><text:span text:style-name="Source_20_Text"><text:span text:style-name="User_20_Entry">"The symmetric difference has "</text:span></text:span><text:span text:style-name="Source_20_Text"> &lt;&lt; (v.size()) &lt;&lt; </text:span><text:span text:style-name="Source_20_Text"><text:span text:style-name="User_20_Entry">" elements:\n"</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it=v.begin(); it!=v.end(); ++it)</text:span></text:p>
      <text:p text:style-name="Preformatted_20_Text"><text:span text:style-name="Source_20_Text"><text:s text:c="4"/>std::cout &lt;&lt; </text:span><text:span text:style-name="Source_20_Text"><text:span text:style-name="User_20_Entry">' '</text:span></text:span><text:span text:style-name="Source_20_Text"> &lt;&lt; *it;</text:span></text:p>
      <text:p text:style-name="P105"><text:span text:style-name="Source_20_Text"><text:s text:c="2"/>std::cout &lt;&lt; </text:span><text:span text:style-name="Source_20_Text"><text:span text:style-name="User_20_Entry">'\n'</text:span></text:span><text:span text:style-name="Source_20_Text">;</text:span></text:p>
      <text:p text:style-name="P113"><text:span text:style-name="Source_20_Text"><text:span text:style-name="T52"/></text:span></text:p>
      <text:p text:style-name="P113"><text:span text:style-name="Source_20_Text"><text:span text:style-name="T52"/></text:span></text:p>
      <text:p text:style-name="P114"><text:span text:style-name="Source_20_Text"><text:span text:style-name="T53">Робота з купою</text:span></text:span></text:p>
      <text:p text:style-name="P114"><text:span text:style-name="Source_20_Text"><text:span text:style-name="T53"/></text:span></text:p>
      <text:h text:style-name="P140" text:outline-level="1"><text:span text:style-name="Source_20_Text"><text:span text:style-name="T53">make_heap, push_heap, pop_heap, sort_heap — </text:span></text:span><text:span text:style-name="Source_20_Text"><text:span text:style-name="T69">відповідно створюють структуру даних купа, додають елемент до купи, видаляють ел</text:span></text:span><text:span text:style-name="Source_20_Text"><text:span text:style-name="T70">е</text:span></text:span><text:span text:style-name="Source_20_Text"><text:span text:style-name="T69">мент з купи та сортують її.</text:span></text:span></text:h>
      <text:p text:style-name="P79"><text:span text:style-name="Citation"><text:span text:style-name="T79">// range heap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make_heap, std::pop_heap, std::push_heap, std::sort_heap</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0,20,30,5,15};</text:span></text:p>
      <text:p text:style-name="Preformatted_20_Text"><text:span text:style-name="Source_20_Text"><text:s text:c="2"/>std::vector&lt;</text:span><text:span text:style-name="Source_20_Text"><text:span text:style-name="Variable">int</text:span></text:span><text:span text:style-name="Source_20_Text">&gt; v(myints,myints+5);</text:span></text:p>
      <text:p text:style-name="Preformatted_20_Text"/>
      <text:p text:style-name="Preformatted_20_Text"><text:span text:style-name="Source_20_Text"><text:s text:c="2"/>std::make_heap (v.begin(),v.end());</text:span></text:p>
      <text:p text:style-name="Preformatted_20_Text"><text:span text:style-name="Source_20_Text"><text:s text:c="2"/>std::cout &lt;&lt; </text:span><text:span text:style-name="Source_20_Text"><text:span text:style-name="User_20_Entry">"initial max heap <text:s text:c="2"/>: "</text:span></text:span><text:span text:style-name="Source_20_Text"> &lt;&lt; v.fron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pop_heap (v.begin(),v.end()); v.pop_back();</text:span></text:p>
      <text:p text:style-name="Preformatted_20_Text"><text:span text:style-name="Source_20_Text"><text:s text:c="2"/>std::cout &lt;&lt; </text:span><text:span text:style-name="Source_20_Text"><text:span text:style-name="User_20_Entry">"max heap after pop : "</text:span></text:span><text:span text:style-name="Source_20_Text"> &lt;&lt; v.fron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v.push_back(99); std::push_heap (v.begin(),v.end());</text:span></text:p>
      <text:p text:style-name="Preformatted_20_Text"><text:span text:style-name="Source_20_Text"><text:s text:c="2"/>std::cout &lt;&lt; </text:span><text:span text:style-name="Source_20_Text"><text:span text:style-name="User_20_Entry">"max heap after push: "</text:span></text:span><text:span text:style-name="Source_20_Text"> &lt;&lt; v.fron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sort_heap (v.begin(),v.end());</text:span></text:p>
      <text:p text:style-name="Preformatted_20_Text"/>
      <text:p text:style-name="Preformatted_20_Text"><text:span text:style-name="Source_20_Text"><text:s text:c="2"/>std::cout &lt;&lt; </text:span><text:span text:style-name="Source_20_Text"><text:span text:style-name="User_20_Entry">"final sorted range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unsigned</text:span></text:span><text:span text:style-name="Source_20_Text"> i=0; i&lt;v.size(); i++)</text:span></text:p>
      <text:p text:style-name="Preformatted_20_Text"><text:span text:style-name="Source_20_Text"><text:s text:c="4"/>std::cout &lt;&lt; </text:span><text:span text:style-name="Source_20_Text"><text:span text:style-name="User_20_Entry">' '</text:span></text:span><text:span text:style-name="Source_20_Text"> &lt;&lt; v[i];</text:span></text:p>
      <text:p text:style-name="Preformatted_20_Text"/>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81"><text:span text:style-name="Source_20_Text"><text:span text:style-name="T54">З Сі++11 додали також функції </text:span></text:span><text:span text:style-name="Source_20_Text"><text:span text:style-name="T27">is_heap</text:span></text:span><text:span text:style-name="Source_20_Text"><text:span text:style-name="T54">(), is_heap_until</text:span></text:span></text:p>
      <text:p text:style-name="P81"><text:span text:style-name="Citation"><text:span text:style-name="T85">// is_heap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is_heap, std::make_heap, std::pop_heap</text:span></text:span></text:p>
      <text:p text:style-name="Preformatted_20_Text"><text:span text:style-name="Source_20_Text"><text:span text:style-name="Definition">#include &lt;vector&gt; <text:s text:c="6"/></text:span></text:span><text:span text:style-name="Source_20_Text"><text:span text:style-name="Citation">// std::vector</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std::vector&lt;</text:span><text:span text:style-name="Source_20_Text"><text:span text:style-name="Variable">int</text:span></text:span><text:span text:style-name="Source_20_Text">&gt; foo {9,5,2,6,4,1,3,8,7};</text:span></text:p>
      <text:p text:style-name="Preformatted_20_Text"><text:soft-page-break/></text:p>
      <text:p text:style-name="Preformatted_20_Text"><text:span text:style-name="Source_20_Text"><text:s text:c="2"/></text:span><text:span text:style-name="Source_20_Text"><text:span text:style-name="Variable">if</text:span></text:span><text:span text:style-name="Source_20_Text"> (!std::is_heap(foo.begin(),foo.end()))</text:span></text:p>
      <text:p text:style-name="Preformatted_20_Text"><text:span text:style-name="Source_20_Text"><text:s text:c="4"/>std::make_heap(foo.begin(),foo.end());</text:span></text:p>
      <text:p text:style-name="Preformatted_20_Text"/>
      <text:p text:style-name="Preformatted_20_Text"><text:span text:style-name="Source_20_Text"><text:s text:c="2"/>std::cout &lt;&lt; </text:span><text:span text:style-name="Source_20_Text"><text:span text:style-name="User_20_Entry">"Popping out elements:"</text:span></text:span><text:span text:style-name="Source_20_Text">;</text:span></text:p>
      <text:p text:style-name="Preformatted_20_Text"><text:span text:style-name="Source_20_Text"><text:s text:c="2"/></text:span><text:span text:style-name="Source_20_Text"><text:span text:style-name="Variable">while</text:span></text:span><text:span text:style-name="Source_20_Text"> (!foo.empty()) {</text:span></text:p>
      <text:p text:style-name="Preformatted_20_Text"><text:span text:style-name="Source_20_Text"><text:s text:c="4"/>std::pop_heap(foo.begin(),foo.end()); <text:s text:c="2"/></text:span><text:span text:style-name="Source_20_Text"><text:span text:style-name="Citation">// moves largest element to back</text:span></text:span></text:p>
      <text:p text:style-name="Preformatted_20_Text"><text:span text:style-name="Source_20_Text"><text:s text:c="4"/>std::cout &lt;&lt; </text:span><text:span text:style-name="Source_20_Text"><text:span text:style-name="User_20_Entry">' '</text:span></text:span><text:span text:style-name="Source_20_Text"> &lt;&lt; foo.back(); <text:s text:c="8"/></text:span><text:span text:style-name="Source_20_Text"><text:span text:style-name="Citation">// prints back</text:span></text:span></text:p>
      <text:p text:style-name="Preformatted_20_Text"><text:span text:style-name="Source_20_Text"><text:s text:c="4"/>foo.pop_back(); <text:s text:c="24"/></text:span><text:span text:style-name="Source_20_Text"><text:span text:style-name="Citation">// pops element out of container</text:span></text:span></text:p>
      <text:p text:style-name="Preformatted_20_Text"><text:span text:style-name="Source_20_Text"><text:s text:c="2"/>}</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81"><text:span text:style-name="Source_20_Text"><text:span text:style-name="T54"/></text:span></text:p>
      <text:p text:style-name="P82"><text:span text:style-name="Source_20_Text"><text:span text:style-name="T55">Мінімум/Макксимум</text:span></text:span></text:p>
      <text:p text:style-name="P77"><text:span text:style-name="Source_20_Text"><text:span text:style-name="T27"/></text:span></text:p>
      <text:h text:style-name="P153" text:outline-level="1">min, <text:span text:style-name="T94">max — повертають відповідно значення мінімально та максимального елементу послідовності</text:span></text:h>
      <text:p text:style-name="P133"/>
      <text:h text:style-name="P154" text:outline-level="1"><text:span text:style-name="T94">min_element, </text:span>m<text:span text:style-name="T94">ax</text:span>_element <text:s/>- <text:span text:style-name="T94">повертають відповідно однонаправлений ітератор на мінімальний та максимальний елементи послідовності</text:span></text:h>
      <text:p text:style-name="P134"/>
      <text:p text:style-name="P135">З Сі++<text:span text:style-name="T115">1</text:span>1 додали також методи</text:p>
      <text:h text:style-name="P154" text:outline-level="1">Minmax, minmax_element — <text:span text:style-name="T94">які повертають відповідно одночасно значення мінімального та максимального елементів або однонаправлений ітератор на них у вигляді пари.</text:span></text:h>
      <text:p text:style-name="P134"/>
      <text:p text:style-name="P134"/>
      <text:p text:style-name="P49">Інші</text:p>
      <text:p text:style-name="P49"/>
      <text:h text:style-name="P151" text:outline-level="1">lexicographical_compare</text:h>
      <text:p text:style-name="P50"/>
      <text:p text:style-name="P94">Lexicographical less-than comparison</text:p>
      <text:p text:style-name="Standard"><text:span text:style-name="Source_20_Text">true</text:span> if the range <text:span text:style-name="Source_20_Text">[first1,last1)</text:span> compares <text:span text:style-name="T1">lexicographically less</text:span> than the range <text:span text:style-name="Source_20_Text">[first2,last2)</text:span>.<text:line-break/><text:line-break/>A <text:span text:style-name="T1">lexicographical comparison</text:span> is the kind of comparison generally used to sort words alphabetically in dictionaries; It involves comparing sequentially the elements that have the same position in both ranges against each other until one element is not equivalent to the other. The result of comparing these first non-matching elements is the result of the lexicographical comparison.<text:line-break/><text:line-break/>If both sequences compare equal until one of them ends, the shorter sequence is <text:span text:style-name="T1">lexicographically </text:span><text:soft-page-break/><text:span text:style-name="T1">less</text:span> than the longer one.<text:line-break/><text:line-break/>The elements are compared using <text:span text:style-name="Source_20_Text">operator&lt;</text:span> for the first version, and <text:span text:style-name="Variable">comp</text:span> for the second. Two elements, <text:span text:style-name="Example">a</text:span> and <text:span text:style-name="Example">b</text:span> are considered equivalent if <text:span text:style-name="Source_20_Text">(!(a&lt;b) &amp;&amp; !(b&lt;a))</text:span> or if <text:span text:style-name="Source_20_Text">(!comp(a,b) &amp;&amp; !comp(b,a))</text:span></text:p>
      <text:p text:style-name="Standard"><text:span text:style-name="Source_20_Text"/></text:p>
      <text:p text:style-name="Preformatted_20_Text"><text:span text:style-name="Citation">// lexicographical_compare example</text:span></text:p>
      <text:p text:style-name="Preformatted_20_Text"><text:span text:style-name="Source_20_Text"><text:span text:style-name="Definition">#include &lt;iostream&gt; <text:s text:c="4"/></text:span></text:span><text:span text:style-name="Source_20_Text"><text:span text:style-name="Citation">// std::cout, std::boolalpha</text:span></text:span></text:p>
      <text:p text:style-name="Preformatted_20_Text"><text:span text:style-name="Source_20_Text"><text:span text:style-name="Definition">#include &lt;algorithm&gt; <text:s text:c="3"/></text:span></text:span><text:span text:style-name="Source_20_Text"><text:span text:style-name="Citation">// std::lexicographical_compare</text:span></text:span></text:p>
      <text:p text:style-name="Preformatted_20_Text"><text:span text:style-name="Source_20_Text"><text:span text:style-name="Definition">#include &lt;cctype&gt; <text:s text:c="6"/></text:span></text:span><text:span text:style-name="Source_20_Text"><text:span text:style-name="Citation">// std::tolower</text:span></text:span></text:p>
      <text:p text:style-name="Preformatted_20_Text"/>
      <text:p text:style-name="Preformatted_20_Text"><text:span text:style-name="Citation">// a case-insensitive comparison function:</text:span></text:p>
      <text:p text:style-name="Preformatted_20_Text"><text:span text:style-name="Source_20_Text"><text:span text:style-name="Variable">bool</text:span></text:span><text:span text:style-name="Source_20_Text"> mycomp (</text:span><text:span text:style-name="Source_20_Text"><text:span text:style-name="Variable">char</text:span></text:span><text:span text:style-name="Source_20_Text"> c1, </text:span><text:span text:style-name="Source_20_Text"><text:span text:style-name="Variable">char</text:span></text:span><text:span text:style-name="Source_20_Text"> c2)</text:span></text:p>
      <text:p text:style-name="Preformatted_20_Text"><text:span text:style-name="Source_20_Text">{ </text:span><text:span text:style-name="Source_20_Text"><text:span text:style-name="Variable">return</text:span></text:span><text:span text:style-name="Source_20_Text"> std::tolower(c1)&lt;std::tolower(c2); }</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char</text:span></text:span><text:span text:style-name="Source_20_Text"> foo[]=</text:span><text:span text:style-name="Source_20_Text"><text:span text:style-name="User_20_Entry">"Apple"</text:span></text:span><text:span text:style-name="Source_20_Text">;</text:span></text:p>
      <text:p text:style-name="Preformatted_20_Text"><text:span text:style-name="Source_20_Text"><text:s text:c="2"/></text:span><text:span text:style-name="Source_20_Text"><text:span text:style-name="Variable">char</text:span></text:span><text:span text:style-name="Source_20_Text"> bar[]=</text:span><text:span text:style-name="Source_20_Text"><text:span text:style-name="User_20_Entry">"apartment"</text:span></text:span><text:span text:style-name="Source_20_Text">;</text:span></text:p>
      <text:p text:style-name="Preformatted_20_Text"/>
      <text:p text:style-name="Preformatted_20_Text"><text:span text:style-name="Source_20_Text"><text:s text:c="2"/>std::cout &lt;&lt; std::boolalpha;</text:span></text:p>
      <text:p text:style-name="Preformatted_20_Text"/>
      <text:p text:style-name="Preformatted_20_Text"><text:span text:style-name="Source_20_Text"><text:s text:c="2"/>std::cout &lt;&lt; </text:span><text:span text:style-name="Source_20_Text"><text:span text:style-name="User_20_Entry">"Comparing foo and bar lexicographically (foo&lt;bar):\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default comparison (operator&lt;): "</text:span></text:span><text:span text:style-name="Source_20_Text">;</text:span></text:p>
      <text:p text:style-name="Preformatted_20_Text"><text:span text:style-name="Source_20_Text"><text:s text:c="2"/>std::cout &lt;&lt; std::lexicographical_compare(foo,foo+5,bar,bar+9);</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mycomp as comparison object: "</text:span></text:span><text:span text:style-name="Source_20_Text">;</text:span></text:p>
      <text:p text:style-name="Preformatted_20_Text"><text:span text:style-name="Source_20_Text"><text:s text:c="2"/>std::cout &lt;&lt; std::lexicographical_compare(foo,foo+5,bar,bar+9,mycomp);</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P141" text:outline-level="1"><text:span text:style-name="Source_20_Text">next_permutation, prev_permutation</text:span></text:h>
      <text:h text:style-name="P141" text:outline-level="1"><text:span text:style-name="Source_20_Text"><text:span text:style-name="T95"><text:s/></text:span></text:span></text:h>
      <text:p text:style-name="Standard">Transform range to next permutation</text:p>
      <text:p text:style-name="Standard"><text:span text:style-name="Source_20_Text">[first,last) into the next </text:span><text:a xlink:type="simple" xlink:href="http://cplusplus.com/lexicographical_compare" text:style-name="Internet_20_link" text:visited-style-name="Visited_20_Internet_20_Link"><text:span text:style-name="Source_20_Text"><text:span text:style-name="T1">lexicographically</text:span></text:span></text:a><text:span text:style-name="Source_20_Text"><text:span text:style-name="T1"> greater</text:span></text:span><text:span text:style-name="Source_20_Text"> permutation.<text:line-break/><text:line-break/>A </text:span><text:span text:style-name="Source_20_Text"><text:span text:style-name="Definition">permutation</text:span></text:span><text:span text:style-name="Source_20_Text"> is each one of the N! possible arrangements the elements can take (where </text:span><text:span text:style-name="Source_20_Text"><text:span text:style-name="Variable">N</text:span></text:span><text:span text:style-name="Source_20_Text"> is the number of elements in the range). Different permutations can be ordered according to how they compare </text:span><text:a xlink:type="simple" xlink:href="http://cplusplus.com/lexicographical_compare" text:style-name="Internet_20_link" text:visited-style-name="Visited_20_Internet_20_Link"><text:span text:style-name="Source_20_Text"><text:span text:style-name="T1">lexicographicaly</text:span></text:span></text:a><text:span text:style-name="Source_20_Text"> to each other; The first such-sorted possible permutation (the one that would compare </text:span><text:span text:style-name="Source_20_Text"><text:span text:style-name="T1">lexicographically smaller</text:span></text:span><text:span text:style-name="Source_20_Text"> to all other permutations) is the one which has all its elements sorted in ascending order, and the largest has all its elements sorted in descending order.<text:line-break/><text:line-break/>The comparisons of individual elements are performed using either operator&lt; for the first version, or </text:span><text:span text:style-name="Source_20_Text"><text:span text:style-name="Variable">comp</text:span></text:span><text:span text:style-name="Source_20_Text"> for the second.<text:line-break/><text:line-break/></text:span><text:soft-page-break/><text:span text:style-name="Source_20_Text">If the function can determine the next higher permutation, it rearranges the elements as such and returns true. If that was not possible (because it is already at the largest possible permutation), it rearranges the elements according to the first permutation (sorted in ascending order) and returns false.</text:span></text:p>
      <text:p text:style-name="P49"/>
      <text:p text:style-name="P48"/>
      <text:p text:style-name="P83"><text:span text:style-name="Source_20_Text"><text:span text:style-name="Citation">// next_permutation ex</text:span></text:span><text:span text:style-name="Citation">prev_permutation</text:span></text:p>
      <text:p text:style-name="P83"><text:span text:style-name="Citation">ample</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algorithm&gt; <text:s text:c="3"/></text:span></text:span><text:span text:style-name="Source_20_Text"><text:span text:style-name="Citation">// std::next_permutation, std::sort</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myints[] = {1,2,3};</text:span></text:p>
      <text:p text:style-name="Preformatted_20_Text"/>
      <text:p text:style-name="Preformatted_20_Text"><text:span text:style-name="Source_20_Text"><text:s text:c="2"/>std::sort (myints,myints+3);</text:span></text:p>
      <text:p text:style-name="Preformatted_20_Text"/>
      <text:p text:style-name="Preformatted_20_Text"><text:span text:style-name="Source_20_Text"><text:s text:c="2"/>std::cout &lt;&lt; </text:span><text:span text:style-name="Source_20_Text"><text:span text:style-name="User_20_Entry">"The 3! possible permutations with 3 elements:\n"</text:span></text:span><text:span text:style-name="Source_20_Text">;</text:span></text:p>
      <text:p text:style-name="Preformatted_20_Text"><text:span text:style-name="Source_20_Text"><text:s text:c="2"/></text:span><text:span text:style-name="Source_20_Text"><text:span text:style-name="Variable">do</text:span></text:span><text:span text:style-name="Source_20_Text"> {</text:span></text:p>
      <text:p text:style-name="Preformatted_20_Text"><text:span text:style-name="Source_20_Text"><text:s text:c="4"/>std::cou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s text:c="2"/>} </text:span><text:span text:style-name="Source_20_Text"><text:span text:style-name="Variable">while</text:span></text:span><text:span text:style-name="Source_20_Text"> ( std::next_permutation(myints,myints+3) );</text:span></text:p>
      <text:p text:style-name="Preformatted_20_Text"/>
      <text:p text:style-name="Preformatted_20_Text"><text:span text:style-name="Source_20_Text"><text:s text:c="2"/>std::cout &lt;&lt; </text:span><text:span text:style-name="Source_20_Text"><text:span text:style-name="User_20_Entry">"After loop: "</text:span></text:span><text:span text:style-name="Source_20_Tex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p>
      <text:p text:style-name="Preformatted_20_Text"><text:span text:style-name="Source_20_Text"><text:span text:style-name="Variable">int</text:span></text:span><text:span text:style-name="Source_20_Text"> myints[] = {1,2,3};</text:span></text:p>
      <text:p text:style-name="Preformatted_20_Text"/>
      <text:p text:style-name="Preformatted_20_Text"><text:span text:style-name="Source_20_Text"><text:s text:c="2"/>std::sort (myints,myints+3);</text:span></text:p>
      <text:p text:style-name="Preformatted_20_Text"><text:span text:style-name="Source_20_Text"><text:s text:c="2"/>std::reverse (myints,myints+3);</text:span></text:p>
      <text:p text:style-name="Preformatted_20_Text"/>
      <text:p text:style-name="Preformatted_20_Text"><text:span text:style-name="Source_20_Text"><text:s text:c="2"/>std::cout &lt;&lt; </text:span><text:span text:style-name="Source_20_Text"><text:span text:style-name="User_20_Entry">"The 3! possible permutations with 3 elements:\n"</text:span></text:span><text:span text:style-name="Source_20_Text">;</text:span></text:p>
      <text:p text:style-name="Preformatted_20_Text"><text:span text:style-name="Source_20_Text"><text:s text:c="2"/></text:span><text:span text:style-name="Source_20_Text"><text:span text:style-name="Variable">do</text:span></text:span><text:span text:style-name="Source_20_Text"> {</text:span></text:p>
      <text:p text:style-name="Preformatted_20_Text"><text:span text:style-name="Source_20_Text"><text:s text:c="4"/>std::cou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s text:c="2"/>} </text:span><text:span text:style-name="Source_20_Text"><text:span text:style-name="Variable">while</text:span></text:span><text:span text:style-name="Source_20_Text"> ( std::prev_permutation(myints,myints+3) );</text:span></text:p>
      <text:p text:style-name="Preformatted_20_Text"/>
      <text:p text:style-name="P105"><text:span text:style-name="Source_20_Text"><text:s text:c="2"/>std::cout &lt;&lt; </text:span><text:span text:style-name="Source_20_Text"><text:span text:style-name="User_20_Entry">"After loop: "</text:span></text:span><text:span text:style-name="Source_20_Text"> &lt;&lt; myints[0] &lt;&lt; </text:span><text:span text:style-name="Source_20_Text"><text:span text:style-name="User_20_Entry">' '</text:span></text:span><text:span text:style-name="Source_20_Text"> &lt;&lt; myints[1] &lt;&lt; </text:span><text:span text:style-name="Source_20_Text"><text:span text:style-name="User_20_Entry">' '</text:span></text:span><text:span text:style-name="Source_20_Text"> &lt;&lt; myints[2] &lt;&lt; </text:span><text:span text:style-name="Source_20_Text"><text:span text:style-name="User_20_Entry">'\n'</text:span></text:span><text:span text:style-name="Source_20_Text">;</text:span></text:p>
      <text:p text:style-name="Preformatted_20_Text"><text:span text:style-name="Source_20_Text"/></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57"/>
      <text:p text:style-name="P57"><text:span text:style-name="T107">Алгоритми бібліотеки </text:span>numeric</text:p>
      <text:p text:style-name="P48"/>
      <text:p text:style-name="P60">В бібліотеку <text:span text:style-name="T108">numeric </text:span>входять наступні функції</text:p>
      <text:p text:style-name="P85"><text:span text:style-name="Citation">accumulate</text:span></text:p>
      <text:p text:style-name="P48"/>
      <text:p text:style-name="P60">Функція <text:span text:style-name="Source_20_Text">accumulate(pos1,pos2,init) або accumulate(pos1,pos2,init, fun)</text:span><text:span text:style-name="Citation"> виконує послідовне сумування елемнтів послідовності або послідовне виконання заданої функції </text:span><text:span text:style-name="Source_20_Text">fun</text:span><text:span text:style-name="Citation"> від першого до останнього починаючи з деякого значення <text:s/></text:span><text:span text:style-name="Source_20_Text">init</text:span></text:p>
      <text:p text:style-name="P48"/>
      <text:p text:style-name="P82"><text:span text:style-name="Citation">// accumulate example</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inus</text:span></text:span></text:p>
      <text:p text:style-name="Preformatted_20_Text"><text:span text:style-name="Source_20_Text"><text:span text:style-name="Definition">#include &lt;numeric&gt; <text:s text:c="5"/></text:span></text:span><text:span text:style-name="Source_20_Text"><text:span text:style-name="Citation">// std::accumulate</text:span></text:span></text:p>
      <text:p text:style-name="Preformatted_20_Text"><text:soft-page-break/></text:p>
      <text:p text:style-name="Preformatted_20_Text"><text:span text:style-name="Source_20_Text"><text:span text:style-name="Variable">int</text:span></text:span><text:span text:style-name="Source_20_Text"> myfunction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2*y;}</text:span></text:p>
      <text:p text:style-name="Preformatted_20_Text"><text:span text:style-name="Source_20_Text"><text:span text:style-name="Variable">struct</text:span></text:span><text:span text:style-name="Source_20_Text"> myclass {</text:span></text:p>
      <text:p text:style-name="Preformatted_20_Text"><text:span text:style-name="Source_20_Text"><text:s text:c="8"/></text:span><text:span text:style-name="Source_20_Text"><text:span text:style-name="Variable">int</text:span></text:span><text:span text:style-name="Source_20_Text"> </text:span><text:span text:style-name="Source_20_Text"><text:span text:style-name="Variable">operator</text:span></text:span><text:span text:style-name="Source_20_Text">()(</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3*y;}</text:span></text:p>
      <text:p text:style-name="Preformatted_20_Text"><text:span text:style-name="Source_20_Text">} myobject;</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init = 100;</text:span></text:p>
      <text:p text:style-name="Preformatted_20_Text"><text:span text:style-name="Source_20_Text"><text:s text:c="2"/></text:span><text:span text:style-name="Source_20_Text"><text:span text:style-name="Variable">int</text:span></text:span><text:span text:style-name="Source_20_Text"> numbers[] = {10,20,30};</text:span></text:p>
      <text:p text:style-name="Preformatted_20_Text"/>
      <text:p text:style-name="Preformatted_20_Text"><text:span text:style-name="Source_20_Text"><text:s text:c="2"/>std::cout &lt;&lt; </text:span><text:span text:style-name="Source_20_Text"><text:span text:style-name="User_20_Entry">"using default accumulate: "</text:span></text:span><text:span text:style-name="Source_20_Text">;</text:span></text:p>
      <text:p text:style-name="Preformatted_20_Text"><text:span text:style-name="Source_20_Text"><text:s text:c="2"/>std::cout &lt;&lt; std::accumulate(numbers,numbers+3,in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functional's minus: "</text:span></text:span><text:span text:style-name="Source_20_Text">;</text:span></text:p>
      <text:p text:style-name="Preformatted_20_Text"><text:span text:style-name="Source_20_Text"><text:s text:c="2"/>std::cout &lt;&lt; std::accumulate (numbers, numbers+3, init, std::minu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custom function: "</text:span></text:span><text:span text:style-name="Source_20_Text">;</text:span></text:p>
      <text:p text:style-name="Preformatted_20_Text"><text:span text:style-name="Source_20_Text"><text:s text:c="2"/>std::cout &lt;&lt; std::accumulate (numbers, numbers+3, init, myfunction);</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custom object: "</text:span></text:span><text:span text:style-name="Source_20_Text">;</text:span></text:p>
      <text:p text:style-name="Preformatted_20_Text"><text:span text:style-name="Source_20_Text"><text:s text:c="2"/>std::cout &lt;&lt; std::accumulate (numbers, numbers+3, init, myobjec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105"><text:span text:style-name="Source_20_Text"/></text:p>
      <text:h text:style-name="P155" text:outline-level="1"><text:span text:style-name="Source_20_Text">adjacent_difference</text:span></text:h>
      <text:p text:style-name="P48"><text:span text:style-name="T109">Якщо</text:span> <text:span text:style-name="Variable">x</text:span> — <text:span text:style-name="T109">це елемент</text:span> <text:span text:style-name="Source_20_Text">[first,last)</text:span> <text:span text:style-name="T109">та</text:span> <text:span text:style-name="Variable">y</text:span> — <text:span text:style-name="T109">елемент в</text:span> <text:span text:style-name="Source_20_Text">result</text:span>, <text:span text:style-name="T109">то</text:span> <text:span text:style-name="T109">рецзультат цієї функції буде наступний:</text:span><text:line-break/><text:span text:style-name="Source_20_Text">y</text:span><text:span text:style-name="Source_20_Text"><text:span text:style-name="T100">0</text:span></text:span><text:span text:style-name="Source_20_Text"> = x</text:span><text:span text:style-name="Source_20_Text"><text:span text:style-name="T100">0</text:span></text:span><text:span text:style-name="Source_20_Text"> <text:line-break/>y</text:span><text:span text:style-name="Source_20_Text"><text:span text:style-name="T100">1</text:span></text:span><text:span text:style-name="Source_20_Text"> = x</text:span><text:span text:style-name="Source_20_Text"><text:span text:style-name="T100">1</text:span></text:span><text:span text:style-name="Source_20_Text"> - x</text:span><text:span text:style-name="Source_20_Text"><text:span text:style-name="T100">0</text:span></text:span><text:span text:style-name="Source_20_Text"> <text:line-break/>y</text:span><text:span text:style-name="Source_20_Text"><text:span text:style-name="T100">2</text:span></text:span><text:span text:style-name="Source_20_Text"> = x</text:span><text:span text:style-name="Source_20_Text"><text:span text:style-name="T100">2</text:span></text:span><text:span text:style-name="Source_20_Text"> - x</text:span><text:span text:style-name="Source_20_Text"><text:span text:style-name="T100">1</text:span></text:span><text:span text:style-name="Source_20_Text"> <text:line-break/>y</text:span><text:span text:style-name="Source_20_Text"><text:span text:style-name="T100">3</text:span></text:span><text:span text:style-name="Source_20_Text"> = x</text:span><text:span text:style-name="Source_20_Text"><text:span text:style-name="T100">3</text:span></text:span><text:span text:style-name="Source_20_Text"> - x</text:span><text:span text:style-name="Source_20_Text"><text:span text:style-name="T100">2</text:span></text:span><text:span text:style-name="Source_20_Text"> <text:line-break/>y</text:span><text:span text:style-name="Source_20_Text"><text:span text:style-name="T100">4</text:span></text:span><text:span text:style-name="Source_20_Text"> = x</text:span><text:span text:style-name="Source_20_Text"><text:span text:style-name="T100">4</text:span></text:span><text:span text:style-name="Source_20_Text"> - x</text:span><text:span text:style-name="Source_20_Text"><text:span text:style-name="T100">3</text:span></text:span><text:span text:style-name="Source_20_Text"> </text:span></text:p>
      <text:p text:style-name="P47"/>
      <text:p text:style-name="P75"/>
      <text:p text:style-name="P75"><text:span text:style-name="Citation"><text:span text:style-name="T77">// adjacent_difference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ultiplies</text:span></text:span></text:p>
      <text:p text:style-name="Preformatted_20_Text"><text:span text:style-name="Source_20_Text"><text:span text:style-name="Definition">#include &lt;numeric&gt; <text:s text:c="5"/></text:span></text:span><text:span text:style-name="Source_20_Text"><text:span text:style-name="Citation">// std::adjacent_difference</text:span></text:span></text:p>
      <text:p text:style-name="Preformatted_20_Text"/>
      <text:p text:style-name="Preformatted_20_Text"><text:span text:style-name="Source_20_Text"><text:span text:style-name="Variable">int</text:span></text:span><text:span text:style-name="Source_20_Text"> myop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val[] = {1,2,3,5,9,11,12};</text:span></text:p>
      <text:p text:style-name="Preformatted_20_Text"><text:span text:style-name="Source_20_Text"><text:s text:c="2"/></text:span><text:span text:style-name="Source_20_Text"><text:span text:style-name="Variable">int</text:span></text:span><text:span text:style-name="Source_20_Text"> result[7];</text:span></text:p>
      <text:p text:style-name="Preformatted_20_Text"/>
      <text:p text:style-name="Preformatted_20_Text"><text:span text:style-name="Source_20_Text"><text:s text:c="2"/>std::adjacent_difference (val, val+7, result);</text:span></text:p>
      <text:p text:style-name="Preformatted_20_Text"><text:span text:style-name="Source_20_Text"><text:s text:c="2"/>std::cout &lt;&lt; </text:span><text:span text:style-name="Source_20_Text"><text:span text:style-name="User_20_Entry">"using default adjacent_difference: "</text:span></text:span><text:span text:style-name="Source_20_Text">;</text:span></text:p>
      <text:p text:style-name="Preformatted_20_Text"><text:soft-page-break/><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7;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adjacent_difference (val, val+7, result, std::multiplie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using functional operation multiplies: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7;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adjacent_difference (val, val+7, result, myop);</text:span></text:p>
      <text:p text:style-name="Preformatted_20_Text"><text:span text:style-name="Source_20_Text"><text:s text:c="2"/>std::cout &lt;&lt; </text:span><text:span text:style-name="Source_20_Text"><text:span text:style-name="User_20_Entry">"using custom function: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7;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P150" text:outline-level="1"><text:span text:style-name="Source_20_Text"><text:span text:style-name="T27">inner_product</text:span></text:span></text:h>
      <text:p text:style-name="P46"><text:span text:style-name="Source_20_Text"><text:span text:style-name="T27"/></text:span></text:p>
      <text:p text:style-name="P61"><text:span text:style-name="Source_20_Text"><text:span text:style-name="T71">Функція рахує комулятивний скалярний добуток інтервалу</text:span></text:span></text:p>
      <text:p text:style-name="Standard"><text:span text:style-name="Source_20_Text"><text:span text:style-name="Variable"><text:span text:style-name="T27">init</text:span></text:span></text:span><text:span text:style-name="Source_20_Text"><text:span text:style-name="T27"> </text:span></text:span><text:span text:style-name="Source_20_Text"><text:span text:style-name="T71">де добуток рахується як пара на якй вказують числа з</text:span></text:span><text:span text:style-name="Source_20_Text"><text:span text:style-name="T27"> </text:span></text:span><text:span text:style-name="Source_20_Text"><text:span text:style-name="Variable"><text:span text:style-name="T27">first1</text:span></text:span></text:span><text:span text:style-name="Source_20_Text"><text:span text:style-name="T27"> </text:span></text:span><text:span text:style-name="Source_20_Text"><text:span text:style-name="T71">та</text:span></text:span><text:span text:style-name="Source_20_Text"><text:span text:style-name="T27"> </text:span></text:span><text:span text:style-name="Source_20_Text"><text:span text:style-name="Variable"><text:span text:style-name="T27">first2</text:span></text:span></text:span><text:span text:style-name="Source_20_Text"><text:span text:style-name="T27">. </text:span></text:span><text:span text:style-name="Source_20_Text"><text:span text:style-name="T71">Дві операції за замовченням </text:span></text:span><text:span text:style-name="Source_20_Text"><text:span text:style-name="T27">(</text:span></text:span><text:span text:style-name="Source_20_Text"><text:span text:style-name="T71">додавання для результатів та множення дляпар</text:span></text:span><text:span text:style-name="Source_20_Text"><text:span text:style-name="T27">) </text:span></text:span><text:span text:style-name="Source_20_Text"><text:span text:style-name="T71">можуть бути перевантажені бінарними функціями</text:span></text:span><text:span text:style-name="Source_20_Text"><text:span text:style-name="T27"> </text:span></text:span><text:span text:style-name="Source_20_Text"><text:span text:style-name="Variable"><text:span text:style-name="T27">binary_op1</text:span></text:span></text:span><text:span text:style-name="Source_20_Text"><text:span text:style-name="T27"> </text:span></text:span><text:span text:style-name="Source_20_Text"><text:span text:style-name="T71">та</text:span></text:span><text:span text:style-name="Source_20_Text"><text:span text:style-name="T27"> </text:span></text:span><text:span text:style-name="Source_20_Text"><text:span text:style-name="Variable"><text:span text:style-name="T27">binary_op2</text:span></text:span></text:span><text:span text:style-name="Source_20_Text"><text:span text:style-name="T27">.</text:span></text:span></text:p>
      <text:p text:style-name="P62"><text:span text:style-name="Source_20_Text"><text:span text:style-name="T27"/></text:span></text:p>
      <text:p text:style-name="P41"><text:span text:style-name="Source_20_Text"><text:span text:style-name="T40"/></text:span></text:p>
      <text:p text:style-name="P73"><text:span text:style-name="Citation"><text:span text:style-name="T86">// inner_product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inus, std::divides</text:span></text:span></text:p>
      <text:p text:style-name="Preformatted_20_Text"><text:span text:style-name="Source_20_Text"><text:span text:style-name="Definition">#include &lt;numeric&gt; <text:s text:c="5"/></text:span></text:span><text:span text:style-name="Source_20_Text"><text:span text:style-name="Citation">// std::inner_product</text:span></text:span></text:p>
      <text:p text:style-name="Preformatted_20_Text"/>
      <text:p text:style-name="Preformatted_20_Text"><text:span text:style-name="Source_20_Text"><text:span text:style-name="Variable">int</text:span></text:span><text:span text:style-name="Source_20_Text"> myaccumulator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text:span></text:p>
      <text:p text:style-name="Preformatted_20_Text"><text:span text:style-name="Source_20_Text"><text:span text:style-name="Variable">int</text:span></text:span><text:span text:style-name="Source_20_Text"> myproduct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init = 100;</text:span></text:p>
      <text:p text:style-name="Preformatted_20_Text"><text:span text:style-name="Source_20_Text"><text:s text:c="2"/></text:span><text:span text:style-name="Source_20_Text"><text:span text:style-name="Variable">int</text:span></text:span><text:span text:style-name="Source_20_Text"> series1[] = {10,20,30};</text:span></text:p>
      <text:p text:style-name="Preformatted_20_Text"><text:span text:style-name="Source_20_Text"><text:s text:c="2"/></text:span><text:span text:style-name="Source_20_Text"><text:span text:style-name="Variable">int</text:span></text:span><text:span text:style-name="Source_20_Text"> series2[] = {1,2,3};</text:span></text:p>
      <text:p text:style-name="Preformatted_20_Text"/>
      <text:p text:style-name="Preformatted_20_Text"><text:span text:style-name="Source_20_Text"><text:s text:c="2"/>std::cout &lt;&lt; </text:span><text:span text:style-name="Source_20_Text"><text:span text:style-name="User_20_Entry">"using default inner_product: "</text:span></text:span><text:span text:style-name="Source_20_Text">;</text:span></text:p>
      <text:p text:style-name="Preformatted_20_Text"><text:span text:style-name="Source_20_Text"><text:s text:c="2"/>std::cout &lt;&lt; std::inner_product(series1,series1+3,series2,ini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functional operations: "</text:span></text:span><text:span text:style-name="Source_20_Text">;</text:span></text:p>
      <text:p text:style-name="Preformatted_20_Text"><text:span text:style-name="Source_20_Text"><text:s text:c="2"/>std::cout &lt;&lt; std::inner_product(series1,series1+3,series2,init,</text:span></text:p>
      <text:p text:style-name="Preformatted_20_Text"><text:span text:style-name="Source_20_Text"><text:s text:c="34"/>std::minus&lt;</text:span><text:span text:style-name="Source_20_Text"><text:span text:style-name="Variable">int</text:span></text:span><text:span text:style-name="Source_20_Text">&gt;(),std::divide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cout &lt;&lt; </text:span><text:span text:style-name="Source_20_Text"><text:span text:style-name="User_20_Entry">"using custom functions: "</text:span></text:span><text:span text:style-name="Source_20_Text">;</text:span></text:p>
      <text:p text:style-name="Preformatted_20_Text"><text:span text:style-name="Source_20_Text"><text:s text:c="2"/>std::cout &lt;&lt; std::inner_product(series1,series1+3,series2,init,</text:span></text:p>
      <text:p text:style-name="Preformatted_20_Text"><text:span text:style-name="Source_20_Text"><text:s text:c="34"/>myaccumulator,myproduc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h text:style-name="P152" text:outline-level="1"><text:soft-page-break/><text:span text:style-name="Source_20_Text"><text:span text:style-name="T39">partial_sum</text:span></text:span></text:h>
      <text:p text:style-name="Standard"><text:span text:style-name="Source_20_Text"><text:span text:style-name="T39"/></text:span></text:p>
      <text:p text:style-name="Standard"><text:span text:style-name="Source_20_Text"><text:span text:style-name="T72">Якщо </text:span></text:span><text:span text:style-name="Source_20_Text"><text:span text:style-name="Variable"><text:span text:style-name="T39">x</text:span></text:span></text:span><text:span text:style-name="Source_20_Text"><text:span text:style-name="T39"> </text:span></text:span><text:span text:style-name="Source_20_Text"><text:span text:style-name="T72">предстваляє елемент в</text:span></text:span><text:span text:style-name="Source_20_Text"><text:span text:style-name="T39"> </text:span></text:span><text:span text:style-name="Source_20_Text"><text:span text:style-name="T86">[first,last)</text:span></text:span><text:span text:style-name="Source_20_Text"><text:span text:style-name="T39"> </text:span></text:span><text:span text:style-name="Source_20_Text"><text:span text:style-name="T72">та</text:span></text:span><text:span text:style-name="Source_20_Text"><text:span text:style-name="T39"> </text:span></text:span><text:span text:style-name="Source_20_Text"><text:span text:style-name="Variable"><text:span text:style-name="T39">y</text:span></text:span></text:span><text:span text:style-name="Source_20_Text"><text:span text:style-name="T39"> </text:span></text:span><text:span text:style-name="Source_20_Text"><text:span text:style-name="T72">представляє елемент в </text:span></text:span><text:span text:style-name="Source_20_Text"><text:span text:style-name="T39"><text:s/></text:span></text:span><text:span text:style-name="Source_20_Text"><text:span text:style-name="Variable"><text:span text:style-name="T39">result</text:span></text:span></text:span><text:span text:style-name="Source_20_Text"><text:span text:style-name="T39">, </text:span></text:span><text:span text:style-name="Source_20_Text"><text:span text:style-name="T72">то результат функції може бути представлений:</text:span></text:span><text:span text:style-name="Source_20_Text"><text:span text:style-name="T39"><text:line-break/></text:span></text:span><text:span text:style-name="Source_20_Text"><text:span text:style-name="T86">y</text:span></text:span><text:span text:style-name="Source_20_Text"><text:span text:style-name="T101">0</text:span></text:span><text:span text:style-name="Source_20_Text"><text:span text:style-name="T86"> = x</text:span></text:span><text:span text:style-name="Source_20_Text"><text:span text:style-name="T101">0</text:span></text:span><text:span text:style-name="Source_20_Text"><text:span text:style-name="T86"> <text:line-break/>y</text:span></text:span><text:span text:style-name="Source_20_Text"><text:span text:style-name="T101">1</text:span></text:span><text:span text:style-name="Source_20_Text"><text:span text:style-name="T86"> = x</text:span></text:span><text:span text:style-name="Source_20_Text"><text:span text:style-name="T101">0</text:span></text:span><text:span text:style-name="Source_20_Text"><text:span text:style-name="T86"> + x</text:span></text:span><text:span text:style-name="Source_20_Text"><text:span text:style-name="T101">1</text:span></text:span><text:span text:style-name="Source_20_Text"><text:span text:style-name="T86"> <text:line-break/>y</text:span></text:span><text:span text:style-name="Source_20_Text"><text:span text:style-name="T101">2</text:span></text:span><text:span text:style-name="Source_20_Text"><text:span text:style-name="T86"> = x</text:span></text:span><text:span text:style-name="Source_20_Text"><text:span text:style-name="T101">0</text:span></text:span><text:span text:style-name="Source_20_Text"><text:span text:style-name="T86"> + x</text:span></text:span><text:span text:style-name="Source_20_Text"><text:span text:style-name="T101">1</text:span></text:span><text:span text:style-name="Source_20_Text"><text:span text:style-name="T86"> + x</text:span></text:span><text:span text:style-name="Source_20_Text"><text:span text:style-name="T101">2</text:span></text:span><text:span text:style-name="Source_20_Text"><text:span text:style-name="T86"> <text:line-break/>y</text:span></text:span><text:span text:style-name="Source_20_Text"><text:span text:style-name="T101">3</text:span></text:span><text:span text:style-name="Source_20_Text"><text:span text:style-name="T86"> = x</text:span></text:span><text:span text:style-name="Source_20_Text"><text:span text:style-name="T101">0</text:span></text:span><text:span text:style-name="Source_20_Text"><text:span text:style-name="T86"> + x</text:span></text:span><text:span text:style-name="Source_20_Text"><text:span text:style-name="T101">1</text:span></text:span><text:span text:style-name="Source_20_Text"><text:span text:style-name="T86"> + x</text:span></text:span><text:span text:style-name="Source_20_Text"><text:span text:style-name="T101">2</text:span></text:span><text:span text:style-name="Source_20_Text"><text:span text:style-name="T86"> + x</text:span></text:span><text:span text:style-name="Source_20_Text"><text:span text:style-name="T101">3</text:span></text:span><text:span text:style-name="Source_20_Text"><text:span text:style-name="T86"> <text:line-break/>y</text:span></text:span><text:span text:style-name="Source_20_Text"><text:span text:style-name="T101">4</text:span></text:span><text:span text:style-name="Source_20_Text"><text:span text:style-name="T86"> = x</text:span></text:span><text:span text:style-name="Source_20_Text"><text:span text:style-name="T101">0</text:span></text:span><text:span text:style-name="Source_20_Text"><text:span text:style-name="T86"> + x</text:span></text:span><text:span text:style-name="Source_20_Text"><text:span text:style-name="T101">1</text:span></text:span><text:span text:style-name="Source_20_Text"><text:span text:style-name="T86"> + x</text:span></text:span><text:span text:style-name="Source_20_Text"><text:span text:style-name="T101">2</text:span></text:span><text:span text:style-name="Source_20_Text"><text:span text:style-name="T86"> + x</text:span></text:span><text:span text:style-name="Source_20_Text"><text:span text:style-name="T101">3</text:span></text:span><text:span text:style-name="Source_20_Text"><text:span text:style-name="T86"> + x</text:span></text:span><text:span text:style-name="Source_20_Text"><text:span text:style-name="T101">4</text:span></text:span><text:span text:style-name="Source_20_Text"><text:span text:style-name="T86"> </text:span></text:span></text:p>
      <text:p text:style-name="Standard"><text:span text:style-name="Source_20_Text"><text:span text:style-name="T39"/></text:span></text:p>
      <text:p text:style-name="Preformatted_20_Text"><text:span text:style-name="Citation"><text:span text:style-name="T86">// partial_sum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functional&gt; <text:s text:c="2"/></text:span></text:span><text:span text:style-name="Source_20_Text"><text:span text:style-name="Citation">// std::multiplies</text:span></text:span></text:p>
      <text:p text:style-name="Preformatted_20_Text"><text:span text:style-name="Source_20_Text"><text:span text:style-name="Definition">#include &lt;numeric&gt; <text:s text:c="5"/></text:span></text:span><text:span text:style-name="Source_20_Text"><text:span text:style-name="Citation">// std::partial_sum</text:span></text:span></text:p>
      <text:p text:style-name="Preformatted_20_Text"/>
      <text:p text:style-name="Preformatted_20_Text"><text:span text:style-name="Source_20_Text"><text:span text:style-name="Variable">int</text:span></text:span><text:span text:style-name="Source_20_Text"> myop (</text:span><text:span text:style-name="Source_20_Text"><text:span text:style-name="Variable">int</text:span></text:span><text:span text:style-name="Source_20_Text"> x, </text:span><text:span text:style-name="Source_20_Text"><text:span text:style-name="Variable">int</text:span></text:span><text:span text:style-name="Source_20_Text"> y) {</text:span><text:span text:style-name="Source_20_Text"><text:span text:style-name="Variable">return</text:span></text:span><text:span text:style-name="Source_20_Text"> x+y+1;}</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val[] = {1,2,3,4,5};</text:span></text:p>
      <text:p text:style-name="Preformatted_20_Text"><text:span text:style-name="Source_20_Text"><text:s text:c="2"/></text:span><text:span text:style-name="Source_20_Text"><text:span text:style-name="Variable">int</text:span></text:span><text:span text:style-name="Source_20_Text"> result[5];</text:span></text:p>
      <text:p text:style-name="Preformatted_20_Text"/>
      <text:p text:style-name="Preformatted_20_Text"><text:span text:style-name="Source_20_Text"><text:s text:c="2"/>std::partial_sum (val, val+5, result);</text:span></text:p>
      <text:p text:style-name="Preformatted_20_Text"><text:span text:style-name="Source_20_Text"><text:s text:c="2"/>std::cout &lt;&lt; </text:span><text:span text:style-name="Source_20_Text"><text:span text:style-name="User_20_Entry">"using default partial_sum: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5;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partial_sum (val, val+5, result, std::multiplies&lt;</text:span><text:span text:style-name="Source_20_Text"><text:span text:style-name="Variable">int</text:span></text:span><text:span text:style-name="Source_20_Text">&gt;());</text:span></text:p>
      <text:p text:style-name="Preformatted_20_Text"><text:span text:style-name="Source_20_Text"><text:s text:c="2"/>std::cout &lt;&lt; </text:span><text:span text:style-name="Source_20_Text"><text:span text:style-name="User_20_Entry">"using functional operation multiplies: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5;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std::partial_sum (val, val+5, result, myop);</text:span></text:p>
      <text:p text:style-name="Preformatted_20_Text"><text:span text:style-name="Source_20_Text"><text:s text:c="2"/>std::cout &lt;&lt; </text:span><text:span text:style-name="Source_20_Text"><text:span text:style-name="User_20_Entry">"using custom function: "</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 i=0; i&lt;5; i++) std::cout &lt;&lt; result[i] &lt;&lt; </text:span><text:span text:style-name="Source_20_Text"><text:span text:style-name="User_20_Entry">' '</text:span></text:span><text:span text:style-name="Source_20_Text">;</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115"><text:span text:style-name="Source_20_Text"><text:span text:style-name="T62">В Сі++11 до цього переліку функцій також додали функцію iota, яка за даним інтервалом </text:span></text:span><text:span text:style-name="Source_20_Text"><text:span text:style-name="T87">[first,last) </text:span></text:span><text:span text:style-name="Source_20_Text"><text:span text:style-name="T62">повертає послідовні значення </text:span></text:span><text:span text:style-name="Source_20_Text"><text:span text:style-name="Variable"><text:span text:style-name="T62">val</text:span></text:span></text:span><text:span text:style-name="Source_20_Text"><text:span text:style-name="T62">, які отрмуються послі</text:span></text:span><text:span text:style-name="Source_20_Text"><text:span text:style-name="T72">д</text:span></text:span><text:span text:style-name="Source_20_Text"><text:span text:style-name="T62">овним застосуванням інкремен</text:span></text:span><text:span text:style-name="Source_20_Text"><text:span text:style-name="T63">т</text:span></text:span><text:span text:style-name="Source_20_Text"><text:span text:style-name="T62">у </text:span></text:span><text:span text:style-name="Source_20_Text"><text:span text:style-name="T87">++val</text:span></text:span><text:span text:style-name="Source_20_Text"><text:span text:style-name="T62"> до кожного елементу.</text:span></text:span></text:p>
      <text:p text:style-name="P103"><text:span text:style-name="Citation"><text:span text:style-name="T87">// iota example</text:span></text:span></text:p>
      <text:p text:style-name="Preformatted_20_Text"><text:span text:style-name="Source_20_Text"><text:span text:style-name="Definition">#include &lt;iostream&gt; <text:s text:c="4"/></text:span></text:span><text:span text:style-name="Source_20_Text"><text:span text:style-name="Citation">// std::cout</text:span></text:span></text:p>
      <text:p text:style-name="Preformatted_20_Text"><text:span text:style-name="Source_20_Text"><text:span text:style-name="Definition">#include &lt;numeric&gt; <text:s text:c="5"/></text:span></text:span><text:span text:style-name="Source_20_Text"><text:span text:style-name="Citation">// std::iota</text:span></text:span></text:p>
      <text:p text:style-name="Preformatted_20_Text"/>
      <text:p text:style-name="Preformatted_20_Text"><text:span text:style-name="Source_20_Text"><text:span text:style-name="Variable">int</text:span></text:span><text:span text:style-name="Source_20_Text"> main () {</text:span></text:p>
      <text:p text:style-name="Preformatted_20_Text"><text:span text:style-name="Source_20_Text"><text:s text:c="2"/></text:span><text:span text:style-name="Source_20_Text"><text:span text:style-name="Variable">int</text:span></text:span><text:span text:style-name="Source_20_Text"> numbers[10];</text:span></text:p>
      <text:p text:style-name="Preformatted_20_Text"/>
      <text:p text:style-name="Preformatted_20_Text"><text:span text:style-name="Source_20_Text"><text:s text:c="2"/>std::iota (numbers,numbers+10,100);</text:span></text:p>
      <text:p text:style-name="Preformatted_20_Text"><text:soft-page-break/></text:p>
      <text:p text:style-name="Preformatted_20_Text"><text:span text:style-name="Source_20_Text"><text:s text:c="2"/>std::cout &lt;&lt; </text:span><text:span text:style-name="Source_20_Text"><text:span text:style-name="User_20_Entry">"numbers:"</text:span></text:span><text:span text:style-name="Source_20_Text">;</text:span></text:p>
      <text:p text:style-name="Preformatted_20_Text"><text:span text:style-name="Source_20_Text"><text:s text:c="2"/></text:span><text:span text:style-name="Source_20_Text"><text:span text:style-name="Variable">for</text:span></text:span><text:span text:style-name="Source_20_Text"> (</text:span><text:span text:style-name="Source_20_Text"><text:span text:style-name="Variable">int</text:span></text:span><text:span text:style-name="Source_20_Text">&amp; i:numbers) std::cout &lt;&lt; </text:span><text:span text:style-name="Source_20_Text"><text:span text:style-name="User_20_Entry">' '</text:span></text:span><text:span text:style-name="Source_20_Text"> &lt;&lt; i;</text:span></text:p>
      <text:p text:style-name="Preformatted_20_Text"><text:span text:style-name="Source_20_Text"><text:s text:c="2"/>std::cout &lt;&lt; </text:span><text:span text:style-name="Source_20_Text"><text:span text:style-name="User_20_Entry">'\n'</text:span></text:span><text:span text:style-name="Source_20_Text">;</text:span></text:p>
      <text:p text:style-name="Preformatted_20_Text"/>
      <text:p text:style-name="Preformatted_20_Text"><text:span text:style-name="Source_20_Text"><text:s text:c="2"/></text:span><text:span text:style-name="Source_20_Text"><text:span text:style-name="Variable">return</text:span></text:span><text:span text:style-name="Source_20_Text"> 0;</text:span></text:p>
      <text:p text:style-name="P105"><text:span text:style-name="Source_20_Text">}</text:span></text:p>
      <text:p text:style-name="P115"><text:span text:style-name="Source_20_Text"><text:span text:style-name="T62"/></text:span></text:p>
      <text:p text:style-name="P1"><text:span text:style-name="Source_20_Text"><text:span text:style-name="T62"/></text:span></text:p>
      <text:p text:style-name="P1"><text:span text:style-name="Source_20_Text"><text:span text:style-name="T62"/></text:span></text:p>
      <text:p text:style-name="P1"><text:span text:style-name="Source_20_Text"><text:span text:style-name="T62"/></text:span></text:p>
      <text:p text:style-name="P115"><text:span text:style-name="Source_20_Text"><text:span text:style-name="T62"/></text:span></text:p>
      <text:p text:style-name="P40"><text:span text:style-name="Source_20_Text"><text:span text:style-name="T39"/></text:span></text:p>
      <text:p text:style-name="P40"><text:span text:style-name="Source_20_Text"><text:span text:style-name="T39"/></text:span></text:p>
      <text:p text:style-name="P40"><text:span text:style-name="Source_20_Text"><text:span text:style-name="T39"/></text:span></text:p>
      <text:p text:style-name="P40"><text:span text:style-name="Source_20_Text"><text:span text:style-name="T39"/></text:span></text:p>
      <text:p text:style-name="P43"><text:span text:style-name="Source_20_Text"><text:span text:style-name="T37"/></text:span></text:p>
      <text:p text:style-name="P43"><text:span text:style-name="Source_20_Text"><text:span text:style-name="T37"/></text:span></text:p>
      <text:p text:style-name="P43"><text:span text:style-name="Source_20_Text"><text:span text:style-name="T37"/></text:span></text:p>
      <text:p text:style-name="P43"><text:span text:style-name="Source_20_Text"><text:span text:style-name="T37"/></text:span></text:p>
      <text:p text:style-name="P38"><text:span text:style-name="Source_20_Text"><text:span text:style-name="T36"/></text:span></text:p>
      <text:p text:style-name="P38"><text:span text:style-name="Source_20_Text"><text:span text:style-name="T36"/></text:span></text:p>
      <text:p text:style-name="P70"><text:span text:style-name="Source_20_Text"><text:span text:style-name="T33"/></text:span></text:p>
      <text:p text:style-name="P70"><text:span text:style-name="Source_20_Text"><text:span text:style-name="T33"/></text:span></text:p>
      <text:p text:style-name="P70"><text:span text:style-name="Source_20_Text"><text:span text:style-name="T32"/></text:span></text:p>
      <text:p text:style-name="P36"><text:span text:style-name="Source_20_Text"><text:span text:style-name="T32"/></text:span></text:p>
      <text:p text:style-name="P36"><text:span text:style-name="Source_20_Text"><text:span text:style-name="T32"/></text:span></text:p>
      <text:p text:style-name="P31"><text:span text:style-name="Source_20_Text"><text:span text:style-name="T32"/></text:span></text:p>
      <text:p text:style-name="P28"><text:span text:style-name="Source_20_Text"><text:span text:style-name="T31"/></text:span></text:p>
      <text:p text:style-name="P34"><text:span text:style-name="Source_20_Text"><text:span text:style-name="T17"/></text:span></text:p>
      <text:p text:style-name="P33"><text:span text:style-name="Source_20_Text"><text:span text:style-name="T16"/></text:span></text:p>
      <text:p text:style-name="P84"><text:span text:style-name="Source_20_Text"><text:span text:style-name="T56">Функтори, предікати та лямбда(Сі++11)</text:span></text:span></text:p>
      <text:p text:style-name="P22"/>
      <text:p text:style-name="P24"><text:soft-page-break/>Багато з розглянутих алгоритмів Сі++ мають у якості аргументу функцію, наприк<text:span text:style-name="T97">л</text:span>ад, for_each, <text:span text:style-name="T96">generate, find_if.</text:span></text:p>
      <text:p text:style-name="P25">Крім того, функція може бути аргументом конструктору для шаблонів класів set, multiset, map, multimap для задання шляху сортування ключів цих класів.</text:p>
      <text:p text:style-name="P26">Задати цю функцію можна як безпосереньо функцію, тобто приписавши реалізацію або декларацію цієї функції до виклику її як аргумент функції чи конструктору, це фактично означає, що ми використовуємо вказівник на цю функцію. Але інколи було б бажано використати цю функцію як змінну або обєкт, тобто мати її як конкретний екземпляр деякого класу.</text:p>
      <text:p text:style-name="P26">Зокрема, <text:span text:style-name="T98">р</text:span>о<text:span text:style-name="T98">зглянемо функцію, яка приймає лише один аргумент але під час виклику цієї функції нам потрібно передати, наприклад, ще параметр. Однак на Сі++ це неможливо, оскільки функція приймає лише один параметр. Що можна зробити? Очевидною відповіддю можуть бути глобальні змінні. Однак практика гарного кодування не виступає за використання глобальних змінних і стверджує, що їх слід використовувати лише тоді, коли немає іншої альтернативи.</text:span></text:p>
      <text:p text:style-name="P26">На Сі++ для <text:span text:style-name="T99">подібних модифікацій функції</text:span> можна використати функтори, які також звуться функціональними обєктами (<text:span text:style-name="T98">Зверніть увагу, що функтори — це не те само що функції !!</text:span>).<text:span text:style-name="T98"> </text:span></text:p>
      <text:p text:style-name="P27"><text:s/>Функ<text:span text:style-name="T2">то</text:span>ри - це об’єкти, які можна обробляти так, ніби вони є функцією або <text:span text:style-name="T2">вказівником на</text:span> функції. </text:p>
      <text:p text:style-name="P16"/>
      <text:p text:style-name="P6">Функц<text:span text:style-name="T110">і</text:span>ональн<text:span text:style-name="T110">и</text:span>й об<text:span text:style-name="T110">є</text:span>кт <text:span text:style-name="T110">або </text:span>функтор — <text:span text:style-name="T110">це клас який перевантажує оператор виклику</text:span> <text:span text:style-name="Teletype">operator ()</text:span> <text:span text:style-name="T110">нустпним чином, що в коді</text:span> </text:p>
      <text:p text:style-name="P120">FunctionObjectType func;</text:p>
      <text:p text:style-name="P109">func();</text:p>
      <text:p text:style-name="P6"><text:soft-page-break/><text:span text:style-name="T110">вираз</text:span> <text:span text:style-name="Teletype">func()</text:span> <text:span text:style-name="T110">є викликом</text:span> <text:span text:style-name="T110">оператору </text:span><text:span text:style-name="Teletype">()</text:span> <text:span text:style-name="T110">обєкту</text:span> <text:span text:style-name="Teletype">func</text:span>, а не <text:span text:style-name="T110">викликом функції</text:span> <text:span text:style-name="Teletype">func</text:span>. Тип функц<text:span text:style-name="T110">і</text:span>онального об<text:span text:style-name="T110">єкту</text:span> <text:span text:style-name="T110">повинен бути визначеним наступним чином</text:span>: </text:p>
      <text:p text:style-name="P120">class FunctionObjectType {</text:p>
      <text:p text:style-name="P120"><text:s text:c="2"/>public:</text:p>
      <text:p text:style-name="P120"><text:s text:c="2"/>void operator() () {</text:p>
      <text:p text:style-name="P120"><text:s text:c="4"/>// <text:span text:style-name="T110">Код функції</text:span></text:p>
      <text:p text:style-name="P120"><text:s text:c="2"/>}</text:p>
      <text:p text:style-name="P109">};</text:p>
      <text:p text:style-name="P7">У використання функціональних об'єктів є ряд переваг [5] перед використанням функцій, а саме: </text:p>
      <text:p text:style-name="P7">1. Функціональний об'єкт може мати стан. Фактично може бути два об'єкта одного і того ж функціонального типу, що знаходяться в різних станах в одне і теж час, що неможливо для звичайних функцій. Також функціональний об'єкт може забезпечити операції попередньої ініціалізації даних.</text:p>
      <text:p text:style-name="P7">2. Кожен функціональний об'єкт має тип, а отже є можливість передати цей тип як параметр шаблону для вказівки певної поведінки. Наприклад, типи контейнерів з різними функціональними об'єктами відрізняються.</text:p>
      <text:p text:style-name="P7">3. Об'єкти-функції часто виконуються швидше ніж <text:span text:style-name="T110">вказівники</text:span> на функції. Наприклад, вбудува<text:span text:style-name="T110">не</text:span> (inline) звернення до оператора () класу легше, ніж функці<text:span text:style-name="T110">я</text:span>, передану за вказівником.</text:p>
      <text:p text:style-name="P27"/>
      <text:p text:style-name="P27">Функ<text:span text:style-name="T2">то</text:span>ри найчастіше використовуються разом із STL у такому сценарії:</text:p>
      <text:p text:style-name="P11">//class Comparator</text:p>
      <text:p text:style-name="P11">struct Classcomp {</text:p>
      <text:p text:style-name="P11"><text:s text:c="2"/>bool operator() (const int&amp; lhs, const int&amp; rhs) const</text:p>
      <text:p text:style-name="P11"><text:s text:c="2"/>{return lhs&gt;rhs;}</text:p>
      <text:p text:style-name="P11">};</text:p>
      <text:p text:style-name="P11">int main (){</text:p>
      <text:p text:style-name="P11"><text:soft-page-break/><text:s text:c="2"/>int mas[]= {1,2,3,4,5};</text:p>
      <text:p text:style-name="P11"><text:s text:c="3"/>set&lt;int,Classcomp&gt; fifth_set; <text:s text:c="16"/>// class as Compare</text:p>
      <text:p text:style-name="P11">for(int i=0;i&lt;5;++i){</text:p>
      <text:p text:style-name="P11"><text:s text:c="4"/>fifth_set.insert(mas[i]);</text:p>
      <text:p text:style-name="P11">}</text:p>
      <text:p text:style-name="P11">}</text:p>
      <text:p text:style-name="P51"><text:span text:style-name="T57">Таким чином, ф</text:span><text:span text:style-name="T14">унктор (або функці</text:span><text:span text:style-name="T20">ональний</text:span><text:span text:style-name="T14"> об’єкт) - це клас С</text:span><text:span text:style-name="T20">і</text:span><text:span text:style-name="T14">++, який діє як функція. Функ</text:span><text:span text:style-name="T20">то</text:span><text:span text:style-name="T14">ри викликаються з використанням синтаксису виклику функції. </text:span><text:span text:style-name="T21">Для того, щ</text:span><text:span text:style-name="T14">об створити функтор, </text:span><text:span text:style-name="T20">потрібно </text:span><text:span text:style-name="T14">створ</text:span><text:span text:style-name="T20">ити</text:span><text:span text:style-name="T14"> об'єкт MyFunctor, який перевантажує </text:span><text:span text:style-name="T20">оператор “круглі дужки” (</text:span><text:span text:style-name="Emphasis"><text:span text:style-name="T20">operator()</text:span></text:span><text:span text:style-name="T20">).</text:span></text:p>
      <text:p text:style-name="P88"><text:span text:style-name="Strong_20_Emphasis"><text:span text:style-name="T46">Тоді код:</text:span></text:span></text:p>
      <text:p text:style-name="P89">MyFunctor(10);</text:p>
      <text:p text:style-name="P89"/>
      <text:p text:style-name="P88"><text:span text:style-name="Strong_20_Emphasis"><text:span text:style-name="T46">Еквівалентний коду</text:span></text:span></text:p>
      <text:p text:style-name="P91">MyFunctor.operator()(10);</text:p>
      <text:p text:style-name="P8"/>
      <text:p text:style-name="P12">Ще один приклад використання функтору — в алгоритмі transform.</text:p>
      <text:p text:style-name="P12"/>
      <text:p text:style-name="P12">class increment{</text:p>
      <text:p text:style-name="P12"><text:s text:c="5"/>int num;</text:p>
      <text:p text:style-name="P12"><text:s/>public:</text:p>
      <text:p text:style-name="P12"><text:s text:c="5"/>increment(int n): num(n) {}</text:p>
      <text:p text:style-name="P12"><text:s text:c="4"/>int operator(int k){</text:p>
      <text:p text:style-name="P12"><text:s text:c="2"/>return num+k;</text:p>
      <text:p text:style-name="P12">} <text:s text:c="2"/></text:p>
      <text:p text:style-name="P12">};</text:p>
      <text:p text:style-name="P12"/>
      <text:p text:style-name="P12">Тоді рядок</text:p>
      <text:p text:style-name="P90">transform(arr, arr+n, arr, increment(to_add));</text:p>
      <text:p text:style-name="P92"><text:soft-page-break/><text:span text:style-name="Strong_20_Emphasis"><text:span text:style-name="T27"/></text:span></text:p>
      <text:p text:style-name="P93"><text:span text:style-name="Strong_20_Emphasis"><text:span text:style-name="T57">буде еквівалентним насту</text:span></text:span><text:span text:style-name="Strong_20_Emphasis"><text:span text:style-name="T58">п</text:span></text:span><text:span text:style-name="Strong_20_Emphasis"><text:span text:style-name="T57">ному коду:</text:span></text:span></text:p>
      <text:p text:style-name="P90">// Creating object of increment</text:p>
      <text:p text:style-name="P90">increment obj(to_add); </text:p>
      <text:p text:style-name="P90">// Calling () on object</text:p>
      <text:p text:style-name="P90">transform(arr, arr+n, arr, obj); </text:p>
      <text:p text:style-name="P13"/>
      <text:p text:style-name="P44"><text:span text:style-name="T57">Тобто </text:span><text:span text:style-name="T59">о</text:span><text:span text:style-name="T57">бєкт</text:span><text:span text:style-name="T27"> </text:span><text:span text:style-name="Emphasis"><text:span text:style-name="T27">a</text:span></text:span><text:span text:style-name="T27"> </text:span><text:span text:style-name="T57">створений таким, що перевантажує</text:span><text:span text:style-name="Emphasis"><text:span text:style-name="T27"> operator()</text:span></text:span><text:span text:style-name="T27">. </text:span><text:span text:style-name="T57">Таким чином, функтори достатньо ефективні при використанні</text:span><text:span text:style-name="T27"> </text:span><text:span text:style-name="T57">в </text:span><text:span text:style-name="T27">C++ STL.</text:span></text:p>
      <text:p text:style-name="P14">Зауважимо, що частковий випадок функторів, які повертають логічний тип bool зветься предікатом. Зокрема предікати потрібні при використанні таких функцій з бібліотеки алгоритмів, як find_if(), count_if, sort тощо.</text:p>
      <text:p text:style-name="P14">Приклад.</text:p>
      <text:p text:style-name="P14"/>
      <text:p text:style-name="P14"/>
      <text:p text:style-name="P14"/>
      <text:h text:style-name="P124" text:outline-level="3">std::function</text:h>
      <text:h text:style-name="P158" text:outline-level="4">Починаючи зі стандарту C ++ 11 шаблонний клас std :: function є поліморфною обгорткою функцій для загального використання. Об'єкти класу std :: function можуть зберігати, копіювати і викликати довільні викликаються об'єкти - функції, лямбда-вирази, вирази зв'язування і інші функціональні об'єкти. Говорячи загалом, в будь-якому місці, де необхідно використовувати покажчик на функцію для її відкладеного виклику, або для створення функції зворотного виклику, замість нього може бути використаний std :: function, який надає користувачеві велику гнучкість в реалізації. </text:h>
      <text:h text:style-name="P157" text:outline-level="4"><text:bookmark text:name=".D0.9E.D0.BF.D1.80.D0.B5.D0.B4.D0.B5.D0.BB.D0.B5.D0.BD.D0.B8.D0.B5_.D0.BA.D0.BB.D0.B0.D1.81.D1.81.D0.B0"/><text:bookmark text:name="Определение_класса"/>Определение класса</text:h>
      <text:p text:style-name="P119">template&lt;class&gt; class function; // undefined</text:p>
      <text:p text:style-name="P106">template&lt;class R, class... ArgTypes&gt; class function&lt;R(ArgTypes...)&gt;;</text:p>
      <text:p text:style-name="P2">Также в стандарте определены вспомогательные модификаторы <text:span text:style-name="Teletype">swap</text:span> и <text:span text:style-name="Teletype">assign</text:span> и операторы сравнения (<text:span text:style-name="Teletype">==</text:span> и <text:span text:style-name="Teletype">!=</text:span>) с <text:span text:style-name="Teletype">nullptr</text:span>. Доступ к <text:a xlink:type="simple" xlink:href="https://ru.wikipedia.org/wiki/Functional_(C%2B%2B)#.D0.A2.D0.B5.D1.80.D0.BC.D0.B8.D0.BD.D1.8B_.D1.81.D1.82.D0.B0.D0.BD.D0.B4.D0.B0.D1.80.D1.82.D0.B0" text:style-name="Internet_20_link" text:visited-style-name="Visited_20_Internet_20_Link">целевому объекту</text:a> предоставляет функция <text:span text:style-name="Teletype">target</text:span>, а к его типу — <text:span text:style-name="Teletype">target_type</text:span>. Оператор приведения <text:span text:style-name="Teletype">function</text:span> к булевскому типу возвращает <text:span text:style-name="Teletype">true</text:span>, когда у класса есть целевой объект. </text:p>
      <text:h text:style-name="P159" text:outline-level="4"><text:bookmark text:name=".D0.9F.D1.80.D0.B8.D0.BC.D0.B5.D1.80_.D0.B8.D1.81.D0.BF.D0.BE.D0.BB.D1.8C.D0.B7.D0.BE.D0.B2.D0.B0.D0.BD.D0.B8.D1.8F"/><text:bookmark text:name="Пример_использования"/><text:soft-page-break/>Пример использования</text:h>
      <text:p text:style-name="P119">#include &lt;iostream&gt;</text:p>
      <text:p text:style-name="P119">#include &lt;functional&gt;</text:p>
      <text:p text:style-name="P119"/>
      <text:p text:style-name="P119">struct A {</text:p>
      <text:p text:style-name="P119"><text:s text:c="4"/>A(int num) : num_(num){}</text:p>
      <text:p text:style-name="P119"><text:s text:c="4"/>void printNumberLetter(char c) const {std::cout &lt;&lt; "Number: " &lt;&lt; num_ <text:s/>&lt;&lt; " Letter: " &lt;&lt; c &lt;&lt; std::endl;}</text:p>
      <text:p text:style-name="P119"><text:s text:c="4"/>int num_;</text:p>
      <text:p text:style-name="P119">};</text:p>
      <text:p text:style-name="P119"/>
      <text:p text:style-name="P119">void printLetter(char c)</text:p>
      <text:p text:style-name="P119">{</text:p>
      <text:p text:style-name="P119"><text:s text:c="4"/>std::cout &lt;&lt; c &lt;&lt; std::endl;</text:p>
      <text:p text:style-name="P119">}</text:p>
      <text:p text:style-name="P119"/>
      <text:p text:style-name="P119">struct B {</text:p>
      <text:p text:style-name="P119"><text:s text:c="4"/>void operator() () {std::cout &lt;&lt; "B()" &lt;&lt; std::endl;}</text:p>
      <text:p text:style-name="P119">};</text:p>
      <text:p text:style-name="P119"/>
      <text:p text:style-name="P119">int main()</text:p>
      <text:p text:style-name="P119">{</text:p>
      <text:p text:style-name="P119"><text:s text:c="4"/>// Содержит функцию.</text:p>
      <text:p text:style-name="P119"><text:s text:c="4"/>std::function&lt;void(char)&gt; f_print_Letter = printLetter;</text:p>
      <text:p text:style-name="P119"><text:s text:c="4"/>f_print_Letter('Q');</text:p>
      <text:p text:style-name="P119"/>
      <text:p text:style-name="P119"><text:s text:c="4"/>// Содержит лямбда-выражение.</text:p>
      <text:p text:style-name="P119"><text:s text:c="4"/>std::function&lt;void()&gt; f_print_Hello = [] () {std::cout &lt;&lt; "Hello world!" &lt;&lt; std::endl;};</text:p>
      <text:p text:style-name="P119"><text:s text:c="4"/>f_print_Hello();</text:p>
      <text:p text:style-name="P119"/>
      <text:p text:style-name="P119"><text:s text:c="4"/>// Содержит связыватель.</text:p>
      <text:p text:style-name="P119"><text:s text:c="4"/>std::function&lt;void()&gt; f_print_Z = std::bind(printLetter, 'Z');</text:p>
      <text:p text:style-name="P119"><text:s text:c="4"/>f_print_Z();</text:p>
      <text:p text:style-name="P119"/>
      <text:p text:style-name="P119"><text:s text:c="4"/>// Содержит вызов метода класса.</text:p>
      <text:p text:style-name="P119"><text:s text:c="4"/>std::function&lt;void(const A&amp;, char)&gt; f_printA = &amp;A::printNumberLetter;</text:p>
      <text:p text:style-name="P119"><text:s text:c="4"/>A a(10);</text:p>
      <text:p text:style-name="P119"><text:s text:c="4"/>f_printA(a, 'A');</text:p>
      <text:p text:style-name="P119"/>
      <text:p text:style-name="P119"><text:s text:c="4"/>// Содержит функциональный объект.</text:p>
      <text:p text:style-name="P119"><text:s text:c="4"/>B b;</text:p>
      <text:p text:style-name="P119"><text:s text:c="4"/>std::function&lt;void()&gt; f_B = b;</text:p>
      <text:p text:style-name="P119"><text:s text:c="4"/>f_B();</text:p>
      <text:p text:style-name="P106">}</text:p>
      <text:p text:style-name="P2">Результатом работы приведённого выше кода будет: </text:p>
      <text:p text:style-name="P119">Q</text:p>
      <text:p text:style-name="P119">Hello world!</text:p>
      <text:p text:style-name="P119">Z</text:p>
      <text:p text:style-name="P119">Number: 10 Letter: A</text:p>
      <text:p text:style-name="P106">B()</text:p>
      <text:h text:style-name="P159" text:outline-level="4"><text:bookmark text:name="std::bad_functional_call"/>std::bad_functional_call</text:h>
      <text:p text:style-name="P2"><text:a xlink:type="simple" xlink:href="https://ru.wikipedia.org/wiki/Исключение_(программирование)" text:style-name="Internet_20_link" text:visited-style-name="Visited_20_Internet_20_Link">Исключение</text:a> типа <text:span text:style-name="Teletype">bad_functional_call</text:span> будет брошено при попытке вызова обёртки функции <text:span text:style-name="Teletype">function::operator()</text:span>, если у этой обёртки отсутствует целевой объект. <text:span text:style-name="Teletype">bad_functional_call</text:span> наследуется от <text:span text:style-name="Teletype">std::exception</text:span>, и у него доступен виртуальный метод <text:span text:style-name="Teletype">what()</text:span> для получения текста ошибки. Пример использования: </text:p>
      <text:p text:style-name="P119"><text:soft-page-break/>#include &lt;iostream&gt;</text:p>
      <text:p text:style-name="P119">#include &lt;functional&gt;</text:p>
      <text:p text:style-name="P119"/>
      <text:p text:style-name="P119">int main()</text:p>
      <text:p text:style-name="P119">{</text:p>
      <text:p text:style-name="P119"><text:s text:c="4"/>std::function&lt;void()&gt; func = nullptr;</text:p>
      <text:p text:style-name="P119"><text:s text:c="4"/>try {</text:p>
      <text:p text:style-name="P119"><text:s text:c="8"/>func();</text:p>
      <text:p text:style-name="P119"><text:s text:c="4"/>} catch(const std::bad_function_call&amp; e) {</text:p>
      <text:p text:style-name="P119"><text:s text:c="8"/>std::cout &lt;&lt; e.what() &lt;&lt; std::endl;</text:p>
      <text:p text:style-name="P119"><text:s text:c="4"/>}</text:p>
      <text:p text:style-name="P106">}</text:p>
      <text:h text:style-name="P124" text:outline-level="3"><text:bookmark text:name="std::mem_fn"/>std::mem_fn</text:h>
      <text:p text:style-name="P2">Шаблонная функция <text:span text:style-name="Teletype">std::mem_fn</text:span> создаёт объект-обёртку вокруг указателей на члены класса. Этот объект может хранить, копировать и вызывать член класса по указателю. В качестве указателя могут также использоваться <text:a xlink:type="simple" xlink:href="https://ru.wikipedia.org/wiki/Ссылка_(C%2B%2B)" text:style-name="Internet_20_link" text:visited-style-name="Visited_20_Internet_20_Link">ссылки</text:a> и <text:a xlink:type="simple" xlink:href="https://ru.wikipedia.org/wiki/Умный_указатель" text:style-name="Internet_20_link" text:visited-style-name="Visited_20_Internet_20_Link">умные указатели</text:a><text:bookmark text:name="cite_ref-BoostMemFn_8-0"/><text:a xlink:type="simple" xlink:href="https://ru.wikipedia.org/wiki/Functional_(C%2B%2B)#cite_note-BoostMemFn-8" text:style-name="Internet_20_link" text:visited-style-name="Visited_20_Internet_20_Link">[8]</text:a>. </text:p>
      <text:p text:style-name="P15"/>
      <text:p text:style-name="P15"/>
      <text:h text:style-name="P118" text:outline-level="2">Связыватели</text:h>
      <text:h text:style-name="P124" text:outline-level="3"><text:bookmark text:name="std::bind"/>std::bind</text:h>
      <text:p text:style-name="P2">Шаблонная функция <text:span text:style-name="Teletype">std::bind</text:span> называется <text:span text:style-name="T1">связывателем</text:span> и предоставляет поддержку <text:a xlink:type="simple" xlink:href="https://ru.wikipedia.org/wiki/Сравнение_языков_программирования#.D0.A7.D0.B0.D1.81.D1.82.D0.B8.D1.87.D0.BD.D0.BE.D0.B5_.D0.BF.D1.80.D0.B8.D0.BC.D0.B5.D0.BD.D0.B5.D0.BD.D0.B8.D0.B5" text:style-name="Internet_20_link" text:visited-style-name="Visited_20_Internet_20_Link">частичного применения функций</text:a>. Она привязывает некоторые аргументы к функциональному объекту, создавая новый функциональный объект. То есть вызов связывателя эквивалентен вызову функционального объекта с некоторыми определёнными параметрами. Передавать связывателю можно или непосредственно значения аргументов, или специальные имена, определенные в пространстве имен <text:span text:style-name="Teletype">std::placeholders</text:span>, которые указывают связывателю на то, что данный аргумент не будет связан, и определяют порядок аргументов у возвращаемого функционального объекта. </text:p>
      <text:h text:style-name="P124" text:outline-level="3"><text:bookmark text:name=".D0.9E.D0.BF.D1.80.D0.B5.D0.B4.D0.B5.D0.BB.D0.B5.D0.BD.D0.B8.D0.B5_.D1.84.D1.83.D0.BD.D0.BA.D1.86.D0.B8.D0.B8"/><text:bookmark text:name="Определение_функции"/>Определение функции</text:h>
      <text:p text:style-name="P119">template&lt;class F, class... BoundArgs&gt;</text:p>
      <text:p text:style-name="P119"><text:s text:c="3"/>unspecified bind(F&amp;&amp; f, BoundArgs&amp;&amp;... bound_args);</text:p>
      <text:p text:style-name="P119">template&lt;class R, class F, class... BoundArgs&gt;</text:p>
      <text:p text:style-name="P106"><text:s text:c="3"/>unspecified bind(F&amp;&amp; f, BoundArgs&amp;&amp;... bound_args);</text:p>
      <text:p text:style-name="P2">Здесь <text:span text:style-name="Teletype">f</text:span> — вызываемый объект, <text:span text:style-name="Teletype">bound_args</text:span> — список связанных аргументов. Возвращаемым значением есть функциональный объект неопределённого типа <text:span text:style-name="Teletype">T</text:span>, который может быть помещён в <text:span text:style-name="Teletype">std::function</text:span>, и для которого выполняется <text:span text:style-name="Teletype">std::is_bind_expression&lt;T&gt;::value == true</text:span>. Внутри обёртка содержит объект типа <text:span text:style-name="Teletype">std::decay&lt;F&gt;::type</text:span>, построенного с <text:span text:style-name="Teletype">std::forward&lt;F&gt;(f)</text:span>, а также по одному объекту для каждого аргумента аналогичного типа <text:span text:style-name="Teletype">std::decay&lt;Arg_i&gt;::type</text:span>. </text:p>
      <text:h text:style-name="P124" text:outline-level="3"><text:bookmark text:name="std::placeholders"/><text:soft-page-break/>std::placeholders</text:h>
      <text:p text:style-name="P2">В пространстве имён <text:span text:style-name="Teletype">std::placeholders</text:span> содержатся специальные объекты <text:span text:style-name="Teletype">_1, _2, ... , _N</text:span>, где число <text:span text:style-name="Teletype">N</text:span> зависит от реализации. Они используются в функции <text:span text:style-name="Teletype">bind</text:span> для задания порядка свободных аргументов. Когда такие объекты передаются в виде аргументов в функцию <text:span text:style-name="Teletype">bind</text:span>, то для них генерируется функциональный объект, в котором, при вызове с несвязанными аргументами, каждый заполнитель <text:span text:style-name="Teletype">_N</text:span> будет заменён на N-й по счёту несвязанный аргумент. </text:p>
      <text:p text:style-name="P2">Для получения целого числа <text:span text:style-name="Teletype">k</text:span> из заполнителя <text:span text:style-name="Teletype">_K</text:span> предусмотрен вспомогательный шаблонный класс std::is_placeholder. При передаче ему заполнителя, как параметра шаблона, есть возможность получить целое число при обращении к его полю <text:span text:style-name="Teletype">value</text:span>. К примеру, <text:span text:style-name="Teletype">is_placeholder&lt;_3&gt;::value</text:span> вернёт 3. </text:p>
      <text:h text:style-name="P124" text:outline-level="3"><text:bookmark text:name=".D0.9F.D1.80.D0.B8.D0.BC.D0.B5.D1.80"/><text:bookmark text:name="Пример"/>Пример</text:h>
      <text:p text:style-name="P119">#include &lt;iostream&gt;</text:p>
      <text:p text:style-name="P119">#include &lt;functional&gt;</text:p>
      <text:p text:style-name="P119"/>
      <text:p text:style-name="P119">int myPlus (int a, int b) {return a + b;}</text:p>
      <text:p text:style-name="P119"/>
      <text:p text:style-name="P119">int main()</text:p>
      <text:p text:style-name="P119">{</text:p>
      <text:p text:style-name="P119"><text:s text:c="4"/>std::function&lt;int (int)&gt; f(std::bind(myPlus, std::placeholders::_1, 5));</text:p>
      <text:p text:style-name="P119"><text:s text:c="4"/>std::cout &lt;&lt; f(10) &lt;&lt; std::endl;</text:p>
      <text:p text:style-name="P106">}</text:p>
      <text:p text:style-name="P2"><text:span text:style-name="T112">Результат:</text:span> </text:p>
      <text:p text:style-name="P107">15</text:p>
      <text:p text:style-name="P14"/>
      <text:p text:style-name="P14"/>
      <text:p text:style-name="P17">Стандартні функтори</text:p>
      <text:p text:style-name="P52"><text:span text:style-name="T60">Інколи потрібно використати функтор який є достатньо стандартним — наприклад, </text:span><text:span text:style-name="T27"><text:s/></text:span><text:span text:style-name="T60">для того щоб порівнюва</text:span><text:span text:style-name="T64">ти</text:span><text:span text:style-name="T60"> два аргументи числового типу </text:span><text:span text:style-name="T64">або використати додавання, множення і т.п.</text:span><text:span text:style-name="T60"> Для цього можні використати </text:span><text:span text:style-name="T61">стандартний функтор</text:span><text:span text:style-name="T64">и</text:span><text:span text:style-name="T61">, що визначений в бібліотеці &lt;functional&gt;</text:span></text:p>
      <text:p text:style-name="P18"/>
      <text:p text:style-name="P116"/>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table-cell table:style-name="Таблица4.A1" office:value-type="string">
            <text:p text:style-name="P123">Тип </text:p>
          </table:table-cell>
          <table:table-cell table:style-name="Таблица4.A1" office:value-type="string">
            <text:p text:style-name="P123">Назва </text:p>
          </table:table-cell>
          <table:table-cell table:style-name="Таблица4.A1" office:value-type="string">
            <text:p text:style-name="P123">К-<text:span text:style-name="T111">ть</text:span> операнд<text:span text:style-name="T111">і</text:span>в </text:p>
          </table:table-cell>
          <table:table-cell table:style-name="Таблица4.A1" office:value-type="string">
            <text:p text:style-name="P123"><text:span text:style-name="T111">Тип, що повертається</text:span> </text:p>
          </table:table-cell>
          <table:table-cell table:style-name="Таблица4.A1" office:value-type="string">
            <text:p text:style-name="P123">Д<text:span text:style-name="T111">ія</text:span> </text:p>
          </table:table-cell>
        </table:table-row>
        <table:table-row>
          <table:table-cell table:style-name="Таблица4.A1" table:number-rows-spanned="6" office:value-type="string">
            <text:p text:style-name="P123"><text:span text:style-name="T111">Порівняння</text:span> </text:p>
          </table:table-cell>
          <table:table-cell table:style-name="Таблица4.A1" office:value-type="string">
            <text:p text:style-name="P121"><text:span text:style-name="Teletype">equal_to</text:span> </text:p>
          </table:table-cell>
          <table:table-cell table:style-name="Таблица4.A1" office:value-type="string">
            <text:p text:style-name="P121">Б<text:span text:style-name="T111">і</text:span>нарн<text:span text:style-name="T111">и</text:span>й </text:p>
          </table:table-cell>
          <table:table-cell table:style-name="Таблица4.A1" office:value-type="string">
            <text:p text:style-name="P121">bool </text:p>
          </table:table-cell>
          <table:table-cell table:style-name="Таблица4.A1" office:value-type="string">
            <text:p text:style-name="P121"><text:span text:style-name="Teletype">x == y </text:span></text:p>
          </table:table-cell>
        </table:table-row>
        <table:table-row>
          <table:covered-table-cell/>
          <table:table-cell table:style-name="Таблица4.A1" office:value-type="string">
            <text:p text:style-name="P121"><text:span text:style-name="Teletype">not_equal_to</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bool </text:p>
          </table:table-cell>
          <table:table-cell table:style-name="Таблица4.A1" office:value-type="string">
            <text:p text:style-name="P121"><text:span text:style-name="Teletype">x!= y</text:span> </text:p>
          </table:table-cell>
        </table:table-row>
        <table:table-row>
          <table:covered-table-cell/>
          <table:table-cell table:style-name="Таблица4.A1" office:value-type="string">
            <text:p text:style-name="P121"><text:span text:style-name="Teletype">greater</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bool </text:p>
          </table:table-cell>
          <table:table-cell table:style-name="Таблица4.A1" office:value-type="string">
            <text:p text:style-name="P121"><text:span text:style-name="Teletype">x &gt; y</text:span> </text:p>
          </table:table-cell>
        </table:table-row>
        <table:table-row>
          <table:covered-table-cell/>
          <table:table-cell table:style-name="Таблица4.A1" office:value-type="string">
            <text:p text:style-name="P121"><text:span text:style-name="Teletype">less</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bool </text:p>
          </table:table-cell>
          <table:table-cell table:style-name="Таблица4.A1" office:value-type="string">
            <text:p text:style-name="P121"><text:span text:style-name="Teletype">x &lt; y</text:span> </text:p>
          </table:table-cell>
        </table:table-row>
        <table:table-row>
          <table:covered-table-cell/>
          <table:table-cell table:style-name="Таблица4.A1" office:value-type="string">
            <text:p text:style-name="P121"><text:span text:style-name="Teletype">greater_equal</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bool </text:p>
          </table:table-cell>
          <table:table-cell table:style-name="Таблица4.A1" office:value-type="string">
            <text:p text:style-name="P121"><text:span text:style-name="Teletype">x &gt;= y</text:span> </text:p>
          </table:table-cell>
        </table:table-row>
        <table:table-row>
          <table:covered-table-cell/>
          <table:table-cell table:style-name="Таблица4.A1" office:value-type="string">
            <text:p text:style-name="P121"><text:span text:style-name="Teletype">less_equal</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bool </text:p>
          </table:table-cell>
          <table:table-cell table:style-name="Таблица4.A1" office:value-type="string">
            <text:p text:style-name="P121"><text:span text:style-name="Teletype">x &lt;= y</text:span> </text:p>
          </table:table-cell>
        </table:table-row>
        <table:table-row>
          <table:table-cell table:style-name="Таблица4.A1" table:number-rows-spanned="3" office:value-type="string">
            <text:p text:style-name="P123">Лог<text:span text:style-name="T111">и</text:span>ч<text:span text:style-name="T111">ні</text:span> </text:p>
          </table:table-cell>
          <table:table-cell table:style-name="Таблица4.A1" office:value-type="string">
            <text:p text:style-name="P121"><text:span text:style-name="Teletype">logical_and</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bool </text:p>
          </table:table-cell>
          <table:table-cell table:style-name="Таблица4.A1" office:value-type="string">
            <text:p text:style-name="P121"><text:span text:style-name="Teletype">x &amp;&amp; y</text:span> </text:p>
          </table:table-cell>
        </table:table-row>
        <table:table-row>
          <table:covered-table-cell/>
          <table:table-cell table:style-name="Таблица4.A1" office:value-type="string">
            <text:p text:style-name="P121"><text:span text:style-name="Teletype">logical_or</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bool </text:p>
          </table:table-cell>
          <table:table-cell table:style-name="Таблица4.A1" office:value-type="string">
            <text:p text:style-name="P121"><text:span text:style-name="Teletype">x || y</text:span> </text:p>
          </table:table-cell>
        </table:table-row>
        <table:table-row>
          <table:covered-table-cell/>
          <table:table-cell table:style-name="Таблица4.A1" office:value-type="string">
            <text:p text:style-name="P121"><text:span text:style-name="Teletype">logical_not</text:span> </text:p>
          </table:table-cell>
          <table:table-cell table:style-name="Таблица4.A1" office:value-type="string">
            <text:p text:style-name="P122">Унарн<text:span text:style-name="T111">и</text:span>й </text:p>
          </table:table-cell>
          <table:table-cell table:style-name="Таблица4.A1" office:value-type="string">
            <text:p text:style-name="P121">bool </text:p>
          </table:table-cell>
          <table:table-cell table:style-name="Таблица4.A1" office:value-type="string">
            <text:p text:style-name="P121"><text:span text:style-name="Teletype">!x</text:span> </text:p>
          </table:table-cell>
        </table:table-row>
        <table:table-row>
          <table:table-cell table:style-name="Таблица4.A1" table:number-rows-spanned="6" office:value-type="string">
            <text:p text:style-name="P123">Арифметич<text:span text:style-name="T111">ні</text:span> </text:p>
          </table:table-cell>
          <table:table-cell table:style-name="Таблица4.A1" office:value-type="string">
            <text:p text:style-name="P121"><text:span text:style-name="Teletype">plus</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x + y</text:span> </text:p>
          </table:table-cell>
        </table:table-row>
        <table:table-row>
          <table:covered-table-cell/>
          <table:table-cell table:style-name="Таблица4.A1" office:value-type="string">
            <text:p text:style-name="P121"><text:span text:style-name="Teletype">minus</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x - y</text:span> </text:p>
          </table:table-cell>
        </table:table-row>
        <table:table-row>
          <table:covered-table-cell/>
          <table:table-cell table:style-name="Таблица4.A1" office:value-type="string">
            <text:p text:style-name="P121"><text:span text:style-name="Teletype">multiplies</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x * y</text:span> </text:p>
          </table:table-cell>
        </table:table-row>
        <table:table-row>
          <table:covered-table-cell/>
          <table:table-cell table:style-name="Таблица4.A1" office:value-type="string">
            <text:p text:style-name="P121"><text:span text:style-name="Teletype">divides</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x / y</text:span> </text:p>
          </table:table-cell>
        </table:table-row>
        <table:table-row>
          <table:covered-table-cell/>
          <table:table-cell table:style-name="Таблица4.A1" office:value-type="string">
            <text:p text:style-name="P121"><text:span text:style-name="Teletype">modulus</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text:span text:style-name="T111">x</text:span></text:span><text:span text:style-name="Teletype"> % y</text:span> </text:p>
          </table:table-cell>
        </table:table-row>
        <table:table-row>
          <table:covered-table-cell/>
          <table:table-cell table:style-name="Таблица4.A1" office:value-type="string">
            <text:p text:style-name="P121"><text:span text:style-name="Teletype">negate</text:span> </text:p>
          </table:table-cell>
          <table:table-cell table:style-name="Таблица4.A1" office:value-type="string">
            <text:p text:style-name="P122">Унарн<text:span text:style-name="T111">и</text:span>й </text:p>
          </table:table-cell>
          <table:table-cell table:style-name="Таблица4.A1" office:value-type="string">
            <text:p text:style-name="P121">T </text:p>
          </table:table-cell>
          <table:table-cell table:style-name="Таблица4.A1" office:value-type="string">
            <text:p text:style-name="P121"><text:span text:style-name="Teletype">-x</text:span> </text:p>
          </table:table-cell>
        </table:table-row>
        <table:table-row>
          <table:table-cell table:style-name="Таблица4.A1" table:number-rows-spanned="4" office:value-type="string">
            <text:p text:style-name="P123">Б<text:span text:style-name="T111">і</text:span>тов<text:span text:style-name="T111">і</text:span> <text:span text:style-name="T111">(Сі++11)</text:span> </text:p>
          </table:table-cell>
          <table:table-cell table:style-name="Таблица4.A1" office:value-type="string">
            <text:p text:style-name="P121"><text:span text:style-name="Teletype">bit_and</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x &amp; y</text:span> </text:p>
          </table:table-cell>
        </table:table-row>
        <table:table-row>
          <table:covered-table-cell/>
          <table:table-cell table:style-name="Таблица4.A1" office:value-type="string">
            <text:p text:style-name="P121"><text:span text:style-name="Teletype">bit_or</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x | y</text:span> </text:p>
          </table:table-cell>
        </table:table-row>
        <table:table-row>
          <table:covered-table-cell/>
          <table:table-cell table:style-name="Таблица4.A1" office:value-type="string">
            <text:p text:style-name="P121"><text:span text:style-name="Teletype">bit_xor</text:span> </text:p>
          </table:table-cell>
          <table:table-cell table:style-name="Таблица4.A1" office:value-type="string">
            <text:p text:style-name="P122">Б<text:span text:style-name="T111">і</text:span>нарн<text:span text:style-name="T111">и</text:span>й</text:p>
          </table:table-cell>
          <table:table-cell table:style-name="Таблица4.A1" office:value-type="string">
            <text:p text:style-name="P121">T </text:p>
          </table:table-cell>
          <table:table-cell table:style-name="Таблица4.A1" office:value-type="string">
            <text:p text:style-name="P121"><text:span text:style-name="Teletype">x ^ y</text:span> </text:p>
          </table:table-cell>
        </table:table-row>
        <table:table-row>
          <table:covered-table-cell/>
          <table:table-cell table:style-name="Таблица4.A1" office:value-type="string">
            <text:p text:style-name="P121"><text:span text:style-name="Teletype">bit_not</text:span> </text:p>
          </table:table-cell>
          <table:table-cell table:style-name="Таблица4.A1" office:value-type="string">
            <text:p text:style-name="P121">Унарн<text:span text:style-name="T111">и</text:span>й </text:p>
          </table:table-cell>
          <table:table-cell table:style-name="Таблица4.A1" office:value-type="string">
            <text:p text:style-name="P121">T </text:p>
          </table:table-cell>
          <table:table-cell table:style-name="Таблица4.A1" office:value-type="string">
            <text:p text:style-name="P121"><text:span text:style-name="Teletype">~x</text:span> </text:p>
          </table:table-cell>
        </table:table-row>
      </table:table>
      <text:h text:style-name="P99" text:outline-level="3"/>
      <text:p text:style-name="P18"/>
      <text:p text:style-name="P58"><text:span text:style-name="T61">v</text:span><text:span text:style-name="T27">ector&lt;double&gt; v1, v2;</text:span></text:p>
      <text:p text:style-name="P95"><text:span text:style-name="Citation"><text:span text:style-name="T27">// using predicate comparison:</text:span></text:span></text:p>
      <text:p text:style-name="P95"><text:span text:style-name="Citation"><text:span text:style-name="T64">pair&lt;</text:span></text:span><text:span text:style-name="Source_20_Text"><text:span text:style-name="T61">v</text:span></text:span><text:span text:style-name="Source_20_Text"><text:span text:style-name="T64">ector&lt;double&gt;::iterator, </text:span></text:span><text:span text:style-name="Source_20_Text"><text:span text:style-name="T61">v</text:span></text:span><text:span text:style-name="Source_20_Text"><text:span text:style-name="T64">ector&lt;double&gt;::iterator</text:span></text:span><text:span text:style-name="Citation"><text:span text:style-name="T64">&gt; it;</text:span></text:span></text:p>
      <text:p text:style-name="P86"><text:span text:style-name="Source_20_Text"><text:span text:style-name="T27"><text:s/></text:span></text:span><text:span text:style-name="Source_20_Text"><text:span text:style-name="T64">it</text:span></text:span><text:span text:style-name="Source_20_Text"><text:span text:style-name="T27"> = std::mismatch (</text:span></text:span><text:span text:style-name="Source_20_Text"><text:span text:style-name="T64">v1.begin()</text:span></text:span><text:span text:style-name="Source_20_Text"><text:span text:style-name="T27">, </text:span></text:span><text:span text:style-name="Source_20_Text"><text:span text:style-name="T64">v1</text:span></text:span><text:span text:style-name="Source_20_Text"><text:span text:style-name="T27">.end(), </text:span></text:span><text:span text:style-name="Source_20_Text"><text:span text:style-name="T64">v2.begin()</text:span></text:span><text:span text:style-name="Source_20_Text"><text:span text:style-name="T27">, </text:span></text:span><text:span text:style-name="Source_20_Text"><text:span text:style-name="T64">less&lt;double&gt;</text:span></text:span><text:span text:style-name="Source_20_Text"><text:span text:style-name="T27">);</text:span></text:span></text:p>
      <text:p text:style-name="P86"><text:span text:style-name="Source_20_Text"><text:span text:style-name="T27"><text:s text:c="2"/>std::cout &lt;&lt; </text:span></text:span><text:span text:style-name="User_20_Entry"><text:span text:style-name="T27">"Second mismatching elements: "</text:span></text:span><text:span text:style-name="Source_20_Text"><text:span text:style-name="T27"> &lt;&lt; *</text:span></text:span><text:span text:style-name="Source_20_Text"><text:span text:style-name="T64">it</text:span></text:span><text:span text:style-name="Source_20_Text"><text:span text:style-name="T27">.first;</text:span></text:span></text:p>
      <text:p text:style-name="P86"><text:span text:style-name="Source_20_Text"><text:span text:style-name="T27"><text:s text:c="2"/>std::cout &lt;&lt; </text:span></text:span><text:span text:style-name="User_20_Entry"><text:span text:style-name="T27">" and "</text:span></text:span><text:span text:style-name="Source_20_Text"><text:span text:style-name="T27"> &lt;&lt; *</text:span></text:span><text:span text:style-name="Source_20_Text"><text:span text:style-name="T64">it</text:span></text:span><text:span text:style-name="Source_20_Text"><text:span text:style-name="T27">.second &lt;&lt; </text:span></text:span><text:span text:style-name="User_20_Entry"><text:span text:style-name="T27">'\n'</text:span></text:span><text:span text:style-name="Source_20_Text"><text:span text:style-name="T27">;</text:span></text:span></text:p>
      <text:p text:style-name="P67"/>
      <text:p text:style-name="P67"/>
      <text:p text:style-name="P18"/>
      <text:p text:style-name="P53"><text:span text:style-name="T27"><text:s/></text:span><text:span text:style-name="Source_20_Text"><text:span text:style-name="T77"><text:s/>std::partial_sum (val, val+5, result, std::multiplies&lt;</text:span></text:span><text:span text:style-name="Variable"><text:span text:style-name="T27">int</text:span></text:span><text:span text:style-name="Source_20_Text"><text:span text:style-name="T77">&gt;());</text:span></text:span></text:p>
      <text:p text:style-name="P104"><text:span text:style-name="Source_20_Text"><text:s text:c="2"/>std::cout &lt;&lt; </text:span><text:span text:style-name="User_20_Entry">"using functional operation multiplies: "</text:span><text:span text:style-name="Source_20_Text">;</text:span></text:p>
      <text:p text:style-name="P104"><text:span text:style-name="Source_20_Text"><text:s text:c="2"/></text:span><text:span text:style-name="Variable">for</text:span><text:span text:style-name="Source_20_Text"> (</text:span><text:span text:style-name="Variable">int</text:span><text:span text:style-name="Source_20_Text"> i=0; i&lt;5; i++) std::cout &lt;&lt; result[i] &lt;&lt; </text:span><text:span text:style-name="User_20_Entry">' '</text:span><text:span text:style-name="Source_20_Text">;</text:span></text:p>
      <text:p text:style-name="P53"><text:span text:style-name="Source_20_Text"><text:span text:style-name="T77"><text:s text:c="2"/>std::cout &lt;&lt; </text:span></text:span><text:span text:style-name="User_20_Entry"><text:span text:style-name="T77">'\n'</text:span></text:span><text:span text:style-name="Source_20_Text"><text:span text:style-name="T77">;</text:span></text:span></text:p>
      <text:p text:style-name="P53"><text:span text:style-name="Source_20_Text"><text:span text:style-name="T77"/></text:span></text:p>
      <text:p text:style-name="P53"><text:span text:style-name="Source_20_Text"><text:span text:style-name="T77"/></text:span></text:p>
      <text:p text:style-name="P53"><text:span text:style-name="Source_20_Text"><text:span text:style-name="T77"/></text:span></text:p>
      <text:h text:style-name="P118" text:outline-level="2"><text:soft-page-break/>Обёртки ссылок</text:h>
      <text:p text:style-name="P2">В заголовочном файле <text:span text:style-name="Teletype">&lt;functional&gt;</text:span> определен небольшой вспомогательный класс <text:span text:style-name="Teletype">std::reference_wrapper</text:span>, который оборачивает в себе <text:a xlink:type="simple" xlink:href="https://ru.wikipedia.org/wiki/Ссылка_(C%2B%2B)" text:style-name="Internet_20_link" text:visited-style-name="Visited_20_Internet_20_Link">ссылку</text:a> на объект, или ссылку на функцию, переданную ему в шаблоне. Он может быть полезен для передачи ссылок шаблонам функций (к примеру, в <text:a xlink:type="simple" xlink:href="https://ru.wikipedia.org/wiki/Algorithm_(C%2B%2B)" text:style-name="Internet_20_link" text:visited-style-name="Visited_20_Internet_20_Link">алгоритмах</text:a>), которые обычно делают <text:a xlink:type="simple" xlink:href="https://ru.wikipedia.org/wiki/Конструктор_копирования" text:style-name="Internet_20_link" text:visited-style-name="Visited_20_Internet_20_Link">копии объектов</text:a> при передаче по значению. Всё, что делает <text:span text:style-name="Teletype">reference_wrapper</text:span>, это хранение ссылки на переданный в шаблоне тип <text:span text:style-name="Teletype">T</text:span>, и выдачу её при обращении <text:span text:style-name="Teletype">operator T&amp; ()</text:span>. </text:p>
      <text:p text:style-name="P2">Впервые шаблонный класс <text:span text:style-name="Teletype">reference_wrapper</text:span> появился в библиотеке Ref в версии Boost 1.25.0<text:bookmark text:name="cite_ref-BoostLibs_7-3"/><text:a xlink:type="simple" xlink:href="https://ru.wikipedia.org/wiki/Functional_(C%2B%2B)#cite_note-BoostLibs-7" text:style-name="Internet_20_link" text:visited-style-name="Visited_20_Internet_20_Link">[7]</text:a>. С некоторыми доработками он был включен в С++11. </text:p>
      <text:p text:style-name="P2">Для создания объектов <text:span text:style-name="Teletype">reference_wrapper</text:span> предоставлены вспомогательные функции <text:span text:style-name="Teletype">ref</text:span> и <text:span text:style-name="Teletype">cref</text:span>, определённые следующим образом: </text:p>
      <text:p text:style-name="P119">template &lt;class T&gt; reference_wrapper&lt;T&gt; ref(T&amp; t) noexcept;</text:p>
      <text:p text:style-name="P108"><text:span text:style-name="Source_20_Text"><text:span text:style-name="T77">template &lt;class T&gt; reference_wrapper&lt;const T&gt; cref(const T&amp; t) noexcept;</text:span></text:span></text:p>
      <text:p text:style-name="P53"><text:span text:style-name="Source_20_Text"><text:span text:style-name="T77"/></text:span></text:p>
      <text:p text:style-name="P53"><text:span text:style-name="Source_20_Text"><text:span text:style-name="T77"/></text:span></text:p>
      <text:p text:style-name="P54"><text:span text:style-name="Source_20_Text"><text:span text:style-name="T88">Лямбди</text:span></text:span></text:p>
      <text:p text:style-name="P53"><text:span text:style-name="Source_20_Text"><text:span text:style-name="T77"/></text:span></text:p>
      <text:p text:style-name="P54"><text:span text:style-name="Source_20_Text"><text:span text:style-name="T88">В Сі++ 11 додали ще одну можливість створення функціональних обєктів — анонімні функції або лямбди. Це функціональні обєкти, що створюються безпосередньо як аргументи функцій або конструторів STL або інші функцій та не мають власного імені, </text:span></text:span><text:span text:style-name="Source_20_Text"><text:span text:style-name="T89">мають можливість викорстати змінні з поточного блоку коду</text:span></text:span><text:span text:style-name="Source_20_Text"><text:span text:style-name="T88"> та зн</text:span></text:span><text:span text:style-name="Source_20_Text"><text:span text:style-name="T90">и</text:span></text:span><text:span text:style-name="Source_20_Text"><text:span text:style-name="T88">щуються після використання </text:span></text:span><text:span text:style-name="Source_20_Text"><text:span text:style-name="T89">цього блоку коду</text:span></text:span><text:span text:style-name="Source_20_Text"><text:span text:style-name="T88">.</text:span></text:span></text:p>
      <text:p text:style-name="P54"><text:span text:style-name="Source_20_Text"><text:span text:style-name="T88"/></text:span></text:p>
      <text:p text:style-name="P55"><text:span text:style-name="Source_20_Text"><text:span text:style-name="T91">Возможность сделать функцию вложенной является очень важным преимуществом, так как позволяет избегать как захламления пространства имен лишними объектами, так и определить функцию как можно ближе к месту её первого использования.</text:span></text:span></text:p>
      <text:p text:style-name="P55"><text:span text:style-name="Source_20_Text"><text:span text:style-name="T91"/></text:span></text:p>
      <text:p text:style-name="P55"><text:span text:style-name="Source_20_Text"><text:span text:style-name="T91">Лямбда-выражения имеют следующий синтаксис:</text:span></text:span></text:p>
      <text:p text:style-name="P55"><text:span text:style-name="Source_20_Text"><text:span text:style-name="T91"/></text:span></text:p>
      <text:p text:style-name="P55"><text:span text:style-name="Source_20_Text"><text:span text:style-name="T91">1) [ </text:span></text:span><text:span text:style-name="Source_20_Text"><text:span text:style-name="T92">Зовнішні параметри (</text:span></text:span><text:span text:style-name="Source_20_Text"><text:span text:style-name="T91">captures</text:span></text:span><text:span text:style-name="Source_20_Text"><text:span text:style-name="T92">)</text:span></text:span><text:span text:style-name="Source_20_Text"><text:span text:style-name="T91"> ] ( параметри ) </text:span></text:span><text:span text:style-name="Source_20_Text"><text:span text:style-name="T92">спицифікатори</text:span></text:span><text:span text:style-name="Source_20_Text"><text:span text:style-name="T91"> exception </text:span></text:span><text:span text:style-name="Source_20_Text"><text:span text:style-name="T92">атрибути</text:span></text:span><text:span text:style-name="Source_20_Text"><text:span text:style-name="T91"> -&gt; ТипЩоПовертається { тіло лямбди } - </text:span></text:span><text:span text:style-name="Source_20_Text"><text:span text:style-name="T92">повна декларація</text:span></text:span></text:p>
      <text:p text:style-name="P55"><text:soft-page-break/><text:span text:style-name="Source_20_Text"><text:span text:style-name="T91"/></text:span></text:p>
      <text:p text:style-name="P56"><text:span text:style-name="Source_20_Text"><text:span text:style-name="T91">2) [ </text:span></text:span><text:span text:style-name="Source_20_Text"><text:span text:style-name="T92">Зовнішні параметри</text:span></text:span><text:span text:style-name="Source_20_Text"><text:span text:style-name="T91"> ] ( параметри ) -&gt; ТипЩоПовертається { тіло лямбди } - </text:span></text:span><text:span text:style-name="Source_20_Text"><text:span text:style-name="T92">постійна лямбда</text:span></text:span></text:p>
      <text:p text:style-name="P55"><text:span text:style-name="Source_20_Text"><text:span text:style-name="T91"/></text:span></text:p>
      <text:p text:style-name="P56"><text:span text:style-name="Source_20_Text"><text:span text:style-name="T91">3) [ </text:span></text:span><text:span text:style-name="Source_20_Text"><text:span text:style-name="T92">Зовнішні параметри</text:span></text:span><text:span text:style-name="Source_20_Text"><text:span text:style-name="T91"> ] ( параметри ) { тіло лямбди } - <text:s/></text:span></text:span><text:span text:style-name="Source_20_Text"><text:span text:style-name="T92">з автовизначенням типу лямбди</text:span></text:span></text:p>
      <text:p text:style-name="P56"><text:span text:style-name="Source_20_Text"><text:span text:style-name="T91">4) [ </text:span></text:span><text:span text:style-name="Source_20_Text"><text:span text:style-name="T92">Зовнішні параметри</text:span></text:span><text:span text:style-name="Source_20_Text"><text:span text:style-name="T91"> ] { тіло лямбди } <text:tab/> - </text:span></text:span><text:span text:style-name="Source_20_Text"><text:span text:style-name="T92">лямбда без параметрів</text:span></text:span></text:p>
      <text:p text:style-name="P55"><text:span text:style-name="Source_20_Text"><text:span text:style-name="T91"/></text:span></text:p>
      <text:p text:style-name="P55"><text:span text:style-name="Source_20_Text"><text:span text:style-name="T91">Поля </text:span></text:span><text:span text:style-name="Source_20_Text"><text:span text:style-name="T92">зовнішних параметрів</text:span></text:span><text:span text:style-name="Source_20_Text"><text:span text:style-name="T91"> </text:span></text:span><text:span text:style-name="Source_20_Text"><text:span text:style-name="T92">(</text:span></text:span><text:span text:style-name="Source_20_Text"><text:span text:style-name="T91">capture</text:span></text:span><text:span text:style-name="Source_20_Text"><text:span text:style-name="T92">)</text:span></text:span><text:span text:style-name="Source_20_Text"><text:span text:style-name="T91"> </text:span></text:span><text:span text:style-name="Source_20_Text"><text:span text:style-name="T92">і</text:span></text:span><text:span text:style-name="Source_20_Text"><text:span text:style-name="T91"> параметр</text:span></text:span><text:span text:style-name="Source_20_Text"><text:span text:style-name="T92">и</text:span></text:span><text:span text:style-name="Source_20_Text"><text:span text:style-name="T91"> </text:span></text:span><text:span text:style-name="Source_20_Text"><text:span text:style-name="T92">можуть бути пустими, якщо вони не потрібні</text:span></text:span><text:span text:style-name="Source_20_Text"><text:span text:style-name="T91">.</text:span></text:span></text:p>
      <text:p text:style-name="P56"><text:span text:style-name="Source_20_Text"><text:span text:style-name="T91">Поле ТипЩоПовертається </text:span></text:span><text:span text:style-name="Source_20_Text"><text:span text:style-name="T92">є також</text:span></text:span><text:span text:style-name="Source_20_Text"><text:span text:style-name="T91"> опц</text:span></text:span><text:span text:style-name="Source_20_Text"><text:span text:style-name="T92">і</text:span></text:span><text:span text:style-name="Source_20_Text"><text:span text:style-name="T91">ональн</text:span></text:span><text:span text:style-name="Source_20_Text"><text:span text:style-name="T92">и</text:span></text:span><text:span text:style-name="Source_20_Text"><text:span text:style-name="T91">м, </text:span></text:span><text:span text:style-name="Source_20_Text"><text:span text:style-name="T92">якщо його немає то він визначається як визначається тип в</text:span></text:span><text:span text:style-name="Source_20_Text"><text:span text:style-name="T91"> auto.</text:span></text:span></text:p>
      <text:p text:style-name="P56"><text:span text:style-name="Source_20_Text"><text:span text:style-name="T91"/></text:span></text:p>
      <text:p text:style-name="P56"><text:span text:style-name="Source_20_Text"><text:span text:style-name="T91"><text:s/>Хотя мы ранее уже отмечали, что следует избегать использования вывода типа для возвращаемых значений функций, в данном контексте подобное использование допускается (поскольку обычно такие функции являются тривиальными).</text:span></text:span></text:p>
      <text:p text:style-name="P55"><text:span text:style-name="Source_20_Text"><text:span text:style-name="T91"/></text:span></text:p>
      <text:p text:style-name="P55"><text:span text:style-name="Source_20_Text"><text:span text:style-name="T91">Также обратите внимание, что лямбда-выражения не имеют имен, поэтому нам и не нужно будет их предоставлять. Из этого факта следует, что тривиальное определение лямбды может иметь следующий вид:</text:span></text:span></text:p>
      <text:p text:style-name="P55"><text:span text:style-name="Source_20_Text"><text:span text:style-name="T91">#include &lt;iostream&gt;</text:span></text:span></text:p>
      <text:p text:style-name="P55"><text:span text:style-name="Source_20_Text"><text:span text:style-name="T91"><text:s/></text:span></text:span></text:p>
      <text:p text:style-name="P55"><text:span text:style-name="Source_20_Text"><text:span text:style-name="T91">int main()</text:span></text:span></text:p>
      <text:p text:style-name="P55"><text:span text:style-name="Source_20_Text"><text:span text:style-name="T91">{</text:span></text:span></text:p>
      <text:p text:style-name="P55"><text:span text:style-name="Source_20_Text"><text:span text:style-name="T91"><text:s text:c="2"/>[]() {}; // определяем лямбда-выражение без captureClause, параметров и возвращаемого типа</text:span></text:span></text:p>
      <text:p text:style-name="P55"><text:span text:style-name="Source_20_Text"><text:span text:style-name="T91"><text:s/></text:span></text:span></text:p>
      <text:p text:style-name="P55"><text:span text:style-name="Source_20_Text"><text:span text:style-name="T91"><text:s text:c="2"/>return 0;</text:span></text:span></text:p>
      <text:p text:style-name="P55"><text:span text:style-name="Source_20_Text"><text:span text:style-name="T91">}</text:span></text:span></text:p>
      <text:p text:style-name="P55"><text:span text:style-name="Source_20_Text"><text:span text:style-name="T91"/></text:span></text:p>
      <text:p text:style-name="P55"><text:span text:style-name="Source_20_Text"><text:span text:style-name="T91"><text:tab/></text:span></text:span></text:p>
      <text:p text:style-name="P55"><text:span text:style-name="Source_20_Text"><text:span text:style-name="T91">#include &lt;iostream&gt;</text:span></text:span></text:p>
      <text:p text:style-name="P55"><text:span text:style-name="Source_20_Text"><text:span text:style-name="T91"><text:s/></text:span></text:span></text:p>
      <text:p text:style-name="P55"><text:span text:style-name="Source_20_Text"><text:span text:style-name="T91">int main()</text:span></text:span></text:p>
      <text:p text:style-name="P55"><text:soft-page-break/><text:span text:style-name="Source_20_Text"><text:span text:style-name="T91">{</text:span></text:span></text:p>
      <text:p text:style-name="P55"><text:span text:style-name="Source_20_Text"><text:span text:style-name="T91"><text:s text:c="2"/>[]() {}; // определяем лямбда-выражение без captureClause, параметров и возвращаемого типа</text:span></text:span></text:p>
      <text:p text:style-name="P55"><text:span text:style-name="Source_20_Text"><text:span text:style-name="T91"><text:s/></text:span></text:span></text:p>
      <text:p text:style-name="P55"><text:span text:style-name="Source_20_Text"><text:span text:style-name="T91"><text:s text:c="2"/>return 0;</text:span></text:span></text:p>
      <text:p text:style-name="P55"><text:span text:style-name="Source_20_Text"><text:span text:style-name="T91">}</text:span></text:span></text:p>
      <text:p text:style-name="P55"><text:span text:style-name="Source_20_Text"><text:span text:style-name="T91"/></text:span></text:p>
      <text:p text:style-name="P55"><text:span text:style-name="Source_20_Text"><text:span text:style-name="T91">Давайте перепишем предыдущий пример, но уже с использованием лямбда-выражений:</text:span></text:span></text:p>
      <text:p text:style-name="P55"><text:span text:style-name="Source_20_Text"><text:span text:style-name="T91">#include &lt;algorithm&gt;</text:span></text:span></text:p>
      <text:p text:style-name="P55"><text:span text:style-name="Source_20_Text"><text:span text:style-name="T91">#include &lt;array&gt;</text:span></text:span></text:p>
      <text:p text:style-name="P55"><text:span text:style-name="Source_20_Text"><text:span text:style-name="T91">#include &lt;iostream&gt;</text:span></text:span></text:p>
      <text:p text:style-name="P55"><text:span text:style-name="Source_20_Text"><text:span text:style-name="T91">#include &lt;string_view&gt;</text:span></text:span></text:p>
      <text:p text:style-name="P55"><text:span text:style-name="Source_20_Text"><text:span text:style-name="T91"><text:s/></text:span></text:span></text:p>
      <text:p text:style-name="P55"><text:span text:style-name="Source_20_Text"><text:span text:style-name="T91">int main()</text:span></text:span></text:p>
      <text:p text:style-name="P55"><text:span text:style-name="Source_20_Text"><text:span text:style-name="T91">{</text:span></text:span></text:p>
      <text:p text:style-name="P55"><text:span text:style-name="Source_20_Text"><text:span text:style-name="T91"><text:s text:c="2"/>std::array&lt;std::string_view, 4&gt; arr{ "apple", "banana", "walnut", "lemon" };</text:span></text:span></text:p>
      <text:p text:style-name="P55"><text:span text:style-name="Source_20_Text"><text:span text:style-name="T91"><text:s/></text:span></text:span></text:p>
      <text:p text:style-name="P55"><text:span text:style-name="Source_20_Text"><text:span text:style-name="T91"><text:s text:c="2"/>// Определяем функцию непосредственно в том месте, где собираемся её использовать</text:span></text:span></text:p>
      <text:p text:style-name="P55"><text:span text:style-name="Source_20_Text"><text:span text:style-name="T91"><text:s text:c="2"/>auto found{ std::find_if(arr.begin(), arr.end(),</text:span></text:span></text:p>
      <text:p text:style-name="P55"><text:span text:style-name="Source_20_Text"><text:span text:style-name="T91"><text:s text:c="27"/>[](std::string_view str) // вот наша лямбда, без поля captureClause</text:span></text:span></text:p>
      <text:p text:style-name="P55"><text:span text:style-name="Source_20_Text"><text:span text:style-name="T91"><text:s text:c="27"/>{</text:span></text:span></text:p>
      <text:p text:style-name="P55"><text:span text:style-name="Source_20_Text"><text:span text:style-name="T91"><text:s text:c="29"/>return (str.find("nut") != std::string_view::npos);</text:span></text:span></text:p>
      <text:p text:style-name="P55"><text:span text:style-name="Source_20_Text"><text:span text:style-name="T91"><text:s text:c="27"/>}) };</text:span></text:span></text:p>
      <text:p text:style-name="P55"><text:span text:style-name="Source_20_Text"><text:span text:style-name="T91"><text:s/></text:span></text:span></text:p>
      <text:p text:style-name="P55"><text:span text:style-name="Source_20_Text"><text:span text:style-name="T91"><text:s text:c="2"/>if (found == arr.end())</text:span></text:span></text:p>
      <text:p text:style-name="P55"><text:span text:style-name="Source_20_Text"><text:span text:style-name="T91"><text:s text:c="2"/>{</text:span></text:span></text:p>
      <text:p text:style-name="P55"><text:span text:style-name="Source_20_Text"><text:span text:style-name="T91"><text:s text:c="4"/>std::cout &lt;&lt; "No nuts\n";</text:span></text:span></text:p>
      <text:p text:style-name="P55"><text:span text:style-name="Source_20_Text"><text:span text:style-name="T91"><text:s text:c="2"/>}</text:span></text:span></text:p>
      <text:p text:style-name="P55"><text:span text:style-name="Source_20_Text"><text:span text:style-name="T91"><text:s text:c="2"/>else</text:span></text:span></text:p>
      <text:p text:style-name="P55"><text:span text:style-name="Source_20_Text"><text:span text:style-name="T91"><text:s text:c="2"/>{</text:span></text:span></text:p>
      <text:p text:style-name="P55"><text:span text:style-name="Source_20_Text"><text:span text:style-name="T91"><text:s text:c="4"/>std::cout &lt;&lt; "Found " &lt;&lt; *found &lt;&lt; '\n';</text:span></text:span></text:p>
      <text:p text:style-name="P55"><text:span text:style-name="Source_20_Text"><text:span text:style-name="T91"><text:s text:c="2"/>}</text:span></text:span></text:p>
      <text:p text:style-name="P55"><text:span text:style-name="Source_20_Text"><text:span text:style-name="T91"><text:s/></text:span></text:span></text:p>
      <text:p text:style-name="P55"><text:soft-page-break/><text:span text:style-name="Source_20_Text"><text:span text:style-name="T91"><text:s text:c="2"/>return 0;</text:span></text:span></text:p>
      <text:p text:style-name="P55"><text:span text:style-name="Source_20_Text"><text:span text:style-name="T91">}</text:span></text:span></text:p>
      <text:p text:style-name="P54"><text:span text:style-name="Source_20_Text"><text:span text:style-name="T88"><text:s text:c="2"/></text:span></text:span></text:p>
      <text:p text:style-name="P56"><text:span text:style-name="Source_20_Text"><text:span text:style-name="T92"/></text:span></text:p>
      <text:p text:style-name="P56"><text:span text:style-name="Source_20_Text"><text:span text:style-name="T92">При этом всё работает точно так же, как и в случае с указателем на функцию. Результат выполнения программы аналогичен:</text:span></text:span></text:p>
      <text:p text:style-name="P56"><text:span text:style-name="Source_20_Text"><text:span text:style-name="T92"/></text:span></text:p>
      <text:p text:style-name="P56"><text:span text:style-name="Source_20_Text"><text:span text:style-name="T92">Found walnut</text:span></text:span></text:p>
      <text:p text:style-name="P56"><text:span text:style-name="Source_20_Text"><text:span text:style-name="T92"/></text:span></text:p>
      <text:p text:style-name="P56"><text:span text:style-name="Source_20_Text"><text:span text:style-name="T92">Обратите внимание, насколько наша лямбда похожа на функцию containsNut(). Они обе имеют одинаковые параметры и тела функций. Отметим, что у лямбды отсутствует поле captureClause (детально о captureClause мы поговорим на следующем уроке), т.к. оно не нужно. Также для краткости мы пропустили синтаксис типа возвращаемого значения trailing, но из-за того, что operator!= возвращает значение типа bool, наша лямбда также будет возвращать логическое значение.</text:span></text:span></text:p>
      <text:p text:style-name="P56"><text:span text:style-name="Source_20_Text"><text:span text:style-name="T92">Тип лямбда-выражений</text:span></text:span></text:p>
      <text:p text:style-name="P56"><text:span text:style-name="Source_20_Text"><text:span text:style-name="T92"/></text:span></text:p>
      <text:p text:style-name="P56"><text:span text:style-name="Source_20_Text"><text:span text:style-name="T92">В примере, приведенном выше, мы определили лямбду прямо в том месте, где она была нам нужна. Такое использование лямбда-выражения иногда еще называют функциональным литералом.</text:span></text:span></text:p>
      <text:p text:style-name="P56"><text:span text:style-name="Source_20_Text"><text:span text:style-name="T92"/></text:span></text:p>
      <text:p text:style-name="P56"><text:span text:style-name="Source_20_Text"><text:span text:style-name="T92">Однако написание лямбды в той же строке, где она используется, иногда может затруднить чтение кода. Подобно тому, как мы можем инициализировать переменную с помощью литерала (или указателя на функцию) для использования в дальнейшем, так же мы можем инициализировать и лямбда-переменную с помощью лямбда-определения для её дальнейшего использования. Именованная лямбда вместе с удачным именем функции может облегчить чтение кода.</text:span></text:span></text:p>
      <text:p text:style-name="P56"><text:span text:style-name="Source_20_Text"><text:span text:style-name="T92"/></text:span></text:p>
      <text:p text:style-name="P56"><text:soft-page-break/><text:span text:style-name="Source_20_Text"><text:span text:style-name="T92">Например, в следующем фрагменте кода мы используем функцию std::all_of() для того, чтобы проверить, являются ли все элементы массива чётными:</text:span></text:span></text:p>
      <text:p text:style-name="P56"><text:span text:style-name="Source_20_Text"><text:span text:style-name="T92">// Плохо: Мы должны прочитать лямбду, чтобы понять, что происходит</text:span></text:span></text:p>
      <text:p text:style-name="P56"><text:span text:style-name="Source_20_Text"><text:span text:style-name="T92">return std::all_of(array.begin(), array.end(), [](int i){ return ((i % 2) == 0); });</text:span></text:span></text:p>
      <text:p text:style-name="P56"><text:span text:style-name="Source_20_Text"><text:span text:style-name="T92">1</text:span></text:span></text:p>
      <text:p text:style-name="P56"><text:span text:style-name="Source_20_Text"><text:span text:style-name="T92">2</text:span></text:span></text:p>
      <text:p text:style-name="P56"><text:span text:style-name="Source_20_Text"><text:span text:style-name="T92"><text:tab/></text:span></text:span></text:p>
      <text:p text:style-name="P56"><text:span text:style-name="Source_20_Text"><text:span text:style-name="T92">// Плохо: Мы должны прочитать лямбду, чтобы понять, что происходит</text:span></text:span></text:p>
      <text:p text:style-name="P56"><text:span text:style-name="Source_20_Text"><text:span text:style-name="T92">return std::all_of(array.begin(), array.end(), [](int i){ return ((i % 2) == 0); });</text:span></text:span></text:p>
      <text:p text:style-name="P56"><text:span text:style-name="Source_20_Text"><text:span text:style-name="T92"/></text:span></text:p>
      <text:p text:style-name="P56"><text:span text:style-name="Source_20_Text"><text:span text:style-name="T92">Мы можем улучшить читабельность кода следующим образом:</text:span></text:span></text:p>
      <text:p text:style-name="P56"><text:span text:style-name="Source_20_Text"><text:span text:style-name="T92">// Хорошо: Мы можем хранить лямбду в именованной переменной и передавать её в функцию в качестве параметра</text:span></text:span></text:p>
      <text:p text:style-name="P56"><text:span text:style-name="Source_20_Text"><text:span text:style-name="T92">auto isEven{</text:span></text:span></text:p>
      <text:p text:style-name="P56"><text:span text:style-name="Source_20_Text"><text:span text:style-name="T92"><text:s text:c="2"/>[](int i)</text:span></text:span></text:p>
      <text:p text:style-name="P56"><text:span text:style-name="Source_20_Text"><text:span text:style-name="T92"><text:s text:c="2"/>{</text:span></text:span></text:p>
      <text:p text:style-name="P56"><text:span text:style-name="Source_20_Text"><text:span text:style-name="T92"><text:s text:c="4"/>return ((i % 2) == 0);</text:span></text:span></text:p>
      <text:p text:style-name="P56"><text:span text:style-name="Source_20_Text"><text:span text:style-name="T92"><text:s text:c="2"/>}</text:span></text:span></text:p>
      <text:p text:style-name="P56"><text:span text:style-name="Source_20_Text"><text:span text:style-name="T92">};</text:span></text:span></text:p>
      <text:p text:style-name="P56"><text:span text:style-name="Source_20_Text"><text:span text:style-name="T92"><text:s/></text:span></text:span></text:p>
      <text:p text:style-name="P56"><text:span text:style-name="Source_20_Text"><text:span text:style-name="T92">return std::all_of(array.begin(), array.end(), isEven);</text:span></text:span></text:p>
      <text:p text:style-name="P56"><text:span text:style-name="Source_20_Text"><text:span text:style-name="T92"/></text:span></text:p>
      <text:p text:style-name="P56"><text:span text:style-name="Source_20_Text"><text:span text:style-name="T92">Обратите внимание, как просто читается последняя строка кода: «… возвращаем все элементы массива, которые являются чётными …».</text:span></text:span></text:p>
      <text:p text:style-name="P56"><text:span text:style-name="Source_20_Text"><text:span text:style-name="T92"/></text:span></text:p>
      <text:p text:style-name="P56"><text:span text:style-name="Source_20_Text"><text:span text:style-name="T92">Но какого типа является лямбда в isEven?</text:span></text:span></text:p>
      <text:p text:style-name="P56"><text:span text:style-name="Source_20_Text"><text:span text:style-name="T92"/></text:span></text:p>
      <text:p text:style-name="P56"><text:span text:style-name="Source_20_Text"><text:span text:style-name="T92">Оказывается, у лямбд нет типа, который мы могли бы явно использовать. Когда мы пишем лямбду, компилятор генерирует уникальный тип лямбды, который нам не виден.</text:span></text:span></text:p>
      <text:p text:style-name="P56"><text:span text:style-name="Source_20_Text"><text:span text:style-name="T92"/></text:span></text:p>
      <text:p text:style-name="P56"><text:soft-page-break/><text:span text:style-name="Source_20_Text"><text:span text:style-name="T92">Для продвинутых читателей: На самом деле, лямбды не являются функциями (что и помогает им избегать ограничений C++, которые накладываются на использование вложенных функций). Лямбды являются особым типом объектов, который называется функтором. Функторы — это объекты, содержащие перегруженный operator(), который и делает их вызываемыми подобно обычным функциям.</text:span></text:span></text:p>
      <text:p text:style-name="P56"><text:span text:style-name="Source_20_Text"><text:span text:style-name="T92"/></text:span></text:p>
      <text:p text:style-name="P56"><text:span text:style-name="Source_20_Text"><text:span text:style-name="T92">Хотя мы не знаем тип лямбды, есть несколько способов её хранения для использования после определения. Если лямбда ничего не захватывает, то мы можем использовать обычный указатель на функцию. Как только лямбда что-либо захватывает, указатель на функцию больше не будет работать. Однако std::function может использоваться для лямбд, даже если они что-то захватывают:</text:span></text:span></text:p>
      <text:p text:style-name="P56"><text:span text:style-name="Source_20_Text"><text:span text:style-name="T92">#include &lt;functional&gt;</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 Обычный указатель на функцию. Лямбда не может ничего захватить</text:span></text:span></text:p>
      <text:p text:style-name="P56"><text:span text:style-name="Source_20_Text"><text:span text:style-name="T92"><text:s text:c="2"/>double (*addNumbers1)(double, double){</text:span></text:span></text:p>
      <text:p text:style-name="P56"><text:span text:style-name="Source_20_Text"><text:span text:style-name="T92"><text:s text:c="4"/>[](double a, double b) {</text:span></text:span></text:p>
      <text:p text:style-name="P56"><text:span text:style-name="Source_20_Text"><text:span text:style-name="T92"><text:s text:c="6"/>return (a + b);</text:span></text:span></text:p>
      <text:p text:style-name="P56"><text:span text:style-name="Source_20_Text"><text:span text:style-name="T92"><text:s text:c="4"/>}</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addNumbers1(1, 2);</text:span></text:span></text:p>
      <text:p text:style-name="P56"><text:span text:style-name="Source_20_Text"><text:span text:style-name="T92"><text:s/></text:span></text:span></text:p>
      <text:p text:style-name="P56"><text:span text:style-name="Source_20_Text"><text:span text:style-name="T92"><text:s text:c="2"/>// Используем std::function. Лямбда может захватывать переменные.</text:span></text:span></text:p>
      <text:p text:style-name="P56"><text:span text:style-name="Source_20_Text"><text:span text:style-name="T92"><text:s text:c="2"/>std::function addNumbers2{ // примечание: Если у вас не поддерживается C++17 и выше, используйте std::function&lt;double(double, double)&gt; </text:span></text:span></text:p>
      <text:p text:style-name="P56"><text:span text:style-name="Source_20_Text"><text:span text:style-name="T92"><text:s text:c="4"/>[](double a, double b) {</text:span></text:span></text:p>
      <text:p text:style-name="P56"><text:span text:style-name="Source_20_Text"><text:span text:style-name="T92"><text:s text:c="6"/>return (a + b);</text:span></text:span></text:p>
      <text:p text:style-name="P56"><text:span text:style-name="Source_20_Text"><text:span text:style-name="T92"><text:s text:c="4"/>}</text:span></text:span></text:p>
      <text:p text:style-name="P56"><text:span text:style-name="Source_20_Text"><text:span text:style-name="T92"><text:s text:c="2"/>};</text:span></text:span></text:p>
      <text:p text:style-name="P56"><text:soft-page-break/><text:span text:style-name="Source_20_Text"><text:span text:style-name="T92"><text:s/></text:span></text:span></text:p>
      <text:p text:style-name="P56"><text:span text:style-name="Source_20_Text"><text:span text:style-name="T92"><text:s text:c="2"/>addNumbers2(3, 4);</text:span></text:span></text:p>
      <text:p text:style-name="P56"><text:span text:style-name="Source_20_Text"><text:span text:style-name="T92"><text:s/></text:span></text:span></text:p>
      <text:p text:style-name="P56"><text:span text:style-name="Source_20_Text"><text:span text:style-name="T92"><text:s text:c="2"/>// Используем auto. Храним лямбду с её реальным типом</text:span></text:span></text:p>
      <text:p text:style-name="P56"><text:span text:style-name="Source_20_Text"><text:span text:style-name="T92"><text:s text:c="2"/>auto addNumbers3{</text:span></text:span></text:p>
      <text:p text:style-name="P56"><text:span text:style-name="Source_20_Text"><text:span text:style-name="T92"><text:s text:c="4"/>[](double a, double b) {</text:span></text:span></text:p>
      <text:p text:style-name="P56"><text:span text:style-name="Source_20_Text"><text:span text:style-name="T92"><text:s text:c="6"/>return (a + b);</text:span></text:span></text:p>
      <text:p text:style-name="P56"><text:span text:style-name="Source_20_Text"><text:span text:style-name="T92"><text:s text:c="4"/>}</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addNumbers3(5, 6);</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span></text:p>
      <text:p text:style-name="P56"><text:span text:style-name="Source_20_Text"><text:span text:style-name="T92"/></text:span></text:p>
      <text:p text:style-name="P56"><text:span text:style-name="Source_20_Text"><text:span text:style-name="T92">С помощью auto мы можем использовать фактический тип лямбды. При этом мы можем получить преимущество в виде отсутствия накладных расходов в сравнении с использованием std::function.</text:span></text:span></text:p>
      <text:p text:style-name="P56"><text:span text:style-name="Source_20_Text"><text:span text:style-name="T92"/></text:span></text:p>
      <text:p text:style-name="P56"><text:span text:style-name="Source_20_Text"><text:span text:style-name="T92">К сожалению, мы не всегда можем использовать auto. В тех случаях, когда фактический тип лямбды неизвестен (например, из-за того, что мы передаем лямбду в функцию в качестве параметра, и вызывающий объект сам определяет какого типа лямбда будет передана), мы не можем использовать auto. В таких случаях следует использовать std::function:</text:span></text:span></text:p>
      <text:p text:style-name="P56"><text:span text:style-name="Source_20_Text"><text:span text:style-name="T92">#include &lt;functional&gt;</text:span></text:span></text:p>
      <text:p text:style-name="P56"><text:span text:style-name="Source_20_Text"><text:span text:style-name="T92">#include &lt;iostream&gt;</text:span></text:span></text:p>
      <text:p text:style-name="P56"><text:span text:style-name="Source_20_Text"><text:span text:style-name="T92"><text:s/></text:span></text:span></text:p>
      <text:p text:style-name="P56"><text:span text:style-name="Source_20_Text"><text:span text:style-name="T92">// Мы не знаем, чем будет fn. std::function работает с обычными функциями и лямбдами</text:span></text:span></text:p>
      <text:p text:style-name="P56"><text:span text:style-name="Source_20_Text"><text:span text:style-name="T92">void repeat(int repetitions, const std::function&lt;void(int)&gt;&amp; fn)</text:span></text:span></text:p>
      <text:p text:style-name="P56"><text:span text:style-name="Source_20_Text"><text:span text:style-name="T92">{</text:span></text:span></text:p>
      <text:p text:style-name="P56"><text:span text:style-name="Source_20_Text"><text:span text:style-name="T92"><text:s text:c="2"/>for (int i{ 0 }; i &lt; repetitions; ++i)</text:span></text:span></text:p>
      <text:p text:style-name="P56"><text:span text:style-name="Source_20_Text"><text:span text:style-name="T92"><text:s text:c="2"/>{</text:span></text:span></text:p>
      <text:p text:style-name="P56"><text:soft-page-break/><text:span text:style-name="Source_20_Text"><text:span text:style-name="T92"><text:s text:c="4"/>fn(i);</text:span></text:span></text:p>
      <text:p text:style-name="P56"><text:span text:style-name="Source_20_Text"><text:span text:style-name="T92"><text:s text:c="2"/>}</text:span></text:span></text:p>
      <text:p text:style-name="P56"><text:span text:style-name="Source_20_Text"><text:span text:style-name="T92">}</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repeat(3, [](int i) {</text:span></text:span></text:p>
      <text:p text:style-name="P56"><text:span text:style-name="Source_20_Text"><text:span text:style-name="T92"><text:s text:c="4"/>std::cout &lt;&lt; i &lt;&lt; '\n';</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span></text:p>
      <text:p text:style-name="P56"><text:span text:style-name="Source_20_Text"><text:span text:style-name="T92">Результат выполнения программы:</text:span></text:span></text:p>
      <text:p text:style-name="P56"><text:span text:style-name="Source_20_Text"><text:span text:style-name="T92"/></text:span></text:p>
      <text:p text:style-name="P56"><text:span text:style-name="Source_20_Text"><text:span text:style-name="T92">0</text:span></text:span></text:p>
      <text:p text:style-name="P56"><text:span text:style-name="Source_20_Text"><text:span text:style-name="T92">1</text:span></text:span></text:p>
      <text:p text:style-name="P56"><text:span text:style-name="Source_20_Text"><text:span text:style-name="T92">2</text:span></text:span></text:p>
      <text:p text:style-name="P56"><text:span text:style-name="Source_20_Text"><text:span text:style-name="T92"/></text:span></text:p>
      <text:p text:style-name="P56"><text:span text:style-name="Source_20_Text"><text:span text:style-name="T92">Правило: Используйте auto при инициализации переменных с помощью лямбд и std::function, если вы не можете инициализировать переменную с помощью лямбд.</text:span></text:span></text:p>
      <text:p text:style-name="P56"><text:span text:style-name="Source_20_Text"><text:span text:style-name="T92">Общие/Обобщённые лямбды</text:span></text:span></text:p>
      <text:p text:style-name="P56"><text:span text:style-name="Source_20_Text"><text:span text:style-name="T92"/></text:span></text:p>
      <text:p text:style-name="P56"><text:span text:style-name="Source_20_Text"><text:span text:style-name="T92">По большей части лямбда-параметры работают так же, как и обычные параметры функций.</text:span></text:span></text:p>
      <text:p text:style-name="P56"><text:span text:style-name="Source_20_Text"><text:span text:style-name="T92"/></text:span></text:p>
      <text:p text:style-name="P56"><text:span text:style-name="Source_20_Text"><text:span text:style-name="T92">Одним примечательным исключением является то, что, начиная с C++14, нам разрешено использовать auto с параметрами функций.</text:span></text:span></text:p>
      <text:p text:style-name="P56"><text:span text:style-name="Source_20_Text"><text:span text:style-name="T92"/></text:span></text:p>
      <text:p text:style-name="P56"><text:span text:style-name="Source_20_Text"><text:span text:style-name="T92">Примечание: В C++20 обычные функции также могут использовать auto с параметрами.</text:span></text:span></text:p>
      <text:p text:style-name="P56"><text:span text:style-name="Source_20_Text"><text:span text:style-name="T92"/></text:span></text:p>
      <text:p text:style-name="P56"><text:span text:style-name="Source_20_Text"><text:span text:style-name="T92">Если у лямбды есть один или несколько параметров auto, то компилятор определит необходимые типы параметров из вызовов лямбд-выражений.</text:span></text:span></text:p>
      <text:p text:style-name="P56"><text:span text:style-name="Source_20_Text"><text:span text:style-name="T92"/></text:span></text:p>
      <text:p text:style-name="P56"><text:soft-page-break/><text:span text:style-name="Source_20_Text"><text:span text:style-name="T92">Поскольку лямбды с одним или несколькими параметрами типа auto потенциально могут работать с большим количество типов данных, то они называются общими (или «обобщёнными» от англ. «generic lambdas») лямбдами.</text:span></text:span></text:p>
      <text:p text:style-name="P56"><text:span text:style-name="Source_20_Text"><text:span text:style-name="T92"/></text:span></text:p>
      <text:p text:style-name="P56"><text:span text:style-name="Source_20_Text"><text:span text:style-name="T92">Рассмотрим использование общей лямбды на практике:</text:span></text:span></text:p>
      <text:p text:style-name="P56"><text:span text:style-name="Source_20_Text"><text:span text:style-name="T92">#include &lt;algorithm&gt;</text:span></text:span></text:p>
      <text:p text:style-name="P56"><text:span text:style-name="Source_20_Text"><text:span text:style-name="T92">#include &lt;array&gt;</text:span></text:span></text:p>
      <text:p text:style-name="P56"><text:span text:style-name="Source_20_Text"><text:span text:style-name="T92">#include &lt;iostream&gt;</text:span></text:span></text:p>
      <text:p text:style-name="P56"><text:span text:style-name="Source_20_Text"><text:span text:style-name="T92">#include &lt;string_view&gt;</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std::array months{ // если у вас не поддерживается C++17, то используйте std::array&lt;std::string_view, 12&gt;</text:span></text:span></text:p>
      <text:p text:style-name="P56"><text:span text:style-name="Source_20_Text"><text:span text:style-name="T92"><text:s text:c="4"/>"January",</text:span></text:span></text:p>
      <text:p text:style-name="P56"><text:span text:style-name="Source_20_Text"><text:span text:style-name="T92"><text:s text:c="4"/>"February",</text:span></text:span></text:p>
      <text:p text:style-name="P56"><text:span text:style-name="Source_20_Text"><text:span text:style-name="T92"><text:s text:c="4"/>"March",</text:span></text:span></text:p>
      <text:p text:style-name="P56"><text:span text:style-name="Source_20_Text"><text:span text:style-name="T92"><text:s text:c="4"/>"April",</text:span></text:span></text:p>
      <text:p text:style-name="P56"><text:span text:style-name="Source_20_Text"><text:span text:style-name="T92"><text:s text:c="4"/>"May",</text:span></text:span></text:p>
      <text:p text:style-name="P56"><text:span text:style-name="Source_20_Text"><text:span text:style-name="T92"><text:s text:c="4"/>"June",</text:span></text:span></text:p>
      <text:p text:style-name="P56"><text:span text:style-name="Source_20_Text"><text:span text:style-name="T92"><text:s text:c="4"/>"July",</text:span></text:span></text:p>
      <text:p text:style-name="P56"><text:span text:style-name="Source_20_Text"><text:span text:style-name="T92"><text:s text:c="4"/>"August",</text:span></text:span></text:p>
      <text:p text:style-name="P56"><text:span text:style-name="Source_20_Text"><text:span text:style-name="T92"><text:s text:c="4"/>"September",</text:span></text:span></text:p>
      <text:p text:style-name="P56"><text:span text:style-name="Source_20_Text"><text:span text:style-name="T92"><text:s text:c="4"/>"October",</text:span></text:span></text:p>
      <text:p text:style-name="P56"><text:span text:style-name="Source_20_Text"><text:span text:style-name="T92"><text:s text:c="4"/>"November",</text:span></text:span></text:p>
      <text:p text:style-name="P56"><text:span text:style-name="Source_20_Text"><text:span text:style-name="T92"><text:s text:c="4"/>"December"</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 Поиск двух последовательных месяцев, которые начинаются с одинаковой буквы</text:span></text:span></text:p>
      <text:p text:style-name="P56"><text:span text:style-name="Source_20_Text"><text:span text:style-name="T92"><text:s text:c="2"/>auto sameLetter{ std::adjacent_find(months.begin(), months.end(),</text:span></text:span></text:p>
      <text:p text:style-name="P56"><text:span text:style-name="Source_20_Text"><text:span text:style-name="T92"><text:s text:c="38"/>[](const auto&amp; a, const auto&amp; b) {</text:span></text:span></text:p>
      <text:p text:style-name="P56"><text:span text:style-name="Source_20_Text"><text:span text:style-name="T92"><text:s text:c="40"/>return (a[0] == b[0]);</text:span></text:span></text:p>
      <text:p text:style-name="P56"><text:span text:style-name="Source_20_Text"><text:span text:style-name="T92"><text:s text:c="38"/>}) };</text:span></text:span></text:p>
      <text:p text:style-name="P56"><text:soft-page-break/><text:span text:style-name="Source_20_Text"><text:span text:style-name="T92"><text:s/></text:span></text:span></text:p>
      <text:p text:style-name="P56"><text:span text:style-name="Source_20_Text"><text:span text:style-name="T92"><text:s text:c="2"/>// Убеждаемся, что эти два месяца были найдены</text:span></text:span></text:p>
      <text:p text:style-name="P56"><text:span text:style-name="Source_20_Text"><text:span text:style-name="T92"><text:s text:c="2"/>if (sameLetter != months.end())</text:span></text:span></text:p>
      <text:p text:style-name="P56"><text:span text:style-name="Source_20_Text"><text:span text:style-name="T92"><text:s text:c="2"/>{</text:span></text:span></text:p>
      <text:p text:style-name="P56"><text:span text:style-name="Source_20_Text"><text:span text:style-name="T92"><text:s text:c="4"/>std::cout &lt;&lt; *sameLetter &lt;&lt; " and " &lt;&lt; *std::next(sameLetter)</text:span></text:span></text:p>
      <text:p text:style-name="P56"><text:span text:style-name="Source_20_Text"><text:span text:style-name="T92"><text:s text:c="14"/>&lt;&lt; " start with the same letter\n";</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tab/></text:span></text:span></text:p>
      <text:p text:style-name="P56"><text:span text:style-name="Source_20_Text"><text:span text:style-name="T92">#include &lt;algorithm&gt;</text:span></text:span></text:p>
      <text:p text:style-name="P56"><text:span text:style-name="Source_20_Text"><text:span text:style-name="T92">#include &lt;array&gt;</text:span></text:span></text:p>
      <text:p text:style-name="P56"><text:span text:style-name="Source_20_Text"><text:span text:style-name="T92">#include &lt;iostream&gt;</text:span></text:span></text:p>
      <text:p text:style-name="P56"><text:span text:style-name="Source_20_Text"><text:span text:style-name="T92">#include &lt;string_view&gt;</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std::array months{ // если у вас не поддерживается C++17, то используйте std::array&lt;std::string_view, 12&gt;</text:span></text:span></text:p>
      <text:p text:style-name="P56"><text:span text:style-name="Source_20_Text"><text:span text:style-name="T92"><text:s text:c="4"/>"January",</text:span></text:span></text:p>
      <text:p text:style-name="P56"><text:span text:style-name="Source_20_Text"><text:span text:style-name="T92"><text:s text:c="4"/>"February",</text:span></text:span></text:p>
      <text:p text:style-name="P56"><text:span text:style-name="Source_20_Text"><text:span text:style-name="T92"><text:s text:c="4"/>"March",</text:span></text:span></text:p>
      <text:p text:style-name="P56"><text:span text:style-name="Source_20_Text"><text:span text:style-name="T92"><text:s text:c="4"/>"April",</text:span></text:span></text:p>
      <text:p text:style-name="P56"><text:span text:style-name="Source_20_Text"><text:span text:style-name="T92"><text:s text:c="4"/>"May",</text:span></text:span></text:p>
      <text:p text:style-name="P56"><text:span text:style-name="Source_20_Text"><text:span text:style-name="T92"><text:s text:c="4"/>"June",</text:span></text:span></text:p>
      <text:p text:style-name="P56"><text:span text:style-name="Source_20_Text"><text:span text:style-name="T92"><text:s text:c="4"/>"July",</text:span></text:span></text:p>
      <text:p text:style-name="P56"><text:span text:style-name="Source_20_Text"><text:span text:style-name="T92"><text:s text:c="4"/>"August",</text:span></text:span></text:p>
      <text:p text:style-name="P56"><text:span text:style-name="Source_20_Text"><text:span text:style-name="T92"><text:s text:c="4"/>"September",</text:span></text:span></text:p>
      <text:p text:style-name="P56"><text:span text:style-name="Source_20_Text"><text:span text:style-name="T92"><text:s text:c="4"/>"October",</text:span></text:span></text:p>
      <text:p text:style-name="P56"><text:span text:style-name="Source_20_Text"><text:span text:style-name="T92"><text:s text:c="4"/>"November",</text:span></text:span></text:p>
      <text:p text:style-name="P56"><text:span text:style-name="Source_20_Text"><text:span text:style-name="T92"><text:s text:c="4"/>"December"</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 Поиск двух последовательных месяцев, которые начинаются с одинаковой буквы</text:span></text:span></text:p>
      <text:p text:style-name="P56"><text:soft-page-break/><text:span text:style-name="Source_20_Text"><text:span text:style-name="T92"><text:s text:c="2"/>auto sameLetter{ std::adjacent_find(months.begin(), months.end(),</text:span></text:span></text:p>
      <text:p text:style-name="P56"><text:span text:style-name="Source_20_Text"><text:span text:style-name="T92"><text:s text:c="38"/>[](const auto&amp; a, const auto&amp; b) {</text:span></text:span></text:p>
      <text:p text:style-name="P56"><text:span text:style-name="Source_20_Text"><text:span text:style-name="T92"><text:s text:c="40"/>return (a[0] == b[0]);</text:span></text:span></text:p>
      <text:p text:style-name="P56"><text:span text:style-name="Source_20_Text"><text:span text:style-name="T92"><text:s text:c="38"/>}) };</text:span></text:span></text:p>
      <text:p text:style-name="P56"><text:span text:style-name="Source_20_Text"><text:span text:style-name="T92"><text:s/></text:span></text:span></text:p>
      <text:p text:style-name="P56"><text:span text:style-name="Source_20_Text"><text:span text:style-name="T92"><text:s text:c="2"/>// Убеждаемся, что эти два месяца были найдены</text:span></text:span></text:p>
      <text:p text:style-name="P56"><text:span text:style-name="Source_20_Text"><text:span text:style-name="T92"><text:s text:c="2"/>if (sameLetter != months.end())</text:span></text:span></text:p>
      <text:p text:style-name="P56"><text:span text:style-name="Source_20_Text"><text:span text:style-name="T92"><text:s text:c="2"/>{</text:span></text:span></text:p>
      <text:p text:style-name="P56"><text:span text:style-name="Source_20_Text"><text:span text:style-name="T92"><text:s text:c="4"/>std::cout &lt;&lt; *sameLetter &lt;&lt; " and " &lt;&lt; *std::next(sameLetter)</text:span></text:span></text:p>
      <text:p text:style-name="P56"><text:span text:style-name="Source_20_Text"><text:span text:style-name="T92"><text:s text:c="14"/>&lt;&lt; " start with the same letter\n";</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span></text:p>
      <text:p text:style-name="P56"><text:span text:style-name="Source_20_Text"><text:span text:style-name="T92">Результат выполнения программы:</text:span></text:span></text:p>
      <text:p text:style-name="P56"><text:span text:style-name="Source_20_Text"><text:span text:style-name="T92"/></text:span></text:p>
      <text:p text:style-name="P56"><text:span text:style-name="Source_20_Text"><text:span text:style-name="T92">June and July start with the same letter</text:span></text:span></text:p>
      <text:p text:style-name="P56"><text:span text:style-name="Source_20_Text"><text:span text:style-name="T92"/></text:span></text:p>
      <text:p text:style-name="P56"><text:span text:style-name="Source_20_Text"><text:span text:style-name="T92">В примере, приведенном выше, мы использовали auto-параметры для захвата наших строк с использованием константной ссылки. Т.к. все строковые типы предоставляют доступ к своим отдельным символам через оператор [], то нам не нужно волноваться о том, передает ли пользователь в качестве параметра std::string, строку C-style или что-то другое. Это позволяет нам написать лямбду, которая могла бы принять любой из этих объектов, то есть, если позже мы изменим тип months, — нам не придется переписывать лямбду.</text:span></text:span></text:p>
      <text:p text:style-name="P56"><text:span text:style-name="Source_20_Text"><text:span text:style-name="T92"/></text:span></text:p>
      <text:p text:style-name="P56"><text:span text:style-name="Source_20_Text"><text:span text:style-name="T92">Однако auto не всегда является лучшим выбором. Рассмотрим следующую программу:</text:span></text:span></text:p>
      <text:p text:style-name="P56"><text:span text:style-name="Source_20_Text"><text:span text:style-name="T92">#include &lt;algorithm&gt;</text:span></text:span></text:p>
      <text:p text:style-name="P56"><text:span text:style-name="Source_20_Text"><text:span text:style-name="T92">#include &lt;array&gt;</text:span></text:span></text:p>
      <text:p text:style-name="P56"><text:soft-page-break/><text:span text:style-name="Source_20_Text"><text:span text:style-name="T92">#include &lt;iostream&gt;</text:span></text:span></text:p>
      <text:p text:style-name="P56"><text:span text:style-name="Source_20_Text"><text:span text:style-name="T92">#include &lt;string_view&gt;</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std::array months{ // если у вас не поддерживается C++17, то используйте std::array&lt;const char*, 12&gt;</text:span></text:span></text:p>
      <text:p text:style-name="P56"><text:span text:style-name="Source_20_Text"><text:span text:style-name="T92"><text:s text:c="4"/>"January",</text:span></text:span></text:p>
      <text:p text:style-name="P56"><text:span text:style-name="Source_20_Text"><text:span text:style-name="T92"><text:s text:c="4"/>"February",</text:span></text:span></text:p>
      <text:p text:style-name="P56"><text:span text:style-name="Source_20_Text"><text:span text:style-name="T92"><text:s text:c="4"/>"March",</text:span></text:span></text:p>
      <text:p text:style-name="P56"><text:span text:style-name="Source_20_Text"><text:span text:style-name="T92"><text:s text:c="4"/>"April",</text:span></text:span></text:p>
      <text:p text:style-name="P56"><text:span text:style-name="Source_20_Text"><text:span text:style-name="T92"><text:s text:c="4"/>"May",</text:span></text:span></text:p>
      <text:p text:style-name="P56"><text:span text:style-name="Source_20_Text"><text:span text:style-name="T92"><text:s text:c="4"/>"June",</text:span></text:span></text:p>
      <text:p text:style-name="P56"><text:span text:style-name="Source_20_Text"><text:span text:style-name="T92"><text:s text:c="4"/>"July",</text:span></text:span></text:p>
      <text:p text:style-name="P56"><text:span text:style-name="Source_20_Text"><text:span text:style-name="T92"><text:s text:c="4"/>"August",</text:span></text:span></text:p>
      <text:p text:style-name="P56"><text:span text:style-name="Source_20_Text"><text:span text:style-name="T92"><text:s text:c="4"/>"September",</text:span></text:span></text:p>
      <text:p text:style-name="P56"><text:span text:style-name="Source_20_Text"><text:span text:style-name="T92"><text:s text:c="4"/>"October",</text:span></text:span></text:p>
      <text:p text:style-name="P56"><text:span text:style-name="Source_20_Text"><text:span text:style-name="T92"><text:s text:c="4"/>"November",</text:span></text:span></text:p>
      <text:p text:style-name="P56"><text:span text:style-name="Source_20_Text"><text:span text:style-name="T92"><text:s text:c="4"/>"December"</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 Подсчитываем количество месяцев с названиями в 5 букв</text:span></text:span></text:p>
      <text:p text:style-name="P56"><text:span text:style-name="Source_20_Text"><text:span text:style-name="T92"><text:s text:c="2"/>auto fiveLetterMonths{ std::count_if(months.begin(), months.end(),</text:span></text:span></text:p>
      <text:p text:style-name="P56"><text:span text:style-name="Source_20_Text"><text:span text:style-name="T92"><text:s text:c="39"/>[](std::string_view str) {</text:span></text:span></text:p>
      <text:p text:style-name="P56"><text:span text:style-name="Source_20_Text"><text:span text:style-name="T92"><text:s text:c="41"/>return (str.length() == 5);</text:span></text:span></text:p>
      <text:p text:style-name="P56"><text:span text:style-name="Source_20_Text"><text:span text:style-name="T92"><text:s text:c="39"/>}) };</text:span></text:span></text:p>
      <text:p text:style-name="P56"><text:span text:style-name="Source_20_Text"><text:span text:style-name="T92"><text:s/></text:span></text:span></text:p>
      <text:p text:style-name="P56"><text:span text:style-name="Source_20_Text"><text:span text:style-name="T92"><text:s text:c="2"/>std::cout &lt;&lt; "There are " &lt;&lt; fiveLetterMonths &lt;&lt; " months with 5 letters\n";</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tab/></text:span></text:span></text:p>
      <text:p text:style-name="P56"><text:span text:style-name="Source_20_Text"><text:span text:style-name="T92">Результат выполнения программы:</text:span></text:span></text:p>
      <text:p text:style-name="P56"><text:soft-page-break/><text:span text:style-name="Source_20_Text"><text:span text:style-name="T92"/></text:span></text:p>
      <text:p text:style-name="P56"><text:span text:style-name="Source_20_Text"><text:span text:style-name="T92">There are 2 months with 5 letters</text:span></text:span></text:p>
      <text:p text:style-name="P56"><text:span text:style-name="Source_20_Text"><text:span text:style-name="T92"/></text:span></text:p>
      <text:p text:style-name="P56"><text:span text:style-name="Source_20_Text"><text:span text:style-name="T92">В этом примере использование auto выводит тип const char*. Мы знаем, что со строками C-style трудно работать (кроме использования оператора []). Поэтому в данном случае для нас предпочтительнее явно определить тип параметра, как std::string_view, который позволит нам работать с базовыми типами данных намного проще (например, мы можем запросить у представления значение длины строки, даже если пользователь передал в качестве аргумента массив C-style).</text:span></text:span></text:p>
      <text:p text:style-name="P56"><text:span text:style-name="Source_20_Text"><text:span text:style-name="T92">Общие лямбды и статические переменные</text:span></text:span></text:p>
      <text:p text:style-name="P56"><text:span text:style-name="Source_20_Text"><text:span text:style-name="T92"/></text:span></text:p>
      <text:p text:style-name="P56"><text:span text:style-name="Source_20_Text"><text:span text:style-name="T92">Следует иметь в виду, что для каждого отдельного типа, выводимого с помощью auto, будет сгенерирована уникальная лямбда. В следующем примере показано, как общая лямбда разделяется на две отдельные:</text:span></text:span></text:p>
      <text:p text:style-name="P56"><text:span text:style-name="Source_20_Text"><text:span text:style-name="T92">#include &lt;algorithm&gt;</text:span></text:span></text:p>
      <text:p text:style-name="P56"><text:span text:style-name="Source_20_Text"><text:span text:style-name="T92">#include &lt;array&gt;</text:span></text:span></text:p>
      <text:p text:style-name="P56"><text:span text:style-name="Source_20_Text"><text:span text:style-name="T92">#include &lt;iostream&gt;</text:span></text:span></text:p>
      <text:p text:style-name="P56"><text:span text:style-name="Source_20_Text"><text:span text:style-name="T92">#include &lt;string_view&gt;</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 Выводим значение и подсчитываем, сколько раз будет вызван print</text:span></text:span></text:p>
      <text:p text:style-name="P56"><text:span text:style-name="Source_20_Text"><text:span text:style-name="T92"><text:s text:c="2"/>auto print{</text:span></text:span></text:p>
      <text:p text:style-name="P56"><text:span text:style-name="Source_20_Text"><text:span text:style-name="T92"><text:s text:c="4"/>[](auto value) {</text:span></text:span></text:p>
      <text:p text:style-name="P56"><text:span text:style-name="Source_20_Text"><text:span text:style-name="T92"><text:s text:c="6"/>static int callCount{ 0 };</text:span></text:span></text:p>
      <text:p text:style-name="P56"><text:span text:style-name="Source_20_Text"><text:span text:style-name="T92"><text:s text:c="6"/>std::cout &lt;&lt; callCount++ &lt;&lt; ": " &lt;&lt; value &lt;&lt; '\n';</text:span></text:span></text:p>
      <text:p text:style-name="P56"><text:span text:style-name="Source_20_Text"><text:span text:style-name="T92"><text:s text:c="4"/>}</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print("hello"); // 0: hello</text:span></text:span></text:p>
      <text:p text:style-name="P56"><text:span text:style-name="Source_20_Text"><text:span text:style-name="T92"><text:s text:c="2"/>print("world"); // 1: world</text:span></text:span></text:p>
      <text:p text:style-name="P56"><text:span text:style-name="Source_20_Text"><text:span text:style-name="T92"><text:s/></text:span></text:span></text:p>
      <text:p text:style-name="P56"><text:span text:style-name="Source_20_Text"><text:span text:style-name="T92"><text:s text:c="2"/>print(1); // 0: 1</text:span></text:span></text:p>
      <text:p text:style-name="P56"><text:soft-page-break/><text:span text:style-name="Source_20_Text"><text:span text:style-name="T92"><text:s text:c="2"/>print(2); // 1: 2</text:span></text:span></text:p>
      <text:p text:style-name="P56"><text:span text:style-name="Source_20_Text"><text:span text:style-name="T92"><text:s/></text:span></text:span></text:p>
      <text:p text:style-name="P56"><text:span text:style-name="Source_20_Text"><text:span text:style-name="T92"><text:s text:c="2"/>print("ding dong"); // 2: ding dong</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tab/></text:span></text:span></text:p>
      <text:p text:style-name="P56"><text:span text:style-name="Source_20_Text"><text:span text:style-name="T92">Результат выполнения программы:</text:span></text:span></text:p>
      <text:p text:style-name="P56"><text:span text:style-name="Source_20_Text"><text:span text:style-name="T92"/></text:span></text:p>
      <text:p text:style-name="P56"><text:span text:style-name="Source_20_Text"><text:span text:style-name="T92">0: hello</text:span></text:span></text:p>
      <text:p text:style-name="P56"><text:span text:style-name="Source_20_Text"><text:span text:style-name="T92">1: world</text:span></text:span></text:p>
      <text:p text:style-name="P56"><text:span text:style-name="Source_20_Text"><text:span text:style-name="T92">0: 1</text:span></text:span></text:p>
      <text:p text:style-name="P56"><text:span text:style-name="Source_20_Text"><text:span text:style-name="T92">1: 2</text:span></text:span></text:p>
      <text:p text:style-name="P56"><text:span text:style-name="Source_20_Text"><text:span text:style-name="T92">2: ding dong</text:span></text:span></text:p>
      <text:p text:style-name="P56"><text:span text:style-name="Source_20_Text"><text:span text:style-name="T92"/></text:span></text:p>
      <text:p text:style-name="P56"><text:span text:style-name="Source_20_Text"><text:span text:style-name="T92">В примере, приведенном выше, мы определяем лямбду и затем вызываем её с двумя различными параметрами (строковым литералом и целочисленным типом). При этом генерируются две различные версии лямбды (одна с параметром строкового литерала, а другая — с параметром в виде целочисленного типа).</text:span></text:span></text:p>
      <text:p text:style-name="P56"><text:span text:style-name="Source_20_Text"><text:span text:style-name="T92"/></text:span></text:p>
      <text:p text:style-name="P56"><text:span text:style-name="Source_20_Text"><text:span text:style-name="T92">В большинстве случаев это не существенно. Однако, обратите внимание, что если в общей лямбде используются статические переменные, то эти переменные не являются общими для генерируемых лямбд.</text:span></text:span></text:p>
      <text:p text:style-name="P56"><text:span text:style-name="Source_20_Text"><text:span text:style-name="T92"/></text:span></text:p>
      <text:p text:style-name="P56"><text:span text:style-name="Source_20_Text"><text:span text:style-name="T92">Мы можем видеть это в вышеприведенном примере, где каждый тип (строковые литералы и целые числа) имеет свой собственный уникальный счет! Хотя мы написали лямбду один раз, были сгенерированы две лямбды, и у каждой есть своя версия callCount.</text:span></text:span></text:p>
      <text:p text:style-name="P56"><text:span text:style-name="Source_20_Text"><text:span text:style-name="T92"/></text:span></text:p>
      <text:p text:style-name="P56"><text:span text:style-name="Source_20_Text"><text:span text:style-name="T92">Если бы мы хотели, чтобы callCount был общим для лямбд, то нам пришлось бы объявить его вне лямбды и захватить его по ссылке, чтобы он мог быть изменен лямбдой.</text:span></text:span></text:p>
      <text:p text:style-name="P56"><text:span text:style-name="Source_20_Text"><text:span text:style-name="T92">Вывод возвращаемого типа и возвращаемые типы trailing</text:span></text:span></text:p>
      <text:p text:style-name="P56"><text:span text:style-name="Source_20_Text"><text:span text:style-name="T92"/></text:span></text:p>
      <text:p text:style-name="P56"><text:soft-page-break/><text:span text:style-name="Source_20_Text"><text:span text:style-name="T92">Если использовался вывод возвращаемого типа, то возвращаемый тип лямбды выводится из стейтментов return внутри лямбды. Если использовался вывод возвращаемого типа, то все возвращаемые стейтменты внутри лямбды должны возвращать значения одного и того же типа (иначе компилятор не будет знать, какой из них ему следует использовать). Например:</text:span></text:span></text:p>
      <text:p text:style-name="P56"><text:span text:style-name="Source_20_Text"><text:span text:style-name="T92">#include &lt;iostream&gt;</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auto divide{ [](int x, int y, bool bInteger) { // примечание: Не указан тип возвращаемого значения</text:span></text:span></text:p>
      <text:p text:style-name="P56"><text:span text:style-name="Source_20_Text"><text:span text:style-name="T92"><text:s text:c="4"/>if (bInteger)</text:span></text:span></text:p>
      <text:p text:style-name="P56"><text:span text:style-name="Source_20_Text"><text:span text:style-name="T92"><text:s text:c="6"/>return x / y;</text:span></text:span></text:p>
      <text:p text:style-name="P56"><text:span text:style-name="Source_20_Text"><text:span text:style-name="T92"><text:s text:c="4"/>else</text:span></text:span></text:p>
      <text:p text:style-name="P56"><text:span text:style-name="Source_20_Text"><text:span text:style-name="T92"><text:s text:c="6"/>return static_cast&lt;double&gt;(x) / y; // ОШИБКА: Тип возвращаемого значения не совпадает с предыдущим возвращаемым типом</text:span></text:span></text:p>
      <text:p text:style-name="P56"><text:span text:style-name="Source_20_Text"><text:span text:style-name="T92"><text:s text:c="2"/>} };</text:span></text:span></text:p>
      <text:p text:style-name="P56"><text:span text:style-name="Source_20_Text"><text:span text:style-name="T92"><text:s/></text:span></text:span></text:p>
      <text:p text:style-name="P56"><text:span text:style-name="Source_20_Text"><text:span text:style-name="T92"><text:s text:c="2"/>std::cout &lt;&lt; divide(3, 2, true) &lt;&lt; '\n';</text:span></text:span></text:p>
      <text:p text:style-name="P56"><text:span text:style-name="Source_20_Text"><text:span text:style-name="T92"><text:s text:c="2"/>std::cout &lt;&lt; divide(3, 2, false) &lt;&lt; '\n';</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tab/></text:span></text:span></text:p>
      <text:p text:style-name="P56"><text:span text:style-name="Source_20_Text"><text:span text:style-name="T92"/></text:span></text:p>
      <text:p text:style-name="P56"><text:span text:style-name="Source_20_Text"><text:span text:style-name="T92">Это приведет к ошибке компиляции, так как тип возвращаемого значения первого стейтмента return (int) не совпадает с типом возвращаемого значения второго стейтмента return (double).</text:span></text:span></text:p>
      <text:p text:style-name="P56"><text:span text:style-name="Source_20_Text"><text:span text:style-name="T92"/></text:span></text:p>
      <text:p text:style-name="P56"><text:span text:style-name="Source_20_Text"><text:span text:style-name="T92">В случае, когда у нас используются разные возвращаемые типы, у нас есть два варианта:</text:span></text:span></text:p>
      <text:p text:style-name="P56"><text:span text:style-name="Source_20_Text"><text:span text:style-name="T92"/></text:span></text:p>
      <text:p text:style-name="P56"><text:span text:style-name="Source_20_Text"><text:span text:style-name="T92"><text:s text:c="3"/>выполнить явные преобразования в один тип;</text:span></text:span></text:p>
      <text:p text:style-name="P56"><text:span text:style-name="Source_20_Text"><text:span text:style-name="T92"/></text:span></text:p>
      <text:p text:style-name="P56"><text:soft-page-break/><text:span text:style-name="Source_20_Text"><text:span text:style-name="T92"><text:s text:c="3"/>явно указать тип возвращаемого значения для лямбды и позволить компилятору выполнить неявные преобразования.</text:span></text:span></text:p>
      <text:p text:style-name="P56"><text:span text:style-name="Source_20_Text"><text:span text:style-name="T92"/></text:span></text:p>
      <text:p text:style-name="P56"><text:span text:style-name="Source_20_Text"><text:span text:style-name="T92">Второй вариант обычно является более предпочтительным:</text:span></text:span></text:p>
      <text:p text:style-name="P56"><text:span text:style-name="Source_20_Text"><text:span text:style-name="T92">#include &lt;iostream&gt;</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 Примечание: Явно указываем тип double для возвращаемого значения</text:span></text:span></text:p>
      <text:p text:style-name="P56"><text:span text:style-name="Source_20_Text"><text:span text:style-name="T92"><text:s text:c="2"/>auto divide{ [](int x, int y, bool bInteger) -&gt; double {</text:span></text:span></text:p>
      <text:p text:style-name="P56"><text:span text:style-name="Source_20_Text"><text:span text:style-name="T92"><text:s text:c="4"/>if (bInteger)</text:span></text:span></text:p>
      <text:p text:style-name="P56"><text:span text:style-name="Source_20_Text"><text:span text:style-name="T92"><text:s text:c="6"/>return x / y; // выполнится неявное преобразование в тип double</text:span></text:span></text:p>
      <text:p text:style-name="P56"><text:span text:style-name="Source_20_Text"><text:span text:style-name="T92"><text:s text:c="4"/>else</text:span></text:span></text:p>
      <text:p text:style-name="P56"><text:span text:style-name="Source_20_Text"><text:span text:style-name="T92"><text:s text:c="6"/>return static_cast&lt;double&gt;(x) / y;</text:span></text:span></text:p>
      <text:p text:style-name="P56"><text:span text:style-name="Source_20_Text"><text:span text:style-name="T92"><text:s text:c="2"/>} };</text:span></text:span></text:p>
      <text:p text:style-name="P56"><text:span text:style-name="Source_20_Text"><text:span text:style-name="T92"><text:s/></text:span></text:span></text:p>
      <text:p text:style-name="P56"><text:span text:style-name="Source_20_Text"><text:span text:style-name="T92"><text:s text:c="2"/>std::cout &lt;&lt; divide(3, 2, true) &lt;&lt; '\n';</text:span></text:span></text:p>
      <text:p text:style-name="P56"><text:span text:style-name="Source_20_Text"><text:span text:style-name="T92"><text:s text:c="2"/>std::cout &lt;&lt; divide(3, 2, false) &lt;&lt; '\n';</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tab/></text:span></text:span></text:p>
      <text:p text:style-name="P56"><text:span text:style-name="Source_20_Text"><text:span text:style-name="T92"/></text:span></text:p>
      <text:p text:style-name="P56"><text:span text:style-name="Source_20_Text"><text:span text:style-name="T92">Таким образом, если вы когда-либо решите изменить тип возвращаемого значения, вам (как правило) нужно будет изменить только тип возвращаемого значения лямбды и ничего внутри основной части.</text:span></text:span></text:p>
      <text:p text:style-name="P56"><text:span text:style-name="Source_20_Text"><text:span text:style-name="T92">Функциональные объекты Стандартной библиотеки С++</text:span></text:span></text:p>
      <text:p text:style-name="P56"><text:span text:style-name="Source_20_Text"><text:span text:style-name="T92"/></text:span></text:p>
      <text:p text:style-name="P56"><text:span text:style-name="Source_20_Text"><text:span text:style-name="T92">Для основных операций (например, сложения, вычитания или сравнения) вам не нужно писать свои собственные лямбды, потому что Стандартная библиотека С++ поставляется со многими базовыми вызываемыми объектами, которые вы можете использовать. Эти объекты определены в заголовочном файле functional. Например:</text:span></text:span></text:p>
      <text:p text:style-name="P56"><text:soft-page-break/><text:span text:style-name="Source_20_Text"><text:span text:style-name="T92">#include &lt;algorithm&gt;</text:span></text:span></text:p>
      <text:p text:style-name="P56"><text:span text:style-name="Source_20_Text"><text:span text:style-name="T92">#include &lt;array&gt;</text:span></text:span></text:p>
      <text:p text:style-name="P56"><text:span text:style-name="Source_20_Text"><text:span text:style-name="T92">#include &lt;iostream&gt;</text:span></text:span></text:p>
      <text:p text:style-name="P56"><text:span text:style-name="Source_20_Text"><text:span text:style-name="T92"><text:s/></text:span></text:span></text:p>
      <text:p text:style-name="P56"><text:span text:style-name="Source_20_Text"><text:span text:style-name="T92">bool greater(int a, int b)</text:span></text:span></text:p>
      <text:p text:style-name="P56"><text:span text:style-name="Source_20_Text"><text:span text:style-name="T92">{</text:span></text:span></text:p>
      <text:p text:style-name="P56"><text:span text:style-name="Source_20_Text"><text:span text:style-name="T92"><text:s text:c="2"/>// Размещаем a перед b, если a больше b</text:span></text:span></text:p>
      <text:p text:style-name="P56"><text:span text:style-name="Source_20_Text"><text:span text:style-name="T92"><text:s text:c="2"/>return (a &gt; b);</text:span></text:span></text:p>
      <text:p text:style-name="P56"><text:span text:style-name="Source_20_Text"><text:span text:style-name="T92">}</text:span></text:span></text:p>
      <text:p text:style-name="P56"><text:span text:style-name="Source_20_Text"><text:span text:style-name="T92"><text:s/></text:span></text:span></text:p>
      <text:p text:style-name="P56"><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std::array arr{ 13, 90, 99, 5, 40, 80 };</text:span></text:span></text:p>
      <text:p text:style-name="P56"><text:span text:style-name="Source_20_Text"><text:span text:style-name="T92"><text:s/></text:span></text:span></text:p>
      <text:p text:style-name="P56"><text:span text:style-name="Source_20_Text"><text:span text:style-name="T92"><text:s text:c="2"/>// Передаем greater в качестве параметра в std::sort()</text:span></text:span></text:p>
      <text:p text:style-name="P56"><text:span text:style-name="Source_20_Text"><text:span text:style-name="T92"><text:s text:c="2"/>std::sort(arr.begin(), arr.end(), greater);</text:span></text:span></text:p>
      <text:p text:style-name="P56"><text:span text:style-name="Source_20_Text"><text:span text:style-name="T92"><text:s/></text:span></text:span></text:p>
      <text:p text:style-name="P56"><text:span text:style-name="Source_20_Text"><text:span text:style-name="T92"><text:s text:c="2"/>for (int i : arr)</text:span></text:span></text:p>
      <text:p text:style-name="P56"><text:span text:style-name="Source_20_Text"><text:span text:style-name="T92"><text:s text:c="2"/>{</text:span></text:span></text:p>
      <text:p text:style-name="P56"><text:span text:style-name="Source_20_Text"><text:span text:style-name="T92"><text:s text:c="4"/>std::cout &lt;&lt; i &lt;&lt; ' ';</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std::cout &lt;&lt; '\n';</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tab/></text:span></text:span></text:p>
      <text:p text:style-name="P56"><text:span text:style-name="Source_20_Text"><text:span text:style-name="T92">Результат выполнения программы:</text:span></text:span></text:p>
      <text:p text:style-name="P56"><text:span text:style-name="Source_20_Text"><text:span text:style-name="T92"/></text:span></text:p>
      <text:p text:style-name="P56"><text:span text:style-name="Source_20_Text"><text:span text:style-name="T92">99 90 80 40 13 5</text:span></text:span></text:p>
      <text:p text:style-name="P56"><text:span text:style-name="Source_20_Text"><text:span text:style-name="T92"/></text:span></text:p>
      <text:p text:style-name="P56"><text:span text:style-name="Source_20_Text"><text:span text:style-name="T92">Вместо преобразования функции greater() в лямбду, мы можем использовать std::greater:</text:span></text:span></text:p>
      <text:p text:style-name="P56"><text:span text:style-name="Source_20_Text"><text:span text:style-name="T92">#include &lt;algorithm&gt;</text:span></text:span></text:p>
      <text:p text:style-name="P56"><text:span text:style-name="Source_20_Text"><text:span text:style-name="T92">#include &lt;array&gt;</text:span></text:span></text:p>
      <text:p text:style-name="P56"><text:span text:style-name="Source_20_Text"><text:span text:style-name="T92">#include &lt;iostream&gt;</text:span></text:span></text:p>
      <text:p text:style-name="P56"><text:span text:style-name="Source_20_Text"><text:span text:style-name="T92">#include &lt;functional&gt; // для std::greater</text:span></text:span></text:p>
      <text:p text:style-name="P56"><text:span text:style-name="Source_20_Text"><text:span text:style-name="T92"><text:s/></text:span></text:span></text:p>
      <text:p text:style-name="P56"><text:soft-page-break/><text:span text:style-name="Source_20_Text"><text:span text:style-name="T92">int main()</text:span></text:span></text:p>
      <text:p text:style-name="P56"><text:span text:style-name="Source_20_Text"><text:span text:style-name="T92">{</text:span></text:span></text:p>
      <text:p text:style-name="P56"><text:span text:style-name="Source_20_Text"><text:span text:style-name="T92"><text:s text:c="2"/>std::array arr{ 13, 90, 99, 5, 40, 80 };</text:span></text:span></text:p>
      <text:p text:style-name="P56"><text:span text:style-name="Source_20_Text"><text:span text:style-name="T92"><text:s/></text:span></text:span></text:p>
      <text:p text:style-name="P56"><text:span text:style-name="Source_20_Text"><text:span text:style-name="T92"><text:s text:c="2"/>// Передаём std::greater в качестве параметра в std::sort()</text:span></text:span></text:p>
      <text:p text:style-name="P56"><text:span text:style-name="Source_20_Text"><text:span text:style-name="T92"><text:s text:c="2"/>std::sort(arr.begin(), arr.end(), std::greater{}); // примечание: Требуются фигурные скобки для создания объекта</text:span></text:span></text:p>
      <text:p text:style-name="P56"><text:span text:style-name="Source_20_Text"><text:span text:style-name="T92"><text:s/></text:span></text:span></text:p>
      <text:p text:style-name="P56"><text:span text:style-name="Source_20_Text"><text:span text:style-name="T92"><text:s text:c="2"/>for (int i : arr)</text:span></text:span></text:p>
      <text:p text:style-name="P56"><text:span text:style-name="Source_20_Text"><text:span text:style-name="T92"><text:s text:c="2"/>{</text:span></text:span></text:p>
      <text:p text:style-name="P56"><text:span text:style-name="Source_20_Text"><text:span text:style-name="T92"><text:s text:c="4"/>std::cout &lt;&lt; i &lt;&lt; ' ';</text:span></text:span></text:p>
      <text:p text:style-name="P56"><text:span text:style-name="Source_20_Text"><text:span text:style-name="T92"><text:s text:c="2"/>}</text:span></text:span></text:p>
      <text:p text:style-name="P56"><text:span text:style-name="Source_20_Text"><text:span text:style-name="T92"><text:s/></text:span></text:span></text:p>
      <text:p text:style-name="P56"><text:span text:style-name="Source_20_Text"><text:span text:style-name="T92"><text:s text:c="2"/>std::cout &lt;&lt; '\n';</text:span></text:span></text:p>
      <text:p text:style-name="P56"><text:span text:style-name="Source_20_Text"><text:span text:style-name="T92"><text:s/></text:span></text:span></text:p>
      <text:p text:style-name="P56"><text:span text:style-name="Source_20_Text"><text:span text:style-name="T92"><text:s text:c="2"/>return 0;</text:span></text:span></text:p>
      <text:p text:style-name="P56"><text:span text:style-name="Source_20_Text"><text:span text:style-name="T92">}</text:span></text:span></text:p>
      <text:p text:style-name="P56"><text:span text:style-name="Source_20_Text"><text:span text:style-name="T92"><text:tab/></text:span></text:span></text:p>
      <text:p text:style-name="P56"><text:span text:style-name="Source_20_Text"><text:span text:style-name="T92">Результат выполнения программы:</text:span></text:span></text:p>
      <text:p text:style-name="P56"><text:span text:style-name="Source_20_Text"><text:span text:style-name="T92"/></text:span></text:p>
      <text:p text:style-name="P56"><text:span text:style-name="Source_20_Text"><text:span text:style-name="T92">99 90 80 40 13 5</text:span></text:span></text:p>
      <text:p text:style-name="P56"><text:span text:style-name="Source_20_Text"><text:span text:style-name="T92">Заключение</text:span></text:span></text:p>
      <text:p text:style-name="P56"><text:span text:style-name="Source_20_Text"><text:span text:style-name="T92"/></text:span></text:p>
      <text:p text:style-name="P56"><text:span text:style-name="Source_20_Text"><text:span text:style-name="T92">Лямбда-выражения и библиотека алгоритмов могут показаться излишне сложными по сравнению с обычными решениями, использующими циклы. Однако эта комбинация позволяет выполнять некоторые очень мощные операции всего в несколько строчек кода и может быть куда читабельнее, чем ваши «самописные» циклы. Кроме того, библиотека алгоритмов обладает мощным и простым в использовании параллелизмом, который вы не получите при использовании циклов. Обновление исходного кода, использующего библиотечные функции, проще, чем обновление кода, использующего циклы.</text:span></text:span></text:p>
      <text:p text:style-name="P56"><text:span text:style-name="Source_20_Text"><text:span text:style-name="T92"/></text:span></text:p>
      <text:p text:style-name="P56"><text:soft-page-break/><text:span text:style-name="Source_20_Text"><text:span text:style-name="T92">Лямбды великолепны, но они не заменяют обычные функции для всех случаев. Используйте обычные функции для нетривиальных случаев.</text:span></text:span></text:p>
      <text:p text:style-name="P56"><text:span text:style-name="Source_20_Text"><text:span text:style-name="T92"/></text:span></text:p>
      <text:p text:style-name="P13"/>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face style:name="Liberation Mono" svg:font-family="'Liberation Mono', 'Courier New'" style:font-family-generic="modern"/>
    <style:font-face style:name="FreeSans1" svg:font-family="FreeSans" style:font-family-generic="swiss"/>
    <style:font-face style:name="Courier New1" svg:font-family="'Courier New'" style:font-family-generic="modern" style:font-pitch="fixed"/>
    <style:font-face style:name="Liberation Mono1" svg:font-family="'Liberation Mono'" style:font-family-generic="modern" style:font-pitch="fixed"/>
    <style:font-face style:name="Latin Modern Roman" svg:font-family="'Latin Modern Roman'" style:font-pitch="variable"/>
    <style:font-face style:name="Tahoma" svg:font-family="Tahoma"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_28_user_29_" style:display-name="Heading (user)" style:family="paragraph" style:parent-style-name="Standard" style:next-style-name="Text_20_body">
      <style:paragraph-properties fo:margin-top="0.423cm" fo:margin-bottom="0.212cm" loext:contextual-spacing="false" fo:keep-with-next="always"/>
      <style:text-properties style:font-name="Liberation Sans1" fo:font-family="'Liberation Sans', Arial" style:font-family-generic="swiss" style:font-pitch="variable" fo:font-size="14pt" style:font-name-asian="Tahoma" style:font-family-asian="Tahoma"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_20__28_user_29_" style:next-style-name="Text_20_body" style:default-outline-level="1" style:class="text">
      <style:paragraph-properties fo:margin-top="0.423cm" fo:margin-bottom="0.212cm" loext:contextual-spacing="false"/>
      <style:text-properties style:font-name="Liberation Serif1" fo:font-family="'Liberation Serif', 'Times New Roman'" style:font-family-generic="roman" style:font-pitch="variable" fo:font-size="24pt" fo:font-weight="bold" style:font-name-asian="Tahoma" style:font-family-asian="Tahoma" style:font-pitch-asian="variable" style:font-size-asian="24pt" style:font-weight-asian="bold" style:font-name-complex="Tahoma" style:font-family-complex="Tahoma" style:font-pitch-complex="variable" style:font-size-complex="24pt" style:font-weight-complex="bold"/>
    </style:style>
    <style:style style:name="Table_20_Contents_20__28_user_29_" style:display-name="Table Contents (user)" style:family="paragraph" style:parent-style-name="Standard">
      <style:paragraph-properties text:number-lines="false" text:line-number="0"/>
    </style:style>
    <style:style style:name="Preformatted_20_Text_20__28_user_29_" style:display-name="Preformatted Text (user)" style:family="paragraph" style:parent-style-name="Standard">
      <style:paragraph-properties fo:margin-top="0cm" fo:margin-bottom="0cm" loext:contextual-spacing="false"/>
      <style:text-properties style:font-name="Liberation Mono" fo:font-family="'Liberation Mono', 'Courier New'" style:font-family-generic="modern" fo:font-size="10pt" style:font-name-asian="Courier New" style:font-family-asian="'Courier New'" style:font-family-generic-asian="modern" style:font-size-asian="10pt" style:font-name-complex="Liberation Mono" style:font-family-complex="'Liberation Mono', 'Courier New'" style:font-family-generic-complex="modern"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Courier New1" style:font-family-asian="'Courier New'"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_20__28_user_29_" style:display-name="Source Text (user)" style:family="text">
      <style:text-properties style:font-name="Liberation Mono" fo:font-family="'Liberation Mono', 'Courier New'" style:font-family-generic="modern" style:font-name-asian="Courier New" style:font-family-asian="'Courier New'" style:font-family-generic-asian="modern" style:font-name-complex="Liberation Mono" style:font-family-complex="'Liberation Mono', 'Courier New'" style:font-family-generic-complex="modern"/>
    </style:style>
    <style:style style:name="Source_20_Text" style:display-name="Source Text"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Definition" style:family="text"/>
    <style:style style:name="Variable" style:family="text">
      <style:text-properties fo:font-style="italic" style:font-style-asian="italic" style:font-style-complex="italic"/>
    </style:style>
    <style:style style:name="User_20_Entry" style:display-name="User Entry"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Teletype" style:family="text">
      <style:text-properties style:font-name="Liberation Mono1" fo:font-family="'Liberation Mono'" style:font-family-generic="modern" style:font-pitch="fixed" style:font-name-asian="Courier New1" style:font-family-asian="'Courier New'" style:font-family-generic-asian="modern" style:font-pitch-asian="fixed" style:font-name-complex="Liberation Mono1"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6T11:23:16.631455700</meta:creation-date>
    <dc:date>2020-12-24T12:27:02.513919615</dc:date>
    <meta:editing-duration>PT17H34M12S</meta:editing-duration>
    <meta:editing-cycles>84</meta:editing-cycles>
    <meta:generator>LibreOffice/5.1.2.2$Linux_X86_64 LibreOffice_project/10m0$Build-2</meta:generator>
    <meta:document-statistic meta:table-count="1" meta:image-count="0" meta:object-count="0" meta:page-count="61" meta:paragraph-count="1523" meta:word-count="9111" meta:character-count="69859" meta:non-whitespace-character-count="57893"/>
  </office:meta>
</office:document-meta>
</file>